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origines">
        <table:table-row>
          <table:table-cell office:value-type="string">
            <text:p>id</text:p>
          </table:table-cell>
          <table:table-cell office:value-type="string">
            <text:p>alerte_id</text:p>
          </table:table-cell>
          <table:table-cell office:value-type="string">
            <text:p>question</text:p>
          </table:table-cell>
          <table:table-cell office:value-type="string">
            <text:p>reponse</text:p>
          </table:table-cell>
          <table:table-cell office:value-type="string">
            <text:p>categorie_id</text:p>
          </table:table-cell>
          <table:table-cell office:value-type="string">
            <text:p>supprimabl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string">
            <text:p>La ration est-elle bien équilibrée en énergie/azote ?</text:p>
          </table:table-cell>
          <table:table-cell office:value-type="string">
            <text:p>rapport énergie / azote déséquilibr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 office:value-type="string">
            <text:p>La distribution de la ration est-elle bien répartie ?</text:p>
          </table:table-cell>
          <table:table-cell office:value-type="string">
            <text:p>mauvaise répartition de la ration dans la journ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01">
            <text:p>1001</text:p>
          </table:table-cell>
          <table:table-cell office:value-type="string">
            <text:p>Les primipares sont-elles complémentées vis-à-vis des multipares ?</text:p>
          </table:table-cell>
          <table:table-cell office:value-type="string">
            <text:p>pas de complémentation des primipares /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01">
            <text:p>1001</text:p>
          </table:table-cell>
          <table:table-cell office:value-type="string">
            <text:p>Existe-t-il une ration spécifique de début de lactation ?</text:p>
          </table:table-cell>
          <table:table-cell office:value-type="string">
            <text:p>pas de ration spécifique de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01">
            <text:p>1001</text:p>
          </table:table-cell>
          <table:table-cell office:value-type="string">
            <text:p>Les bouses sont-elles hétérogènes</text:p>
          </table:table-cell>
          <table:table-cell office:value-type="string">
            <text:p>bouses hétér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01">
            <text:p>1001</text:p>
          </table:table-cell>
          <table:table-cell office:value-type="string">
            <text:p>Les vêlages sont-ils dispersés ?</text:p>
          </table:table-cell>
          <table:table-cell office:value-type="string">
            <text:p>vêlages dispers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01">
            <text:p>1001</text:p>
          </table:table-cell>
          <table:table-cell office:value-type="string">
            <text:p>L'accès à l'auge est-il compétitif entre les animaux ?</text:p>
          </table:table-cell>
          <table:table-cell office:value-type="string">
            <text:p>accès à l'auge compétiti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01">
            <text:p>1001</text:p>
          </table:table-cell>
          <table:table-cell office:value-type="string">
            <text:p>Le bâtiment est-il équipé de cornadis ?</text:p>
          </table:table-cell>
          <table:table-cell office:value-type="string">
            <text:p>pas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01">
            <text:p>1001</text:p>
          </table:table-cell>
          <table:table-cell office:value-type="string">
            <text:p>Le nombre de cornadis est-il au minimum supérieur au nombre d'animaux présents ?</text:p>
          </table:table-cell>
          <table:table-cell office:value-type="string">
            <text:p>plus d'animaux que de places aux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01">
            <text:p>1001</text:p>
          </table:table-cell>
          <table:table-cell office:value-type="string">
            <text:p>Y-a-t-il un mélange d'animaux sans corne et d'animaux cornus ?</text:p>
          </table:table-cell>
          <table:table-cell office:value-type="string">
            <text:p>mélanges d'animaux cornus et sans cor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01">
            <text:p>1001</text:p>
          </table:table-cell>
          <table:table-cell office:value-type="string">
            <text:p>Y-a-t-il eu des recherches parasitismes récemment ?</text:p>
          </table:table-cell>
          <table:table-cell office:value-type="string">
            <text:p>par de recherche de parasites récen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002">
            <text:p>1002</text:p>
          </table:table-cell>
          <table:table-cell office:value-type="string">
            <text:p>Le bâtiment est-il trop chargé ?</text:p>
          </table:table-cell>
          <table:table-cell office:value-type="string">
            <text:p>bâtiment trop charg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002">
            <text:p>1002</text:p>
          </table:table-cell>
          <table:table-cell office:value-type="string">
            <text:p>La quantité de paille est-elle suffisante ?</text:p>
          </table:table-cell>
          <table:table-cell office:value-type="string">
            <text:p>paillage insuffisant en quant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002">
            <text:p>1002</text:p>
          </table:table-cell>
          <table:table-cell office:value-type="string">
            <text:p>La fréquence de curage est-elle suffisante ?</text:p>
          </table:table-cell>
          <table:table-cell office:value-type="string">
            <text:p>curag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002">
            <text:p>1002</text:p>
          </table:table-cell>
          <table:table-cell office:value-type="string">
            <text:p>Le bâtiment montre-t-il des signes d'une mauvaise ventilation ?</text:p>
          </table:table-cell>
          <table:table-cell office:value-type="string">
            <text:p>signes de 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02">
            <text:p>1002</text:p>
          </table:table-cell>
          <table:table-cell office:value-type="string">
            <text:p>Le bâtiment présente-t-il des excès d'humidité importants (sol non stabilisé et non drainé)</text:p>
          </table:table-cell>
          <table:table-cell office:value-type="string">
            <text:p>excès d'humidité important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002">
            <text:p>1002</text:p>
          </table:table-cell>
          <table:table-cell office:value-type="string">
            <text:p>L'orientation du bâtiment est-elle correcte ?</text:p>
          </table:table-cell>
          <table:table-cell office:value-type="string">
            <text:p>mauvaise orient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002">
            <text:p>1002</text:p>
          </table:table-cell>
          <table:table-cell office:value-type="string">
            <text:p>Le bardage du bâtiment est-il suffisant ?</text:p>
          </table:table-cell>
          <table:table-cell office:value-type="string">
            <text:p>bard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002">
            <text:p>1002</text:p>
          </table:table-cell>
          <table:table-cell office:value-type="string">
            <text:p>La ration est-elle trop riche en amidon (acidose) ?</text:p>
          </table:table-cell>
          <table:table-cell office:value-type="string">
            <text:p>ration trop riche en amid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002">
            <text:p>1002</text:p>
          </table:table-cell>
          <table:table-cell office:value-type="string">
            <text:p>La ration trop riche en azote soluble (ex : fourrages verts)?</text:p>
          </table:table-cell>
          <table:table-cell office:value-type="string">
            <text:p>ration trop riche en azote solu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002">
            <text:p>1002</text:p>
          </table:table-cell>
          <table:table-cell office:value-type="string">
            <text:p>Les animaux présentent-ils les symptômes de diarrhées? </text:p>
          </table:table-cell>
          <table:table-cell office:value-type="string">
            <text:p>présence de diarrh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002">
            <text:p>1002</text:p>
          </table:table-cell>
          <table:table-cell office:value-type="string">
            <text:p>Les animaux sont-ils susceptibles d'être parasités (période de pâturage) ? (voir onglet parasitisme)</text:p>
          </table:table-cell>
          <table:table-cell office:value-type="string">
            <text:p>animaux peut-être parasit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003">
            <text:p>1003</text:p>
          </table:table-cell>
          <table:table-cell office:value-type="string">
            <text:p>Est-ce que la nourriture est accessible à tous les animaux en même temps de manière équitable ?</text:p>
          </table:table-cell>
          <table:table-cell office:value-type="string">
            <text:p>nourriture par forcément accessible à tous les animaux de manière équi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003">
            <text:p>1003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004">
            <text:p>1004</text:p>
          </table:table-cell>
          <table:table-cell office:value-type="string">
            <text:p>L'absence de cornadis entre-rail des conflits à l'auge ?</text:p>
          </table:table-cell>
          <table:table-cell office:value-type="string">
            <text:p>conflits à l'auge par absence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004">
            <text:p>1004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004">
            <text:p>1004</text:p>
          </table:table-cell>
          <table:table-cell office:value-type="string">
            <text:p>Le bâtiment est-il protégé des perturbations électromagnétiques ?</text:p>
          </table:table-cell>
          <table:table-cell office:value-type="string">
            <text:p>perturbations électromagnétiques possib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004">
            <text:p>1004</text:p>
          </table:table-cell>
          <table:table-cell office:value-type="string">
            <text:p>Le lieu de vie des animaux présente-t-il des objets coupants</text:p>
          </table:table-cell>
          <table:table-cell office:value-type="string">
            <text:p>présence d'objets coupants dans les lieux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004">
            <text:p>1004</text:p>
          </table:table-cell>
          <table:table-cell office:value-type="string">
            <text:p>La ration est-elle équilibrée ou présente-t-elle un excès d'énergie ?</text:p>
          </table:table-cell>
          <table:table-cell office:value-type="string">
            <text:p>excès d'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004">
            <text:p>1004</text:p>
          </table:table-cell>
          <table:table-cell office:value-type="string">
            <text:p>Certains animaux du troupeau sont-ils de souche d'animaux nerveux</text:p>
          </table:table-cell>
          <table:table-cell office:value-type="string">
            <text:p>"quelques animaux issus de souches ""animaux nerveux"""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004">
            <text:p>1004</text:p>
          </table:table-cell>
          <table:table-cell office:value-type="string">
            <text:p>Les techniques d'élevage permettent-elles la mise en place d'une bonne relation homme/animal ?</text:p>
          </table:table-cell>
          <table:table-cell office:value-type="string">
            <text:p>relation homme / animal perturb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004">
            <text:p>1004</text:p>
          </table:table-cell>
          <table:table-cell office:value-type="string">
            <text:p>Les animaux sont-ils confrontés à des éléments perturbateurs : chiens, tiers,</text:p>
          </table:table-cell>
          <table:table-cell office:value-type="string">
            <text:p>présence d'éléments perturbateurs (chiens, 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005">
            <text:p>1005</text:p>
          </table:table-cell>
          <table:table-cell office:value-type="string">
            <text:p>La topographie du terrain est-elle accidentée ?</text:p>
          </table:table-cell>
          <table:table-cell office:value-type="string">
            <text:p>terrain accidenté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005">
            <text:p>1005</text:p>
          </table:table-cell>
          <table:table-cell office:value-type="string">
            <text:p>Le lieu de vie des animaux présente-t-il des objets coupants</text:p>
          </table:table-cell>
          <table:table-cell office:value-type="string">
            <text:p>présence d'objets coupants dans les lieux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005">
            <text:p>1005</text:p>
          </table:table-cell>
          <table:table-cell office:value-type="string">
            <text:p>Les animaux sont-ils préparés à la mise à l'herbe ?</text:p>
          </table:table-cell>
          <table:table-cell office:value-type="string">
            <text:p>pas de préparation à la mise à l'her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005">
            <text:p>1005</text:p>
          </table:table-cell>
          <table:table-cell office:value-type="string">
            <text:p>Y-a-t-il un mélange d'animaux de différents lots à la mise en pâtures provoquant des bagarres ?</text:p>
          </table:table-cell>
          <table:table-cell office:value-type="string">
            <text:p>bagarres à la mise à l'her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005">
            <text:p>1005</text:p>
          </table:table-cell>
          <table:table-cell office:value-type="string">
            <text:p>Le nombre et les accès aux points d'eau sont-ils adaptés ?</text:p>
          </table:table-cell>
          <table:table-cell office:value-type="string">
            <text:p>nombre de points d'eau insuffisant, accès problémat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005">
            <text:p>1005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005">
            <text:p>1005</text:p>
          </table:table-cell>
          <table:table-cell office:value-type="string">
            <text:p>Y-a-t-il des vaches vides et/ou un taureau dans les lots d'animaux ?</text:p>
          </table:table-cell>
          <table:table-cell office:value-type="string">
            <text:p>vaches vides avec taureau dans le lo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005">
            <text:p>1005</text:p>
          </table:table-cell>
          <table:table-cell office:value-type="string">
            <text:p>Les animaux sont-ils confrontés à des éléments perturbateurs : chiens, tiers,</text:p>
          </table:table-cell>
          <table:table-cell office:value-type="string">
            <text:p>présence d'éléments perturbateurs (chiens, 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string">
            <text:p>La race du troupeau est-elle adaptée aux déplacements et au territoire ?</text:p>
          </table:table-cell>
          <table:table-cell office:value-type="string">
            <text:p>race des animaux inadaptée par rapport aux déplac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006">
            <text:p>1006</text:p>
          </table:table-cell>
          <table:table-cell office:value-type="string">
            <text:p>Est-ce que la nourriture est accessible à tous les animaux en même temps de manière équitable ?</text:p>
          </table:table-cell>
          <table:table-cell office:value-type="string">
            <text:p>nourriture par forcément accessible à tous les animaux de manière équi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006">
            <text:p>1006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006">
            <text:p>1006</text:p>
          </table:table-cell>
          <table:table-cell office:value-type="string">
            <text:p>L'absence de cornadis entre-rail des conflits à l'auge ?</text:p>
          </table:table-cell>
          <table:table-cell office:value-type="string">
            <text:p>conflits à l'auge par absence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006">
            <text:p>1006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006">
            <text:p>1006</text:p>
          </table:table-cell>
          <table:table-cell office:value-type="string">
            <text:p>Le bâtiment est-il protégé des perturbations électromagnétiques ?</text:p>
          </table:table-cell>
          <table:table-cell office:value-type="string">
            <text:p>perturbations électromagnétiques possib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1006">
            <text:p>1006</text:p>
          </table:table-cell>
          <table:table-cell office:value-type="string">
            <text:p>Les veaux ont-ils accès à une zone spécifique</text:p>
          </table:table-cell>
          <table:table-cell office:value-type="string">
            <text:p>pas de zone spécifique pour les v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006">
            <text:p>1006</text:p>
          </table:table-cell>
          <table:table-cell office:value-type="string">
            <text:p>Le lieu de vie des animaux présente-t-il des objets coupants</text:p>
          </table:table-cell>
          <table:table-cell office:value-type="string">
            <text:p>présence d'objets coupants dans les lieux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006">
            <text:p>1006</text:p>
          </table:table-cell>
          <table:table-cell office:value-type="string">
            <text:p>Les sols bétonnés sont-ils glissants ?</text:p>
          </table:table-cell>
          <table:table-cell office:value-type="string">
            <text:p>sols bétonnés glissa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006">
            <text:p>1006</text:p>
          </table:table-cell>
          <table:table-cell office:value-type="string">
            <text:p>Y-a-t-il un mélange d'animaux de différents lots à la mise en stabulation provoquant des bagarres ?</text:p>
          </table:table-cell>
          <table:table-cell office:value-type="string">
            <text:p>bagarres en période de stabul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007">
            <text:p>1007</text:p>
          </table:table-cell>
          <table:table-cell office:value-type="string">
            <text:p>La ration est-elle équilibrée et saine ?</text:p>
          </table:table-cell>
          <table:table-cell office:value-type="string">
            <text:p>ration déséquilibrée ou mal conservée (moisie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007">
            <text:p>1007</text:p>
          </table:table-cell>
          <table:table-cell office:value-type="string">
            <text:p>La ration contient-elle des plantes toxiques dans les fourrages récoltés ou pâturés ? (ex : Datura)</text:p>
          </table:table-cell>
          <table:table-cell office:value-type="string">
            <text:p>plantes toxiques dans les fourrages récolt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007">
            <text:p>1007</text:p>
          </table:table-cell>
          <table:table-cell office:value-type="string">
            <text:p>L'abreuvement est-il suffisant et accessible à tous les animaux ?</text:p>
          </table:table-cell>
          <table:table-cell office:value-type="string">
            <text:p>abreuvement non accessible à tous les anim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007">
            <text:p>1007</text:p>
          </table:table-cell>
          <table:table-cell office:value-type="string">
            <text:p>Les circuits électriques sont-ils en bon état ou source d'électrocution ?</text:p>
          </table:table-cell>
          <table:table-cell office:value-type="string">
            <text:p>circuits électriques en mauvais éta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007">
            <text:p>1007</text:p>
          </table:table-cell>
          <table:table-cell office:value-type="string">
            <text:p>Le bâtiment est-il doté d'un parafoudre et d'une prise de terre électrique performante ?</text:p>
          </table:table-cell>
          <table:table-cell office:value-type="string">
            <text:p>prise de terre non performante et absence de parafoud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007">
            <text:p>1007</text:p>
          </table:table-cell>
          <table:table-cell office:value-type="string">
            <text:p>Le bâtiment présente-t-il des courants d'air excessifs</text:p>
          </table:table-cell>
          <table:table-cell office:value-type="string">
            <text:p>présence de courants d'air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007">
            <text:p>1007</text:p>
          </table:table-cell>
          <table:table-cell office:value-type="string">
            <text:p>Les animaux présentent-ils les symptômes de la grippe (diarrhée, toux, fièvre, etc.) ?</text:p>
          </table:table-cell>
          <table:table-cell office:value-type="string">
            <text:p>symptômes de gripp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007">
            <text:p>1007</text:p>
          </table:table-cell>
          <table:table-cell office:value-type="string">
            <text:p>Le troupeau est-il touché par le vol par de la boucherie sauvage en pâture ?</text:p>
          </table:table-cell>
          <table:table-cell office:value-type="string">
            <text:p>vol d'anim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008">
            <text:p>1008</text:p>
          </table:table-cell>
          <table:table-cell office:value-type="string">
            <text:p>La ration présente-t-elle suffisamment de fibres ?</text:p>
          </table:table-cell>
          <table:table-cell office:value-type="string">
            <text:p>insuffisanc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008">
            <text:p>1008</text:p>
          </table:table-cell>
          <table:table-cell office:value-type="string">
            <text:p>Y-a-t-il un risque d'entérotoxémie sur le lot avec des rations trop riches - La vaccination est-elle pratiquée ?</text:p>
          </table:table-cell>
          <table:table-cell office:value-type="string">
            <text:p>risques d'entérotoxémie (et pas de vaccination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1008">
            <text:p>1008</text:p>
          </table:table-cell>
          <table:table-cell office:value-type="string">
            <text:p>La mortalité fait-elle suite à une grippe non détectée ou mal soignée ?</text:p>
          </table:table-cell>
          <table:table-cell office:value-type="string">
            <text:p>grippe non détecté ou mal soignée avec mortalité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009">
            <text:p>1009</text:p>
          </table:table-cell>
          <table:table-cell office:value-type="string">
            <text:p>Le renouvellement du troupeau est-il suffisant pour réformer les animaux à risque ?</text:p>
          </table:table-cell>
          <table:table-cell office:value-type="string">
            <text:p>réforme des animaux à risqu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010">
            <text:p>1010</text:p>
          </table:table-cell>
          <table:table-cell office:value-type="string">
            <text:p>Le produits achetés sont-ils majoritairement à but curatif</text:p>
          </table:table-cell>
          <table:table-cell office:value-type="string">
            <text:p>forte consommation de médicaments curatif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1011">
            <text:p>1011</text:p>
          </table:table-cell>
          <table:table-cell office:value-type="string">
            <text:p>Les apports sont-ils suffisants par rapport aux objectifs de croissance ?</text:p>
          </table:table-cell>
          <table:table-cell office:value-type="string">
            <text:p>apports insuffisants par rapport aux objectifs de croissanc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011">
            <text:p>1011</text:p>
          </table:table-cell>
          <table:table-cell office:value-type="string">
            <text:p>Le parasitisme est-il maîtrisé ?</text:p>
          </table:table-cell>
          <table:table-cell office:value-type="string">
            <text:p>parasitisme mal maîtris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1011">
            <text:p>1011</text:p>
          </table:table-cell>
          <table:table-cell office:value-type="string">
            <text:p>Les génisses sont-elles touchées par des pathologies du jeune âge ? (respiratoires</text:p>
          </table:table-cell>
          <table:table-cell office:value-type="string">
            <text:p>pathologie du jeune âge chez les génis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1012">
            <text:p>1012</text:p>
          </table:table-cell>
          <table:table-cell office:value-type="string">
            <text:p>Les apports alimentaires sont-ils suffisants durant le premier mois de lactation ? Et pour les primipares ?</text:p>
          </table:table-cell>
          <table:table-cell office:value-type="string">
            <text:p>apports alimentaires insuffisants durant les 1er mois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012">
            <text:p>1012</text:p>
          </table:table-cell>
          <table:table-cell office:value-type="string">
            <text:p>Les animaux ne sont-ils pas trop gras au vêlage ?</text:p>
          </table:table-cell>
          <table:table-cell office:value-type="string">
            <text:p>vaches trop grasses au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012">
            <text:p>1012</text:p>
          </table:table-cell>
          <table:table-cell office:value-type="string">
            <text:p>Le parasitisme est-il maîtrisé ?</text:p>
          </table:table-cell>
          <table:table-cell office:value-type="string">
            <text:p>parasitisme mal maîtris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1013">
            <text:p>1013</text:p>
          </table:table-cell>
          <table:table-cell office:value-type="string">
            <text:p>Les maladies en lien avec la reproduction (BVD, chlamydioses,) sont-elles maîtrisées ?</text:p>
          </table:table-cell>
          <table:table-cell office:value-type="string">
            <text:p>présence de maladies touchant la reproduc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1013">
            <text:p>1013</text:p>
          </table:table-cell>
          <table:table-cell office:value-type="string">
            <text:p>Les vêlages précédents ont-ils été difficiles ?</text:p>
          </table:table-cell>
          <table:table-cell office:value-type="string">
            <text:p>vêlages précédents diffici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1013">
            <text:p>1013</text:p>
          </table:table-cell>
          <table:table-cell office:value-type="string">
            <text:p>La fertilité du taureau est-elle surveillée ?</text:p>
          </table:table-cell>
          <table:table-cell office:value-type="string">
            <text:p>pas de surveillance de la fertilité du taur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1013">
            <text:p>1013</text:p>
          </table:table-cell>
          <table:table-cell office:value-type="string">
            <text:p>La présence du taureau est-elle trop courte ?</text:p>
          </table:table-cell>
          <table:table-cell office:value-type="string">
            <text:p>présence du taureau trop cou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1013">
            <text:p>1013</text:p>
          </table:table-cell>
          <table:table-cell office:value-type="string">
            <text:p>La ration est-elle équilibrée et notamment en apports minéraux ?</text:p>
          </table:table-cell>
          <table:table-cell office:value-type="string">
            <text:p>ration déséquilibrée, notamment en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014">
            <text:p>1014</text:p>
          </table:table-cell>
          <table:table-cell office:value-type="string">
            <text:p>Les animaux sont-ils confrontés à des éléments perturbateurs : chiens</text:p>
          </table:table-cell>
          <table:table-cell office:value-type="string">
            <text:p>présence d'éléments perturbateurs (chiens,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1014">
            <text:p>1014</text:p>
          </table:table-cell>
          <table:table-cell office:value-type="string">
            <text:p>Les maladies abortives (BVD, Fièvre Q, FCO) sont-elles maîtrisées ?</text:p>
          </table:table-cell>
          <table:table-cell office:value-type="string">
            <text:p>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1014">
            <text:p>1014</text:p>
          </table:table-cell>
          <table:table-cell office:value-type="string">
            <text:p>les gestantes sont-elles touchées par des infections diverses avec fièvre ?</text:p>
          </table:table-cell>
          <table:table-cell office:value-type="string">
            <text:p>infections diverses sur les gestan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1014">
            <text:p>1014</text:p>
          </table:table-cell>
          <table:table-cell office:value-type="string">
            <text:p>Des traitements corticoïdes ont-ils été administrés</text:p>
          </table:table-cell>
          <table:table-cell office:value-type="string">
            <text:p>traitements corticoïd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1015">
            <text:p>1015</text:p>
          </table:table-cell>
          <table:table-cell office:value-type="string">
            <text:p>Les vaches ont-elles présenté un anoestrus d'hiver ?</text:p>
          </table:table-cell>
          <table:table-cell office:value-type="string">
            <text:p>anoestrus d'hiv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1015">
            <text:p>1015</text:p>
          </table:table-cell>
          <table:table-cell office:value-type="string">
            <text:p>Les vaches ont-elles présenté un anoestrus d'allaitement ?</text:p>
          </table:table-cell>
          <table:table-cell office:value-type="string">
            <text:p>anoestrus d'allaitement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1015">
            <text:p>1015</text:p>
          </table:table-cell>
          <table:table-cell office:value-type="string">
            <text:p>Les apports alimentaires sont-ils suffisants pour éviter les pertes d'état ?</text:p>
          </table:table-cell>
          <table:table-cell office:value-type="string">
            <text:p>perte d'état par apports alimentaire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1015">
            <text:p>1015</text:p>
          </table:table-cell>
          <table:table-cell office:value-type="string">
            <text:p>Les apports en vitamines, minéraux et oligo-éléments sont-ils suffisants</text:p>
          </table:table-cell>
          <table:table-cell office:value-type="string">
            <text:p>apports en vitamines, minéraux et oligo-élément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1015">
            <text:p>1015</text:p>
          </table:table-cell>
          <table:table-cell office:value-type="string">
            <text:p>Les vaches ont-elles subies des métrites ou non-délivrances mal gérées ?</text:p>
          </table:table-cell>
          <table:table-cell office:value-type="string">
            <text:p>non-délivrances mal gérées et métri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1015">
            <text:p>1015</text:p>
          </table:table-cell>
          <table:table-cell office:value-type="string">
            <text:p>Les vêlages précédents ont-ils été difficiles ?</text:p>
          </table:table-cell>
          <table:table-cell office:value-type="string">
            <text:p>vêlages précédents diffici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1015">
            <text:p>1015</text:p>
          </table:table-cell>
          <table:table-cell office:value-type="string">
            <text:p>Les vaches sont-elles de souches faiblement indexées en fertilité ?</text:p>
          </table:table-cell>
          <table:table-cell office:value-type="string">
            <text:p>souches avec faible fertilité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1015">
            <text:p>1015</text:p>
          </table:table-cell>
          <table:table-cell office:value-type="string">
            <text:p>Le nombre de vaches par taureaux est-il cohérent ?</text:p>
          </table:table-cell>
          <table:table-cell office:value-type="string">
            <text:p>nombre de vache par taureaux incohér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1015">
            <text:p>1015</text:p>
          </table:table-cell>
          <table:table-cell office:value-type="string">
            <text:p>L'alimentation des taureaux est-elle suffisante ?</text:p>
          </table:table-cell>
          <table:table-cell office:value-type="string">
            <text:p>alimentation du taurea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1015">
            <text:p>1015</text:p>
          </table:table-cell>
          <table:table-cell office:value-type="string">
            <text:p>La fertilité du taureau est-elle surveillée ?</text:p>
          </table:table-cell>
          <table:table-cell office:value-type="string">
            <text:p>pas de surveillance de la fertilité du taur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1016">
            <text:p>1016</text:p>
          </table:table-cell>
          <table:table-cell office:value-type="string">
            <text:p>Le type génétique du taureau est-il adapté à la morphologie des vaches et des génisses ?</text:p>
          </table:table-cell>
          <table:table-cell office:value-type="string">
            <text:p>type génétique du taureau inadapté à la morphologie des femel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016">
            <text:p>1016</text:p>
          </table:table-cell>
          <table:table-cell office:value-type="string">
            <text:p>La ration fin de gestation n'est-elle pas trop riche ?</text:p>
          </table:table-cell>
          <table:table-cell office:value-type="string">
            <text:p>ration de fin de gestation trop ri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1016">
            <text:p>1016</text:p>
          </table:table-cell>
          <table:table-cell office:value-type="string">
            <text:p>Les reproductrices présentent-elles une morphologie adaptée au vêlage ?</text:p>
          </table:table-cell>
          <table:table-cell office:value-type="string">
            <text:p>morphologie des vaches inadaptée au vêl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1016">
            <text:p>1016</text:p>
          </table:table-cell>
          <table:table-cell office:value-type="string">
            <text:p>L'âge au vêlage est-il trop jeune ?</text:p>
          </table:table-cell>
          <table:table-cell office:value-type="string">
            <text:p>vêlages trop précoc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1016">
            <text:p>1016</text:p>
          </table:table-cell>
          <table:table-cell office:value-type="string">
            <text:p>La conduite des génisses de renouvellement est-elle cohérente avec l'objectif d'âge au vêlage ?</text:p>
          </table:table-cell>
          <table:table-cell office:value-type="string">
            <text:p>conduites des génisses incohérente / âge au vêl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017">
            <text:p>1017</text:p>
          </table:table-cell>
          <table:table-cell office:value-type="string">
            <text:p>Y-t-il trop de vêlages difficiles ? (cf. vêlages difficiles)</text:p>
          </table:table-cell>
          <table:table-cell office:value-type="string">
            <text:p>vêlages diffici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1017">
            <text:p>1017</text:p>
          </table:table-cell>
          <table:table-cell office:value-type="string">
            <text:p>Les mises-bas ont-elles lieu dans une case de vêlage dédiée et propre ?</text:p>
          </table:table-cell>
          <table:table-cell office:value-type="string">
            <text:p>absence de case d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1017">
            <text:p>1017</text:p>
          </table:table-cell>
          <table:table-cell office:value-type="string">
            <text:p>Les interventions humaines respectent-elles les conditions d'hygiène ?</text:p>
          </table:table-cell>
          <table:table-cell office:value-type="string">
            <text:p>hygiène insuffisante dans les interventi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1017">
            <text:p>1017</text:p>
          </table:table-cell>
          <table:table-cell office:value-type="string">
            <text:p>Les apports en vitamines, minéraux et/ou oligoéléments sont-ils suffisants avant vêlage ?</text:p>
          </table:table-cell>
          <table:table-cell office:value-type="string">
            <text:p>apports en vitamines, minéraux et oligo-élément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1018">
            <text:p>1018</text:p>
          </table:table-cell>
          <table:table-cell office:value-type="string">
            <text:p>La ration de fin de gestation n'est-elle pas trop riche ?</text:p>
          </table:table-cell>
          <table:table-cell office:value-type="string">
            <text:p>ration de fin de gestation trop ri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1018">
            <text:p>1018</text:p>
          </table:table-cell>
          <table:table-cell office:value-type="string">
            <text:p>Le type génétique du taureau peut-il être à l'origine de ces poids de naissance trop élevé ?</text:p>
          </table:table-cell>
          <table:table-cell office:value-type="string">
            <text:p>type génétique du taureau à l'origine de poids de naissance trop élev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1019">
            <text:p>1019</text:p>
          </table:table-cell>
          <table:table-cell office:value-type="string">
            <text:p>La ration est-elle suffisamment riche en fibres ?</text:p>
          </table:table-cell>
          <table:table-cell office:value-type="string">
            <text:p>ration pauvre en fib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1019">
            <text:p>1019</text:p>
          </table:table-cell>
          <table:table-cell office:value-type="string">
            <text:p>La ration est-elle excédentaire en amidon ?</text:p>
          </table:table-cell>
          <table:table-cell office:value-type="string">
            <text:p>ration excédentaire en amid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1019">
            <text:p>1019</text:p>
          </table:table-cell>
          <table:table-cell office:value-type="string">
            <text:p>Les animaux ont-ils subit une transition alimentaire brutale ou trop courte (inférieur à 3 semaines) ?</text:p>
          </table:table-cell>
          <table:table-cell office:value-type="string">
            <text:p>transition alimentaire trop brutale ou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1020">
            <text:p>1020</text:p>
          </table:table-cell>
          <table:table-cell office:value-type="string">
            <text:p>La mise en quarantaine des animaux achetés est-elle respectée ?</text:p>
          </table:table-cell>
          <table:table-cell office:value-type="string">
            <text:p>pas de mise en quarantaine des animaux acheté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1020">
            <text:p>1020</text:p>
          </table:table-cell>
          <table:table-cell office:value-type="string">
            <text:p>La ration est-elle excédentaire ?</text:p>
          </table:table-cell>
          <table:table-cell office:value-type="string">
            <text:p>ration excéd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1020">
            <text:p>1020</text:p>
          </table:table-cell>
          <table:table-cell office:value-type="string">
            <text:p>Les animaux sont-ils vaccinés contre les entérotoxémies ?</text:p>
          </table:table-cell>
          <table:table-cell office:value-type="string">
            <text:p>pas de vaccination contre les entérotoxémi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1020">
            <text:p>1020</text:p>
          </table:table-cell>
          <table:table-cell office:value-type="string">
            <text:p>La ration est-elle calculée ?</text:p>
          </table:table-cell>
          <table:table-cell office:value-type="string">
            <text:p>pas de calcul de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1020">
            <text:p>1020</text:p>
          </table:table-cell>
          <table:table-cell office:value-type="string">
            <text:p>La ration est-elle pesée ?</text:p>
          </table:table-cell>
          <table:table-cell office:value-type="string">
            <text:p>ration non pes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1020">
            <text:p>1020</text:p>
          </table:table-cell>
          <table:table-cell office:value-type="string">
            <text:p>La ration distribuée est-elle différente de la ration calculée ?</text:p>
          </table:table-cell>
          <table:table-cell office:value-type="string">
            <text:p>ration distribuée différente de la ration calcul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1020">
            <text:p>1020</text:p>
          </table:table-cell>
          <table:table-cell office:value-type="string">
            <text:p>Les délais de transition alimentaire sont-ils respectés ?</text:p>
          </table:table-cell>
          <table:table-cell office:value-type="string">
            <text:p>transition alimentaire trop brutale ou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1020">
            <text:p>1020</text:p>
          </table:table-cell>
          <table:table-cell office:value-type="string">
            <text:p>Comment les animaux valorisent la ration (observation des animaux) ?</text:p>
          </table:table-cell>
          <table:table-cell office:value-type="string">
            <text:p>valorisation de la ration peut-être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1020">
            <text:p>1020</text:p>
          </table:table-cell>
          <table:table-cell office:value-type="string">
            <text:p>Les sols sont-ils glissants ?</text:p>
          </table:table-cell>
          <table:table-cell office:value-type="string">
            <text:p>sols glissa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1020">
            <text:p>1020</text:p>
          </table:table-cell>
          <table:table-cell office:value-type="string">
            <text:p>Les bagarres sont fréquentes ? Les animaux sont nerveux ?</text:p>
          </table:table-cell>
          <table:table-cell office:value-type="string">
            <text:p>animaux nerveux, qui se battent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1020">
            <text:p>1020</text:p>
          </table:table-cell>
          <table:table-cell office:value-type="string">
            <text:p>La densité animale n'est-elle pas trop élevée ?</text:p>
          </table:table-cell>
          <table:table-cell office:value-type="string">
            <text:p>densité animale trop élev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1020">
            <text:p>1020</text:p>
          </table:table-cell>
          <table:table-cell office:value-type="string">
            <text:p>Le bâtiment est-il suffisamment ventilé ? Présence de courants d'air, ammoniac, chaleur,</text:p>
          </table:table-cell>
          <table:table-cell office:value-type="string">
            <text:p>problèmes d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1020">
            <text:p>1020</text:p>
          </table:table-cell>
          <table:table-cell office:value-type="string">
            <text:p>La maladie des muqueuses (BVD) est-elle maîtrisée dans le troupeau ?</text:p>
          </table:table-cell>
          <table:table-cell office:value-type="string">
            <text:p>BVD non maîtrisé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1021">
            <text:p>1021</text:p>
          </table:table-cell>
          <table:table-cell office:value-type="string">
            <text:p>La ration contient-elle suffisamment de fibres de structure ?</text:p>
          </table:table-cell>
          <table:table-cell office:value-type="string">
            <text:p>pas assez de fibres de structur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1021">
            <text:p>1021</text:p>
          </table:table-cell>
          <table:table-cell office:value-type="string">
            <text:p>La ration est-elle équilibrée ?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1021">
            <text:p>1021</text:p>
          </table:table-cell>
          <table:table-cell office:value-type="string">
            <text:p>Les délais de transition alimentaire sont-ils respectés ?</text:p>
          </table:table-cell>
          <table:table-cell office:value-type="string">
            <text:p>transition alimentaire trop brutale ou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1021">
            <text:p>1021</text:p>
          </table:table-cell>
          <table:table-cell office:value-type="string">
            <text:p>L'eau est potable ?</text:p>
          </table:table-cell>
          <table:table-cell office:value-type="string">
            <text:p>ea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021">
            <text:p>1021</text:p>
          </table:table-cell>
          <table:table-cell office:value-type="string">
            <text:p>le troupeau est-il protégé des contaminations extérieures (personnes</text:p>
          </table:table-cell>
          <table:table-cell office:value-type="string">
            <text:p>pas de protection du troupeau vis-à-vis des contamination extérieur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1021">
            <text:p>1021</text:p>
          </table:table-cell>
          <table:table-cell office:value-type="string">
            <text:p>Le troupeau est-il touché par la paratuberculose ?</text:p>
          </table:table-cell>
          <table:table-cell office:value-type="string">
            <text:p>présence de paratuberculos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1021">
            <text:p>1021</text:p>
          </table:table-cell>
          <table:table-cell office:value-type="string">
            <text:p>Les parasites strongles digestifs, paramphistome et grande douve sont-ils maîtrisés</text:p>
          </table:table-cell>
          <table:table-cell office:value-type="string">
            <text:p>pas de maîtrise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1021">
            <text:p>1021</text:p>
          </table:table-cell>
          <table:table-cell office:value-type="string">
            <text:p>L'abreuvement sur points d'eaux naturels potentiellement contaminés est-il sécurisé ?</text:p>
          </table:table-cell>
          <table:table-cell office:value-type="string">
            <text:p>points d'eaux naturels peut-être contaminé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1021">
            <text:p>1021</text:p>
          </table:table-cell>
          <table:table-cell office:value-type="string">
            <text:p>Existe-il une bonne gestion du pâturage vis-à-vis du parasitisme ?</text:p>
          </table:table-cell>
          <table:table-cell office:value-type="string">
            <text:p>pas de gestion particulière du pâturage vis-a-vis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1021">
            <text:p>1021</text:p>
          </table:table-cell>
          <table:table-cell office:value-type="string">
            <text:p>Pratiquez-vous un suivi/dépistage de l'infestation parasitaire ?</text:p>
          </table:table-cell>
          <table:table-cell office:value-type="string">
            <text:p>suivi/dépistage des infections parasitai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1022">
            <text:p>1022</text:p>
          </table:table-cell>
          <table:table-cell office:value-type="string">
            <text:p>Les délais de transition alimentaire sont-ils respectés ?</text:p>
          </table:table-cell>
          <table:table-cell office:value-type="string">
            <text:p>transition alimentaire trop brutale ou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1022">
            <text:p>1022</text:p>
          </table:table-cell>
          <table:table-cell office:value-type="string">
            <text:p>La proportion de légumineuses météorisantes (trèfle violet, …)</text:p>
          </table:table-cell>
          <table:table-cell office:value-type="string">
            <text:p>présence de légumineuses météorisant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022">
            <text:p>1022</text:p>
          </table:table-cell>
          <table:table-cell office:value-type="string">
            <text:p>Pratiquez-vous le pâturage dans des vergers (pommiers) ?</text:p>
          </table:table-cell>
          <table:table-cell office:value-type="string">
            <text:p>pâturage sous pommier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1023">
            <text:p>1023</text:p>
          </table:table-cell>
          <table:table-cell office:value-type="string">
            <text:p>Absence de complémentation en Mg à la mise à l'herbe</text:p>
          </table:table-cell>
          <table:table-cell office:value-type="string">
            <text:p>pas de complémentation en Mg à la mise à l'herb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1023">
            <text:p>1023</text:p>
          </table:table-cell>
          <table:table-cell office:value-type="string">
            <text:p>Absence de transition entre la ration hivernale et printanière</text:p>
          </table:table-cell>
          <table:table-cell office:value-type="string">
            <text:p>pas de transition entre les rations hivernales et printanières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1023">
            <text:p>1023</text:p>
          </table:table-cell>
          <table:table-cell office:value-type="string">
            <text:p>Ingestion excessive d'herbe jeune qui accélère le transit</text:p>
          </table:table-cell>
          <table:table-cell office:value-type="string">
            <text:p>Ingestion excessive d'herbe jeu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1024">
            <text:p>1024</text:p>
          </table:table-cell>
          <table:table-cell office:value-type="string">
            <text:p>la mortalité est-elle en rapport avec des vêlages difficiles</text:p>
          </table:table-cell>
          <table:table-cell office:value-type="string">
            <text:p>vêlages diffici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1024">
            <text:p>1024</text:p>
          </table:table-cell>
          <table:table-cell office:value-type="string">
            <text:p>Des apports minéraux sont-ils réalisés ?</text:p>
          </table:table-cell>
          <table:table-cell office:value-type="string">
            <text:p>pas d'apport de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1024">
            <text:p>1024</text:p>
          </table:table-cell>
          <table:table-cell office:value-type="string">
            <text:p>Assurez-vous une bonne surveillance et êtes-vous correctement équipé ?</text:p>
          </table:table-cell>
          <table:table-cell office:value-type="string">
            <text:p>Surveillance peut-êtr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1024">
            <text:p>1024</text:p>
          </table:table-cell>
          <table:table-cell office:value-type="string">
            <text:p>Etes-vous équipé d'une case de vêlage et d'isolement du couple mère veau ?</text:p>
          </table:table-cell>
          <table:table-cell office:value-type="string">
            <text:p>pas de case de vêl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1024">
            <text:p>1024</text:p>
          </table:table-cell>
          <table:table-cell office:value-type="string">
            <text:p>Assurez-vous une bonne hygiène des locaux ?</text:p>
          </table:table-cell>
          <table:table-cell office:value-type="string">
            <text:p>Hygiène des locaux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1024">
            <text:p>1024</text:p>
          </table:table-cell>
          <table:table-cell office:value-type="string">
            <text:p>Les vaches ont-elles de bonnes qualités maternelles ?</text:p>
          </table:table-cell>
          <table:table-cell office:value-type="string">
            <text:p>faible qualité maternelle des vach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1024">
            <text:p>1024</text:p>
          </table:table-cell>
          <table:table-cell office:value-type="string">
            <text:p>La prise de colostrum est-elle suffisante ?</text:p>
          </table:table-cell>
          <table:table-cell office:value-type="string">
            <text:p>prise de colostrum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1024">
            <text:p>1024</text:p>
          </table:table-cell>
          <table:table-cell office:value-type="string">
            <text:p>Possédez-vous une banque de colostrum de qualité congelé ?</text:p>
          </table:table-cell>
          <table:table-cell office:value-type="string">
            <text:p>Pas de banque de colostrum congel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1024">
            <text:p>1024</text:p>
          </table:table-cell>
          <table:table-cell office:value-type="string">
            <text:p>Possédez-vous et utilisez-vous un pèse colostrum ?</text:p>
          </table:table-cell>
          <table:table-cell office:value-type="string">
            <text:p>Pas d'utilisation d'un pèse colostr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1024">
            <text:p>1024</text:p>
          </table:table-cell>
          <table:table-cell office:value-type="string">
            <text:p>Les mamelles des vaches sont-elles défectueuse (cf. mamelle vache) ?</text:p>
          </table:table-cell>
          <table:table-cell office:value-type="string">
            <text:p>mamelle défectueu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1025">
            <text:p>1025</text:p>
          </table:table-cell>
          <table:table-cell office:value-type="string">
            <text:p>La ration des mères n'est-elle pas trop riche en énergie ou en azote ?</text:p>
          </table:table-cell>
          <table:table-cell office:value-type="string">
            <text:p>ration des mères trop riche en énergie ou en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1025">
            <text:p>1025</text:p>
          </table:table-cell>
          <table:table-cell office:value-type="string">
            <text:p>La quantité de colostrum bue est-elle suffisante ?</text:p>
          </table:table-cell>
          <table:table-cell office:value-type="string">
            <text:p>quantité de colostrum b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1025">
            <text:p>1025</text:p>
          </table:table-cell>
          <table:table-cell office:value-type="string">
            <text:p>Possédez-vous et utilisez-vous un pèse colostrum ?</text:p>
          </table:table-cell>
          <table:table-cell office:value-type="string">
            <text:p>Pas d'utilisation d'un pèse colostr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1025">
            <text:p>1025</text:p>
          </table:table-cell>
          <table:table-cell office:value-type="string">
            <text:p>Possédez-vous une banque de colostrum de qualité congelé ?</text:p>
          </table:table-cell>
          <table:table-cell office:value-type="string">
            <text:p>Pas de banque de colostrum congel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1025">
            <text:p>1025</text:p>
          </table:table-cell>
          <table:table-cell office:value-type="string">
            <text:p>Y-a-t-il des box à veaux dans la stabulation ?</text:p>
          </table:table-cell>
          <table:table-cell office:value-type="string">
            <text:p>présence de box à veaux dans la stabul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1025">
            <text:p>1025</text:p>
          </table:table-cell>
          <table:table-cell office:value-type="string">
            <text:p>Possédez-vous une case de quarantaine pour les veaux malades ?</text:p>
          </table:table-cell>
          <table:table-cell office:value-type="string">
            <text:p>Pas de case de quarantaine pour les veaux malad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1025">
            <text:p>1025</text:p>
          </table:table-cell>
          <table:table-cell office:value-type="string">
            <text:p>Les veaux présentent-ils des écarts d'âge important ?</text:p>
          </table:table-cell>
          <table:table-cell office:value-type="string">
            <text:p>écarts d'âge important chez les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1025">
            <text:p>1025</text:p>
          </table:table-cell>
          <table:table-cell office:value-type="string">
            <text:p>Assurez-vous une bonne hygiène des box à veaux ?</text:p>
          </table:table-cell>
          <table:table-cell office:value-type="string">
            <text:p>Hygiène des box à veau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1026">
            <text:p>1026</text:p>
          </table:table-cell>
          <table:table-cell office:value-type="string">
            <text:p>Rencontrez-vous des problèmes de coccidiose ?</text:p>
          </table:table-cell>
          <table:table-cell office:value-type="string">
            <text:p>Problèmes de coccidio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1026">
            <text:p>1026</text:p>
          </table:table-cell>
          <table:table-cell office:value-type="string">
            <text:p>Le bâtiment est-il bien ventilé ?</text:p>
          </table:table-cell>
          <table:table-cell office:value-type="string">
            <text:p>bâtiment mal ventil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1026">
            <text:p>1026</text:p>
          </table:table-cell>
          <table:table-cell office:value-type="string">
            <text:p>Possédez-vous une case de quarantaine pour les veaux malades ?</text:p>
          </table:table-cell>
          <table:table-cell office:value-type="string">
            <text:p>Pas de case de quarantaine pour les veaux malad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1026">
            <text:p>1026</text:p>
          </table:table-cell>
          <table:table-cell office:value-type="string">
            <text:p>Les veaux ont-ils accès à un abreuvoir adapté ?</text:p>
          </table:table-cell>
          <table:table-cell office:value-type="string">
            <text:p>abreuvoir inadapté pour les v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1027">
            <text:p>1027</text:p>
          </table:table-cell>
          <table:table-cell office:value-type="string">
            <text:p>La ration des mères est-elle équilibrée ?</text:p>
          </table:table-cell>
          <table:table-cell office:value-type="string">
            <text:p>ration des mère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1027">
            <text:p>1027</text:p>
          </table:table-cell>
          <table:table-cell office:value-type="string">
            <text:p>Y a-t-il une bonne surveillance et maîtrise du parasitisme (coccidiose</text:p>
          </table:table-cell>
          <table:table-cell office:value-type="string">
            <text:p>mauvaise maîtrise du parasitisme (coccidios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1027">
            <text:p>1027</text:p>
          </table:table-cell>
          <table:table-cell office:value-type="string">
            <text:p>Arrière-voussure les pathologies du jeune âge ?</text:p>
          </table:table-cell>
          <table:table-cell office:value-type="string">
            <text:p>Peu de maîtrise des pathologies du jeune â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1027">
            <text:p>1027</text:p>
          </table:table-cell>
          <table:table-cell office:value-type="string">
            <text:p>Le critère génétique "croissance" est-il pris en compte dans votre sélection ? (choix des génisses et taureaux)</text:p>
          </table:table-cell>
          <table:table-cell office:value-type="string">
            <text:p>"pas de prise en compte du critère génétique ""croissance"" dans la sélection"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1028">
            <text:p>1028</text:p>
          </table:table-cell>
          <table:table-cell office:value-type="string">
            <text:p>Les apports en oligoéléments à la mère sont-ils suffisants ?</text:p>
          </table:table-cell>
          <table:table-cell office:value-type="string">
            <text:p>apports d'oligo-éléments aux mère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1028">
            <text:p>1028</text:p>
          </table:table-cell>
          <table:table-cell office:value-type="string">
            <text:p>Désinfectez-vous les nombrils à la naissance ?</text:p>
          </table:table-cell>
          <table:table-cell office:value-type="string">
            <text:p>pas de désinfection des nombrils à la naissa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1028">
            <text:p>1028</text:p>
          </table:table-cell>
          <table:table-cell office:value-type="string">
            <text:p>Y-a-t-il des box à veaux dans la stabulation ?</text:p>
          </table:table-cell>
          <table:table-cell office:value-type="string">
            <text:p>présence de box à veaux dans la stabul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1028">
            <text:p>1028</text:p>
          </table:table-cell>
          <table:table-cell office:value-type="string">
            <text:p>Assurez-vous une bonne hygiène des box à veaux ?</text:p>
          </table:table-cell>
          <table:table-cell office:value-type="string">
            <text:p>Hygiène des box à veau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1029">
            <text:p>1029</text:p>
          </table:table-cell>
          <table:table-cell office:value-type="string">
            <text:p>La ration des mères n'est-elle pas trop riche en énergie ou en azote ?</text:p>
          </table:table-cell>
          <table:table-cell office:value-type="string">
            <text:p>ration des mères trop riche en énergie ou en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1029">
            <text:p>1029</text:p>
          </table:table-cell>
          <table:table-cell office:value-type="string">
            <text:p>Rencontrez-vous des problèmes de coccidiose, poux, tiques, strongylose ?</text:p>
          </table:table-cell>
          <table:table-cell office:value-type="string">
            <text:p>problèmes de parasitisme diver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1029">
            <text:p>1029</text:p>
          </table:table-cell>
          <table:table-cell office:value-type="string">
            <text:p>Arrière-voussure les pathologies du jeune âge ?</text:p>
          </table:table-cell>
          <table:table-cell office:value-type="string">
            <text:p>Peu de maîtrise des pathologies du jeune â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1029">
            <text:p>1029</text:p>
          </table:table-cell>
          <table:table-cell office:value-type="string">
            <text:p>Y a t-il une bonne surveillance et maîtrise du parasitisme (coccidiose</text:p>
          </table:table-cell>
          <table:table-cell office:value-type="string">
            <text:p>mauvaise maîtrise du parasitisme (coccidios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1029">
            <text:p>1029</text:p>
          </table:table-cell>
          <table:table-cell office:value-type="string">
            <text:p>Avez-vous neutralisé les bétons neuf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1029">
            <text:p>1029</text:p>
          </table:table-cell>
          <table:table-cell office:value-type="string">
            <text:p>La complémentation des veaux est-elle adaptée ?</text:p>
          </table:table-cell>
          <table:table-cell office:value-type="string">
            <text:p>complémentation des veaux in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1029">
            <text:p>1029</text:p>
          </table:table-cell>
          <table:table-cell office:value-type="string">
            <text:p>L'eau est-elle potable ?</text:p>
          </table:table-cell>
          <table:table-cell office:value-type="string">
            <text:p>ea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1030">
            <text:p>1030</text:p>
          </table:table-cell>
          <table:table-cell office:value-type="string">
            <text:p>Le bâtiment est-il bien ventilé ?</text:p>
          </table:table-cell>
          <table:table-cell office:value-type="string">
            <text:p>bâtiment mal ventil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1030">
            <text:p>1030</text:p>
          </table:table-cell>
          <table:table-cell office:value-type="string">
            <text:p>La densité d'animaux n'est-elle pas trop importante pour le volume d'air disponible ?</text:p>
          </table:table-cell>
          <table:table-cell office:value-type="string">
            <text:p>densité animale trop élevée / volume d'air disponi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1030">
            <text:p>1030</text:p>
          </table:table-cell>
          <table:table-cell office:value-type="string">
            <text:p>Pratiquez-vous un vide sanitaire et la désinfection des locaux ?</text:p>
          </table:table-cell>
          <table:table-cell office:value-type="string">
            <text:p>vide sanitaire et désinfection des loc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1030">
            <text:p>1030</text:p>
          </table:table-cell>
          <table:table-cell office:value-type="string">
            <text:p>Y-a-t-il des mélange d'animaux provenant de différents lots/lieux ?</text:p>
          </table:table-cell>
          <table:table-cell office:value-type="string">
            <text:p>mélange d'animaux d'origine différ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1030">
            <text:p>1030</text:p>
          </table:table-cell>
          <table:table-cell office:value-type="string">
            <text:p>Pratiquez-vous la vaccination avant ou lors de l'allotement ?</text:p>
          </table:table-cell>
          <table:table-cell office:value-type="string">
            <text:p>vaccination avant ou pendant l'allote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1030">
            <text:p>1030</text:p>
          </table:table-cell>
          <table:table-cell office:value-type="string">
            <text:p>Les animaux ont-ils subi un coup de chaud/froid lors du transport ou de l'allotement ?</text:p>
          </table:table-cell>
          <table:table-cell office:value-type="string">
            <text:p>coup de chaud/froid pendant le transport ou l'allot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1031">
            <text:p>1031</text:p>
          </table:table-cell>
          <table:table-cell office:value-type="string">
            <text:p>La densité d'animaux n'est-elle pas trop importante par rapport à la surface de vie ?</text:p>
          </table:table-cell>
          <table:table-cell office:value-type="string">
            <text:p>densité animale trop élevée / surface de v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1031">
            <text:p>1031</text:p>
          </table:table-cell>
          <table:table-cell office:value-type="string">
            <text:p>Y-a-t-il des box à veaux dans la stabulation ?</text:p>
          </table:table-cell>
          <table:table-cell office:value-type="string">
            <text:p>présence de box à veaux dans la stabul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1031">
            <text:p>1031</text:p>
          </table:table-cell>
          <table:table-cell office:value-type="string">
            <text:p>Maintenez-vous le taureau dans les cases avec vaches en chaleur ?</text:p>
          </table:table-cell>
          <table:table-cell office:value-type="string">
            <text:p>Taureau dans les cases avec les vaches en chale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1031">
            <text:p>1031</text:p>
          </table:table-cell>
          <table:table-cell office:value-type="string">
            <text:p>Possédez-vous du matériel de surveillance ?</text:p>
          </table:table-cell>
          <table:table-cell office:value-type="string">
            <text:p>Pas de matériel de surveilla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1032">
            <text:p>1032</text:p>
          </table:table-cell>
          <table:table-cell office:value-type="string">
            <text:p>Possédez-vous des cases de vêlage avec contention des mères ?</text:p>
          </table:table-cell>
          <table:table-cell office:value-type="string">
            <text:p>Pas de cases de vêlage avec contention des mè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1032">
            <text:p>1032</text:p>
          </table:table-cell>
          <table:table-cell office:value-type="string">
            <text:p>Votre temps de surveillance est-il suffisant ?</text:p>
          </table:table-cell>
          <table:table-cell office:value-type="string">
            <text:p>Temps de surveillanc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1032">
            <text:p>1032</text:p>
          </table:table-cell>
          <table:table-cell office:value-type="string">
            <text:p>Les vêlages en extérieur sont-ils majoritaires ?</text:p>
          </table:table-cell>
          <table:table-cell office:value-type="string">
            <text:p>vêlages surtout en extérie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1032">
            <text:p>1032</text:p>
          </table:table-cell>
          <table:table-cell office:value-type="string">
            <text:p>Les vêlages sont-ils étalés sur toute l'année ?</text:p>
          </table:table-cell>
          <table:table-cell office:value-type="string">
            <text:p>vêlages étalés sur toute l'ann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1032">
            <text:p>1032</text:p>
          </table:table-cell>
          <table:table-cell office:value-type="string">
            <text:p>Les vaches présentent-elles des faibles qualités maternelles ?</text:p>
          </table:table-cell>
          <table:table-cell office:value-type="string">
            <text:p>faible qualité maternelle des vach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4">
            <text:p>184</text:p>
          </table:table-cell>
          <table:table-cell office:value-type="float" office:value="1032">
            <text:p>1032</text:p>
          </table:table-cell>
          <table:table-cell office:value-type="string">
            <text:p>Avez-vous une proportion importante de gros veaux à la naissance ?</text:p>
          </table:table-cell>
          <table:table-cell office:value-type="string">
            <text:p>Proportion importante de gros veaux à la naissanc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1032">
            <text:p>1032</text:p>
          </table:table-cell>
          <table:table-cell office:value-type="string">
            <text:p>Les gros veaux à la naissance ne sont-ils pas dû à une ration des mères en fin de gestation trop riche ?</text:p>
          </table:table-cell>
          <table:table-cell office:value-type="string">
            <text:p>ration en fin de gestation trop ri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1032">
            <text:p>1032</text:p>
          </table:table-cell>
          <table:table-cell office:value-type="string">
            <text:p>La ration des mères en fin de gestation est-elle déficitaire en minéraux</text:p>
          </table:table-cell>
          <table:table-cell office:value-type="string">
            <text:p>ration de fin des gestation déficitaire en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1033">
            <text:p>1033</text:p>
          </table:table-cell>
          <table:table-cell office:value-type="string">
            <text:p>Les vaches présentent-elles de faibles qualités maternelles ?</text:p>
          </table:table-cell>
          <table:table-cell office:value-type="string">
            <text:p>faible qualité maternelle des vach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1033">
            <text:p>1033</text:p>
          </table:table-cell>
          <table:table-cell office:value-type="string">
            <text:p>Possédez-vous des vaches non dociles ?</text:p>
          </table:table-cell>
          <table:table-cell office:value-type="string">
            <text:p>Présence de vaches non do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1033">
            <text:p>1033</text:p>
          </table:table-cell>
          <table:table-cell office:value-type="string">
            <text:p>observez-vous un manque d'état important des mères en fin de gestation ?</text:p>
          </table:table-cell>
          <table:table-cell office:value-type="string">
            <text:p>Manque d'état important des mère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1034">
            <text:p>1034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1034">
            <text:p>1034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034">
            <text:p>1034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1034">
            <text:p>1034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1034">
            <text:p>1034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1034">
            <text:p>1034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1034">
            <text:p>1034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1034">
            <text:p>1034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1034">
            <text:p>1034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1035">
            <text:p>1035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035">
            <text:p>1035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035">
            <text:p>1035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1035">
            <text:p>1035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035">
            <text:p>1035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1035">
            <text:p>1035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1035">
            <text:p>1035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35">
            <text:p>1035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">
            <text:p>207</text:p>
          </table:table-cell>
          <table:table-cell office:value-type="float" office:value="1035">
            <text:p>1035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">
            <text:p>208</text:p>
          </table:table-cell>
          <table:table-cell office:value-type="float" office:value="1036">
            <text:p>1036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1036">
            <text:p>1036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1036">
            <text:p>1036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1036">
            <text:p>1036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1036">
            <text:p>1036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1036">
            <text:p>1036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1036">
            <text:p>1036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1036">
            <text:p>1036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1036">
            <text:p>1036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1037">
            <text:p>1037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1037">
            <text:p>1037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1037">
            <text:p>1037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037">
            <text:p>1037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1037">
            <text:p>1037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1037">
            <text:p>1037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1037">
            <text:p>1037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1037">
            <text:p>1037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1037">
            <text:p>1037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1038">
            <text:p>1038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1038">
            <text:p>1038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038">
            <text:p>1038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1038">
            <text:p>1038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1038">
            <text:p>1038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1038">
            <text:p>1038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1038">
            <text:p>1038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1038">
            <text:p>1038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1038">
            <text:p>1038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1039">
            <text:p>1039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">
            <text:p>236</text:p>
          </table:table-cell>
          <table:table-cell office:value-type="float" office:value="1039">
            <text:p>1039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1039">
            <text:p>1039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1039">
            <text:p>1039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1039">
            <text:p>1039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1039">
            <text:p>1039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1039">
            <text:p>1039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">
            <text:p>242</text:p>
          </table:table-cell>
          <table:table-cell office:value-type="float" office:value="1039">
            <text:p>1039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">
            <text:p>243</text:p>
          </table:table-cell>
          <table:table-cell office:value-type="float" office:value="1039">
            <text:p>1039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1040">
            <text:p>1040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">
            <text:p>245</text:p>
          </table:table-cell>
          <table:table-cell office:value-type="float" office:value="1040">
            <text:p>1040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6">
            <text:p>246</text:p>
          </table:table-cell>
          <table:table-cell office:value-type="float" office:value="1040">
            <text:p>1040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7">
            <text:p>247</text:p>
          </table:table-cell>
          <table:table-cell office:value-type="float" office:value="1040">
            <text:p>1040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8">
            <text:p>248</text:p>
          </table:table-cell>
          <table:table-cell office:value-type="float" office:value="1040">
            <text:p>1040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9">
            <text:p>249</text:p>
          </table:table-cell>
          <table:table-cell office:value-type="float" office:value="1040">
            <text:p>1040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1040">
            <text:p>1040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1040">
            <text:p>1040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2">
            <text:p>252</text:p>
          </table:table-cell>
          <table:table-cell office:value-type="float" office:value="1040">
            <text:p>1040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1041">
            <text:p>1041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4">
            <text:p>254</text:p>
          </table:table-cell>
          <table:table-cell office:value-type="float" office:value="1041">
            <text:p>1041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5">
            <text:p>255</text:p>
          </table:table-cell>
          <table:table-cell office:value-type="float" office:value="1041">
            <text:p>1041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1041">
            <text:p>1041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1041">
            <text:p>1041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1041">
            <text:p>1041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9">
            <text:p>259</text:p>
          </table:table-cell>
          <table:table-cell office:value-type="float" office:value="1041">
            <text:p>1041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0">
            <text:p>260</text:p>
          </table:table-cell>
          <table:table-cell office:value-type="float" office:value="1041">
            <text:p>1041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041">
            <text:p>1041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2">
            <text:p>262</text:p>
          </table:table-cell>
          <table:table-cell office:value-type="float" office:value="1042">
            <text:p>1042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3">
            <text:p>263</text:p>
          </table:table-cell>
          <table:table-cell office:value-type="float" office:value="1042">
            <text:p>1042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4">
            <text:p>264</text:p>
          </table:table-cell>
          <table:table-cell office:value-type="float" office:value="1042">
            <text:p>1042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1042">
            <text:p>1042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6">
            <text:p>266</text:p>
          </table:table-cell>
          <table:table-cell office:value-type="float" office:value="1042">
            <text:p>1042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1042">
            <text:p>1042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8">
            <text:p>268</text:p>
          </table:table-cell>
          <table:table-cell office:value-type="float" office:value="1042">
            <text:p>1042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1042">
            <text:p>1042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0">
            <text:p>270</text:p>
          </table:table-cell>
          <table:table-cell office:value-type="float" office:value="1042">
            <text:p>1042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1">
            <text:p>271</text:p>
          </table:table-cell>
          <table:table-cell office:value-type="float" office:value="1043">
            <text:p>1043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2">
            <text:p>272</text:p>
          </table:table-cell>
          <table:table-cell office:value-type="float" office:value="1043">
            <text:p>1043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1043">
            <text:p>1043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4">
            <text:p>274</text:p>
          </table:table-cell>
          <table:table-cell office:value-type="float" office:value="1043">
            <text:p>1043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5">
            <text:p>275</text:p>
          </table:table-cell>
          <table:table-cell office:value-type="float" office:value="1043">
            <text:p>1043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1043">
            <text:p>1043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7">
            <text:p>277</text:p>
          </table:table-cell>
          <table:table-cell office:value-type="float" office:value="1043">
            <text:p>1043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8">
            <text:p>278</text:p>
          </table:table-cell>
          <table:table-cell office:value-type="float" office:value="1043">
            <text:p>1043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1043">
            <text:p>1043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1044">
            <text:p>1044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1">
            <text:p>281</text:p>
          </table:table-cell>
          <table:table-cell office:value-type="float" office:value="1044">
            <text:p>1044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1044">
            <text:p>1044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3">
            <text:p>283</text:p>
          </table:table-cell>
          <table:table-cell office:value-type="float" office:value="1044">
            <text:p>1044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4">
            <text:p>284</text:p>
          </table:table-cell>
          <table:table-cell office:value-type="float" office:value="1044">
            <text:p>1044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1044">
            <text:p>1044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6">
            <text:p>286</text:p>
          </table:table-cell>
          <table:table-cell office:value-type="float" office:value="1044">
            <text:p>1044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7">
            <text:p>287</text:p>
          </table:table-cell>
          <table:table-cell office:value-type="float" office:value="1044">
            <text:p>1044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8">
            <text:p>288</text:p>
          </table:table-cell>
          <table:table-cell office:value-type="float" office:value="1044">
            <text:p>1044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1045">
            <text:p>1045</text:p>
          </table:table-cell>
          <table:table-cell office:value-type="string">
            <text:p>Pratiquez-vous une bonne gestion sanitaire du pâturage ?</text:p>
          </table:table-cell>
          <table:table-cell office:value-type="string">
            <text:p>pas de gestion sanitaire des pâturag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0">
            <text:p>290</text:p>
          </table:table-cell>
          <table:table-cell office:value-type="float" office:value="1045">
            <text:p>1045</text:p>
          </table:table-cell>
          <table:table-cell office:value-type="string">
            <text:p>Les pâtures présentent-elles des zones humides ?</text:p>
          </table:table-cell>
          <table:table-cell office:value-type="string">
            <text:p>pâturages avec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1">
            <text:p>291</text:p>
          </table:table-cell>
          <table:table-cell office:value-type="float" office:value="1045">
            <text:p>1045</text:p>
          </table:table-cell>
          <table:table-cell office:value-type="string">
            <text:p>Le surpâturage est-il fréquent (hauteur d'herbe &lt;5cm à la sortie)</text:p>
          </table:table-cell>
          <table:table-cell office:value-type="string">
            <text:p>surpâturage fréqu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2">
            <text:p>292</text:p>
          </table:table-cell>
          <table:table-cell office:value-type="float" office:value="1045">
            <text:p>1045</text:p>
          </table:table-cell>
          <table:table-cell office:value-type="string">
            <text:p>Epandez-vous du fumier frais tardivement ? (au printemps)</text:p>
          </table:table-cell>
          <table:table-cell office:value-type="string">
            <text:p>épandage tardif de fumier frais au printem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1045">
            <text:p>1045</text:p>
          </table:table-cell>
          <table:table-cell office:value-type="string">
            <text:p>L'abreuvement au pâturage est-il de bonne qualité ?</text:p>
          </table:table-cell>
          <table:table-cell office:value-type="string">
            <text:p>qualité insuffisante de l'abreuvem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4">
            <text:p>294</text:p>
          </table:table-cell>
          <table:table-cell office:value-type="float" office:value="1045">
            <text:p>1045</text:p>
          </table:table-cell>
          <table:table-cell office:value-type="string">
            <text:p>Mélangez-vous d'animaux de tout âge dans les mêmes parcelles ?</text:p>
          </table:table-cell>
          <table:table-cell office:value-type="string">
            <text:p>Mélange d'animaux de tout âge sur les mêmes parc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5">
            <text:p>295</text:p>
          </table:table-cell>
          <table:table-cell office:value-type="float" office:value="1045">
            <text:p>1045</text:p>
          </table:table-cell>
          <table:table-cell office:value-type="string">
            <text:p>Votre temps de détection des animaux à poils piqués est-il suffisant ?</text:p>
          </table:table-cell>
          <table:table-cell office:value-type="string">
            <text:p>Détection tardive des animaux à poil piqu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6">
            <text:p>296</text:p>
          </table:table-cell>
          <table:table-cell office:value-type="float" office:value="1045">
            <text:p>1045</text:p>
          </table:table-cell>
          <table:table-cell office:value-type="string">
            <text:p>Recherchez-vous les parasites par analyse coprologique ou sanguine ?</text:p>
          </table:table-cell>
          <table:table-cell office:value-type="string">
            <text:p>Pas de recherche des parasi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7">
            <text:p>297</text:p>
          </table:table-cell>
          <table:table-cell office:value-type="float" office:value="1045">
            <text:p>1045</text:p>
          </table:table-cell>
          <table:table-cell office:value-type="string">
            <text:p>Administrez-vous des traitements curatifs ?</text:p>
          </table:table-cell>
          <table:table-cell office:value-type="string">
            <text:p>Traitements curatif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8">
            <text:p>298</text:p>
          </table:table-cell>
          <table:table-cell office:value-type="float" office:value="1046">
            <text:p>1046</text:p>
          </table:table-cell>
          <table:table-cell office:value-type="string">
            <text:p>Les souches de vaches avec des gros trayons et/ou quartiers déséquilibrés</text:p>
          </table:table-cell>
          <table:table-cell office:value-type="string">
            <text:p>vaches avec gros trayon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9">
            <text:p>299</text:p>
          </table:table-cell>
          <table:table-cell office:value-type="float" office:value="1046">
            <text:p>1046</text:p>
          </table:table-cell>
          <table:table-cell office:value-type="string">
            <text:p>Les vaches présentent-elles de faibles qualités maternelles avec refus du veau et apparition de mammites et perte d'un quartier ?</text:p>
          </table:table-cell>
          <table:table-cell office:value-type="string">
            <text:p>faible qualité maternelle des vaches -&gt; mammit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0">
            <text:p>300</text:p>
          </table:table-cell>
          <table:table-cell office:value-type="float" office:value="1046">
            <text:p>1046</text:p>
          </table:table-cell>
          <table:table-cell office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>
            <text:p>faible qualité maternelle des vaches -&gt; mammit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1">
            <text:p>301</text:p>
          </table:table-cell>
          <table:table-cell office:value-type="float" office:value="1046">
            <text:p>1046</text:p>
          </table:table-cell>
          <table:table-cell office:value-type="string">
            <text:p>Les veaux sont-ils trop lourds à la naissance</text:p>
          </table:table-cell>
          <table:table-cell office:value-type="string">
            <text:p>veaux trop lourds à la naissanc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2">
            <text:p>302</text:p>
          </table:table-cell>
          <table:table-cell office:value-type="float" office:value="1046">
            <text:p>1046</text:p>
          </table:table-cell>
          <table:table-cell office:value-type="string">
            <text:p>La montée de lait est-elle trop rapide par rapport aux besoins du veau et apparition de mammites et perte d'un quartier ?</text:p>
          </table:table-cell>
          <table:table-cell office:value-type="string">
            <text:p>montée de lait trop rapide après le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3">
            <text:p>303</text:p>
          </table:table-cell>
          <table:table-cell office:value-type="float" office:value="1046">
            <text:p>1046</text:p>
          </table:table-cell>
          <table:table-cell office:value-type="string">
            <text:p>La ration avec mauvais équilibre minéral en fin de lactation et problèmes de la mamelle ?</text:p>
          </table:table-cell>
          <table:table-cell office:value-type="string">
            <text:p>mauvais équilibre minéral favorisant des œdèmes de la mamel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4">
            <text:p>304</text:p>
          </table:table-cell>
          <table:table-cell office:value-type="float" office:value="1046">
            <text:p>1046</text:p>
          </table:table-cell>
          <table:table-cell office:value-type="string">
            <text:p>Les génisses se tètent-elles entre elles après le sevrage avec déformation des mamelles ?</text:p>
          </table:table-cell>
          <table:table-cell office:value-type="string">
            <text:p>les génisses se tètent entre el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5">
            <text:p>305</text:p>
          </table:table-cell>
          <table:table-cell office:value-type="float" office:value="1047">
            <text:p>1047</text:p>
          </table:table-cell>
          <table:table-cell office:value-type="string">
            <text:p>Les vaches présentent-elles de faibles qualités maternelles avec refus du veau et apparition de mammites et perte d'un quartier ?</text:p>
          </table:table-cell>
          <table:table-cell office:value-type="string">
            <text:p>faible qualité maternelle des vaches -&gt; mammit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6">
            <text:p>306</text:p>
          </table:table-cell>
          <table:table-cell office:value-type="float" office:value="1047">
            <text:p>1047</text:p>
          </table:table-cell>
          <table:table-cell office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>
            <text:p>faible qualité maternelle des vaches -&gt; mammit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7">
            <text:p>307</text:p>
          </table:table-cell>
          <table:table-cell office:value-type="float" office:value="1047">
            <text:p>1047</text:p>
          </table:table-cell>
          <table:table-cell office:value-type="string">
            <text:p>Les veaux sont-ils trop lourds à la naissance</text:p>
          </table:table-cell>
          <table:table-cell office:value-type="string">
            <text:p>veaux trop lourds à la naissanc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8">
            <text:p>308</text:p>
          </table:table-cell>
          <table:table-cell office:value-type="float" office:value="1047">
            <text:p>1047</text:p>
          </table:table-cell>
          <table:table-cell office:value-type="string">
            <text:p>La montée de lait est-elle trop rapide par rapport aux besoins du veau et apparition de mammites et perte d'un quartier ?</text:p>
          </table:table-cell>
          <table:table-cell office:value-type="string">
            <text:p>montée de lait trop rapide après le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9">
            <text:p>309</text:p>
          </table:table-cell>
          <table:table-cell office:value-type="float" office:value="1047">
            <text:p>1047</text:p>
          </table:table-cell>
          <table:table-cell office:value-type="string">
            <text:p>La ration avec mauvais équilibre minéral en fin de lactation et oedème de la mamelle + gros trayons congestionnés et durs + mammites ?</text:p>
          </table:table-cell>
          <table:table-cell office:value-type="string">
            <text:p>mauvais équilibre minéral favorisant des œdèmes de la mamel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0">
            <text:p>310</text:p>
          </table:table-cell>
          <table:table-cell office:value-type="float" office:value="1048">
            <text:p>1048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ration excédentaire en amidon et suc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1">
            <text:p>311</text:p>
          </table:table-cell>
          <table:table-cell office:value-type="float" office:value="1048">
            <text:p>1048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insuffisanc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2">
            <text:p>312</text:p>
          </table:table-cell>
          <table:table-cell office:value-type="float" office:value="1048">
            <text:p>1048</text:p>
          </table:table-cell>
          <table:table-cell office:value-type="string">
            <text:p>La ration présente-t-elle un déficit en minéraux et oligo-éléments ?</text:p>
          </table:table-cell>
          <table:table-cell office:value-type="string">
            <text:p>déficit de la ration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3">
            <text:p>313</text:p>
          </table:table-cell>
          <table:table-cell office:value-type="float" office:value="1048">
            <text:p>1048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ration déficitaire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4">
            <text:p>314</text:p>
          </table:table-cell>
          <table:table-cell office:value-type="float" office:value="1048">
            <text:p>1048</text:p>
          </table:table-cell>
          <table:table-cell office:value-type="string">
            <text:p>Les bétons neufs sont-ils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5">
            <text:p>315</text:p>
          </table:table-cell>
          <table:table-cell office:value-type="float" office:value="1048">
            <text:p>1048</text:p>
          </table:table-cell>
          <table:table-cell office:value-type="string">
            <text:p>Le bâtiment présente-t-il une humidité permanente sur les sols ?</text:p>
          </table:table-cell>
          <table:table-cell office:value-type="string">
            <text:p>excès d'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6">
            <text:p>316</text:p>
          </table:table-cell>
          <table:table-cell office:value-type="float" office:value="1048">
            <text:p>1048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suffisamment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7">
            <text:p>317</text:p>
          </table:table-cell>
          <table:table-cell office:value-type="float" office:value="1048">
            <text:p>1048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du troupeau non axées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8">
            <text:p>318</text:p>
          </table:table-cell>
          <table:table-cell office:value-type="float" office:value="1048">
            <text:p>1048</text:p>
          </table:table-cell>
          <table:table-cell office:value-type="string">
            <text:p>Le tri des génisses de renouvellement tient-il compte des aplombs ?</text:p>
          </table:table-cell>
          <table:table-cell office:value-type="string">
            <text:p>pas de tri des génisses sur les aplomb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9">
            <text:p>319</text:p>
          </table:table-cell>
          <table:table-cell office:value-type="float" office:value="1048">
            <text:p>1048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présence de caillo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1049">
            <text:p>1049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ration excédentaire en amidon et suc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1">
            <text:p>321</text:p>
          </table:table-cell>
          <table:table-cell office:value-type="float" office:value="1049">
            <text:p>1049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insuffisanc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2">
            <text:p>322</text:p>
          </table:table-cell>
          <table:table-cell office:value-type="float" office:value="1049">
            <text:p>1049</text:p>
          </table:table-cell>
          <table:table-cell office:value-type="string">
            <text:p>La ration présente-t-elle un déficit en minéraux et oligo-éléments ?</text:p>
          </table:table-cell>
          <table:table-cell office:value-type="string">
            <text:p>déficit de la ration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3">
            <text:p>323</text:p>
          </table:table-cell>
          <table:table-cell office:value-type="float" office:value="1049">
            <text:p>1049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ration déficitaire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4">
            <text:p>324</text:p>
          </table:table-cell>
          <table:table-cell office:value-type="float" office:value="1049">
            <text:p>1049</text:p>
          </table:table-cell>
          <table:table-cell office:value-type="string">
            <text:p>Les bétons neufs sont-ils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5">
            <text:p>325</text:p>
          </table:table-cell>
          <table:table-cell office:value-type="float" office:value="1049">
            <text:p>1049</text:p>
          </table:table-cell>
          <table:table-cell office:value-type="string">
            <text:p>Le bâtiment présente-t-il une humidité permanente sur les sols ?</text:p>
          </table:table-cell>
          <table:table-cell office:value-type="string">
            <text:p>excès d'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6">
            <text:p>326</text:p>
          </table:table-cell>
          <table:table-cell office:value-type="float" office:value="1049">
            <text:p>1049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suffisamment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7">
            <text:p>327</text:p>
          </table:table-cell>
          <table:table-cell office:value-type="float" office:value="1049">
            <text:p>1049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du troupeau non axées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8">
            <text:p>328</text:p>
          </table:table-cell>
          <table:table-cell office:value-type="float" office:value="1049">
            <text:p>1049</text:p>
          </table:table-cell>
          <table:table-cell office:value-type="string">
            <text:p>Le tri des génisses de renouvellement tient-il compte des aplombs ?</text:p>
          </table:table-cell>
          <table:table-cell office:value-type="string">
            <text:p>pas de tri des génisses sur les aplomb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9">
            <text:p>329</text:p>
          </table:table-cell>
          <table:table-cell office:value-type="float" office:value="1049">
            <text:p>1049</text:p>
          </table:table-cell>
          <table:table-cell office:value-type="string">
            <text:p>Le taureau est-il paré avant mise à la reproduction ?</text:p>
          </table:table-cell>
          <table:table-cell office:value-type="string">
            <text:p>pas de parage du taureau avant la mise à la reprodu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0">
            <text:p>330</text:p>
          </table:table-cell>
          <table:table-cell office:value-type="float" office:value="1049">
            <text:p>1049</text:p>
          </table:table-cell>
          <table:table-cell office:value-type="string">
            <text:p>Le taureau passe-t-il sa période de repos du litière accumulée ?</text:p>
          </table:table-cell>
          <table:table-cell office:value-type="string">
            <text:p>taureau sur litière accumulée pendant sa période de rep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1">
            <text:p>331</text:p>
          </table:table-cell>
          <table:table-cell office:value-type="float" office:value="1049">
            <text:p>1049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présence de caillo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2">
            <text:p>332</text:p>
          </table:table-cell>
          <table:table-cell office:value-type="float" office:value="1050">
            <text:p>1050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ration excédentaire en amidon et suc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3">
            <text:p>333</text:p>
          </table:table-cell>
          <table:table-cell office:value-type="float" office:value="1050">
            <text:p>1050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insuffisanc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4">
            <text:p>334</text:p>
          </table:table-cell>
          <table:table-cell office:value-type="float" office:value="1050">
            <text:p>1050</text:p>
          </table:table-cell>
          <table:table-cell office:value-type="string">
            <text:p>La ration présente-t-elle un déficit en minéraux et oligo-éléments ?</text:p>
          </table:table-cell>
          <table:table-cell office:value-type="string">
            <text:p>déficit de la ration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5">
            <text:p>335</text:p>
          </table:table-cell>
          <table:table-cell office:value-type="float" office:value="1050">
            <text:p>1050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ration déficitaire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6">
            <text:p>336</text:p>
          </table:table-cell>
          <table:table-cell office:value-type="float" office:value="1050">
            <text:p>1050</text:p>
          </table:table-cell>
          <table:table-cell office:value-type="string">
            <text:p>Les bétons neufs sont-ils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7">
            <text:p>337</text:p>
          </table:table-cell>
          <table:table-cell office:value-type="float" office:value="1050">
            <text:p>1050</text:p>
          </table:table-cell>
          <table:table-cell office:value-type="string">
            <text:p>Le bâtiment présente-t-il une humidité permanente sur les sols ?</text:p>
          </table:table-cell>
          <table:table-cell office:value-type="string">
            <text:p>excès d'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8">
            <text:p>338</text:p>
          </table:table-cell>
          <table:table-cell office:value-type="float" office:value="1050">
            <text:p>1050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suffisamment fréqu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9">
            <text:p>339</text:p>
          </table:table-cell>
          <table:table-cell office:value-type="float" office:value="1050">
            <text:p>1050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du troupeau non axées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0">
            <text:p>340</text:p>
          </table:table-cell>
          <table:table-cell office:value-type="float" office:value="1050">
            <text:p>1050</text:p>
          </table:table-cell>
          <table:table-cell office:value-type="string">
            <text:p>Le tri des génisses de renouvellement tient-il compte des aplombs ?</text:p>
          </table:table-cell>
          <table:table-cell office:value-type="string">
            <text:p>pas de tri des génisses sur les aplomb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1">
            <text:p>341</text:p>
          </table:table-cell>
          <table:table-cell office:value-type="float" office:value="1050">
            <text:p>1050</text:p>
          </table:table-cell>
          <table:table-cell office:value-type="string">
            <text:p>Le taureau est-il paré avant mise à la reproduction ?</text:p>
          </table:table-cell>
          <table:table-cell office:value-type="string">
            <text:p>pas de parage du taureau avant la mise à la reprodu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2">
            <text:p>342</text:p>
          </table:table-cell>
          <table:table-cell office:value-type="float" office:value="1050">
            <text:p>1050</text:p>
          </table:table-cell>
          <table:table-cell office:value-type="string">
            <text:p>Le taureau passe-t-il sa période de repos du litière accumulée ?</text:p>
          </table:table-cell>
          <table:table-cell office:value-type="string">
            <text:p>taureau sur litière accumulée pendant sa période de rep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3">
            <text:p>343</text:p>
          </table:table-cell>
          <table:table-cell office:value-type="float" office:value="1050">
            <text:p>1050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présence de caillo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4">
            <text:p>344</text:p>
          </table:table-cell>
          <table:table-cell office:value-type="float" office:value="3000">
            <text:p>3000</text:p>
          </table:table-cell>
          <table:table-cell office:value-type="string">
            <text:p>Les animaux sont-ils parfois sous-alimentés ?</text:p>
          </table:table-cell>
          <table:table-cell office:value-type="string">
            <text:p>Sous-alimentation de certains animaux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5">
            <text:p>345</text:p>
          </table:table-cell>
          <table:table-cell office:value-type="float" office:value="3000">
            <text:p>3000</text:p>
          </table:table-cell>
          <table:table-cell office:value-type="string">
            <text:p>Les rations sont-elles parfois inadaptées aux besoins des animaux ?</text:p>
          </table:table-cell>
          <table:table-cell office:value-type="string">
            <text:p>Rations parfois inadaptées aux besoins des anim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6">
            <text:p>346</text:p>
          </table:table-cell>
          <table:table-cell office:value-type="float" office:value="3000">
            <text:p>3000</text:p>
          </table:table-cell>
          <table:table-cell office:value-type="string">
            <text:p>Les aliments distribués sont-ils sains et bien conservés ?</text:p>
          </table:table-cell>
          <table:table-cell office:value-type="string">
            <text:p>Aliments parfois mal conserv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7">
            <text:p>347</text:p>
          </table:table-cell>
          <table:table-cell office:value-type="float" office:value="3000">
            <text:p>3000</text:p>
          </table:table-cell>
          <table:table-cell office:value-type="string">
            <text:p>Les accès à l'aliment sont-ils suffisants pour tous les animaux en même temps ?</text:p>
          </table:table-cell>
          <table:table-cell office:value-type="string">
            <text:p>Problèmes d’accès aux aliments pour tous les animaux en même temp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8">
            <text:p>348</text:p>
          </table:table-cell>
          <table:table-cell office:value-type="float" office:value="3000">
            <text:p>3000</text:p>
          </table:table-cell>
          <table:table-cell office:value-type="string">
            <text:p>Les chèvres sont–elles parasitées ?</text:p>
          </table:table-cell>
          <table:table-cell office:value-type="string">
            <text:p>Parasitisme récurr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9">
            <text:p>349</text:p>
          </table:table-cell>
          <table:table-cell office:value-type="float" office:value="3001">
            <text:p>3001</text:p>
          </table:table-cell>
          <table:table-cell office:value-type="string">
            <text:p>Les conditions de logements sont-elles problématiques ?</text:p>
          </table:table-cell>
          <table:table-cell office:value-type="string">
            <text:p>Trop forte densité de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0">
            <text:p>350</text:p>
          </table:table-cell>
          <table:table-cell office:value-type="float" office:value="3001">
            <text:p>3001</text:p>
          </table:table-cell>
          <table:table-cell office:value-type="string">
            <text:p>Les quantités de paille litière sont-elles insuffisantes ?</text:p>
          </table:table-cell>
          <table:table-cell office:value-type="string">
            <text:p>Pail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1">
            <text:p>351</text:p>
          </table:table-cell>
          <table:table-cell office:value-type="float" office:value="3001">
            <text:p>3001</text:p>
          </table:table-cell>
          <table:table-cell office:value-type="string">
            <text:p>Les surfaces de vie sont-elles trop faibles ?</text:p>
          </table:table-cell>
          <table:table-cell office:value-type="string">
            <text:p>Surface du logement insuffis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2">
            <text:p>352</text:p>
          </table:table-cell>
          <table:table-cell office:value-type="float" office:value="3001">
            <text:p>3001</text:p>
          </table:table-cell>
          <table:table-cell office:value-type="string">
            <text:p>La ration est-elle déséquilibrée ?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3">
            <text:p>353</text:p>
          </table:table-cell>
          <table:table-cell office:value-type="float" office:value="3001">
            <text:p>3001</text:p>
          </table:table-cell>
          <table:table-cell office:value-type="string">
            <text:p>La ration manque-t-elle de fibres ?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4">
            <text:p>354</text:p>
          </table:table-cell>
          <table:table-cell office:value-type="float" office:value="3001">
            <text:p>3001</text:p>
          </table:table-cell>
          <table:table-cell office:value-type="string">
            <text:p>Les animaux sont-ils parasités ? (cf parasitisme)</text:p>
          </table:table-cell>
          <table:table-cell office:value-type="string">
            <text:p>Parasitisme récurr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5">
            <text:p>355</text:p>
          </table:table-cell>
          <table:table-cell office:value-type="float" office:value="3002">
            <text:p>3002</text:p>
          </table:table-cell>
          <table:table-cell office:value-type="string">
            <text:p>Les réformes sont-elles subies (sanitaire) plutôt que choisies (sélection) ?</text:p>
          </table:table-cell>
          <table:table-cell office:value-type="string">
            <text:p>Trop de réformes pour causes sanitair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6">
            <text:p>356</text:p>
          </table:table-cell>
          <table:table-cell office:value-type="float" office:value="3002">
            <text:p>3002</text:p>
          </table:table-cell>
          <table:table-cell office:value-type="string">
            <text:p>Les réformes sont-elles trop tardives ?</text:p>
          </table:table-cell>
          <table:table-cell office:value-type="string">
            <text:p>Réformes tardiv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7">
            <text:p>357</text:p>
          </table:table-cell>
          <table:table-cell office:value-type="float" office:value="3002">
            <text:p>3002</text:p>
          </table:table-cell>
          <table:table-cell office:value-type="string">
            <text:p>Le troupeau a-t-il des soucis de fertilité ?</text:p>
          </table:table-cell>
          <table:table-cell office:value-type="string">
            <text:p>Problèmes d’infertilité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8">
            <text:p>358</text:p>
          </table:table-cell>
          <table:table-cell office:value-type="float" office:value="3002">
            <text:p>3002</text:p>
          </table:table-cell>
          <table:table-cell office:value-type="string">
            <text:p>Les réformes sont-elles d'une autre origine ?</text:p>
          </table:table-cell>
          <table:table-cell office:value-type="string">
            <text:p>Réformes pour d’autres caus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9">
            <text:p>359</text:p>
          </table:table-cell>
          <table:table-cell office:value-type="float" office:value="3003">
            <text:p>3003</text:p>
          </table:table-cell>
          <table:table-cell office:value-type="string">
            <text:p>Le troupeau est-il suffisamment renouvelé ?</text:p>
          </table:table-cell>
          <table:table-cell office:value-type="string">
            <text:p>Le renouvellement du troupeau est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0">
            <text:p>360</text:p>
          </table:table-cell>
          <table:table-cell office:value-type="float" office:value="3003">
            <text:p>3003</text:p>
          </table:table-cell>
          <table:table-cell office:value-type="string">
            <text:p>Les chèvres présentent-elles des pathologies infectieuses chroniques ?</text:p>
          </table:table-cell>
          <table:table-cell office:value-type="string">
            <text:p>Cas d’infections chro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1">
            <text:p>361</text:p>
          </table:table-cell>
          <table:table-cell office:value-type="float" office:value="3003">
            <text:p>3003</text:p>
          </table:table-cell>
          <table:table-cell office:value-type="string">
            <text:p>Les chèvres présentent-elles des pathologies métaboliques ?</text:p>
          </table:table-cell>
          <table:table-cell office:value-type="string">
            <text:p>Cas de maladies métabol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2">
            <text:p>362</text:p>
          </table:table-cell>
          <table:table-cell office:value-type="float" office:value="3003">
            <text:p>3003</text:p>
          </table:table-cell>
          <table:table-cell office:value-type="string">
            <text:p>L'état corporel du troupeau est-il satisfaisant toute l'année ?</text:p>
          </table:table-cell>
          <table:table-cell office:value-type="string">
            <text:p>L’état corporel n’est pas satisfaisant toute l’ann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3">
            <text:p>363</text:p>
          </table:table-cell>
          <table:table-cell office:value-type="float" office:value="3003">
            <text:p>3003</text:p>
          </table:table-cell>
          <table:table-cell office:value-type="string">
            <text:p>Le troupeau présente-t-il des problèmes de mise-bas ?</text:p>
          </table:table-cell>
          <table:table-cell office:value-type="string">
            <text:p>Problèmes à la mise-ba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4">
            <text:p>364</text:p>
          </table:table-cell>
          <table:table-cell office:value-type="float" office:value="3003">
            <text:p>3003</text:p>
          </table:table-cell>
          <table:table-cell office:value-type="string">
            <text:p>La fréquence de surveillance est-elle suffisante ?</text:p>
          </table:table-cell>
          <table:table-cell office:value-type="string">
            <text:p>Surveillanc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5">
            <text:p>365</text:p>
          </table:table-cell>
          <table:table-cell office:value-type="float" office:value="3004">
            <text:p>3004</text:p>
          </table:table-cell>
          <table:table-cell office:value-type="string">
            <text:p>Les chèvres présentent-elles des pathologies infectieuses chroniques ?</text:p>
          </table:table-cell>
          <table:table-cell office:value-type="string">
            <text:p>Cas d’infections chro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6">
            <text:p>366</text:p>
          </table:table-cell>
          <table:table-cell office:value-type="float" office:value="3004">
            <text:p>3004</text:p>
          </table:table-cell>
          <table:table-cell office:value-type="string">
            <text:p>Y-a-t-il eu introduction d'animaux avec achat dernièrement ?</text:p>
          </table:table-cell>
          <table:table-cell office:value-type="string">
            <text:p>Introduction récente d’animaux acheté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7">
            <text:p>367</text:p>
          </table:table-cell>
          <table:table-cell office:value-type="float" office:value="3004">
            <text:p>3004</text:p>
          </table:table-cell>
          <table:table-cell office:value-type="string">
            <text:p>Les conditions de logement (hygiène, ventilation, température) sont-elles satisfaisantes ?</text:p>
          </table:table-cell>
          <table:table-cell office:value-type="string">
            <text:p>Conditions de logement insuffis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8">
            <text:p>368</text:p>
          </table:table-cell>
          <table:table-cell office:value-type="float" office:value="3004">
            <text:p>3004</text:p>
          </table:table-cell>
          <table:table-cell office:value-type="string">
            <text:p>Les écarts de températures sont-ils accentués dans le bâtiment ?</text:p>
          </table:table-cell>
          <table:table-cell office:value-type="string">
            <text:p>Ecarts de température importants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9">
            <text:p>369</text:p>
          </table:table-cell>
          <table:table-cell office:value-type="float" office:value="3005">
            <text:p>3005</text:p>
          </table:table-cell>
          <table:table-cell office:value-type="string">
            <text:p>L'état général du troupeau est-il évalué régulièrement ? Si oui, est-il satisfaisant ?</text:p>
          </table:table-cell>
          <table:table-cell office:value-type="string">
            <text:p>L’état du troupeau est rarement évalué et paraît insatisfa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0">
            <text:p>370</text:p>
          </table:table-cell>
          <table:table-cell office:value-type="float" office:value="3005">
            <text:p>3005</text:p>
          </table:table-cell>
          <table:table-cell office:value-type="string">
            <text:p>La ration est-elle déséquilibrée ?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1">
            <text:p>371</text:p>
          </table:table-cell>
          <table:table-cell office:value-type="float" office:value="3005">
            <text:p>3005</text:p>
          </table:table-cell>
          <table:table-cell office:value-type="string">
            <text:p>Y-a-t-il des transitions alimentaires de moins de 3 semaines ?</text:p>
          </table:table-cell>
          <table:table-cell office:value-type="string">
            <text:p>Transitions alimentaires parfois trop court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2">
            <text:p>372</text:p>
          </table:table-cell>
          <table:table-cell office:value-type="float" office:value="3005">
            <text:p>3005</text:p>
          </table:table-cell>
          <table:table-cell office:value-type="string">
            <text:p>Y-a-t-il des problèmes dans la rotation des pâtures ?</text:p>
          </table:table-cell>
          <table:table-cell office:value-type="string">
            <text:p>Problèmes dans la rotation des pâtu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3">
            <text:p>373</text:p>
          </table:table-cell>
          <table:table-cell office:value-type="float" office:value="3005">
            <text:p>3005</text:p>
          </table:table-cell>
          <table:table-cell office:value-type="string">
            <text:p>Les pâtures présentent-elles des excès d'azote ?</text:p>
          </table:table-cell>
          <table:table-cell office:value-type="string">
            <text:p>Excès d’azote dans les pâtu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4">
            <text:p>374</text:p>
          </table:table-cell>
          <table:table-cell office:value-type="float" office:value="3005">
            <text:p>3005</text:p>
          </table:table-cell>
          <table:table-cell office:value-type="string">
            <text:p>L’infestation parasitaire n’est-elle pas mal gérée</text:p>
          </table:table-cell>
          <table:table-cell office:value-type="string">
            <text:p>Infestation parasitaire mal gér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5">
            <text:p>375</text:p>
          </table:table-cell>
          <table:table-cell office:value-type="float" office:value="3006">
            <text:p>3006</text:p>
          </table:table-cell>
          <table:table-cell office:value-type="string">
            <text:p>Les rations des jeunes sont-elles déséquilibrées ?</text:p>
          </table:table-cell>
          <table:table-cell office:value-type="string">
            <text:p>Rations des jeunes déséquilibré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6">
            <text:p>376</text:p>
          </table:table-cell>
          <table:table-cell office:value-type="float" office:value="3006">
            <text:p>3006</text:p>
          </table:table-cell>
          <table:table-cell office:value-type="string">
            <text:p>Le sevrage des jeunes présente-t-il des difficultés ?</text:p>
          </table:table-cell>
          <table:table-cell office:value-type="string">
            <text:p>Problèmes au sevr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7">
            <text:p>377</text:p>
          </table:table-cell>
          <table:table-cell office:value-type="float" office:value="3006">
            <text:p>3006</text:p>
          </table:table-cell>
          <table:table-cell office:value-type="string">
            <text:p>Les jeunes sont-ils surveillés sur le plan du parasitisme ? (cf parasitisme)</text:p>
          </table:table-cell>
          <table:table-cell office:value-type="string">
            <text:p>Parasitisme chez l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8">
            <text:p>378</text:p>
          </table:table-cell>
          <table:table-cell office:value-type="float" office:value="3006">
            <text:p>3006</text:p>
          </table:table-cell>
          <table:table-cell office:value-type="string">
            <text:p>Les jeunes sont-ils atteints ou ont-ils été atteints de maladies ? (cf santé des jeunes)</text:p>
          </table:table-cell>
          <table:table-cell office:value-type="string">
            <text:p>Maladies diverses chez les jeu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9">
            <text:p>379</text:p>
          </table:table-cell>
          <table:table-cell office:value-type="float" office:value="3007">
            <text:p>3007</text:p>
          </table:table-cell>
          <table:table-cell office:value-type="string">
            <text:p>Les rations ne sont-elles pas déséquilibrées ou insuffisantes ?</text:p>
          </table:table-cell>
          <table:table-cell office:value-type="string">
            <text:p>Rations déséquilibrées ou insuffisant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0">
            <text:p>380</text:p>
          </table:table-cell>
          <table:table-cell office:value-type="float" office:value="3007">
            <text:p>3007</text:p>
          </table:table-cell>
          <table:table-cell office:value-type="string">
            <text:p>Les aliments du commerce ont-ils des formulations adaptées aux caprins ?</text:p>
          </table:table-cell>
          <table:table-cell office:value-type="string">
            <text:p>Aliments non formulés pour des capr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1">
            <text:p>381</text:p>
          </table:table-cell>
          <table:table-cell office:value-type="float" office:value="3008">
            <text:p>3008</text:p>
          </table:table-cell>
          <table:table-cell office:value-type="string">
            <text:p>Vous n’avez pas informé votre vétérinaire de la présence de troubles nerveux</text:p>
          </table:table-cell>
          <table:table-cell office:value-type="string">
            <text:p>Vous n’avez pas informé votre vétérinaire de la présence de troubles nerve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2">
            <text:p>382</text:p>
          </table:table-cell>
          <table:table-cell office:value-type="float" office:value="3008">
            <text:p>3008</text:p>
          </table:table-cell>
          <table:table-cell office:value-type="string">
            <text:p>Existe-t-il des problèmes dans l’aménagement des surfaces qui favoriserait les affrontements ?</text:p>
          </table:table-cell>
          <table:table-cell office:value-type="string">
            <text:p>Problèmes d’expression violente de la hiérarch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3">
            <text:p>383</text:p>
          </table:table-cell>
          <table:table-cell office:value-type="float" office:value="3008">
            <text:p>3008</text:p>
          </table:table-cell>
          <table:table-cell office:value-type="string">
            <text:p>Les maladies de type Listériose, Tétanos, Botulisme, sont-elles surveillées ?</text:p>
          </table:table-cell>
          <table:table-cell office:value-type="string">
            <text:p>Pas de surveillance de la listériose, du tétanos, du botulis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4">
            <text:p>384</text:p>
          </table:table-cell>
          <table:table-cell office:value-type="float" office:value="3008">
            <text:p>3008</text:p>
          </table:table-cell>
          <table:table-cell office:value-type="string">
            <text:p>Le troupeau est-il régulièrement parasité (interne, externe) ?</text:p>
          </table:table-cell>
          <table:table-cell office:value-type="string">
            <text:p>Troupeau régulièrement parasit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5">
            <text:p>385</text:p>
          </table:table-cell>
          <table:table-cell office:value-type="float" office:value="3008">
            <text:p>3008</text:p>
          </table:table-cell>
          <table:table-cell office:value-type="string">
            <text:p>Le troupeau est-il carencé en minéraux, oligo-éléments et vitamines ?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6">
            <text:p>386</text:p>
          </table:table-cell>
          <table:table-cell office:value-type="float" office:value="3008">
            <text:p>3008</text:p>
          </table:table-cell>
          <table:table-cell office:value-type="string">
            <text:p>Le vétérinaire a-t-il diagnostiqué la Nécrose du cortex ?</text:p>
          </table:table-cell>
          <table:table-cell office:value-type="string">
            <text:p>Présence de nécrose du corte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7">
            <text:p>387</text:p>
          </table:table-cell>
          <table:table-cell office:value-type="float" office:value="3008">
            <text:p>3008</text:p>
          </table:table-cell>
          <table:table-cell office:value-type="string">
            <text:p>Existe-t-il des risques d'intoxication par le sel, plomb, azote non protéique, intoxication végétales sur l'exploitation ?</text:p>
          </table:table-cell>
          <table:table-cell office:value-type="string">
            <text:p>Risques d’intoxic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8">
            <text:p>388</text:p>
          </table:table-cell>
          <table:table-cell office:value-type="float" office:value="3009">
            <text:p>3009</text:p>
          </table:table-cell>
          <table:table-cell office:value-type="string">
            <text:p>La couverture des besoins alimentaires lors de la première année n’est-elle pas insuffisante ?</text:p>
          </table:table-cell>
          <table:table-cell office:value-type="string">
            <text:p>Couverture des besoins alimentaires insuffisante la 1ère ann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9">
            <text:p>389</text:p>
          </table:table-cell>
          <table:table-cell office:value-type="float" office:value="3009">
            <text:p>3009</text:p>
          </table:table-cell>
          <table:table-cell office:value-type="string">
            <text:p>L'état corporel des chevrettes est-il satisfaisant (pas trop grasse ou trop maigre) au moment de la mise à la reproduction ?</text:p>
          </table:table-cell>
          <table:table-cell office:value-type="string">
            <text:p>État corporel des chevrettes inadéquat à la reproduc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0">
            <text:p>390</text:p>
          </table:table-cell>
          <table:table-cell office:value-type="float" office:value="3009">
            <text:p>3009</text:p>
          </table:table-cell>
          <table:table-cell office:value-type="string">
            <text:p>Les chevrettes ont-elles subies des maladies respiratoires durant leur croissance ?</text:p>
          </table:table-cell>
          <table:table-cell office:value-type="string">
            <text:p>Présence de maladies respiratoires la première anné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1">
            <text:p>391</text:p>
          </table:table-cell>
          <table:table-cell office:value-type="float" office:value="3009">
            <text:p>3009</text:p>
          </table:table-cell>
          <table:table-cell office:value-type="string">
            <text:p>Les chevrettes ont-elles été confrontées à des problèmes de parasitisme, en particulier la coccidiose ? (Se référer à l'onglet sur le parasitisme)</text:p>
          </table:table-cell>
          <table:table-cell office:value-type="string">
            <text:p>Présence de coccidiose pendant la première ann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2">
            <text:p>392</text:p>
          </table:table-cell>
          <table:table-cell office:value-type="float" office:value="3010">
            <text:p>3010</text:p>
          </table:table-cell>
          <table:table-cell office:value-type="string">
            <text:p>N’y-a-t-il pas des excès d’azote soluble dans la ration ?</text:p>
          </table:table-cell>
          <table:table-cell office:value-type="string">
            <text:p>Excès d’azote solubl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3">
            <text:p>393</text:p>
          </table:table-cell>
          <table:table-cell office:value-type="float" office:value="3010">
            <text:p>3010</text:p>
          </table:table-cell>
          <table:table-cell office:value-type="string">
            <text:p>La ration distribuée est-elle de qualité insuffisante ?</text:p>
          </table:table-cell>
          <table:table-cell office:value-type="string">
            <text:p>Ration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4">
            <text:p>394</text:p>
          </table:table-cell>
          <table:table-cell office:value-type="float" office:value="3010">
            <text:p>3010</text:p>
          </table:table-cell>
          <table:table-cell office:value-type="string">
            <text:p>Les animaux ne sont-ils pas trop serrés ?</text:p>
          </table:table-cell>
          <table:table-cell office:value-type="string">
            <text:p>Densité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5">
            <text:p>395</text:p>
          </table:table-cell>
          <table:table-cell office:value-type="float" office:value="3010">
            <text:p>3010</text:p>
          </table:table-cell>
          <table:table-cell office:value-type="string">
            <text:p>Les chèvres et chevrettes sont-elles mélangées ? (cf. comportement des mâles)</text:p>
          </table:table-cell>
          <table:table-cell office:value-type="string">
            <text:p>Mélange de chèvres et chevrettes pendant la reprodu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6">
            <text:p>396</text:p>
          </table:table-cell>
          <table:table-cell office:value-type="float" office:value="3010">
            <text:p>3010</text:p>
          </table:table-cell>
          <table:table-cell office:value-type="string">
            <text:p>Le bâtiment pose-t-il des problèmes d’isolation et de ventilation (hors plage 0 et 25C°)</text:p>
          </table:table-cell>
          <table:table-cell office:value-type="string">
            <text:p>Problèmes de ventilation ou d’iso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7">
            <text:p>397</text:p>
          </table:table-cell>
          <table:table-cell office:value-type="float" office:value="3010">
            <text:p>3010</text:p>
          </table:table-cell>
          <table:table-cell office:value-type="string">
            <text:p>Le nombre de boucs fertiles est-il en adéquation avec le nombre de femelles à saillir ?</text:p>
          </table:table-cell>
          <table:table-cell office:value-type="string">
            <text:p>Nombre de boucs insuffisa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8">
            <text:p>398</text:p>
          </table:table-cell>
          <table:table-cell office:value-type="float" office:value="3010">
            <text:p>3010</text:p>
          </table:table-cell>
          <table:table-cell office:value-type="string">
            <text:p>Y-a-t-il un manque de rigueur dans l’éloignement des boucs</text:p>
          </table:table-cell>
          <table:table-cell office:value-type="string">
            <text:p>Manque de rigueur dans l’éloignement des bouc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9">
            <text:p>399</text:p>
          </table:table-cell>
          <table:table-cell office:value-type="float" office:value="3010">
            <text:p>3010</text:p>
          </table:table-cell>
          <table:table-cell office:value-type="string">
            <text:p>Le troupeau est-il touché par le phénomène de pseudo-gestation ?</text:p>
          </table:table-cell>
          <table:table-cell office:value-type="string">
            <text:p>Trop de pseudo-gestation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0">
            <text:p>400</text:p>
          </table:table-cell>
          <table:table-cell office:value-type="float" office:value="3010">
            <text:p>3010</text:p>
          </table:table-cell>
          <table:table-cell office:value-type="string">
            <text:p>Présence de 2 troupeaux ovins-caprins mélangés ? (risque de saillie non viable)</text:p>
          </table:table-cell>
          <table:table-cell office:value-type="string">
            <text:p>Présence de deux troupeaux ovins caprins mélang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1">
            <text:p>401</text:p>
          </table:table-cell>
          <table:table-cell office:value-type="float" office:value="3010">
            <text:p>3010</text:p>
          </table:table-cell>
          <table:table-cell office:value-type="string">
            <text:p>Les retours en chaleur font-ils suite à une canicule ou à une forte pluviométrie ?</text:p>
          </table:table-cell>
          <table:table-cell office:value-type="string">
            <text:p>Perturbations météorologiqu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2">
            <text:p>402</text:p>
          </table:table-cell>
          <table:table-cell office:value-type="float" office:value="3010">
            <text:p>3010</text:p>
          </table:table-cell>
          <table:table-cell office:value-type="string">
            <text:p>Existe-t-il des antécédents de maladies abortives dans l'élevage ?</text:p>
          </table:table-cell>
          <table:table-cell office:value-type="string">
            <text:p>Antécédents de maladies abortives dans l’élev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3">
            <text:p>403</text:p>
          </table:table-cell>
          <table:table-cell office:value-type="float" office:value="3010">
            <text:p>3010</text:p>
          </table:table-cell>
          <table:table-cell office:value-type="string">
            <text:p>A-t-on observé des cas d'épididymites chez les mâles ? (attention aux troupeaux menés en commun ovins-caprins)</text:p>
          </table:table-cell>
          <table:table-cell office:value-type="string">
            <text:p>Présence d’épididymite chez les mâ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4">
            <text:p>404</text:p>
          </table:table-cell>
          <table:table-cell office:value-type="float" office:value="3010">
            <text:p>3010</text:p>
          </table:table-cell>
          <table:table-cell office:value-type="string">
            <text:p>La couverture des besoins en énergie en fin de gestation est-elle correcte ? (absence de Syndrome de la chèvre grasse à la mise bas)</text:p>
          </table:table-cell>
          <table:table-cell office:value-type="string">
            <text:p>Syndrome de la chèvre grasse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5">
            <text:p>405</text:p>
          </table:table-cell>
          <table:table-cell office:value-type="float" office:value="3011">
            <text:p>3011</text:p>
          </table:table-cell>
          <table:table-cell office:value-type="string">
            <text:p>La ration est équilibrée en vitamines, minéraux et oligoéléments ?</text:p>
          </table:table-cell>
          <table:table-cell office:value-type="string">
            <text:p>Déséquilibres de la ration en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6">
            <text:p>406</text:p>
          </table:table-cell>
          <table:table-cell office:value-type="float" office:value="3011">
            <text:p>3011</text:p>
          </table:table-cell>
          <table:table-cell office:value-type="string">
            <text:p>L'éleveur intervient-il lors des mises-bas ? (manipulation / aide à la mise bas)</text:p>
          </table:table-cell>
          <table:table-cell office:value-type="string">
            <text:p>Trop d’interventions pendant les mises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7">
            <text:p>407</text:p>
          </table:table-cell>
          <table:table-cell office:value-type="float" office:value="3011">
            <text:p>3011</text:p>
          </table:table-cell>
          <table:table-cell office:value-type="string">
            <text:p>Existe-t-il une fréquence importante d'infection de la matrice ?</text:p>
          </table:table-cell>
          <table:table-cell office:value-type="string">
            <text:p>Fréquence importante de métri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8">
            <text:p>408</text:p>
          </table:table-cell>
          <table:table-cell office:value-type="float" office:value="3011">
            <text:p>3011</text:p>
          </table:table-cell>
          <table:table-cell office:value-type="string">
            <text:p>Y-a-t-il des antécédents de maladies abortives dans l'élevage ? (Chlamydia, toxoplasmose, fièvre Q)</text:p>
          </table:table-cell>
          <table:table-cell office:value-type="string">
            <text:p>Antécédents de maladies abortives dans l’élev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9">
            <text:p>409</text:p>
          </table:table-cell>
          <table:table-cell office:value-type="float" office:value="3012">
            <text:p>3012</text:p>
          </table:table-cell>
          <table:table-cell office:value-type="string">
            <text:p>La couverture des besoins en azote en fin de gestation est-elle correcte ?</text:p>
          </table:table-cell>
          <table:table-cell office:value-type="string">
            <text:p>Ration insuffisante en azote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0">
            <text:p>410</text:p>
          </table:table-cell>
          <table:table-cell office:value-type="float" office:value="3012">
            <text:p>3012</text:p>
          </table:table-cell>
          <table:table-cell office:value-type="string">
            <text:p>La ration est-elle équilibrée ? (sans excès de concentrés énergétiques et stockage de graisse corporelle en fin de gestation)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1">
            <text:p>411</text:p>
          </table:table-cell>
          <table:table-cell office:value-type="float" office:value="3012">
            <text:p>3012</text:p>
          </table:table-cell>
          <table:table-cell office:value-type="string">
            <text:p>Avez-vous observé des NEC inférieurs à 1,5 ou supérieurs à 4 ?</text:p>
          </table:table-cell>
          <table:table-cell office:value-type="string">
            <text:p>NEC trop bas ou trop élev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2">
            <text:p>412</text:p>
          </table:table-cell>
          <table:table-cell office:value-type="float" office:value="3012">
            <text:p>3012</text:p>
          </table:table-cell>
          <table:table-cell office:value-type="string">
            <text:p>Avez-vous évité les stress autour de la mise bas ?</text:p>
          </table:table-cell>
          <table:table-cell office:value-type="string">
            <text:p>Stress pendant les mis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3">
            <text:p>413</text:p>
          </table:table-cell>
          <table:table-cell office:value-type="float" office:value="3012">
            <text:p>3012</text:p>
          </table:table-cell>
          <table:table-cell office:value-type="string">
            <text:p>Le choix du bouc est-il en adéquation au gabarit des chèvres ?</text:p>
          </table:table-cell>
          <table:table-cell office:value-type="string">
            <text:p>Le gabarit du bouc n'est pas adapté à celui des chèv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4">
            <text:p>414</text:p>
          </table:table-cell>
          <table:table-cell office:value-type="float" office:value="3013">
            <text:p>3013</text:p>
          </table:table-cell>
          <table:table-cell office:value-type="string">
            <text:p>Existe-t-il des antécédents de maladies abortives dans l'élevage ? (chlamydiose, toxoplasmose, fièvre Q)</text:p>
          </table:table-cell>
          <table:table-cell office:value-type="string">
            <text:p>Antécédents de maladies abortives dans l'élev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5">
            <text:p>415</text:p>
          </table:table-cell>
          <table:table-cell office:value-type="float" office:value="3013">
            <text:p>3013</text:p>
          </table:table-cell>
          <table:table-cell office:value-type="string">
            <text:p>L'éleveur intervient-il lors des mises-bas ? (manipulation / aide à la mise bas)</text:p>
          </table:table-cell>
          <table:table-cell office:value-type="string">
            <text:p>Intervention lors des mises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6">
            <text:p>416</text:p>
          </table:table-cell>
          <table:table-cell office:value-type="float" office:value="3013">
            <text:p>3013</text:p>
          </table:table-cell>
          <table:table-cell office:value-type="string">
            <text:p>Les protocoles de traitements (moment de réalisation) sont-ils respectés ? (médication incluant les vaccinations)</text:p>
          </table:table-cell>
          <table:table-cell office:value-type="string">
            <text:p>Manque de respect des protocoles de so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7">
            <text:p>417</text:p>
          </table:table-cell>
          <table:table-cell office:value-type="float" office:value="3013">
            <text:p>3013</text:p>
          </table:table-cell>
          <table:table-cell office:value-type="string">
            <text:p>Observez-vous des facteurs de stress au cours du dernier mois de gestation ? (bagarres, prédateurs, stress divers)</text:p>
          </table:table-cell>
          <table:table-cell office:value-type="string">
            <text:p>Facteurs de stress lors du dernier mois de gesta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8">
            <text:p>418</text:p>
          </table:table-cell>
          <table:table-cell office:value-type="float" office:value="3013">
            <text:p>3013</text:p>
          </table:table-cell>
          <table:table-cell office:value-type="string">
            <text:p>Mettez-vous en contact des primipares une chèvre ayant avortée ?</text:p>
          </table:table-cell>
          <table:table-cell office:value-type="string">
            <text:p>Primipares au contact d'une chèvre ayant avort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19">
            <text:p>419</text:p>
          </table:table-cell>
          <table:table-cell office:value-type="float" office:value="3013">
            <text:p>3013</text:p>
          </table:table-cell>
          <table:table-cell office:value-type="string">
            <text:p>Pratiquez-vous une mise en quarantaine des animaux achetés à l’extérieur et vérifiez-vous leur immunité ?</text:p>
          </table:table-cell>
          <table:table-cell office:value-type="string">
            <text:p>pas de mise en quarantaine des animaux achetés à l'extérie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0">
            <text:p>420</text:p>
          </table:table-cell>
          <table:table-cell office:value-type="float" office:value="3013">
            <text:p>3013</text:p>
          </table:table-cell>
          <table:table-cell office:value-type="string">
            <text:p>Favorisez-vous une bonne immunité des primipares avec une minéralisation suffisante ?</text:p>
          </table:table-cell>
          <table:table-cell office:value-type="string">
            <text:p>minéralisation insuffisante pour l'immunité des prim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1">
            <text:p>421</text:p>
          </table:table-cell>
          <table:table-cell office:value-type="float" office:value="3014">
            <text:p>3014</text:p>
          </table:table-cell>
          <table:table-cell office:value-type="string">
            <text:p>Y a-t’il eut une mauvaise transition alimentaire ?</text:p>
          </table:table-cell>
          <table:table-cell office:value-type="string">
            <text:p>mauvaise transi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2">
            <text:p>422</text:p>
          </table:table-cell>
          <table:table-cell office:value-type="float" office:value="3014">
            <text:p>3014</text:p>
          </table:table-cell>
          <table:table-cell office:value-type="string">
            <text:p>La mise à l'herbe a-t-elle été faite progressivement ?</text:p>
          </table:table-cell>
          <table:table-cell office:value-type="string">
            <text:p>mise à l'herbe trop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3">
            <text:p>423</text:p>
          </table:table-cell>
          <table:table-cell office:value-type="float" office:value="3014">
            <text:p>3014</text:p>
          </table:table-cell>
          <table:table-cell office:value-type="string">
            <text:p>L'alimentation est-elle riche en éléments rapidement fermentescible ? (concentrés, céréales, …)</text:p>
          </table:table-cell>
          <table:table-cell office:value-type="string">
            <text:p>alimentation trop riche en éléments rapidement fermentescib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4">
            <text:p>424</text:p>
          </table:table-cell>
          <table:table-cell office:value-type="float" office:value="3014">
            <text:p>3014</text:p>
          </table:table-cell>
          <table:table-cell office:value-type="string">
            <text:p>La ration consommée est-elle pauvre en fibres efficaces ? (brins longs rigides et piquants)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5">
            <text:p>425</text:p>
          </table:table-cell>
          <table:table-cell office:value-type="float" office:value="3014">
            <text:p>3014</text:p>
          </table:table-cell>
          <table:table-cell office:value-type="string">
            <text:p>La litière est-elle sèche et renouvelée régulièrement ?</text:p>
          </table:table-cell>
          <table:table-cell office:value-type="string">
            <text:p>litière sèche et régulièrement renouve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6">
            <text:p>426</text:p>
          </table:table-cell>
          <table:table-cell office:value-type="float" office:value="3014">
            <text:p>3014</text:p>
          </table:table-cell>
          <table:table-cell office:value-type="string">
            <text:p>Y-a-t-il eu des changements météorologiques brusques précédents les problèmes ?</text:p>
          </table:table-cell>
          <table:table-cell office:value-type="string">
            <text:p>changements météorologiques brusques avant les problèm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7">
            <text:p>427</text:p>
          </table:table-cell>
          <table:table-cell office:value-type="float" office:value="3015">
            <text:p>3015</text:p>
          </table:table-cell>
          <table:table-cell office:value-type="string">
            <text:p>La ration n'est-elle pas trop riche en azote en fin de gestation ?</text:p>
          </table:table-cell>
          <table:table-cell office:value-type="string">
            <text:p>ration trop riche en azote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8">
            <text:p>428</text:p>
          </table:table-cell>
          <table:table-cell office:value-type="float" office:value="3015">
            <text:p>3015</text:p>
          </table:table-cell>
          <table:table-cell office:value-type="string">
            <text:p>La ration n'est-elle pas déséquilibrée et acidogène ?</text:p>
          </table:table-cell>
          <table:table-cell office:value-type="string">
            <text:p>ration déséquilibrée et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9">
            <text:p>429</text:p>
          </table:table-cell>
          <table:table-cell office:value-type="float" office:value="3015">
            <text:p>3015</text:p>
          </table:table-cell>
          <table:table-cell office:value-type="string">
            <text:p>Y a-t’il eut une mauvaise transition alimentaire entre la période sèche et la période de lactation ?</text:p>
          </table:table-cell>
          <table:table-cell office:value-type="string">
            <text:p>mauvaise transition alimentaire entre période sèche et période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0">
            <text:p>430</text:p>
          </table:table-cell>
          <table:table-cell office:value-type="float" office:value="3015">
            <text:p>3015</text:p>
          </table:table-cell>
          <table:table-cell office:value-type="string">
            <text:p>La ration est composée de fourrages pauvres en éléments fermentescibles ?</text:p>
          </table:table-cell>
          <table:table-cell office:value-type="string">
            <text:p>Fourrages pauvres en éléments fermentescib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1">
            <text:p>431</text:p>
          </table:table-cell>
          <table:table-cell office:value-type="float" office:value="3015">
            <text:p>3015</text:p>
          </table:table-cell>
          <table:table-cell office:value-type="string">
            <text:p>Les fourrages utilisés sont-ils de mauvaise qualité ? (appétence, récolte dans de mauvaises conditions, mauvaise conservation)</text:p>
          </table:table-cell>
          <table:table-cell office:value-type="string">
            <text:p>fourrages de mauvaise quali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2">
            <text:p>432</text:p>
          </table:table-cell>
          <table:table-cell office:value-type="float" office:value="3015">
            <text:p>3015</text:p>
          </table:table-cell>
          <table:table-cell office:value-type="string">
            <text:p>La ration présente-elle des carences marquées en minéraux ?</text:p>
          </table:table-cell>
          <table:table-cell office:value-type="string">
            <text:p>carences en minéraux de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3">
            <text:p>433</text:p>
          </table:table-cell>
          <table:table-cell office:value-type="float" office:value="3016">
            <text:p>3016</text:p>
          </table:table-cell>
          <table:table-cell office:value-type="string">
            <text:p>L'animal a-t-il consommé en excès un ou des aliments riches en amidon ou en sucres ?</text:p>
          </table:table-cell>
          <table:table-cell office:value-type="string">
            <text:p>consommation en excès d'aliments riches en amidon ou suc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4">
            <text:p>434</text:p>
          </table:table-cell>
          <table:table-cell office:value-type="float" office:value="3016">
            <text:p>3016</text:p>
          </table:table-cell>
          <table:table-cell office:value-type="string">
            <text:p>La ration consommée est-elle pauvre en fibres efficaces ? (brins longs rigides et piquants)</text:p>
          </table:table-cell>
          <table:table-cell office:value-type="string">
            <text:p>ration pauvre en fibres efficac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5">
            <text:p>435</text:p>
          </table:table-cell>
          <table:table-cell office:value-type="float" office:value="3016">
            <text:p>3016</text:p>
          </table:table-cell>
          <table:table-cell office:value-type="string">
            <text:p>L'ordre de distribution des aliments est-il respecté ? (aliments fibreux puis concentrés)</text:p>
          </table:table-cell>
          <table:table-cell office:value-type="string">
            <text:p>concentrés donnés avant les fib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6">
            <text:p>436</text:p>
          </table:table-cell>
          <table:table-cell office:value-type="float" office:value="3016">
            <text:p>3016</text:p>
          </table:table-cell>
          <table:table-cell office:value-type="string">
            <text:p>La ration est-elle équilibrée en différentes formes d'azote ? (protéique et non protéique)</text:p>
          </table:table-cell>
          <table:table-cell office:value-type="string">
            <text:p>ration non équilibrée entre les différentes formes d'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7">
            <text:p>437</text:p>
          </table:table-cell>
          <table:table-cell office:value-type="float" office:value="3016">
            <text:p>3016</text:p>
          </table:table-cell>
          <table:table-cell office:value-type="string">
            <text:p>La mise à l'herbe a-t-elle été faite progressivement ?</text:p>
          </table:table-cell>
          <table:table-cell office:value-type="string">
            <text:p>mise à l'herb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8">
            <text:p>438</text:p>
          </table:table-cell>
          <table:table-cell office:value-type="float" office:value="3016">
            <text:p>3016</text:p>
          </table:table-cell>
          <table:table-cell office:value-type="string">
            <text:p>Le passage d'une parcelle épuisée à une parcelle plus riche a-t-il été progressif ?</text:p>
          </table:table-cell>
          <table:table-cell office:value-type="string">
            <text:p>passage d'une parcelle épuisée à riche trop brutaleme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39">
            <text:p>439</text:p>
          </table:table-cell>
          <table:table-cell office:value-type="float" office:value="3017">
            <text:p>3017</text:p>
          </table:table-cell>
          <table:table-cell office:value-type="string">
            <text:p>La ration présente-elle un excès d'azote non protéique ? (fourrages verts, ensilage d'herbe mal conservé, foin très feuillu, tourteaux,</text:p>
          </table:table-cell>
          <table:table-cell office:value-type="string">
            <text:p>excès d'azote non proté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0">
            <text:p>440</text:p>
          </table:table-cell>
          <table:table-cell office:value-type="float" office:value="3017">
            <text:p>3017</text:p>
          </table:table-cell>
          <table:table-cell office:value-type="string">
            <text:p>La ration est-elle équilibrée entre l'énergie et l'azote ?</text:p>
          </table:table-cell>
          <table:table-cell office:value-type="string">
            <text:p>ration déséquilibrée entre énergie et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1">
            <text:p>441</text:p>
          </table:table-cell>
          <table:table-cell office:value-type="float" office:value="3018">
            <text:p>3018</text:p>
          </table:table-cell>
          <table:table-cell office:value-type="string">
            <text:p>La ration présente-elle un excès de phosphore ? (alimentation riche en céréales)</text:p>
          </table:table-cell>
          <table:table-cell office:value-type="string">
            <text:p>excès de phosphor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2">
            <text:p>442</text:p>
          </table:table-cell>
          <table:table-cell office:value-type="float" office:value="3018">
            <text:p>3018</text:p>
          </table:table-cell>
          <table:table-cell office:value-type="string">
            <text:p>L'abreuvement disponible est-il suffisant ?</text:p>
          </table:table-cell>
          <table:table-cell office:value-type="string">
            <text:p>abreuvement disponible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3">
            <text:p>443</text:p>
          </table:table-cell>
          <table:table-cell office:value-type="float" office:value="3018">
            <text:p>3018</text:p>
          </table:table-cell>
          <table:table-cell office:value-type="string">
            <text:p>L'apport de sel est-il suffisant ?</text:p>
          </table:table-cell>
          <table:table-cell office:value-type="string">
            <text:p>apport de sel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4">
            <text:p>444</text:p>
          </table:table-cell>
          <table:table-cell office:value-type="float" office:value="3019">
            <text:p>3019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réforme des chèvres infectées chroniqu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5">
            <text:p>445</text:p>
          </table:table-cell>
          <table:table-cell office:value-type="float" office:value="3019">
            <text:p>3019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rop tardif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6">
            <text:p>446</text:p>
          </table:table-cell>
          <table:table-cell office:value-type="float" office:value="3019">
            <text:p>3019</text:p>
          </table:table-cell>
          <table:table-cell office:value-type="string">
            <text:p>Présence d'une politique de soins ou de réformes vis-à-vis des mammites cliniques?</text:p>
          </table:table-cell>
          <table:table-cell office:value-type="string">
            <text:p>pas de soins spécifiques, pas de réforme vis-à-vis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7">
            <text:p>447</text:p>
          </table:table-cell>
          <table:table-cell office:value-type="float" office:value="3019">
            <text:p>3019</text:p>
          </table:table-cell>
          <table:table-cell office:value-type="string">
            <text:p>Possédez-vous une stratégie de traitement raisonné, ciblé en cas de mammites subcliniques?</text:p>
          </table:table-cell>
          <table:table-cell office:value-type="string">
            <text:p>pas de traitement raisonné et ciblé en cas de mammites sub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8">
            <text:p>448</text:p>
          </table:table-cell>
          <table:table-cell office:value-type="float" office:value="3019">
            <text:p>3019</text:p>
          </table:table-cell>
          <table:table-cell office:value-type="string">
            <text:p>Possédez-vous une stratégie de traitement adaptée aux problèmes rencontrés dans votre élevage? (nature des infections subcliniques)</text:p>
          </table:table-cell>
          <table:table-cell office:value-type="string">
            <text:p>traitements pas spécifiquement adaptés aux problèmes rencontré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49">
            <text:p>449</text:p>
          </table:table-cell>
          <table:table-cell office:value-type="float" office:value="3019">
            <text:p>3019</text:p>
          </table:table-cell>
          <table:table-cell office:value-type="string">
            <text:p>Appliquer vous de façon rigoureuse le traitement au tarissement? (hygiène et posologie)</text:p>
          </table:table-cell>
          <table:table-cell office:value-type="string">
            <text:p>manque de rigueur au tarisse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0">
            <text:p>450</text:p>
          </table:table-cell>
          <table:table-cell office:value-type="float" office:value="3019">
            <text:p>3019</text:p>
          </table:table-cell>
          <table:table-cell office:value-type="string">
            <text:p>Appliquer vous une hygiène rigoureuse en cas de traitement par voie intra mammaire?</text:p>
          </table:table-cell>
          <table:table-cell office:value-type="string">
            <text:p>manque de rigueur lors de traitement intra-mamm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1">
            <text:p>451</text:p>
          </table:table-cell>
          <table:table-cell office:value-type="float" office:value="3019">
            <text:p>3019</text:p>
          </table:table-cell>
          <table:table-cell office:value-type="string">
            <text:p>Avez-vous une stratégie globale de choix des chèvres à traiter?</text:p>
          </table:table-cell>
          <table:table-cell office:value-type="string">
            <text:p>manque de stratégie pour choisir les chèvres à trait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2">
            <text:p>452</text:p>
          </table:table-cell>
          <table:table-cell office:value-type="float" office:value="3019">
            <text:p>3019</text:p>
          </table:table-cell>
          <table:table-cell office:value-type="string">
            <text:p>Détenez- vous beaucoup de chèvres infectées, en lactation longue ou prolongée?</text:p>
          </table:table-cell>
          <table:table-cell office:value-type="string">
            <text:p>nombre important de chèvres infectées gardées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3">
            <text:p>453</text:p>
          </table:table-cell>
          <table:table-cell office:value-type="float" office:value="3019">
            <text:p>3019</text:p>
          </table:table-cell>
          <table:table-cell office:value-type="string">
            <text:p>La ration en fin de la lactation est-elle équilibrée? (En particulier les apports azotés)</text:p>
          </table:table-cell>
          <table:table-cell office:value-type="string">
            <text:p>ration déséquilibrée en fin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4">
            <text:p>454</text:p>
          </table:table-cell>
          <table:table-cell office:value-type="float" office:value="3019">
            <text:p>3019</text:p>
          </table:table-cell>
          <table:table-cell office:value-type="string">
            <text:p>Réalisez-vous des transitions alimentaires en fin de période sèche? / fourrages, concentrés, oligo-éléments</text:p>
          </table:table-cell>
          <table:table-cell office:value-type="string">
            <text:p>mauvaise transition alimentaire en fin de période sè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5">
            <text:p>455</text:p>
          </table:table-cell>
          <table:table-cell office:value-type="float" office:value="3019">
            <text:p>3019</text:p>
          </table:table-cell>
          <table:table-cell office:value-type="string">
            <text:p>La durée de période sèche est-elle correcte? (attention au période trop courte)</text:p>
          </table:table-cell>
          <table:table-cell office:value-type="string">
            <text:p>durée de période sèche trop cou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6">
            <text:p>456</text:p>
          </table:table-cell>
          <table:table-cell office:value-type="float" office:value="3019">
            <text:p>3019</text:p>
          </table:table-cell>
          <table:table-cell office:value-type="string">
            <text:p>Détenez-vous des animaux incurables, infectés chroniques?</text:p>
          </table:table-cell>
          <table:table-cell office:value-type="string">
            <text:p>présence d'animaux incurables, infectés chroniquement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7">
            <text:p>457</text:p>
          </table:table-cell>
          <table:table-cell office:value-type="float" office:value="3019">
            <text:p>3019</text:p>
          </table:table-cell>
          <table:table-cell office:value-type="string">
            <text:p>Détenez-vous des animaux infectés par des mycoplasmes?</text:p>
          </table:table-cell>
          <table:table-cell office:value-type="string">
            <text:p>présence d'animaux infectés par des mycoplasm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8">
            <text:p>458</text:p>
          </table:table-cell>
          <table:table-cell office:value-type="float" office:value="3019">
            <text:p>3019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59">
            <text:p>459</text:p>
          </table:table-cell>
          <table:table-cell office:value-type="float" office:value="3019">
            <text:p>3019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 (lactoduc notammen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0">
            <text:p>460</text:p>
          </table:table-cell>
          <table:table-cell office:value-type="float" office:value="3019">
            <text:p>3019</text:p>
          </table:table-cell>
          <table:table-cell office:value-type="string">
            <text:p>Réalisez-vous un entretien régulier de la machine à traire ?</text:p>
          </table:table-cell>
          <table:table-cell office:value-type="string">
            <text:p>manque de régularité dans l'entretien de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1">
            <text:p>461</text:p>
          </table:table-cell>
          <table:table-cell office:value-type="float" office:value="3019">
            <text:p>3019</text:p>
          </table:table-cell>
          <table:table-cell office:value-type="string">
            <text:p>Appliquer vous un protocole de nettoyage et de soins particuliers en cas de blessures des mains du trayeur avant la traite ?</text:p>
          </table:table-cell>
          <table:table-cell office:value-type="string">
            <text:p>si blessure des mains du trayeur avant la traite, manque d'un protocole de nettoyage/prote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2">
            <text:p>462</text:p>
          </table:table-cell>
          <table:table-cell office:value-type="float" office:value="3019">
            <text:p>3019</text:p>
          </table:table-cell>
          <table:table-cell office:value-type="string">
            <text:p>Présence de mamelles sales ou mamelles avec des staphylococcies sur la peau ou autres maladies du trayon?</text:p>
          </table:table-cell>
          <table:table-cell office:value-type="string">
            <text:p>mamelles sales, mamelles avec staphylococcies, maladies du tray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3">
            <text:p>463</text:p>
          </table:table-cell>
          <table:table-cell office:value-type="float" office:value="3019">
            <text:p>3019</text:p>
          </table:table-cell>
          <table:table-cell office:value-type="string">
            <text:p>Réalisez-vous une hygiène avant la traite ? Et si oui, est-elle réalisée systématiquement?</text:p>
          </table:table-cell>
          <table:table-cell office:value-type="string">
            <text:p>manque d'hygiène systématique avant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4">
            <text:p>464</text:p>
          </table:table-cell>
          <table:table-cell office:value-type="float" office:value="3019">
            <text:p>3019</text:p>
          </table:table-cell>
          <table:table-cell office:value-type="string">
            <text:p>Réalisez-vous une désinfection des trayons après la traite? Si oui, est-elle réalisée de manière correcte?</text:p>
          </table:table-cell>
          <table:table-cell office:value-type="string">
            <text:p>pas (ou mauvaise) désinfection des trayons après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5">
            <text:p>465</text:p>
          </table:table-cell>
          <table:table-cell office:value-type="float" office:value="3019">
            <text:p>3019</text:p>
          </table:table-cell>
          <table:table-cell office:value-type="string">
            <text:p>Au cours de la fin de traite, réalisez-vous de l'égouttage, des massages, de la repasse - surtraite?</text:p>
          </table:table-cell>
          <table:table-cell office:value-type="string">
            <text:p>en fin de traite, égouttage, massage ou repasse- sur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6">
            <text:p>466</text:p>
          </table:table-cell>
          <table:table-cell office:value-type="float" office:value="3019">
            <text:p>3019</text:p>
          </table:table-cell>
          <table:table-cell office:value-type="string">
            <text:p>Si vous avez des griffes avec coupure de vide. Réalisez-vous une coupure du vide au moment de la dépose?</text:p>
          </table:table-cell>
          <table:table-cell office:value-type="string">
            <text:p>pas de coupure du vide au moment de la dépo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7">
            <text:p>467</text:p>
          </table:table-cell>
          <table:table-cell office:value-type="float" office:value="3019">
            <text:p>3019</text:p>
          </table:table-cell>
          <table:table-cell office:value-type="string">
            <text:p>Réalisez-vous des branchements de deux chèvres simultanément à partir d'un même faisceau?</text:p>
          </table:table-cell>
          <table:table-cell office:value-type="string">
            <text:p>branchement de deux chèvres simultanément à partir d'un même faisc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8">
            <text:p>468</text:p>
          </table:table-cell>
          <table:table-cell office:value-type="float" office:value="3019">
            <text:p>3019</text:p>
          </table:table-cell>
          <table:table-cell office:value-type="string">
            <text:p>Présence d'entrées d'air au moment de la pose et/ou dépose des faisceaux trayeurs ?</text:p>
          </table:table-cell>
          <table:table-cell office:value-type="string">
            <text:p>entrée d'air lors de la pose/dépose des faisceaux tray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69">
            <text:p>469</text:p>
          </table:table-cell>
          <table:table-cell office:value-type="float" office:value="3019">
            <text:p>3019</text:p>
          </table:table-cell>
          <table:table-cell office:value-type="string">
            <text:p>Avez-vous un protocole de nettoyage du matériel de traite ?</text:p>
          </table:table-cell>
          <table:table-cell office:value-type="string">
            <text:p>pas de protocole de nettoyage du matériel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0">
            <text:p>470</text:p>
          </table:table-cell>
          <table:table-cell office:value-type="float" office:value="3019">
            <text:p>3019</text:p>
          </table:table-cell>
          <table:table-cell office:value-type="string">
            <text:p>Avez-vous mis en place un ordre de traite tenant compte du statut infectieux des chèvres?</text:p>
          </table:table-cell>
          <table:table-cell office:value-type="string">
            <text:p>ordre de traite ne tenant pas compte du statut infectieux des chèv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1">
            <text:p>471</text:p>
          </table:table-cell>
          <table:table-cell office:value-type="float" office:value="3019">
            <text:p>3019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2">
            <text:p>472</text:p>
          </table:table-cell>
          <table:table-cell office:value-type="float" office:value="3019">
            <text:p>3019</text:p>
          </table:table-cell>
          <table:table-cell office:value-type="string">
            <text:p>Au cours de la fin de traite, réalisez-vous de l'égouttage, des massages, de la repasse - surtraite?</text:p>
          </table:table-cell>
          <table:table-cell office:value-type="string">
            <text:p>en fin de traite, égouttage, massage ou repasse- sur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3">
            <text:p>473</text:p>
          </table:table-cell>
          <table:table-cell office:value-type="float" office:value="3019">
            <text:p>3019</text:p>
          </table:table-cell>
          <table:table-cell office:value-type="string">
            <text:p>Si vous avez des griffes avec coupure de vide. Réalisez-vous une coupure du vide au moment de la dépose?</text:p>
          </table:table-cell>
          <table:table-cell office:value-type="string">
            <text:p>pas de coupure du vide au moment de la dépo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4">
            <text:p>474</text:p>
          </table:table-cell>
          <table:table-cell office:value-type="float" office:value="3019">
            <text:p>3019</text:p>
          </table:table-cell>
          <table:table-cell office:value-type="string">
            <text:p>Les manchons que vous utilisez sont-ils adaptés à la forme des trayons? (notamment diamètre à l'embouchure)</text:p>
          </table:table-cell>
          <table:table-cell office:value-type="string">
            <text:p>manchons non adaptés à la forme des tray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5">
            <text:p>475</text:p>
          </table:table-cell>
          <table:table-cell office:value-type="float" office:value="3019">
            <text:p>3019</text:p>
          </table:table-cell>
          <table:table-cell office:value-type="string">
            <text:p>Conserver-vous des chèvres incurables?</text:p>
          </table:table-cell>
          <table:table-cell office:value-type="string">
            <text:p>chèvres incurables gardées sur la fer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6">
            <text:p>476</text:p>
          </table:table-cell>
          <table:table-cell office:value-type="float" office:value="3019">
            <text:p>3019</text:p>
          </table:table-cell>
          <table:table-cell office:value-type="string">
            <text:p>Détenez- vous beaucoup de chèvres infectées, en lactation longue ou prolongée?</text:p>
          </table:table-cell>
          <table:table-cell office:value-type="string">
            <text:p>beaucoup de chèvres infectées sur la fer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7">
            <text:p>477</text:p>
          </table:table-cell>
          <table:table-cell office:value-type="float" office:value="3019">
            <text:p>3019</text:p>
          </table:table-cell>
          <table:table-cell office:value-type="string">
            <text:p>Possédez-vous plusieurs lots de mises bas ? appartenance aux lots de mises bas d'été</text:p>
          </table:table-cell>
          <table:table-cell office:value-type="string">
            <text:p>plusieurs lots de mise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8">
            <text:p>478</text:p>
          </table:table-cell>
          <table:table-cell office:value-type="float" office:value="3019">
            <text:p>3019</text:p>
          </table:table-cell>
          <table:table-cell office:value-type="string">
            <text:p>Avez-vous mis en place un ordre de traite tenant compte du statut infectieux des chèvres?</text:p>
          </table:table-cell>
          <table:table-cell office:value-type="string">
            <text:p>ordre de traite ne tenant pas compte du statut infectieux des chèv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79">
            <text:p>479</text:p>
          </table:table-cell>
          <table:table-cell office:value-type="float" office:value="3019">
            <text:p>3019</text:p>
          </table:table-cell>
          <table:table-cell office:value-type="string">
            <text:p>L'ambiance en salle de traite est-il calme?</text:p>
          </table:table-cell>
          <table:table-cell office:value-type="string">
            <text:p>ambiance stressante ou agitée en salle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3024">
            <text:p>3024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réforme des chèvres infectées chroniqu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1">
            <text:p>481</text:p>
          </table:table-cell>
          <table:table-cell office:value-type="float" office:value="3024">
            <text:p>3024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rop tardif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2">
            <text:p>482</text:p>
          </table:table-cell>
          <table:table-cell office:value-type="float" office:value="3024">
            <text:p>3024</text:p>
          </table:table-cell>
          <table:table-cell office:value-type="string">
            <text:p>Présence d'une politique de soins ou de réformes vis-à-vis des mammites cliniques?</text:p>
          </table:table-cell>
          <table:table-cell office:value-type="string">
            <text:p>pas de soins spécifiques, pas de réforme vis-à-vis des mammites 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3">
            <text:p>483</text:p>
          </table:table-cell>
          <table:table-cell office:value-type="float" office:value="3024">
            <text:p>3024</text:p>
          </table:table-cell>
          <table:table-cell office:value-type="string">
            <text:p>Possédez-vous une stratégie de traitement raisonné, ciblé en cas de mammites subcliniques?</text:p>
          </table:table-cell>
          <table:table-cell office:value-type="string">
            <text:p>absence de traitement raisonné/ciblé en cas de mammites sub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4">
            <text:p>484</text:p>
          </table:table-cell>
          <table:table-cell office:value-type="float" office:value="3024">
            <text:p>3024</text:p>
          </table:table-cell>
          <table:table-cell office:value-type="string">
            <text:p>Mettez-vous en place des mesures de prévention vis-à-vis du CAEV?</text:p>
          </table:table-cell>
          <table:table-cell office:value-type="string">
            <text:p>pas de mesure de prévention vis-à-vis du CAEV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5">
            <text:p>485</text:p>
          </table:table-cell>
          <table:table-cell office:value-type="float" office:value="3024">
            <text:p>3024</text:p>
          </table:table-cell>
          <table:table-cell office:value-type="string">
            <text:p>Le positionnement des faisceaux trayeurs est-il correct? (traction d'un côté, faisceaux lourds, traction liée au poids des tuyaux longs à lait)</text:p>
          </table:table-cell>
          <table:table-cell office:value-type="string">
            <text:p>mauvais positionnement des faisceaux tray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6">
            <text:p>486</text:p>
          </table:table-cell>
          <table:table-cell office:value-type="float" office:value="3025">
            <text:p>3025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ardif des mammites 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7">
            <text:p>487</text:p>
          </table:table-cell>
          <table:table-cell office:value-type="float" office:value="3025">
            <text:p>3025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de réforme des chèvres infectées chronique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8">
            <text:p>488</text:p>
          </table:table-cell>
          <table:table-cell office:value-type="float" office:value="3025">
            <text:p>3025</text:p>
          </table:table-cell>
          <table:table-cell office:value-type="string">
            <text:p>Réalisez-vous les traitements avec une hygiène rigoureuse ?</text:p>
          </table:table-cell>
          <table:table-cell office:value-type="string">
            <text:p>manque d'hygiène lors des traitemen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9">
            <text:p>489</text:p>
          </table:table-cell>
          <table:table-cell office:value-type="float" office:value="3025">
            <text:p>3025</text:p>
          </table:table-cell>
          <table:table-cell office:value-type="string">
            <text:p>Réalisez-vous une traite à part ou avec un faisceau dédié pour des chèvres à mammites cliniques?</text:p>
          </table:table-cell>
          <table:table-cell office:value-type="string">
            <text:p>risques pris lors de la traite de chèvres à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0">
            <text:p>490</text:p>
          </table:table-cell>
          <table:table-cell office:value-type="float" office:value="3025">
            <text:p>3025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manque de nettoyage rigoureux avant et après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1">
            <text:p>491</text:p>
          </table:table-cell>
          <table:table-cell office:value-type="float" office:value="3025">
            <text:p>3025</text:p>
          </table:table-cell>
          <table:table-cell office:value-type="string">
            <text:p>La ration de fin de gestation est-elle équilibrée et suffisante? (En particulier les apports azotés)</text:p>
          </table:table-cell>
          <table:table-cell office:value-type="string">
            <text:p>ration de fin de gest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2">
            <text:p>492</text:p>
          </table:table-cell>
          <table:table-cell office:value-type="float" office:value="3025">
            <text:p>3025</text:p>
          </table:table-cell>
          <table:table-cell office:value-type="string">
            <text:p>En cas de mammites particulières, avez-vous une politique de gestion de ces mammites différente?</text:p>
          </table:table-cell>
          <table:table-cell office:value-type="string">
            <text:p>mammites toutes traitées de la même maniè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3">
            <text:p>493</text:p>
          </table:table-cell>
          <table:table-cell office:value-type="float" office:value="3025">
            <text:p>3025</text:p>
          </table:table-cell>
          <table:table-cell office:value-type="string">
            <text:p>Veillez-vous à développer une flore non pathogène sur les mamelles ? (type flore lactique)</text:p>
          </table:table-cell>
          <table:table-cell office:value-type="string">
            <text:p>pas de soins particuliers pour développer une flore non pathogène sur les mamel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4">
            <text:p>494</text:p>
          </table:table-cell>
          <table:table-cell office:value-type="float" office:value="3025">
            <text:p>3025</text:p>
          </table:table-cell>
          <table:table-cell office:value-type="string">
            <text:p>La litière est-elle ensemencée avec une flore lactique non pathogène ?</text:p>
          </table:table-cell>
          <table:table-cell office:value-type="string">
            <text:p>pas d'ensemencement de la litiè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5">
            <text:p>495</text:p>
          </table:table-cell>
          <table:table-cell office:value-type="float" office:value="3026">
            <text:p>3026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réforme des chèvres infectées chroniqu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6">
            <text:p>496</text:p>
          </table:table-cell>
          <table:table-cell office:value-type="float" office:value="3026">
            <text:p>3026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rop tardif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7">
            <text:p>497</text:p>
          </table:table-cell>
          <table:table-cell office:value-type="float" office:value="3026">
            <text:p>3026</text:p>
          </table:table-cell>
          <table:table-cell office:value-type="string">
            <text:p>Présence d'une politique de soins ou de réformes vis-à-vis des mammites cliniques?</text:p>
          </table:table-cell>
          <table:table-cell office:value-type="string">
            <text:p>pas de soins spécifiques, pas de réforme vis-à-vis des mammites 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8">
            <text:p>498</text:p>
          </table:table-cell>
          <table:table-cell office:value-type="float" office:value="3026">
            <text:p>3026</text:p>
          </table:table-cell>
          <table:table-cell office:value-type="string">
            <text:p>Possédez-vous une stratégie de traitement raisonné, ciblé en cas de mammites subcliniques?</text:p>
          </table:table-cell>
          <table:table-cell office:value-type="string">
            <text:p>absence de traitement raisonné/ciblé en cas de mammites subcliniqu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9">
            <text:p>499</text:p>
          </table:table-cell>
          <table:table-cell office:value-type="float" office:value="3026">
            <text:p>3026</text:p>
          </table:table-cell>
          <table:table-cell office:value-type="string">
            <text:p>Voir facteurs favorisant les abcès caséeux / microcoques de Morel </text:p>
          </table:table-cell>
          <table:table-cell office:value-type="string">
            <text:p>facteurs favorisant les abcès caséeux / microcoques de More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3027">
            <text:p>3027</text:p>
          </table:table-cell>
          <table:table-cell office:value-type="string">
            <text:p>Mettez-vous en place une surveillance de l'hypothermie dans les 24 premières heures de vie des chevreaux?</text:p>
          </table:table-cell>
          <table:table-cell office:value-type="string">
            <text:p>absence de surveillance de l'hypothermie dans les 24 premières heures du chevr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1">
            <text:p>501</text:p>
          </table:table-cell>
          <table:table-cell office:value-type="float" office:value="3027">
            <text:p>3027</text:p>
          </table:table-cell>
          <table:table-cell office:value-type="string">
            <text:p>Observer vous une fréquence anormale de naissance de chevreaux malformés?</text:p>
          </table:table-cell>
          <table:table-cell office:value-type="string">
            <text:p>fréquence anormale de naissance de chevreaux malform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2">
            <text:p>502</text:p>
          </table:table-cell>
          <table:table-cell office:value-type="float" office:value="3027">
            <text:p>3027</text:p>
          </table:table-cell>
          <table:table-cell office:value-type="string">
            <text:p>Les mises bas sont-elles difficiles et longues ?</text:p>
          </table:table-cell>
          <table:table-cell office:value-type="string">
            <text:p>mises bas longues et diffi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3">
            <text:p>503</text:p>
          </table:table-cell>
          <table:table-cell office:value-type="float" office:value="3027">
            <text:p>3027</text:p>
          </table:table-cell>
          <table:table-cell office:value-type="string">
            <text:p>La surface de bâtiment est-elle adaptée au nombre d'animaux présents? Observez-vous un nombre anormal d'écrasement de chevreaux?</text:p>
          </table:table-cell>
          <table:table-cell office:value-type="string">
            <text:p>surface du bâtiment pas adaptée au nombre d'animaux. nombre anormal d'écrasement de chevr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4">
            <text:p>504</text:p>
          </table:table-cell>
          <table:table-cell office:value-type="float" office:value="3027">
            <text:p>3027</text:p>
          </table:table-cell>
          <table:table-cell office:value-type="string">
            <text:p>Avez-vous dans votre élevage beaucoup de naissance gémellaire ou multiple?</text:p>
          </table:table-cell>
          <table:table-cell office:value-type="string">
            <text:p>beaucoup de naissance gémellaire ou multipl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5">
            <text:p>505</text:p>
          </table:table-cell>
          <table:table-cell office:value-type="float" office:value="3027">
            <text:p>3027</text:p>
          </table:table-cell>
          <table:table-cell office:value-type="string">
            <text:p>Observer vous une fréquence anormale de non adoption?</text:p>
          </table:table-cell>
          <table:table-cell office:value-type="string">
            <text:p>fréquence anormale de non-adoptio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6">
            <text:p>506</text:p>
          </table:table-cell>
          <table:table-cell office:value-type="float" office:value="3027">
            <text:p>3027</text:p>
          </table:table-cell>
          <table:table-cell office:value-type="string">
            <text:p>Réalisez-vous une observation régulière de vos animaux en particulier autour de la période mise bas?</text:p>
          </table:table-cell>
          <table:table-cell office:value-type="string">
            <text:p>observation pas assez régulière en période de mises 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7">
            <text:p>507</text:p>
          </table:table-cell>
          <table:table-cell office:value-type="float" office:value="3027">
            <text:p>3027</text:p>
          </table:table-cell>
          <table:table-cell office:value-type="string">
            <text:p>Dès qu'un chevreau est malade, intervenez-vous?</text:p>
          </table:table-cell>
          <table:table-cell office:value-type="string">
            <text:p>manque de réactivité lorsqu'un chevreau est malad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8">
            <text:p>508</text:p>
          </table:table-cell>
          <table:table-cell office:value-type="float" office:value="3028">
            <text:p>3028</text:p>
          </table:table-cell>
          <table:table-cell office:value-type="string">
            <text:p>La consommation du colostrum par les chevreaux est-elle immédiate après la mise bas?</text:p>
          </table:table-cell>
          <table:table-cell office:value-type="string">
            <text:p>colostrum ingéré par les chevreaux trop tardiv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9">
            <text:p>509</text:p>
          </table:table-cell>
          <table:table-cell office:value-type="float" office:value="3028">
            <text:p>3028</text:p>
          </table:table-cell>
          <table:table-cell office:value-type="string">
            <text:p>La qualité du colostrum est-elle contrôlée de façon régulière?</text:p>
          </table:table-cell>
          <table:table-cell office:value-type="string">
            <text:p>qualité du colostrum pas ou peu contrô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0">
            <text:p>510</text:p>
          </table:table-cell>
          <table:table-cell office:value-type="float" office:value="3028">
            <text:p>3028</text:p>
          </table:table-cell>
          <table:table-cell office:value-type="string">
            <text:p>L’hygiène générale du bâtiment est-il correct? (densité, paillage, nature du paillage)</text:p>
          </table:table-cell>
          <table:table-cell office:value-type="string">
            <text:p>hygiène du bâtiment non satisfa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1">
            <text:p>511</text:p>
          </table:table-cell>
          <table:table-cell office:value-type="float" office:value="3028">
            <text:p>3028</text:p>
          </table:table-cell>
          <table:table-cell office:value-type="string">
            <text:p>Réalisez-vous une désinfection du bâtiment si besoin?</text:p>
          </table:table-cell>
          <table:table-cell office:value-type="string">
            <text:p>aucune désinfec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3028">
            <text:p>3028</text:p>
          </table:table-cell>
          <table:table-cell office:value-type="string">
            <text:p>La litière est-elle ensemencée avec une flore lactique, non pathogène ?</text:p>
          </table:table-cell>
          <table:table-cell office:value-type="string">
            <text:p>pas d'ensemencement de la litiè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3">
            <text:p>513</text:p>
          </table:table-cell>
          <table:table-cell office:value-type="float" office:value="3028">
            <text:p>3028</text:p>
          </table:table-cell>
          <table:table-cell office:value-type="string">
            <text:p>Réalisez-vous un tri des aliments potentiellement contaminés ou des parties altérées (ensilage)?</text:p>
          </table:table-cell>
          <table:table-cell office:value-type="string">
            <text:p>manque de tri des aliments potentiellement contaminés ou des parties altérées si ensi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4">
            <text:p>514</text:p>
          </table:table-cell>
          <table:table-cell office:value-type="float" office:value="3028">
            <text:p>3028</text:p>
          </table:table-cell>
          <table:table-cell office:value-type="string">
            <text:p>La ventilation générale du bâtiment est-il correct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5">
            <text:p>515</text:p>
          </table:table-cell>
          <table:table-cell office:value-type="float" office:value="3028">
            <text:p>3028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absence d'un contrôle bactériologique de l'e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6">
            <text:p>516</text:p>
          </table:table-cell>
          <table:table-cell office:value-type="float" office:value="3028">
            <text:p>3028</text:p>
          </table:table-cell>
          <table:table-cell office:value-type="string">
            <text:p>Possédez-vous un protocole de soin adapté? Si oui ce protocole est-il suivi?</text:p>
          </table:table-cell>
          <table:table-cell office:value-type="string">
            <text:p>pas de protocole de soin adapté aux chevrea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7">
            <text:p>517</text:p>
          </table:table-cell>
          <table:table-cell office:value-type="float" office:value="3029">
            <text:p>3029</text:p>
          </table:table-cell>
          <table:table-cell office:value-type="string">
            <text:p>Mettez-vous en place une surveillance de la buvée du colostrum pour le chevreau?</text:p>
          </table:table-cell>
          <table:table-cell office:value-type="string">
            <text:p>pas de surveillance de la prise colostr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8">
            <text:p>518</text:p>
          </table:table-cell>
          <table:table-cell office:value-type="float" office:value="3029">
            <text:p>3029</text:p>
          </table:table-cell>
          <table:table-cell office:value-type="string">
            <text:p>Réalisez-vous un ou des contrôles de qualité du colostrum par période mise bas?</text:p>
          </table:table-cell>
          <table:table-cell office:value-type="string">
            <text:p>pas de contrôle systématique du colostrum par période de mise 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9">
            <text:p>519</text:p>
          </table:table-cell>
          <table:table-cell office:value-type="float" office:value="3029">
            <text:p>3029</text:p>
          </table:table-cell>
          <table:table-cell office:value-type="string">
            <text:p>En cas d'utilisation de poudre ou lait de remplacement, la température/Quantité/Concentration/technique de buvée est-elle correcte?</text:p>
          </table:table-cell>
          <table:table-cell office:value-type="string">
            <text:p>lors d'utilisation de lait de remplacement ou poudre, manque de rigueur sur les température/ quantité/ concentration et technique de buv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0">
            <text:p>520</text:p>
          </table:table-cell>
          <table:table-cell office:value-type="float" office:value="3029">
            <text:p>3029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pas ou peu de contrôle bactériologique de l'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1">
            <text:p>521</text:p>
          </table:table-cell>
          <table:table-cell office:value-type="float" office:value="3029">
            <text:p>3029</text:p>
          </table:table-cell>
          <table:table-cell office:value-type="string">
            <text:p>Le bâtiment correspond-il aux recommandations de confort, de ventilation, de surface et d'hygiène ?</text:p>
          </table:table-cell>
          <table:table-cell office:value-type="string">
            <text:p>confort, ventilation, surface et hygiène du bâtiment pas adaptés aux recommand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2">
            <text:p>522</text:p>
          </table:table-cell>
          <table:table-cell office:value-type="float" office:value="3029">
            <text:p>3029</text:p>
          </table:table-cell>
          <table:table-cell office:value-type="string">
            <text:p>L'apport nutritionnel correspond-il aux besoins ?</text:p>
          </table:table-cell>
          <table:table-cell office:value-type="string">
            <text:p>besoins nutritionnels non couver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3">
            <text:p>523</text:p>
          </table:table-cell>
          <table:table-cell office:value-type="float" office:value="3030">
            <text:p>3030</text:p>
          </table:table-cell>
          <table:table-cell office:value-type="string">
            <text:p>La surveillance de la prise colostrale est-elle suffisante ?</text:p>
          </table:table-cell>
          <table:table-cell office:value-type="string">
            <text:p>pas de surveillance de la prise colostr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4">
            <text:p>524</text:p>
          </table:table-cell>
          <table:table-cell office:value-type="float" office:value="3030">
            <text:p>3030</text:p>
          </table:table-cell>
          <table:table-cell office:value-type="string">
            <text:p>La quantité et la qualité du colostrum sont-elles suffisantes ? A vérifier notamment en cas de de distribution collective au seau ou à la gouttière.</text:p>
          </table:table-cell>
          <table:table-cell office:value-type="string">
            <text:p>quantité et qualité du colostrum insuffis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5">
            <text:p>525</text:p>
          </table:table-cell>
          <table:table-cell office:value-type="float" office:value="3030">
            <text:p>3030</text:p>
          </table:table-cell>
          <table:table-cell office:value-type="string">
            <text:p>En cas de colostrum thermisé : quel volume a été thermisé ?</text:p>
          </table:table-cell>
          <table:table-cell office:value-type="string">
            <text:p>important volume de colostrum thermis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6">
            <text:p>526</text:p>
          </table:table-cell>
          <table:table-cell office:value-type="float" office:value="3030">
            <text:p>3030</text:p>
          </table:table-cell>
          <table:table-cell office:value-type="string">
            <text:p>à quelle vitesse ont eu lieu les montées et redescentes en température du colostrum ?</text:p>
          </table:table-cell>
          <table:table-cell office:value-type="string">
            <text:p>montée et redescente en température du colostrum pas assez rapi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7">
            <text:p>527</text:p>
          </table:table-cell>
          <table:table-cell office:value-type="float" office:value="3030">
            <text:p>3030</text:p>
          </table:table-cell>
          <table:table-cell office:value-type="string">
            <text:p>A quelle température a-t-il été distribué ?</text:p>
          </table:table-cell>
          <table:table-cell office:value-type="string">
            <text:p>colostrum distribué trop chaud ou trop froi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8">
            <text:p>528</text:p>
          </table:table-cell>
          <table:table-cell office:value-type="float" office:value="3030">
            <text:p>3030</text:p>
          </table:table-cell>
          <table:table-cell office:value-type="string">
            <text:p>En cas d’utilisation de colostrum congelé, la décongélation a-t-elle été faite au bain-marie ?</text:p>
          </table:table-cell>
          <table:table-cell office:value-type="string">
            <text:p>décongélation du colostrum sans bain-mari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29">
            <text:p>529</text:p>
          </table:table-cell>
          <table:table-cell office:value-type="float" office:value="3030">
            <text:p>3030</text:p>
          </table:table-cell>
          <table:table-cell office:value-type="string">
            <text:p>La transition entre l’allaitement et l’utilisation du lactoremplaceur a-t-elle été brutale ?</text:p>
          </table:table-cell>
          <table:table-cell office:value-type="string">
            <text:p>transition entre allaitement et lactoremplaceur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0">
            <text:p>530</text:p>
          </table:table-cell>
          <table:table-cell office:value-type="float" office:value="3030">
            <text:p>3030</text:p>
          </table:table-cell>
          <table:table-cell office:value-type="string">
            <text:p>Le lactoremplaceur est-il de bonne qualité ?</text:p>
          </table:table-cell>
          <table:table-cell office:value-type="string">
            <text:p>lactoremplaceur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1">
            <text:p>531</text:p>
          </table:table-cell>
          <table:table-cell office:value-type="float" office:value="3030">
            <text:p>3030</text:p>
          </table:table-cell>
          <table:table-cell office:value-type="string">
            <text:p>La concentration est-elle adaptée (attention aux sous- et sur-concentrations) ?</text:p>
          </table:table-cell>
          <table:table-cell office:value-type="string">
            <text:p>sur ou sous-concentration du lactoremplace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2">
            <text:p>532</text:p>
          </table:table-cell>
          <table:table-cell office:value-type="float" office:value="3030">
            <text:p>3030</text:p>
          </table:table-cell>
          <table:table-cell office:value-type="string">
            <text:p>La distribution est-elle appropriée (nombre et positionnement des tétines disponibles pour les louves, température du lait,…) ?</text:p>
          </table:table-cell>
          <table:table-cell office:value-type="string">
            <text:p>distribution du lait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3">
            <text:p>533</text:p>
          </table:table-cell>
          <table:table-cell office:value-type="float" office:value="3030">
            <text:p>3030</text:p>
          </table:table-cell>
          <table:table-cell office:value-type="string">
            <text:p>Le matériel utilisé est-il propre ? Est-il nettoyé régulièrement (tous les jours pour le bol mélangeur, toutes les semaines pour les tuyaux) ?</text:p>
          </table:table-cell>
          <table:table-cell office:value-type="string">
            <text:p>manque de nettoyage régulier du matéri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4">
            <text:p>534</text:p>
          </table:table-cell>
          <table:table-cell office:value-type="float" office:value="3030">
            <text:p>3030</text:p>
          </table:table-cell>
          <table:table-cell office:value-type="string">
            <text:p>En cas de colostrum thermisé : quel volume a été thermisé ? </text:p>
          </table:table-cell>
          <table:table-cell office:value-type="string">
            <text:p>important volume de colostrum thermis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5">
            <text:p>535</text:p>
          </table:table-cell>
          <table:table-cell office:value-type="float" office:value="3030">
            <text:p>3030</text:p>
          </table:table-cell>
          <table:table-cell office:value-type="string">
            <text:p>L’eau de boisson est-elle potable ?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6">
            <text:p>536</text:p>
          </table:table-cell>
          <table:table-cell office:value-type="float" office:value="3030">
            <text:p>3030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pas ou peu de contrôle bactériologique de l'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7">
            <text:p>537</text:p>
          </table:table-cell>
          <table:table-cell office:value-type="float" office:value="3030">
            <text:p>3030</text:p>
          </table:table-cell>
          <table:table-cell office:value-type="string">
            <text:p>L’eau de boisson est-elle souillée par des matières fécales ?</text:p>
          </table:table-cell>
          <table:table-cell office:value-type="string">
            <text:p>eau de boisson souillée par des matières féca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8">
            <text:p>538</text:p>
          </table:table-cell>
          <table:table-cell office:value-type="float" office:value="3030">
            <text:p>3030</text:p>
          </table:table-cell>
          <table:table-cell office:value-type="string">
            <text:p>Le bâtiment correspond-il aux recommandations de confort, de ventilation, de surface / densité et d'hygiène ?</text:p>
          </table:table-cell>
          <table:table-cell office:value-type="string">
            <text:p>confort, ventilation, surface et hygiène du bâtiment pas adaptés aux recommand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9">
            <text:p>539</text:p>
          </table:table-cell>
          <table:table-cell office:value-type="float" office:value="3030">
            <text:p>3030</text:p>
          </table:table-cell>
          <table:table-cell office:value-type="string">
            <text:p>L’hygiène du logement est-elle suffisante ?</text:p>
          </table:table-cell>
          <table:table-cell office:value-type="string">
            <text:p>hygiène insuffisante du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0">
            <text:p>540</text:p>
          </table:table-cell>
          <table:table-cell office:value-type="float" office:value="3030">
            <text:p>3030</text:p>
          </table:table-cell>
          <table:table-cell office:value-type="string">
            <text:p>La paille de la litière est-elle de bonne qualité, bien conservée ? La litière est-elle propre ?</text:p>
          </table:table-cell>
          <table:table-cell office:value-type="string">
            <text:p>mauvaise conservation de la litière, mauvaise qualité, pas toujours prop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1">
            <text:p>541</text:p>
          </table:table-cell>
          <table:table-cell office:value-type="float" office:value="3030">
            <text:p>3030</text:p>
          </table:table-cell>
          <table:table-cell office:value-type="string">
            <text:p>Les lots de chevreaux regroupent-ils des chevreaux d’âges différents ?</text:p>
          </table:table-cell>
          <table:table-cell office:value-type="string">
            <text:p>chevreaux d'âges différents au sein d'un lo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2">
            <text:p>542</text:p>
          </table:table-cell>
          <table:table-cell office:value-type="float" office:value="3030">
            <text:p>3030</text:p>
          </table:table-cell>
          <table:table-cell office:value-type="string">
            <text:p>Peut-on isoler les chevreaux malades ?</text:p>
          </table:table-cell>
          <table:table-cell office:value-type="string">
            <text:p>impossibilité d'isoler les chevreaux mala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3">
            <text:p>543</text:p>
          </table:table-cell>
          <table:table-cell office:value-type="float" office:value="3030">
            <text:p>3030</text:p>
          </table:table-cell>
          <table:table-cell office:value-type="string">
            <text:p>Le matériel d’élevage est-il correctement nettoyé et désinfecté ? (notamment s’il y a des animaux malades)</text:p>
          </table:table-cell>
          <table:table-cell office:value-type="string">
            <text:p>manque de nettoyage régulier du matéri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4">
            <text:p>544</text:p>
          </table:table-cell>
          <table:table-cell office:value-type="float" office:value="3030">
            <text:p>3030</text:p>
          </table:table-cell>
          <table:table-cell office:value-type="string">
            <text:p>Donnez-vous des ferments lactiques dès la naissance ?</text:p>
          </table:table-cell>
          <table:table-cell office:value-type="string">
            <text:p>pas de ferments lactiques donn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5">
            <text:p>545</text:p>
          </table:table-cell>
          <table:table-cell office:value-type="float" office:value="3030">
            <text:p>3030</text:p>
          </table:table-cell>
          <table:table-cell office:value-type="string">
            <text:p>La transition entre l’allaitement et l’utilisation du lactoremplaceur a-t-elle été brutale ?</text:p>
          </table:table-cell>
          <table:table-cell office:value-type="string">
            <text:p>transition entre allaitement et lactoremplaceur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6">
            <text:p>546</text:p>
          </table:table-cell>
          <table:table-cell office:value-type="float" office:value="3030">
            <text:p>3030</text:p>
          </table:table-cell>
          <table:table-cell office:value-type="string">
            <text:p>Le lactoremplaceur est-il de bonne qualité ?</text:p>
          </table:table-cell>
          <table:table-cell office:value-type="string">
            <text:p>lactoremplaceur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7">
            <text:p>547</text:p>
          </table:table-cell>
          <table:table-cell office:value-type="float" office:value="3030">
            <text:p>3030</text:p>
          </table:table-cell>
          <table:table-cell office:value-type="string">
            <text:p>La concentration est-elle adaptée (attention aux sous- et sur-concentrations) ?</text:p>
          </table:table-cell>
          <table:table-cell office:value-type="string">
            <text:p>sur ou sous-concentration du lactoremplace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8">
            <text:p>548</text:p>
          </table:table-cell>
          <table:table-cell office:value-type="float" office:value="3030">
            <text:p>3030</text:p>
          </table:table-cell>
          <table:table-cell office:value-type="string">
            <text:p>La distribution est-elle appropriée (nombre et positionnement des tétines disponibles pour les louves, température du lait,…) ?</text:p>
          </table:table-cell>
          <table:table-cell office:value-type="string">
            <text:p>distribution du lait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49">
            <text:p>549</text:p>
          </table:table-cell>
          <table:table-cell office:value-type="float" office:value="3030">
            <text:p>3030</text:p>
          </table:table-cell>
          <table:table-cell office:value-type="string">
            <text:p>Le matériel utilisé est-il propre ?</text:p>
          </table:table-cell>
          <table:table-cell office:value-type="string">
            <text:p>matériel pas toujours prop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0">
            <text:p>550</text:p>
          </table:table-cell>
          <table:table-cell office:value-type="float" office:value="3030">
            <text:p>3030</text:p>
          </table:table-cell>
          <table:table-cell office:value-type="string">
            <text:p>Est-il nettoyé régulièrement (tous les jours pour le bol mélangeur, toutes les semaines pour les tuyaux) ?</text:p>
          </table:table-cell>
          <table:table-cell office:value-type="string">
            <text:p>manque de nettoyage régulier du matéri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1">
            <text:p>551</text:p>
          </table:table-cell>
          <table:table-cell office:value-type="float" office:value="3030">
            <text:p>3030</text:p>
          </table:table-cell>
          <table:table-cell office:value-type="string">
            <text:p>L’eau de boisson est-elle potable ?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2">
            <text:p>552</text:p>
          </table:table-cell>
          <table:table-cell office:value-type="float" office:value="3030">
            <text:p>3030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pas ou peu de contrôle bactériologique de l'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3">
            <text:p>553</text:p>
          </table:table-cell>
          <table:table-cell office:value-type="float" office:value="3030">
            <text:p>3030</text:p>
          </table:table-cell>
          <table:table-cell office:value-type="string">
            <text:p>L’eau de boisson est-elle souillée par des matières fécales ?</text:p>
          </table:table-cell>
          <table:table-cell office:value-type="string">
            <text:p>eau souillée par des matières féca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4">
            <text:p>554</text:p>
          </table:table-cell>
          <table:table-cell office:value-type="float" office:value="3030">
            <text:p>3030</text:p>
          </table:table-cell>
          <table:table-cell office:value-type="string">
            <text:p>Le bâtiment correspond-il aux recommandations de confort, de ventilation, de surface / densité et d'hygiène ? </text:p>
          </table:table-cell>
          <table:table-cell office:value-type="string">
            <text:p>confort, ventilation, surface et hygiène du bâtiment pas adaptés aux recommand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5">
            <text:p>555</text:p>
          </table:table-cell>
          <table:table-cell office:value-type="float" office:value="3030">
            <text:p>3030</text:p>
          </table:table-cell>
          <table:table-cell office:value-type="string">
            <text:p>L’hygiène du logement est-elle suffisante ?</text:p>
          </table:table-cell>
          <table:table-cell office:value-type="string">
            <text:p>hygiène du logement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6">
            <text:p>556</text:p>
          </table:table-cell>
          <table:table-cell office:value-type="float" office:value="3030">
            <text:p>3030</text:p>
          </table:table-cell>
          <table:table-cell office:value-type="string">
            <text:p>La paille de la litière est-elle de bonne qualité, bien conservée ?</text:p>
          </table:table-cell>
          <table:table-cell office:value-type="string">
            <text:p>mauvaise conservation de la litière,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7">
            <text:p>557</text:p>
          </table:table-cell>
          <table:table-cell office:value-type="float" office:value="3030">
            <text:p>3030</text:p>
          </table:table-cell>
          <table:table-cell office:value-type="string">
            <text:p>La litière est-elle propre ?</text:p>
          </table:table-cell>
          <table:table-cell office:value-type="string">
            <text:p>litière pas toujours prop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8">
            <text:p>558</text:p>
          </table:table-cell>
          <table:table-cell office:value-type="float" office:value="3030">
            <text:p>3030</text:p>
          </table:table-cell>
          <table:table-cell office:value-type="string">
            <text:p>Les lots de chevreaux regroupent-ils des chevreaux d’âges différents ?</text:p>
          </table:table-cell>
          <table:table-cell office:value-type="string">
            <text:p>chevreaux d'âges différents au sein d'un lo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59">
            <text:p>559</text:p>
          </table:table-cell>
          <table:table-cell office:value-type="float" office:value="3030">
            <text:p>3030</text:p>
          </table:table-cell>
          <table:table-cell office:value-type="string">
            <text:p>Peut-on isoler les chevreaux malades ? </text:p>
          </table:table-cell>
          <table:table-cell office:value-type="string">
            <text:p>impossibilité d'isoler les chevreaux mala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0">
            <text:p>560</text:p>
          </table:table-cell>
          <table:table-cell office:value-type="float" office:value="3030">
            <text:p>3030</text:p>
          </table:table-cell>
          <table:table-cell office:value-type="string">
            <text:p>Le matériel d’élevage est-il correctement nettoyé et désinfecté ? (notamment s’il y a des animaux malades)</text:p>
          </table:table-cell>
          <table:table-cell office:value-type="string">
            <text:p>manque de nettoyage régulier du matériel d'élev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1">
            <text:p>561</text:p>
          </table:table-cell>
          <table:table-cell office:value-type="float" office:value="3030">
            <text:p>3030</text:p>
          </table:table-cell>
          <table:table-cell office:value-type="string">
            <text:p>Se référer également aux chapitres traitant du parasitisme (dont cryptosporidiose et coccidiose)</text:p>
          </table:table-cell>
          <table:table-cell office:value-type="string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2">
            <text:p>562</text:p>
          </table:table-cell>
          <table:table-cell office:value-type="float" office:value="3031">
            <text:p>3031</text:p>
          </table:table-cell>
          <table:table-cell office:value-type="string">
            <text:p>Les cordons sont-ils désinfectés ?</text:p>
          </table:table-cell>
          <table:table-cell office:value-type="string">
            <text:p>pas de désinfection du cor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3">
            <text:p>563</text:p>
          </table:table-cell>
          <table:table-cell office:value-type="float" office:value="3031">
            <text:p>3031</text:p>
          </table:table-cell>
          <table:table-cell office:value-type="string">
            <text:p>La solution de désinfection est-elle régulièrement renouvelée ?</text:p>
          </table:table-cell>
          <table:table-cell office:value-type="string">
            <text:p>pas de renouvellement de la solution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4">
            <text:p>564</text:p>
          </table:table-cell>
          <table:table-cell office:value-type="float" office:value="3031">
            <text:p>3031</text:p>
          </table:table-cell>
          <table:table-cell office:value-type="string">
            <text:p>Les chevreaux ont-il bien tété le colostrum dans les 6 heures ?</text:p>
          </table:table-cell>
          <table:table-cell office:value-type="string">
            <text:p>tétée tardive du colostr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5">
            <text:p>565</text:p>
          </table:table-cell>
          <table:table-cell office:value-type="float" office:value="3031">
            <text:p>3031</text:p>
          </table:table-cell>
          <table:table-cell office:value-type="string">
            <text:p>Les colostrums sont-ils de bonne qualité ?</text:p>
          </table:table-cell>
          <table:table-cell office:value-type="string">
            <text:p>colostrum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6">
            <text:p>566</text:p>
          </table:table-cell>
          <table:table-cell office:value-type="float" office:value="3031">
            <text:p>3031</text:p>
          </table:table-cell>
          <table:table-cell office:value-type="string">
            <text:p>Donnez-vous des ferments lactiques dès la naissance ?</text:p>
          </table:table-cell>
          <table:table-cell office:value-type="string">
            <text:p>pas de ferments lactiques donnés à la naissanc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7">
            <text:p>567</text:p>
          </table:table-cell>
          <table:table-cell office:value-type="float" office:value="3031">
            <text:p>3031</text:p>
          </table:table-cell>
          <table:table-cell office:value-type="string">
            <text:p>Les chevreaux du même lot sont-ils homogènes ? (âge et poids)</text:p>
          </table:table-cell>
          <table:table-cell office:value-type="string">
            <text:p>les chevreaux d'un même lot hétérogèn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8">
            <text:p>568</text:p>
          </table:table-cell>
          <table:table-cell office:value-type="float" office:value="3031">
            <text:p>3031</text:p>
          </table:table-cell>
          <table:table-cell office:value-type="string">
            <text:p>La densité (nombre d'animaux/m²) n'est-elle pas trop importante ?</text:p>
          </table:table-cell>
          <table:table-cell office:value-type="string">
            <text:p>importante densité d'animaux/m²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9">
            <text:p>569</text:p>
          </table:table-cell>
          <table:table-cell office:value-type="float" office:value="3031">
            <text:p>3031</text:p>
          </table:table-cell>
          <table:table-cell office:value-type="string">
            <text:p>Les quantités de paille litière sont-elles suffisantes ?</text:p>
          </table:table-cell>
          <table:table-cell office:value-type="string">
            <text:p>quantité insuffisante de paille de litiè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0">
            <text:p>570</text:p>
          </table:table-cell>
          <table:table-cell office:value-type="float" office:value="3031">
            <text:p>3031</text:p>
          </table:table-cell>
          <table:table-cell office:value-type="string">
            <text:p>La chèvrerie est-elle suffisamment isolée et ventilée ?</text:p>
          </table:table-cell>
          <table:table-cell office:value-type="string">
            <text:p>chèvrerie pas assez ventilée, pas iso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1">
            <text:p>571</text:p>
          </table:table-cell>
          <table:table-cell office:value-type="float" office:value="3031">
            <text:p>3031</text:p>
          </table:table-cell>
          <table:table-cell office:value-type="string">
            <text:p>La litière est-elle ensemencée avec une flore lactique, non pathogène ?</text:p>
          </table:table-cell>
          <table:table-cell office:value-type="string">
            <text:p>pas d'ensemencement de la litiè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2">
            <text:p>572</text:p>
          </table:table-cell>
          <table:table-cell office:value-type="float" office:value="3032">
            <text:p>3032</text:p>
          </table:table-cell>
          <table:table-cell office:value-type="string">
            <text:p>Les chevreaux ont-ils eu des infections du nombril ?</text:p>
          </table:table-cell>
          <table:table-cell office:value-type="string">
            <text:p>infections du nombril fréquentes chez les chevrea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3">
            <text:p>573</text:p>
          </table:table-cell>
          <table:table-cell office:value-type="float" office:value="3032">
            <text:p>3032</text:p>
          </table:table-cell>
          <table:table-cell office:value-type="string">
            <text:p>Les chevreaux ont-ils eu des infections suite au bouclage?</text:p>
          </table:table-cell>
          <table:table-cell office:value-type="string">
            <text:p>infections fréquentes suite au bouclage chez les chevrea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4">
            <text:p>574</text:p>
          </table:table-cell>
          <table:table-cell office:value-type="float" office:value="3032">
            <text:p>3032</text:p>
          </table:table-cell>
          <table:table-cell office:value-type="string">
            <text:p>En cas de blessures, les plaies sont-elles systématiquement désinfectées ?</text:p>
          </table:table-cell>
          <table:table-cell office:value-type="string">
            <text:p>pas de désinfection systématique des plai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5">
            <text:p>575</text:p>
          </table:table-cell>
          <table:table-cell office:value-type="float" office:value="3032">
            <text:p>3032</text:p>
          </table:table-cell>
          <table:table-cell office:value-type="string">
            <text:p>Les rations sont-elles suffisamment pourvues en vitamine E et sélénium ?</text:p>
          </table:table-cell>
          <table:table-cell office:value-type="string">
            <text:p>carences en vitamine E et sélénium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6">
            <text:p>576</text:p>
          </table:table-cell>
          <table:table-cell office:value-type="float" office:value="3032">
            <text:p>3032</text:p>
          </table:table-cell>
          <table:table-cell office:value-type="string">
            <text:p>Y a-t-il des antécédents de mycoplasmose dans le troupeau ?</text:p>
          </table:table-cell>
          <table:table-cell office:value-type="string">
            <text:p>antécédents de mycoplasmes dans le troupea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7">
            <text:p>577</text:p>
          </table:table-cell>
          <table:table-cell office:value-type="float" office:value="3033">
            <text:p>3033</text:p>
          </table:table-cell>
          <table:table-cell office:value-type="string">
            <text:p>La surveillance de la prise colostrale est-elle suffisante ?</text:p>
          </table:table-cell>
          <table:table-cell office:value-type="string">
            <text:p>pas de surveillance de la prise colostr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8">
            <text:p>578</text:p>
          </table:table-cell>
          <table:table-cell office:value-type="float" office:value="3033">
            <text:p>3033</text:p>
          </table:table-cell>
          <table:table-cell office:value-type="string">
            <text:p>La quantité et la qualité du colostrum sont-elles suffisantes ?</text:p>
          </table:table-cell>
          <table:table-cell office:value-type="string">
            <text:p>quantité et qualité du colostrum insuffis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9">
            <text:p>579</text:p>
          </table:table-cell>
          <table:table-cell office:value-type="float" office:value="3033">
            <text:p>3033</text:p>
          </table:table-cell>
          <table:table-cell office:value-type="string">
            <text:p>L’ambiance des bâtiments est-elle propice aux variations de températures (exposition / orientation, matériaux,…)?</text:p>
          </table:table-cell>
          <table:table-cell office:value-type="string">
            <text:p>forte variation de température dans les bâtime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0">
            <text:p>580</text:p>
          </table:table-cell>
          <table:table-cell office:value-type="float" office:value="3033">
            <text:p>3033</text:p>
          </table:table-cell>
          <table:table-cell office:value-type="string">
            <text:p>La densité animale est-elle trop élevée ?</text:p>
          </table:table-cell>
          <table:table-cell office:value-type="string">
            <text:p>très forte densité anim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1">
            <text:p>581</text:p>
          </table:table-cell>
          <table:table-cell office:value-type="float" office:value="3033">
            <text:p>3033</text:p>
          </table:table-cell>
          <table:table-cell office:value-type="string">
            <text:p>La condensation est-elle fréquente dans le bâtiment ?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2">
            <text:p>582</text:p>
          </table:table-cell>
          <table:table-cell office:value-type="float" office:value="3033">
            <text:p>3033</text:p>
          </table:table-cell>
          <table:table-cell office:value-type="string">
            <text:p>Y-a-t-il présence de courants d'air ?</text:p>
          </table:table-cell>
          <table:table-cell office:value-type="string">
            <text:p>courants d'air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3">
            <text:p>583</text:p>
          </table:table-cell>
          <table:table-cell office:value-type="float" office:value="3034">
            <text:p>3034</text:p>
          </table:table-cell>
          <table:table-cell office:value-type="string">
            <text:p>Les rations des jeunes sont-elles suffisamment équilibrées ?</text:p>
          </table:table-cell>
          <table:table-cell office:value-type="string">
            <text:p>ration des jeunes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4">
            <text:p>584</text:p>
          </table:table-cell>
          <table:table-cell office:value-type="float" office:value="3034">
            <text:p>3034</text:p>
          </table:table-cell>
          <table:table-cell office:value-type="string">
            <text:p>Le sevrage des jeunes se passe-t-il correctement ?</text:p>
          </table:table-cell>
          <table:table-cell office:value-type="string">
            <text:p>sevrage des jeunes diffici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5">
            <text:p>585</text:p>
          </table:table-cell>
          <table:table-cell office:value-type="float" office:value="3034">
            <text:p>3034</text:p>
          </table:table-cell>
          <table:table-cell office:value-type="string">
            <text:p>Les transitions alimentaires sont-elles respectées ?</text:p>
          </table:table-cell>
          <table:table-cell office:value-type="string">
            <text:p>pas ou peu de transi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6">
            <text:p>586</text:p>
          </table:table-cell>
          <table:table-cell office:value-type="float" office:value="3034">
            <text:p>3034</text:p>
          </table:table-cell>
          <table:table-cell office:value-type="string">
            <text:p>Le foin est-il appétent ? est-il renouvelé tous les jours ?</text:p>
          </table:table-cell>
          <table:table-cell office:value-type="string">
            <text:p>foin pas toujours appétent et pas assez souvent renouvel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7">
            <text:p>587</text:p>
          </table:table-cell>
          <table:table-cell office:value-type="float" office:value="3034">
            <text:p>3034</text:p>
          </table:table-cell>
          <table:table-cell office:value-type="string">
            <text:p>Le foin est-il facilement accessible (accès, hauteur du râtelier) ?</text:p>
          </table:table-cell>
          <table:table-cell office:value-type="string">
            <text:p>mauvais accès au foi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8">
            <text:p>588</text:p>
          </table:table-cell>
          <table:table-cell office:value-type="float" office:value="3034">
            <text:p>3034</text:p>
          </table:table-cell>
          <table:table-cell office:value-type="string">
            <text:p>Des concentrés sont-ils apportés ?</text:p>
          </table:table-cell>
          <table:table-cell office:value-type="string">
            <text:p>pas de concentrés apportés aux jeu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9">
            <text:p>589</text:p>
          </table:table-cell>
          <table:table-cell office:value-type="float" office:value="3034">
            <text:p>3034</text:p>
          </table:table-cell>
          <table:table-cell office:value-type="string">
            <text:p>L’abreuvement est-il correct ?</text:p>
          </table:table-cell>
          <table:table-cell office:value-type="string">
            <text:p>abreuvement incorrec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0">
            <text:p>590</text:p>
          </table:table-cell>
          <table:table-cell office:value-type="float" office:value="3034">
            <text:p>3034</text:p>
          </table:table-cell>
          <table:table-cell office:value-type="string">
            <text:p>Les jeunes sont-ils surveillés sur le plan parasitaire ?</text:p>
          </table:table-cell>
          <table:table-cell office:value-type="string">
            <text:p>pas de surveillance spécifique des jeunes sur le plan parasi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3034">
            <text:p>3034</text:p>
          </table:table-cell>
          <table:table-cell office:value-type="string">
            <text:p>Les jeunes sont-ils atteints ou ont-ils été atteints de maladies ?</text:p>
          </table:table-cell>
          <table:table-cell office:value-type="string">
            <text:p>jeunes atteints de maladi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3035">
            <text:p>3035</text:p>
          </table:table-cell>
          <table:table-cell office:value-type="string">
            <text:p>Les rations des jeunes sont-elles suffisamment équilibrées ?</text:p>
          </table:table-cell>
          <table:table-cell office:value-type="string">
            <text:p>déséquilibre dans la ration des jeu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3">
            <text:p>593</text:p>
          </table:table-cell>
          <table:table-cell office:value-type="float" office:value="3035">
            <text:p>3035</text:p>
          </table:table-cell>
          <table:table-cell office:value-type="string">
            <text:p>Le sevrage des jeunes se passe-t-il correctement ?</text:p>
          </table:table-cell>
          <table:table-cell office:value-type="string">
            <text:p>sevrage des jeunes diffici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3035">
            <text:p>3035</text:p>
          </table:table-cell>
          <table:table-cell office:value-type="string">
            <text:p>Les jeunes sont-ils surveillés sur le plan parasitaire ?</text:p>
          </table:table-cell>
          <table:table-cell office:value-type="string">
            <text:p>pas de surveillance spécifique des jeunes sur le plan parasi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5">
            <text:p>595</text:p>
          </table:table-cell>
          <table:table-cell office:value-type="float" office:value="3035">
            <text:p>3035</text:p>
          </table:table-cell>
          <table:table-cell office:value-type="string">
            <text:p>Les jeunes sont-ils atteints ou ont-ils été atteints de maladies ?</text:p>
          </table:table-cell>
          <table:table-cell office:value-type="string">
            <text:p>jeunes atteints de maladi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6">
            <text:p>596</text:p>
          </table:table-cell>
          <table:table-cell office:value-type="float" office:value="3036">
            <text:p>3036</text:p>
          </table:table-cell>
          <table:table-cell office:value-type="string">
            <text:p>La paille de la litière est-elle de bonne qualité, bien conservée ?</text:p>
          </table:table-cell>
          <table:table-cell office:value-type="string">
            <text:p>mauvaise conservation de la litière,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7">
            <text:p>597</text:p>
          </table:table-cell>
          <table:table-cell office:value-type="float" office:value="3036">
            <text:p>3036</text:p>
          </table:table-cell>
          <table:table-cell office:value-type="string">
            <text:p>La litière est-elle propre et sèche ?</text:p>
          </table:table-cell>
          <table:table-cell office:value-type="string">
            <text:p>litière pas toujours prop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8">
            <text:p>598</text:p>
          </table:table-cell>
          <table:table-cell office:value-type="float" office:value="3036">
            <text:p>3036</text:p>
          </table:table-cell>
          <table:table-cell office:value-type="string">
            <text:p>Le paillage est-il régulier ?</text:p>
          </table:table-cell>
          <table:table-cell office:value-type="string">
            <text:p>paillage peu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9">
            <text:p>599</text:p>
          </table:table-cell>
          <table:table-cell office:value-type="float" office:value="3036">
            <text:p>3036</text:p>
          </table:table-cell>
          <table:table-cell office:value-type="string">
            <text:p>Les litières sont-elles régulièrement enlevées, renouvelées ?</text:p>
          </table:table-cell>
          <table:table-cell office:value-type="string">
            <text:p>litières enlevées et renouvelées peu fréquem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0">
            <text:p>600</text:p>
          </table:table-cell>
          <table:table-cell office:value-type="float" office:value="3036">
            <text:p>3036</text:p>
          </table:table-cell>
          <table:table-cell office:value-type="string">
            <text:p>Le bâtiment des chevrettes (si existant) est-il correctement nettoyé, désinfecté ?</text:p>
          </table:table-cell>
          <table:table-cell office:value-type="string">
            <text:p>nettoyage insuffisant du bâtiment des chevrett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1">
            <text:p>601</text:p>
          </table:table-cell>
          <table:table-cell office:value-type="float" office:value="3036">
            <text:p>3036</text:p>
          </table:table-cell>
          <table:table-cell office:value-type="string">
            <text:p>La désinfection recourt-elle à des désinfectants ayant un effet sur les ookystes ?</text:p>
          </table:table-cell>
          <table:table-cell office:value-type="string">
            <text:p>pas d'utilisation de désinfecta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2">
            <text:p>602</text:p>
          </table:table-cell>
          <table:table-cell office:value-type="float" office:value="3036">
            <text:p>3036</text:p>
          </table:table-cell>
          <table:table-cell office:value-type="string">
            <text:p>Un vide sanitaire peut-il être réalisé ?</text:p>
          </table:table-cell>
          <table:table-cell office:value-type="string">
            <text:p>aucun vide sanitai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3">
            <text:p>603</text:p>
          </table:table-cell>
          <table:table-cell office:value-type="float" office:value="3036">
            <text:p>3036</text:p>
          </table:table-cell>
          <table:table-cell office:value-type="string">
            <text:p>Le matériel d’élevage est-il correctement nettoyé et désinfecté (quotidiennement)? (vêtements, bottes, gants, ustensiles..)</text:p>
          </table:table-cell>
          <table:table-cell office:value-type="string">
            <text:p>manque de rigueur dans le nettoyage du matériel d'élevage (vêtements, bottes, ustensiles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4">
            <text:p>604</text:p>
          </table:table-cell>
          <table:table-cell office:value-type="float" office:value="3036">
            <text:p>3036</text:p>
          </table:table-cell>
          <table:table-cell office:value-type="string">
            <text:p>Les lots sont-ils composés de chevreaux d’âges différents ?</text:p>
          </table:table-cell>
          <table:table-cell office:value-type="string">
            <text:p>lots composés de chevreaux d'âge différ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5">
            <text:p>605</text:p>
          </table:table-cell>
          <table:table-cell office:value-type="float" office:value="3036">
            <text:p>3036</text:p>
          </table:table-cell>
          <table:table-cell office:value-type="string">
            <text:p>La prise colostrale puis, par la suite, l’alimentation sont-elles maîtrisées ?</text:p>
          </table:table-cell>
          <table:table-cell office:value-type="string">
            <text:p>prise colostrale et alimentation pas bien maîtris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6">
            <text:p>606</text:p>
          </table:table-cell>
          <table:table-cell office:value-type="float" office:value="3036">
            <text:p>3036</text:p>
          </table:table-cell>
          <table:table-cell office:value-type="string">
            <text:p>Les animaux malades sont-ils séparés des animaux sains ?</text:p>
          </table:table-cell>
          <table:table-cell office:value-type="string">
            <text:p>pas de séparation des animaux malad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7">
            <text:p>607</text:p>
          </table:table-cell>
          <table:table-cell office:value-type="float" office:value="3036">
            <text:p>3036</text:p>
          </table:table-cell>
          <table:table-cell office:value-type="string">
            <text:p>Y a-t-il d’autres ateliers (veaux / agneaux) dans lesquels de la cryptosporidiose a été observée ?</text:p>
          </table:table-cell>
          <table:table-cell office:value-type="string">
            <text:p>cryptosporidiose observée sur d'autres ateliers de la fer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8">
            <text:p>608</text:p>
          </table:table-cell>
          <table:table-cell office:value-type="float" office:value="3036">
            <text:p>3036</text:p>
          </table:table-cell>
          <table:table-cell office:value-type="string">
            <text:p>Les autres maladies sont-elles maîtrisées ?</text:p>
          </table:table-cell>
          <table:table-cell office:value-type="string">
            <text:p>autres maladies pas toujours bien maîtris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9">
            <text:p>609</text:p>
          </table:table-cell>
          <table:table-cell office:value-type="float" office:value="3037">
            <text:p>3037</text:p>
          </table:table-cell>
          <table:table-cell office:value-type="string">
            <text:p>La paille de la litière est-elle de bonne qualité, bien conservée ?</text:p>
          </table:table-cell>
          <table:table-cell office:value-type="string">
            <text:p>mauvaise conservation de la litière,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0">
            <text:p>610</text:p>
          </table:table-cell>
          <table:table-cell office:value-type="float" office:value="3037">
            <text:p>3037</text:p>
          </table:table-cell>
          <table:table-cell office:value-type="string">
            <text:p>La litière est-elle propre et sèche ?</text:p>
          </table:table-cell>
          <table:table-cell office:value-type="string">
            <text:p>litière pas toujours prop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1">
            <text:p>611</text:p>
          </table:table-cell>
          <table:table-cell office:value-type="float" office:value="3037">
            <text:p>3037</text:p>
          </table:table-cell>
          <table:table-cell office:value-type="string">
            <text:p>Le paillage est-il régulier ?</text:p>
          </table:table-cell>
          <table:table-cell office:value-type="string">
            <text:p>paillage peu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2">
            <text:p>612</text:p>
          </table:table-cell>
          <table:table-cell office:value-type="float" office:value="3037">
            <text:p>3037</text:p>
          </table:table-cell>
          <table:table-cell office:value-type="string">
            <text:p>Les litières sont-elles régulièrement enlevées, renouvelées ?</text:p>
          </table:table-cell>
          <table:table-cell office:value-type="string">
            <text:p>litières enlevées et renouvelées peu fréquem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4">
            <text:p>614</text:p>
          </table:table-cell>
          <table:table-cell office:value-type="float" office:value="3037">
            <text:p>3037</text:p>
          </table:table-cell>
          <table:table-cell office:value-type="string">
            <text:p>Les parcs des nouveau-nés pendant les 3 premières semaines sont-ils maintenus très propres (réduction de l’exposition) ?</text:p>
          </table:table-cell>
          <table:table-cell office:value-type="string">
            <text:p>manque de nettoyage des parcs des nouveaux-nés pendant les 3 premières semain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5">
            <text:p>615</text:p>
          </table:table-cell>
          <table:table-cell office:value-type="float" office:value="3037">
            <text:p>3037</text:p>
          </table:table-cell>
          <table:table-cell office:value-type="string">
            <text:p>Les recommandations en termes de surface/volume/densité sont-elles appliquées ?</text:p>
          </table:table-cell>
          <table:table-cell office:value-type="string">
            <text:p>recommandations de surface, volume et densité pas respecté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6">
            <text:p>616</text:p>
          </table:table-cell>
          <table:table-cell office:value-type="float" office:value="3037">
            <text:p>3037</text:p>
          </table:table-cell>
          <table:table-cell office:value-type="string">
            <text:p>Les conditions d’ambiance sont-elles bonnes (humidité, ventilation, température, …) ?</text:p>
          </table:table-cell>
          <table:table-cell office:value-type="string">
            <text:p>mauvaises conditions d'ambiance (humidité, ventilation, température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7">
            <text:p>617</text:p>
          </table:table-cell>
          <table:table-cell office:value-type="float" office:value="3037">
            <text:p>3037</text:p>
          </table:table-cell>
          <table:table-cell office:value-type="string">
            <text:p>Le bâtiment des chevrettes (si existant) est-il correctement nettoyé, désinfecté ?</text:p>
          </table:table-cell>
          <table:table-cell office:value-type="string">
            <text:p>nettoyage insuffisant du bâtiment des chevrett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8">
            <text:p>618</text:p>
          </table:table-cell>
          <table:table-cell office:value-type="float" office:value="3037">
            <text:p>3037</text:p>
          </table:table-cell>
          <table:table-cell office:value-type="string">
            <text:p>Un vide sanitaire peut-il être réalisé ?</text:p>
          </table:table-cell>
          <table:table-cell office:value-type="string">
            <text:p>pas de vide sanitaire possib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19">
            <text:p>619</text:p>
          </table:table-cell>
          <table:table-cell office:value-type="float" office:value="3037">
            <text:p>3037</text:p>
          </table:table-cell>
          <table:table-cell office:value-type="string">
            <text:p>Le foin, les concentrés ou l’eau de boisson sont-ils souillés par des matières fécales ?</text:p>
          </table:table-cell>
          <table:table-cell office:value-type="string">
            <text:p>foin, concentrés, eau de boisson souillés par matières féca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0">
            <text:p>620</text:p>
          </table:table-cell>
          <table:table-cell office:value-type="float" office:value="3037">
            <text:p>3037</text:p>
          </table:table-cell>
          <table:table-cell office:value-type="string">
            <text:p>De l’argile est-elle en libre-service ?</text:p>
          </table:table-cell>
          <table:table-cell office:value-type="string">
            <text:p>pas d'argile en libre-servic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1">
            <text:p>621</text:p>
          </table:table-cell>
          <table:table-cell office:value-type="float" office:value="3037">
            <text:p>3037</text:p>
          </table:table-cell>
          <table:table-cell office:value-type="string">
            <text:p>Les chevreaux ont-ils eu des problèmes sanitaires ?</text:p>
          </table:table-cell>
          <table:table-cell office:value-type="string">
            <text:p>problèmes sanitaires sur les chevreau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2">
            <text:p>622</text:p>
          </table:table-cell>
          <table:table-cell office:value-type="float" office:value="3037">
            <text:p>3037</text:p>
          </table:table-cell>
          <table:table-cell office:value-type="string">
            <text:p>Y a-t-il des éléments dans la conduite d’élevage qui peuvent avoir occasionné des stress (transports, allotements, sevrage, mise à l’herbe, chgts alim …) ?</text:p>
          </table:table-cell>
          <table:table-cell office:value-type="string">
            <text:p>stress occasionné (transport, allotement, sevrage, changements ali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3">
            <text:p>623</text:p>
          </table:table-cell>
          <table:table-cell office:value-type="float" office:value="3041">
            <text:p>3041</text:p>
          </table:table-cell>
          <table:table-cell office:value-type="string">
            <text:p>Existe-t-il un calendrier de pâturag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4">
            <text:p>624</text:p>
          </table:table-cell>
          <table:table-cell office:value-type="float" office:value="3041">
            <text:p>3041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 d'animaux d'âge différent a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5">
            <text:p>625</text:p>
          </table:table-cell>
          <table:table-cell office:value-type="float" office:value="3041">
            <text:p>3041</text:p>
          </table:table-cell>
          <table:table-cell office:value-type="string">
            <text:p>Les animaux sont-ils retirés des pâtures à une hauteur d'herbe &gt; 6 cm ?</text:p>
          </table:table-cell>
          <table:table-cell office:value-type="string">
            <text:p>sortie d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6">
            <text:p>626</text:p>
          </table:table-cell>
          <table:table-cell office:value-type="float" office:value="3041">
            <text:p>3041</text:p>
          </table:table-cell>
          <table:table-cell office:value-type="string">
            <text:p>La durée entre 2 pâturages sur la même parcelle est-elle supérieur à 36 jours ?</text:p>
          </table:table-cell>
          <table:table-cell office:value-type="string">
            <text:p>moins de 36 jours entre deux pâturages sur une même parcel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7">
            <text:p>627</text:p>
          </table:table-cell>
          <table:table-cell office:value-type="float" office:value="3041">
            <text:p>3041</text:p>
          </table:table-cell>
          <table:table-cell office:value-type="string">
            <text:p>Les prairies contiennent-elles des espèces fourragères riches en tannin ?</text:p>
          </table:table-cell>
          <table:table-cell office:value-type="string">
            <text:p>pas de plantes riches en tannin dans les prair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8">
            <text:p>628</text:p>
          </table:table-cell>
          <table:table-cell office:value-type="float" office:value="3041">
            <text:p>3041</text:p>
          </table:table-cell>
          <table:table-cell office:value-type="string">
            <text:p>Existe-t-il des haies et parcours avec présence de plantes médicinales ou à tannins (naturelles ou implantées) ?</text:p>
          </table:table-cell>
          <table:table-cell office:value-type="string">
            <text:p>pas de haies ou parcours avec plantes médicinales/à tanni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9">
            <text:p>629</text:p>
          </table:table-cell>
          <table:table-cell office:value-type="float" office:value="3041">
            <text:p>3041</text:p>
          </table:table-cell>
          <table:table-cell office:value-type="string">
            <text:p>La surface de pâturage est adaptée au nombre d'animaux présent ? (chargement UGB)</text:p>
          </table:table-cell>
          <table:table-cell office:value-type="string">
            <text:p>chargement trop important vis-à-vis du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0">
            <text:p>630</text:p>
          </table:table-cell>
          <table:table-cell office:value-type="float" office:value="3041">
            <text:p>3041</text:p>
          </table:table-cell>
          <table:table-cell office:value-type="string">
            <text:p>Pratiquez-vous l'éducation parasitaires ? (sorties avant 1ère mises bas, choix des parcelles,..)</text:p>
          </table:table-cell>
          <table:table-cell office:value-type="string">
            <text:p>pas d'éducation parasit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1">
            <text:p>631</text:p>
          </table:table-cell>
          <table:table-cell office:value-type="float" office:value="3041">
            <text:p>3041</text:p>
          </table:table-cell>
          <table:table-cell office:value-type="string">
            <text:p>Renouvelez-vous régulièrement vos prairies ?</text:p>
          </table:table-cell>
          <table:table-cell office:value-type="string">
            <text:p>pas de renouvellement des prair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2">
            <text:p>632</text:p>
          </table:table-cell>
          <table:table-cell office:value-type="float" office:value="3041">
            <text:p>3041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/pâture sur les prair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3">
            <text:p>633</text:p>
          </table:table-cell>
          <table:table-cell office:value-type="float" office:value="3041">
            <text:p>3041</text:p>
          </table:table-cell>
          <table:table-cell office:value-type="string">
            <text:p>La ration propose-t-elle une alimentation équilibrée, diversifiée et de qualité pour couvrir les besoins énergétiques, azotés, minérales et vitaminiques ?</text:p>
          </table:table-cell>
          <table:table-cell office:value-type="string">
            <text:p>ration déséquilibrée et incomplè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4">
            <text:p>634</text:p>
          </table:table-cell>
          <table:table-cell office:value-type="float" office:value="3041">
            <text:p>3041</text:p>
          </table:table-cell>
          <table:table-cell office:value-type="string">
            <text:p>Pratiquez-vous de la surveillance coproscopique et/ou clinique ? (Famacha, NEC…)</text:p>
          </table:table-cell>
          <table:table-cell office:value-type="string">
            <text:p>pas de coproscopie ou surveillance clinique (type Famacha, NEC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5">
            <text:p>635</text:p>
          </table:table-cell>
          <table:table-cell office:value-type="float" office:value="3041">
            <text:p>3041</text:p>
          </table:table-cell>
          <table:table-cell office:value-type="string">
            <text:p>Apportez-vous un soutien alimentaire adapté aux stades physiologiques ? (mise bas)</text:p>
          </table:table-cell>
          <table:table-cell office:value-type="string">
            <text:p>manque de soutien alimentaire adapté aux stades physiolog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6">
            <text:p>636</text:p>
          </table:table-cell>
          <table:table-cell office:value-type="float" office:value="3041">
            <text:p>3041</text:p>
          </table:table-cell>
          <table:table-cell office:value-type="string">
            <text:p>Avez-vous une gestion différenciée par lot des populations à risques ?</text:p>
          </table:table-cell>
          <table:table-cell office:value-type="string">
            <text:p>pas de gestion différenciée par lot des populations à ris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7">
            <text:p>637</text:p>
          </table:table-cell>
          <table:table-cell office:value-type="float" office:value="3041">
            <text:p>3041</text:p>
          </table:table-cell>
          <table:table-cell office:value-type="string">
            <text:p>Pratiquez-vous un renforcement immunitaire préventif ? (phytothérapie et autres pratiques de renforcement des défenses antiparasitaires naturelles)</text:p>
          </table:table-cell>
          <table:table-cell office:value-type="string">
            <text:p>pas de renforcement immunitaire préventif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8">
            <text:p>638</text:p>
          </table:table-cell>
          <table:table-cell office:value-type="float" office:value="3041">
            <text:p>3041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vigilance pour faire correspondre date du traitement et cycle du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39">
            <text:p>639</text:p>
          </table:table-cell>
          <table:table-cell office:value-type="float" office:value="3041">
            <text:p>3041</text:p>
          </table:table-cell>
          <table:table-cell office:value-type="string">
            <text:p>Pratiquez-vous le traitement antiparasitaire non systématiques ?</text:p>
          </table:table-cell>
          <table:table-cell office:value-type="string">
            <text:p>traitement antiparasitaire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0">
            <text:p>640</text:p>
          </table:table-cell>
          <table:table-cell office:value-type="float" office:value="3041">
            <text:p>3041</text:p>
          </table:table-cell>
          <table:table-cell office:value-type="string">
            <text:p>Gardez-vous des vieilles chèvres avec accumulation de contaminations successives et augmentation du niveau parasitaire ?</text:p>
          </table:table-cell>
          <table:table-cell office:value-type="string">
            <text:p>des vieilles chèvres parasitées sont gard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1">
            <text:p>641</text:p>
          </table:table-cell>
          <table:table-cell office:value-type="float" office:value="3045">
            <text:p>3045</text:p>
          </table:table-cell>
          <table:table-cell office:value-type="string">
            <text:p>Observez-vous la présence de parasites externes sur les animaux? (pou, gale, myase…)</text:p>
          </table:table-cell>
          <table:table-cell office:value-type="string">
            <text:p>présence de parasites exter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2">
            <text:p>642</text:p>
          </table:table-cell>
          <table:table-cell office:value-type="float" office:value="3045">
            <text:p>3045</text:p>
          </table:table-cell>
          <table:table-cell office:value-type="string">
            <text:p>pratiquez-vous la désinfection et ou le vide sanitaire ?</text:p>
          </table:table-cell>
          <table:table-cell office:value-type="string">
            <text:p>pas de désinfection, pas de vide sanitaire pratiqu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3">
            <text:p>643</text:p>
          </table:table-cell>
          <table:table-cell office:value-type="float" office:value="3045">
            <text:p>3045</text:p>
          </table:table-cell>
          <table:table-cell office:value-type="string">
            <text:p>En cas d'achat, observez-vous la présence de parasites externes sur les animaux? (pou, gale, myase…)</text:p>
          </table:table-cell>
          <table:table-cell office:value-type="string">
            <text:p>lors d'un achat, pas d'observation spécifique de la présence de parasites exter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4">
            <text:p>644</text:p>
          </table:table-cell>
          <table:table-cell office:value-type="float" office:value="3045">
            <text:p>3045</text:p>
          </table:table-cell>
          <table:table-cell office:value-type="string">
            <text:p>Vos animaux peuvent-ils être en contact avec des animaux d'autres espèces ou d'autres troupeaux?</text:p>
          </table:table-cell>
          <table:table-cell office:value-type="string">
            <text:p>animaux en contact avec d'autres troupeaux ou d'autres espèc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5">
            <text:p>645</text:p>
          </table:table-cell>
          <table:table-cell office:value-type="float" office:value="3045">
            <text:p>3045</text:p>
          </table:table-cell>
          <table:table-cell office:value-type="string">
            <text:p>Réalisez-vous une lutte contre les mouches dans vos bâtiments et vos animaux?</text:p>
          </table:table-cell>
          <table:table-cell office:value-type="string">
            <text:p>pas de lutte contre les mouches dans les bâtiments et sur les anim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6">
            <text:p>646</text:p>
          </table:table-cell>
          <table:table-cell office:value-type="float" office:value="3045">
            <text:p>3045</text:p>
          </table:table-cell>
          <table:table-cell office:value-type="string">
            <text:p>Les conditions d'hygiène et de propreté sont-elles correctes?</text:p>
          </table:table-cell>
          <table:table-cell office:value-type="string">
            <text:p>hygiène et propreté insuffisant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7">
            <text:p>647</text:p>
          </table:table-cell>
          <table:table-cell office:value-type="float" office:value="3046">
            <text:p>3046</text:p>
          </table:table-cell>
          <table:table-cell office:value-type="string">
            <text:p>Observez-vous la présence de parasites externes sur les animaux? (pou, gale, myase…)</text:p>
          </table:table-cell>
          <table:table-cell office:value-type="string">
            <text:p>présence de parasites exter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8">
            <text:p>648</text:p>
          </table:table-cell>
          <table:table-cell office:value-type="float" office:value="3046">
            <text:p>3046</text:p>
          </table:table-cell>
          <table:table-cell office:value-type="string">
            <text:p>pratiquez-vous la désinfection et ou le vide sanitaire ?</text:p>
          </table:table-cell>
          <table:table-cell office:value-type="string">
            <text:p>pas de désinfection, pas de vide sanitaire pratiqu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49">
            <text:p>649</text:p>
          </table:table-cell>
          <table:table-cell office:value-type="float" office:value="3046">
            <text:p>3046</text:p>
          </table:table-cell>
          <table:table-cell office:value-type="string">
            <text:p>En cas d'achat, observez-vous la présence de parasites externes sur les animaux? (pou, gale, myase…)</text:p>
          </table:table-cell>
          <table:table-cell office:value-type="string">
            <text:p>lors d'un achat, pas d'observation spécifique de la présence de parasites exter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0">
            <text:p>650</text:p>
          </table:table-cell>
          <table:table-cell office:value-type="float" office:value="3046">
            <text:p>3046</text:p>
          </table:table-cell>
          <table:table-cell office:value-type="string">
            <text:p>Vos animaux peuvent-ils être en contact avec des animaux d'autres espèces ou d'autres troupeaux?</text:p>
          </table:table-cell>
          <table:table-cell office:value-type="string">
            <text:p>animaux en contact avec d'autres troupeaux ou d'autres espèc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1">
            <text:p>651</text:p>
          </table:table-cell>
          <table:table-cell office:value-type="float" office:value="3046">
            <text:p>3046</text:p>
          </table:table-cell>
          <table:table-cell office:value-type="string">
            <text:p>Réalisez-vous une lutte contre les mouches dans vos bâtiments et vos animaux?</text:p>
          </table:table-cell>
          <table:table-cell office:value-type="string">
            <text:p>pas de lutte contre les mouches dans les bâtiments et sur les anim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2">
            <text:p>652</text:p>
          </table:table-cell>
          <table:table-cell office:value-type="float" office:value="3046">
            <text:p>3046</text:p>
          </table:table-cell>
          <table:table-cell office:value-type="string">
            <text:p>Les conditions d'hygiène et de propreté sont-elles correctes?</text:p>
          </table:table-cell>
          <table:table-cell office:value-type="string">
            <text:p>hygiène et propreté insuffisant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3">
            <text:p>653</text:p>
          </table:table-cell>
          <table:table-cell office:value-type="float" office:value="3047">
            <text:p>3047</text:p>
          </table:table-cell>
          <table:table-cell office:value-type="string">
            <text:p>La fréquence du parage est-elle suffisante ?</text:p>
          </table:table-cell>
          <table:table-cell office:value-type="string">
            <text:p>fréquence de parag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4">
            <text:p>654</text:p>
          </table:table-cell>
          <table:table-cell office:value-type="float" office:value="3048">
            <text:p>3048</text:p>
          </table:table-cell>
          <table:table-cell office:value-type="string">
            <text:p>Utilisez-vous du lait maternel thermisé pour les chevreaux ?</text:p>
          </table:table-cell>
          <table:table-cell office:value-type="string">
            <text:p>pas d'utilisation de lait maternel thermisé pour les chevr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5">
            <text:p>655</text:p>
          </table:table-cell>
          <table:table-cell office:value-type="float" office:value="3048">
            <text:p>3048</text:p>
          </table:table-cell>
          <table:table-cell office:value-type="string">
            <text:p>Appliquez-vous des précautions particulières d'hygiène au moment du tatouage ?</text:p>
          </table:table-cell>
          <table:table-cell office:value-type="string">
            <text:p>manque de précautions d'hygiène au moment du tatou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6">
            <text:p>656</text:p>
          </table:table-cell>
          <table:table-cell office:value-type="float" office:value="3048">
            <text:p>3048</text:p>
          </table:table-cell>
          <table:table-cell office:value-type="string">
            <text:p>Le bâtiment correspond-il aux recommandations de confort, de ventilation, de surface et d'hygiène ?</text:p>
          </table:table-cell>
          <table:table-cell office:value-type="string">
            <text:p>confort, ventilation, surface et hygiène du bâtiment pas adaptés aux recommand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7">
            <text:p>657</text:p>
          </table:table-cell>
          <table:table-cell office:value-type="float" office:value="3022">
            <text:p>3022</text:p>
          </table:table-cell>
          <table:table-cell office:value-type="string">
            <text:p>Avez-vous une stratégie de réformes des chèvres infectées de manière chronique, incurables ?</text:p>
          </table:table-cell>
          <table:table-cell office:value-type="string">
            <text:p>pas de réforme des chèvres infectées chroniqu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8">
            <text:p>658</text:p>
          </table:table-cell>
          <table:table-cell office:value-type="float" office:value="3022">
            <text:p>3022</text:p>
          </table:table-cell>
          <table:table-cell office:value-type="string">
            <text:p>Possédez-vous une stratégie de repérage précoce des mammites cliniques ?</text:p>
          </table:table-cell>
          <table:table-cell office:value-type="string">
            <text:p>repérage tardif des mammites 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9">
            <text:p>659</text:p>
          </table:table-cell>
          <table:table-cell office:value-type="float" office:value="3022">
            <text:p>3022</text:p>
          </table:table-cell>
          <table:table-cell office:value-type="string">
            <text:p>Présence d'une politique de soins ou de réformes vis-à-vis des mammites cliniques?</text:p>
          </table:table-cell>
          <table:table-cell office:value-type="string">
            <text:p>pas politique de soins ou réformes vis-à-vis des mammites 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0">
            <text:p>660</text:p>
          </table:table-cell>
          <table:table-cell office:value-type="float" office:value="3022">
            <text:p>3022</text:p>
          </table:table-cell>
          <table:table-cell office:value-type="string">
            <text:p>Possédez-vous une stratégie de traitement raisonné, ciblé en cas de mammites subcliniques?</text:p>
          </table:table-cell>
          <table:table-cell office:value-type="string">
            <text:p>pas de traitement spécifique en cas de mammites subcliniqu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1">
            <text:p>661</text:p>
          </table:table-cell>
          <table:table-cell office:value-type="float" office:value="3022">
            <text:p>3022</text:p>
          </table:table-cell>
          <table:table-cell office:value-type="string">
            <text:p>Possédez-vous une stratégie de traitement adaptée aux problèmes rencontrés dans votre élevage? (nature des infections subcliniques)</text:p>
          </table:table-cell>
          <table:table-cell office:value-type="string">
            <text:p>traitements pas spécifiquement adaptés aux problèmes rencontré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2">
            <text:p>662</text:p>
          </table:table-cell>
          <table:table-cell office:value-type="float" office:value="3022">
            <text:p>3022</text:p>
          </table:table-cell>
          <table:table-cell office:value-type="string">
            <text:p>Appliquer vous de façon rigoureuse le traitement au tarissement? (hygiène et posologie)</text:p>
          </table:table-cell>
          <table:table-cell office:value-type="string">
            <text:p>manque de rigueur au tarisse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3">
            <text:p>663</text:p>
          </table:table-cell>
          <table:table-cell office:value-type="float" office:value="3022">
            <text:p>3022</text:p>
          </table:table-cell>
          <table:table-cell office:value-type="string">
            <text:p>Appliquer vous une hygiène rigoureuse en cas de traitement par voie intra mammaire?</text:p>
          </table:table-cell>
          <table:table-cell office:value-type="string">
            <text:p>manque de rigueur lors de traitement intra-mammai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4">
            <text:p>664</text:p>
          </table:table-cell>
          <table:table-cell office:value-type="float" office:value="3022">
            <text:p>3022</text:p>
          </table:table-cell>
          <table:table-cell office:value-type="string">
            <text:p>Avez-vous une stratégie globale de choix des chèvres à traiter?</text:p>
          </table:table-cell>
          <table:table-cell office:value-type="string">
            <text:p>manque de stratégie pour choisir les chèvres à trai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5">
            <text:p>665</text:p>
          </table:table-cell>
          <table:table-cell office:value-type="float" office:value="3022">
            <text:p>3022</text:p>
          </table:table-cell>
          <table:table-cell office:value-type="string">
            <text:p>Détenez- vous beaucoup de chèvres infectées, en lactation longue ou prolongée?</text:p>
          </table:table-cell>
          <table:table-cell office:value-type="string">
            <text:p>plusieurs chèvres infectées gardées sur la fer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6">
            <text:p>666</text:p>
          </table:table-cell>
          <table:table-cell office:value-type="float" office:value="3022">
            <text:p>3022</text:p>
          </table:table-cell>
          <table:table-cell office:value-type="string">
            <text:p>La ration en fin de la lactation est-elle équilibrée? (En particulier les apports azotés)</text:p>
          </table:table-cell>
          <table:table-cell office:value-type="string">
            <text:p>ration déséquilibrée en fin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7">
            <text:p>667</text:p>
          </table:table-cell>
          <table:table-cell office:value-type="float" office:value="3022">
            <text:p>3022</text:p>
          </table:table-cell>
          <table:table-cell office:value-type="string">
            <text:p>Réalisez-vous des transitions alimentaires en fin de période sèche? / fourrages, concentrés, oligo-éléments</text:p>
          </table:table-cell>
          <table:table-cell office:value-type="string">
            <text:p>pas de transition alimentaire en fin de période sè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8">
            <text:p>668</text:p>
          </table:table-cell>
          <table:table-cell office:value-type="float" office:value="3022">
            <text:p>3022</text:p>
          </table:table-cell>
          <table:table-cell office:value-type="string">
            <text:p>La durée de période sèche est-elle correcte? (attention au période trop courte)</text:p>
          </table:table-cell>
          <table:table-cell office:value-type="string">
            <text:p>période sèche trop cou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69">
            <text:p>669</text:p>
          </table:table-cell>
          <table:table-cell office:value-type="float" office:value="3022">
            <text:p>3022</text:p>
          </table:table-cell>
          <table:table-cell office:value-type="string">
            <text:p>Détenez-vous des animaux incurables, infectés chroniques?</text:p>
          </table:table-cell>
          <table:table-cell office:value-type="string">
            <text:p>animaux infectés chroniques gardés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0">
            <text:p>670</text:p>
          </table:table-cell>
          <table:table-cell office:value-type="float" office:value="3022">
            <text:p>3022</text:p>
          </table:table-cell>
          <table:table-cell office:value-type="string">
            <text:p>Détenez-vous des animaux infectés par des mycoplasmes?</text:p>
          </table:table-cell>
          <table:table-cell office:value-type="string">
            <text:p>présence d'animaux infectés par des mycoplasm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1">
            <text:p>671</text:p>
          </table:table-cell>
          <table:table-cell office:value-type="float" office:value="3022">
            <text:p>3022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2">
            <text:p>672</text:p>
          </table:table-cell>
          <table:table-cell office:value-type="float" office:value="3022">
            <text:p>3022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 (lactoduc notammen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3">
            <text:p>673</text:p>
          </table:table-cell>
          <table:table-cell office:value-type="float" office:value="3022">
            <text:p>3022</text:p>
          </table:table-cell>
          <table:table-cell office:value-type="string">
            <text:p>Réalisez-vous un entretien régulier de la machine à traire ?</text:p>
          </table:table-cell>
          <table:table-cell office:value-type="string">
            <text:p>manque de régularité dans l'entretien de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4">
            <text:p>674</text:p>
          </table:table-cell>
          <table:table-cell office:value-type="float" office:value="3022">
            <text:p>3022</text:p>
          </table:table-cell>
          <table:table-cell office:value-type="string">
            <text:p>Appliquer vous un protocole de nettoyage et de soins particuliers en cas de blessures des mains du trayeur avant la traite ?</text:p>
          </table:table-cell>
          <table:table-cell office:value-type="string">
            <text:p>si blessure des mains du trayeur avant la traite, manque d'un protocole de nettoyage/prot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5">
            <text:p>675</text:p>
          </table:table-cell>
          <table:table-cell office:value-type="float" office:value="3022">
            <text:p>3022</text:p>
          </table:table-cell>
          <table:table-cell office:value-type="string">
            <text:p>Présence de mamelles sales ou mamelles avec des staphylococcies sur la peau ou autres maladies du trayon?</text:p>
          </table:table-cell>
          <table:table-cell office:value-type="string">
            <text:p>mamelles sales, mamelles avec staphylococcies, maladies du tray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6">
            <text:p>676</text:p>
          </table:table-cell>
          <table:table-cell office:value-type="float" office:value="3022">
            <text:p>3022</text:p>
          </table:table-cell>
          <table:table-cell office:value-type="string">
            <text:p>Réalisez-vous une hygiène avant la traite ? Et su oui, est-elle réalisée systématiquement?</text:p>
          </table:table-cell>
          <table:table-cell office:value-type="string">
            <text:p>manque d'hygiène systématique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7">
            <text:p>677</text:p>
          </table:table-cell>
          <table:table-cell office:value-type="float" office:value="3022">
            <text:p>3022</text:p>
          </table:table-cell>
          <table:table-cell office:value-type="string">
            <text:p>Réalisez-vous une désinfection des trayons après la traite? Si oui, est-elle réalisée de manière correcte?</text:p>
          </table:table-cell>
          <table:table-cell office:value-type="string">
            <text:p>pas (ou mauvaise) désinfection des trayons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8">
            <text:p>678</text:p>
          </table:table-cell>
          <table:table-cell office:value-type="float" office:value="3022">
            <text:p>3022</text:p>
          </table:table-cell>
          <table:table-cell office:value-type="string">
            <text:p>Au cours de la fin de traite, réalisez-vous de l'égouttage, des massages, de la repasse - surtraite?</text:p>
          </table:table-cell>
          <table:table-cell office:value-type="string">
            <text:p>en fin de traite, égouttage, massage ou repasse- sur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9">
            <text:p>679</text:p>
          </table:table-cell>
          <table:table-cell office:value-type="float" office:value="3022">
            <text:p>3022</text:p>
          </table:table-cell>
          <table:table-cell office:value-type="string">
            <text:p>Si vous avez des griffes avec coupure de vide. Réalisez-vous une coupure du vide au moment de la dépose?</text:p>
          </table:table-cell>
          <table:table-cell office:value-type="string">
            <text:p>pas de coupure du vide au moment de la dépo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0">
            <text:p>680</text:p>
          </table:table-cell>
          <table:table-cell office:value-type="float" office:value="3022">
            <text:p>3022</text:p>
          </table:table-cell>
          <table:table-cell office:value-type="string">
            <text:p>Réalisez-vous des branchements de deux chèvres simultanément à partir d'un même faisceau?</text:p>
          </table:table-cell>
          <table:table-cell office:value-type="string">
            <text:p>branchement de deux chèvres simultanément à partir d'un même faisc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1">
            <text:p>681</text:p>
          </table:table-cell>
          <table:table-cell office:value-type="float" office:value="3022">
            <text:p>3022</text:p>
          </table:table-cell>
          <table:table-cell office:value-type="string">
            <text:p>Présence d'entrées d'air au moment de la pose et/ou dépose des faisceaux trayeurs ? </text:p>
          </table:table-cell>
          <table:table-cell office:value-type="string">
            <text:p>entrée d'air lors de la pose/dépose des faisceaux tray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2">
            <text:p>682</text:p>
          </table:table-cell>
          <table:table-cell office:value-type="float" office:value="3022">
            <text:p>3022</text:p>
          </table:table-cell>
          <table:table-cell office:value-type="string">
            <text:p>Avez-vous un protocole de nettoyage du matériel de traite ?</text:p>
          </table:table-cell>
          <table:table-cell office:value-type="string">
            <text:p>pas de protocole de nettoyage du matériel de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3">
            <text:p>683</text:p>
          </table:table-cell>
          <table:table-cell office:value-type="float" office:value="3022">
            <text:p>3022</text:p>
          </table:table-cell>
          <table:table-cell office:value-type="string">
            <text:p>Avez-vous mis en place un ordre de traite tenant compte du statut infectieux des chèvres?</text:p>
          </table:table-cell>
          <table:table-cell office:value-type="string">
            <text:p>ordre de traite ne tenant pas compte du statut infectieux des chèv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4">
            <text:p>684</text:p>
          </table:table-cell>
          <table:table-cell office:value-type="float" office:value="3022">
            <text:p>3022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5">
            <text:p>685</text:p>
          </table:table-cell>
          <table:table-cell office:value-type="float" office:value="3022">
            <text:p>3022</text:p>
          </table:table-cell>
          <table:table-cell office:value-type="string">
            <text:p>Au cours de la fin de traite, réalisez-vous de l'égouttage, des massages, de la repasse - surtraite?</text:p>
          </table:table-cell>
          <table:table-cell office:value-type="string">
            <text:p>en fin de traite, égouttage, massage ou repasse- sur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6">
            <text:p>686</text:p>
          </table:table-cell>
          <table:table-cell office:value-type="float" office:value="3022">
            <text:p>3022</text:p>
          </table:table-cell>
          <table:table-cell office:value-type="string">
            <text:p>Si vous avez des griffes avec coupure de vide. Réalisez-vous une coupure du vide au moment de la dépose?</text:p>
          </table:table-cell>
          <table:table-cell office:value-type="string">
            <text:p>pas de coupure du vide au moment de la dépo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7">
            <text:p>687</text:p>
          </table:table-cell>
          <table:table-cell office:value-type="float" office:value="3022">
            <text:p>3022</text:p>
          </table:table-cell>
          <table:table-cell office:value-type="string">
            <text:p>Les manchons que vous utilisez sont-ils adaptés à la forme des trayons? (notamment diamètre à l'embouchure)</text:p>
          </table:table-cell>
          <table:table-cell office:value-type="string">
            <text:p>manchons non adaptés à la forme des tray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8">
            <text:p>688</text:p>
          </table:table-cell>
          <table:table-cell office:value-type="float" office:value="3022">
            <text:p>3022</text:p>
          </table:table-cell>
          <table:table-cell office:value-type="string">
            <text:p>Conserver-vous des chèvres incurables?</text:p>
          </table:table-cell>
          <table:table-cell office:value-type="string">
            <text:p>chèvres incurables gardées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89">
            <text:p>689</text:p>
          </table:table-cell>
          <table:table-cell office:value-type="float" office:value="3022">
            <text:p>3022</text:p>
          </table:table-cell>
          <table:table-cell office:value-type="string">
            <text:p>Détenez- vous beaucoup de chèvres infectées, en lactation longue ou prolongée?</text:p>
          </table:table-cell>
          <table:table-cell office:value-type="string">
            <text:p>beaucoup de chèvres infectées gardées sur la fer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0">
            <text:p>690</text:p>
          </table:table-cell>
          <table:table-cell office:value-type="float" office:value="3022">
            <text:p>3022</text:p>
          </table:table-cell>
          <table:table-cell office:value-type="string">
            <text:p>Possédez-vous plusieurs lots de mises bas ? appartenance aux lots de mises bas d'été</text:p>
          </table:table-cell>
          <table:table-cell office:value-type="string">
            <text:p>plusieurs lots de mise-b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1">
            <text:p>691</text:p>
          </table:table-cell>
          <table:table-cell office:value-type="float" office:value="3022">
            <text:p>3022</text:p>
          </table:table-cell>
          <table:table-cell office:value-type="string">
            <text:p>Avez-vous mis en place un ordre de traite tenant compte du statut infectieux des chèvres?</text:p>
          </table:table-cell>
          <table:table-cell office:value-type="string">
            <text:p>ordre de traite ne tenant pas compte du statut infectieux des chèvr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2">
            <text:p>692</text:p>
          </table:table-cell>
          <table:table-cell office:value-type="float" office:value="3022">
            <text:p>3022</text:p>
          </table:table-cell>
          <table:table-cell office:value-type="string">
            <text:p>L'ambiance en salle de traite est-il calme?</text:p>
          </table:table-cell>
          <table:table-cell office:value-type="string">
            <text:p>ambiance stressante ou agitée en salle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3">
            <text:p>693</text:p>
          </table:table-cell>
          <table:table-cell office:value-type="float" office:value="3020">
            <text:p>3020</text:p>
          </table:table-cell>
          <table:table-cell office:value-type="string">
            <text:p>En cas de doute faites-vous réalisez une bactériologie individuelle pour rechercher des chèvres excrétrices?</text:p>
          </table:table-cell>
          <table:table-cell office:value-type="string">
            <text:p>pas de bactériologie individuelle, même si dou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4">
            <text:p>694</text:p>
          </table:table-cell>
          <table:table-cell office:value-type="float" office:value="3020">
            <text:p>3020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pas ou insuffisant nettoyage avant et après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5">
            <text:p>695</text:p>
          </table:table-cell>
          <table:table-cell office:value-type="float" office:value="3020">
            <text:p>3020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 (lactoduc notammen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6">
            <text:p>696</text:p>
          </table:table-cell>
          <table:table-cell office:value-type="float" office:value="3020">
            <text:p>3020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pas de protocole adapté pour pallier un défau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7">
            <text:p>697</text:p>
          </table:table-cell>
          <table:table-cell office:value-type="float" office:value="3020">
            <text:p>3020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du bâtiment insuffisante, pas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8">
            <text:p>698</text:p>
          </table:table-cell>
          <table:table-cell office:value-type="float" office:value="3021">
            <text:p>3021</text:p>
          </table:table-cell>
          <table:table-cell office:value-type="string">
            <text:p>Réalisez-vous un tri des aliments potentiellement contaminés ou des parties altérées (ensilage)?</text:p>
          </table:table-cell>
          <table:table-cell office:value-type="string">
            <text:p>pas de tri des aliments altér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99">
            <text:p>699</text:p>
          </table:table-cell>
          <table:table-cell office:value-type="float" office:value="3021">
            <text:p>3021</text:p>
          </table:table-cell>
          <table:table-cell office:value-type="string">
            <text:p>Réalisez-vous un nettoyage régulier des abreuvoirs et des auges?</text:p>
          </table:table-cell>
          <table:table-cell office:value-type="string">
            <text:p>abreuvoirs et auges rarement nettoy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0">
            <text:p>700</text:p>
          </table:table-cell>
          <table:table-cell office:value-type="float" office:value="3021">
            <text:p>3021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du bâtiment insuffisante, pas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1">
            <text:p>701</text:p>
          </table:table-cell>
          <table:table-cell office:value-type="float" office:value="3021">
            <text:p>3021</text:p>
          </table:table-cell>
          <table:table-cell office:value-type="string">
            <text:p>En cas de doute faites-vous réalisez une bactériologie individuelle pour rechercher des chèvres excrétrices?</text:p>
          </table:table-cell>
          <table:table-cell office:value-type="string">
            <text:p>pas de bactériologie individuelle, même si dou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2">
            <text:p>702</text:p>
          </table:table-cell>
          <table:table-cell office:value-type="float" office:value="3021">
            <text:p>3021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pas ou insuffisant nettoyage avant et après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3">
            <text:p>703</text:p>
          </table:table-cell>
          <table:table-cell office:value-type="float" office:value="3021">
            <text:p>3021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 (lactoduc notammen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4">
            <text:p>704</text:p>
          </table:table-cell>
          <table:table-cell office:value-type="float" office:value="3021">
            <text:p>3021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pas de protocole adapté pour pallier un défau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5">
            <text:p>705</text:p>
          </table:table-cell>
          <table:table-cell office:value-type="float" office:value="3049">
            <text:p>3049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pas de protocole adapté pour pallier un défau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6">
            <text:p>706</text:p>
          </table:table-cell>
          <table:table-cell office:value-type="float" office:value="3049">
            <text:p>3049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du bâtiment insuffisante, pas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7">
            <text:p>707</text:p>
          </table:table-cell>
          <table:table-cell office:value-type="float" office:value="3049">
            <text:p>3049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pas ou insuffisant nettoyage avant et après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8">
            <text:p>708</text:p>
          </table:table-cell>
          <table:table-cell office:value-type="float" office:value="3049">
            <text:p>3049</text:p>
          </table:table-cell>
          <table:table-cell office:value-type="string">
            <text:p>En cas de doute faites-vous réalisez une bactériologie individuelle pour rechercher des chèvres excrétrices? - mammites cliniques ou subcliniques</text:p>
          </table:table-cell>
          <table:table-cell office:value-type="string">
            <text:p>pas de bactériologie individuelle, même si dou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09">
            <text:p>709</text:p>
          </table:table-cell>
          <table:table-cell office:value-type="float" office:value="3049">
            <text:p>3049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pas ou rare contrôle bactériologique de l'e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0">
            <text:p>710</text:p>
          </table:table-cell>
          <table:table-cell office:value-type="float" office:value="4000">
            <text:p>4000</text:p>
          </table:table-cell>
          <table:table-cell office:value-type="string">
            <text:p>Les animaux sont-ils suffisamment alimentés sur toutes les périodes de l'année ? </text:p>
          </table:table-cell>
          <table:table-cell office:value-type="string">
            <text:p>Sous-alimentation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1">
            <text:p>711</text:p>
          </table:table-cell>
          <table:table-cell office:value-type="float" office:value="4000">
            <text:p>4000</text:p>
          </table:table-cell>
          <table:table-cell office:value-type="string">
            <text:p>Les rations sont-elles équilibrées en fonction de leur besoin ? </text:p>
          </table:table-cell>
          <table:table-cell office:value-type="string">
            <text:p>Rations pas toujours équilibrées en fonction des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2">
            <text:p>712</text:p>
          </table:table-cell>
          <table:table-cell office:value-type="float" office:value="4000">
            <text:p>4000</text:p>
          </table:table-cell>
          <table:table-cell office:value-type="string">
            <text:p>Les aliments distribués sont-ils sains et bien conservés ? </text:p>
          </table:table-cell>
          <table:table-cell office:value-type="string">
            <text:p>Problème de qualité et de conservation des aliments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3">
            <text:p>713</text:p>
          </table:table-cell>
          <table:table-cell office:value-type="float" office:value="4000">
            <text:p>4000</text:p>
          </table:table-cell>
          <table:table-cell office:value-type="string">
            <text:p>Les accès à l'aliment sont-ils suffisants pour tous les animaux en même temps ? </text:p>
          </table:table-cell>
          <table:table-cell office:value-type="string">
            <text:p>Compétition entre les animaux pour l’accès aux ali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4">
            <text:p>714</text:p>
          </table:table-cell>
          <table:table-cell office:value-type="float" office:value="4000">
            <text:p>4000</text:p>
          </table:table-cell>
          <table:table-cell office:value-type="string">
            <text:p>Les brebis sont-elles parasitées 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5">
            <text:p>715</text:p>
          </table:table-cell>
          <table:table-cell office:value-type="float" office:value="4001">
            <text:p>4001</text:p>
          </table:table-cell>
          <table:table-cell office:value-type="string">
            <text:p>Les conditions de logements sont-elles satisfaisantes ? Densité ?</text:p>
          </table:table-cell>
          <table:table-cell office:value-type="string">
            <text:p>Problème de logement des animaux, trop forte dens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6">
            <text:p>716</text:p>
          </table:table-cell>
          <table:table-cell office:value-type="float" office:value="4001">
            <text:p>4001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7">
            <text:p>717</text:p>
          </table:table-cell>
          <table:table-cell office:value-type="float" office:value="4001">
            <text:p>4001</text:p>
          </table:table-cell>
          <table:table-cell office:value-type="string">
            <text:p>Les surfaces de vie sont-elles suffisantes ? </text:p>
          </table:table-cell>
          <table:table-cell office:value-type="string">
            <text:p>Surfaces de vie insuffis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8">
            <text:p>718</text:p>
          </table:table-cell>
          <table:table-cell office:value-type="float" office:value="4001">
            <text:p>4001</text:p>
          </table:table-cell>
          <table:table-cell office:value-type="string">
            <text:p>La ration est-elle équilibrée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9">
            <text:p>719</text:p>
          </table:table-cell>
          <table:table-cell office:value-type="float" office:value="4001">
            <text:p>4001</text:p>
          </table:table-cell>
          <table:table-cell office:value-type="string">
            <text:p>La ration est-elle suffisamment fibreuse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0">
            <text:p>720</text:p>
          </table:table-cell>
          <table:table-cell office:value-type="float" office:value="4001">
            <text:p>4001</text:p>
          </table:table-cell>
          <table:table-cell office:value-type="string">
            <text:p>Les animaux sont-ils parasités ? (cf parasitisme)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1">
            <text:p>721</text:p>
          </table:table-cell>
          <table:table-cell office:value-type="float" office:value="4002">
            <text:p>4002</text:p>
          </table:table-cell>
          <table:table-cell office:value-type="string">
            <text:p>Les réformes sont-elles subies (sanitaire) ou choisies (sélection) ? </text:p>
          </table:table-cell>
          <table:table-cell office:value-type="string">
            <text:p>Trop de réformes pour causes sanitaires, pas assez de choi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2">
            <text:p>722</text:p>
          </table:table-cell>
          <table:table-cell office:value-type="float" office:value="4002">
            <text:p>4002</text:p>
          </table:table-cell>
          <table:table-cell office:value-type="string">
            <text:p>Quel est l'âge moyen des réformes ? </text:p>
          </table:table-cell>
          <table:table-cell office:value-type="string">
            <text:p>Age moyen des réforme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3">
            <text:p>723</text:p>
          </table:table-cell>
          <table:table-cell office:value-type="float" office:value="4002">
            <text:p>4002</text:p>
          </table:table-cell>
          <table:table-cell office:value-type="string">
            <text:p>Le troupeau a-t-il des soucis de fertilité ? </text:p>
          </table:table-cell>
          <table:table-cell office:value-type="string">
            <text:p>Problèmes de fertilité sur le troupea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5">
            <text:p>725</text:p>
          </table:table-cell>
          <table:table-cell office:value-type="float" office:value="4003">
            <text:p>4003</text:p>
          </table:table-cell>
          <table:table-cell office:value-type="string">
            <text:p>Le troupeau est-il suffisamment renouvelé ? </text:p>
          </table:table-cell>
          <table:table-cell office:value-type="string">
            <text:p>Manque de renouvellement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6">
            <text:p>726</text:p>
          </table:table-cell>
          <table:table-cell office:value-type="float" office:value="4003">
            <text:p>4003</text:p>
          </table:table-cell>
          <table:table-cell office:value-type="string">
            <text:p>Les brebis présentent-elles des pathologies infectieuses chroniques ? (respiratoire, mamelle, etc)</text:p>
          </table:table-cell>
          <table:table-cell office:value-type="string">
            <text:p>Présence de maladies infectieuses chroniques (mammites, pneumonies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7">
            <text:p>727</text:p>
          </table:table-cell>
          <table:table-cell office:value-type="float" office:value="4003">
            <text:p>4003</text:p>
          </table:table-cell>
          <table:table-cell office:value-type="string">
            <text:p>Les brebis présentent-elles des pathologies métaboliques ? (toxémie de gestation, hypomagnésémie, hypocalcémie, cétose, acidose, …)</text:p>
          </table:table-cell>
          <table:table-cell office:value-type="string">
            <text:p>Pathologies métaboliques (toxémie, hypomagnésémie, hypocalcémie, acidose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28">
            <text:p>728</text:p>
          </table:table-cell>
          <table:table-cell office:value-type="float" office:value="4003">
            <text:p>4003</text:p>
          </table:table-cell>
          <table:table-cell office:value-type="string">
            <text:p>L'état corporel du troupeau est-il satisfaisant toute l'année ? </text:p>
          </table:table-cell>
          <table:table-cell office:value-type="string">
            <text:p>État corporel problématique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0">
            <text:p>730</text:p>
          </table:table-cell>
          <table:table-cell office:value-type="float" office:value="4003">
            <text:p>4003</text:p>
          </table:table-cell>
          <table:table-cell office:value-type="string">
            <text:p>La fréquence de surveillance est-elle suffisante ? (Les brebis sur le dos au quotidien)</text:p>
          </table:table-cell>
          <table:table-cell office:value-type="string">
            <text:p>Surveillance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1">
            <text:p>731</text:p>
          </table:table-cell>
          <table:table-cell office:value-type="float" office:value="4004">
            <text:p>4004</text:p>
          </table:table-cell>
          <table:table-cell office:value-type="string">
            <text:p>Les brebis sont-elles atteintes de maladies chroniques ? (respiratoires, infectieuses, …)</text:p>
          </table:table-cell>
          <table:table-cell office:value-type="string">
            <text:p>Présence de maladies infectieuses chroniques (mammites, pneumonies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2">
            <text:p>732</text:p>
          </table:table-cell>
          <table:table-cell office:value-type="float" office:value="4004">
            <text:p>4004</text:p>
          </table:table-cell>
          <table:table-cell office:value-type="string">
            <text:p>Y-a-t-il eu introduction d'animaux avec achat dernièrement ? </text:p>
          </table:table-cell>
          <table:table-cell office:value-type="string">
            <text:p>Achats d’animaux réc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3">
            <text:p>733</text:p>
          </table:table-cell>
          <table:table-cell office:value-type="float" office:value="4004">
            <text:p>4004</text:p>
          </table:table-cell>
          <table:table-cell office:value-type="string">
            <text:p>Les conditions de logement (hygiène, ventilation, température) sont-elles satisfaisantes ? </text:p>
          </table:table-cell>
          <table:table-cell office:value-type="string">
            <text:p>Conditions de logements insatisfaisantes (hygiène, ventilation, température, …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4">
            <text:p>734</text:p>
          </table:table-cell>
          <table:table-cell office:value-type="float" office:value="4004">
            <text:p>4004</text:p>
          </table:table-cell>
          <table:table-cell office:value-type="string">
            <text:p>Les écarts de températures sont-ils accentués dans la bergerie ? </text:p>
          </table:table-cell>
          <table:table-cell office:value-type="string">
            <text:p>Ecarts de température trop importants en berger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5">
            <text:p>735</text:p>
          </table:table-cell>
          <table:table-cell office:value-type="float" office:value="4005">
            <text:p>4005</text:p>
          </table:table-cell>
          <table:table-cell office:value-type="string">
            <text:p>L'état général du troupeau est-il évalué régulièrement ? Si oui, est-il satisfaisant ? </text:p>
          </table:table-cell>
          <table:table-cell office:value-type="string">
            <text:p>Pas d’évaluation régulière de l’état corpor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6">
            <text:p>736</text:p>
          </table:table-cell>
          <table:table-cell office:value-type="float" office:value="4005">
            <text:p>4005</text:p>
          </table:table-cell>
          <table:table-cell office:value-type="string">
            <text:p>Les rations sont-elles équilibrées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7">
            <text:p>737</text:p>
          </table:table-cell>
          <table:table-cell office:value-type="float" office:value="4005">
            <text:p>4005</text:p>
          </table:table-cell>
          <table:table-cell office:value-type="string">
            <text:p>Les durées de transition alimentaire de 3 semaines sont-elles respectées ? </text:p>
          </table:table-cell>
          <table:table-cell office:value-type="string">
            <text:p>Mauvaise transi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8">
            <text:p>738</text:p>
          </table:table-cell>
          <table:table-cell office:value-type="float" office:value="4005">
            <text:p>4005</text:p>
          </table:table-cell>
          <table:table-cell office:value-type="string">
            <text:p>La rotation des pâtures est-elle respectée ? </text:p>
          </table:table-cell>
          <table:table-cell office:value-type="string">
            <text:p>Pas de rotation des pâturag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9">
            <text:p>739</text:p>
          </table:table-cell>
          <table:table-cell office:value-type="float" office:value="4005">
            <text:p>4005</text:p>
          </table:table-cell>
          <table:table-cell office:value-type="string">
            <text:p>Les pâtures présentent-elles des excès d'azote ?</text:p>
          </table:table-cell>
          <table:table-cell office:value-type="string">
            <text:p>Excès d’azote dans les pâtu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4005">
            <text:p>4005</text:p>
          </table:table-cell>
          <table:table-cell office:value-type="string">
            <text:p>L’infestation parasitaire du troupeau est-elle surveillée et fait elle l’objet d’une gestion raisonnée à l’échelle du troupeau ?</text:p>
          </table:table-cell>
          <table:table-cell office:value-type="string">
            <text:p>Pas de surveillance et de gestion raisonnée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1">
            <text:p>741</text:p>
          </table:table-cell>
          <table:table-cell office:value-type="float" office:value="4006">
            <text:p>4006</text:p>
          </table:table-cell>
          <table:table-cell office:value-type="string">
            <text:p>Les rations des jeunes sont-elles suffisamment équilibrées ? </text:p>
          </table:table-cell>
          <table:table-cell office:value-type="string">
            <text:p>Rations des jeunes déséquilibré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2">
            <text:p>742</text:p>
          </table:table-cell>
          <table:table-cell office:value-type="float" office:value="4006">
            <text:p>4006</text:p>
          </table:table-cell>
          <table:table-cell office:value-type="string">
            <text:p>Le sevrage des jeunes se passe-t-il sans difficulté ? </text:p>
          </table:table-cell>
          <table:table-cell office:value-type="string">
            <text:p>Problèmes lors du sevrage des jeu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3">
            <text:p>743</text:p>
          </table:table-cell>
          <table:table-cell office:value-type="float" office:value="4006">
            <text:p>4006</text:p>
          </table:table-cell>
          <table:table-cell office:value-type="string">
            <text:p>Les jeunes sont-ils surveillés sur le plan du parasitisme ? (cf parasitisme)</text:p>
          </table:table-cell>
          <table:table-cell office:value-type="string">
            <text:p>Pas de surveillance du parasitism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4">
            <text:p>744</text:p>
          </table:table-cell>
          <table:table-cell office:value-type="float" office:value="4006">
            <text:p>4006</text:p>
          </table:table-cell>
          <table:table-cell office:value-type="string">
            <text:p>Les jeunes sont-ils atteints ou ont-ils été atteints de maladies ? (cf santé des jeunes)</text:p>
          </table:table-cell>
          <table:table-cell office:value-type="string">
            <text:p>Maladies chez les jeu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5">
            <text:p>745</text:p>
          </table:table-cell>
          <table:table-cell office:value-type="float" office:value="4007">
            <text:p>4007</text:p>
          </table:table-cell>
          <table:table-cell office:value-type="string">
            <text:p>Les rations sont-elles équilibrées et suffisantes ? </text:p>
          </table:table-cell>
          <table:table-cell office:value-type="string">
            <text:p>Rations déséquilibrées et/ou insuffisant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6">
            <text:p>746</text:p>
          </table:table-cell>
          <table:table-cell office:value-type="float" office:value="4007">
            <text:p>4007</text:p>
          </table:table-cell>
          <table:table-cell office:value-type="string">
            <text:p>Les aliments du commerce ont-ils des formulations adaptées aux ovins ?</text:p>
          </table:table-cell>
          <table:table-cell office:value-type="string">
            <text:p>Aliments du commerce non adapté aux ov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7">
            <text:p>747</text:p>
          </table:table-cell>
          <table:table-cell office:value-type="float" office:value="4008">
            <text:p>4008</text:p>
          </table:table-cell>
          <table:table-cell office:value-type="string">
            <text:p>Votre vétérinaire est-il informé de la présence de troubles nerveux sur votre cheptel ? (C’est obligatoire)</text:p>
          </table:table-cell>
          <table:table-cell office:value-type="string">
            <text:p>Pas de déclaration des troubles nerveux au vétérin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8">
            <text:p>748</text:p>
          </table:table-cell>
          <table:table-cell office:value-type="float" office:value="4008">
            <text:p>4008</text:p>
          </table:table-cell>
          <table:table-cell office:value-type="string">
            <text:p>Les maladies de type Tremblante, Listériose, Tétanos, Botulisme, sont-elles surveillées ? </text:p>
          </table:table-cell>
          <table:table-cell office:value-type="string">
            <text:p>Pas de surveillance des maladies type tremblante, listériose, tétanos, botulis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49">
            <text:p>749</text:p>
          </table:table-cell>
          <table:table-cell office:value-type="float" office:value="4008">
            <text:p>4008</text:p>
          </table:table-cell>
          <table:table-cell office:value-type="string">
            <text:p>Le troupeau est-il régulièrement déparasité contre les parasites internes et externes? (Estrose avancée, Cénurose cérébro-spinale) </text:p>
          </table:table-cell>
          <table:table-cell office:value-type="string">
            <text:p>Présence de cœnures ou d’œst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0">
            <text:p>750</text:p>
          </table:table-cell>
          <table:table-cell office:value-type="float" office:value="4008">
            <text:p>4008</text:p>
          </table:table-cell>
          <table:table-cell office:value-type="string">
            <text:p>Le troupeau est-il carencé en minéraux, oligo-éléments et vitamines ? 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1">
            <text:p>751</text:p>
          </table:table-cell>
          <table:table-cell office:value-type="float" office:value="4008">
            <text:p>4008</text:p>
          </table:table-cell>
          <table:table-cell office:value-type="string">
            <text:p>Le vétérinaire a-t-il diagnostiqué la nécrose du cortex ? </text:p>
          </table:table-cell>
          <table:table-cell office:value-type="string">
            <text:p>Diagnostic de nécrose du corte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2">
            <text:p>752</text:p>
          </table:table-cell>
          <table:table-cell office:value-type="float" office:value="4008">
            <text:p>4008</text:p>
          </table:table-cell>
          <table:table-cell office:value-type="string">
            <text:p>Existe-t-il des risques d'intoxication par le sel, plomb, azote non protéique, intoxication végétales sur l'exploitation ? </text:p>
          </table:table-cell>
          <table:table-cell office:value-type="string">
            <text:p>Intoxications possibles : plomb, azote non protéique, plante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3">
            <text:p>753</text:p>
          </table:table-cell>
          <table:table-cell office:value-type="float" office:value="4009">
            <text:p>4009</text:p>
          </table:table-cell>
          <table:table-cell office:value-type="string">
            <text:p>La reprise d'état corporel des agnelles est-il suffisant à la mise en lutte ? </text:p>
          </table:table-cell>
          <table:table-cell office:value-type="string">
            <text:p>Reprise d’état corporel des agnelle à la lutte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4">
            <text:p>754</text:p>
          </table:table-cell>
          <table:table-cell office:value-type="float" office:value="4009">
            <text:p>4009</text:p>
          </table:table-cell>
          <table:table-cell office:value-type="string">
            <text:p>La mise en lutte n'est-elle pas trop précoce par rapport à l'âge et au poids des agnelles ?</text:p>
          </table:table-cell>
          <table:table-cell office:value-type="string">
            <text:p>Mise en lutte trop précoce par rapport à l’âge ou au poid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5">
            <text:p>755</text:p>
          </table:table-cell>
          <table:table-cell office:value-type="float" office:value="4009">
            <text:p>4009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6">
            <text:p>756</text:p>
          </table:table-cell>
          <table:table-cell office:value-type="float" office:value="4009">
            <text:p>4009</text:p>
          </table:table-cell>
          <table:table-cell office:value-type="string">
            <text:p>Le taux de renouvellement du troupeau est-il suffisant ?</text:p>
          </table:table-cell>
          <table:table-cell office:value-type="string">
            <text:p>Taux de renouvellement du troupeau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7">
            <text:p>757</text:p>
          </table:table-cell>
          <table:table-cell office:value-type="float" office:value="4009">
            <text:p>4009</text:p>
          </table:table-cell>
          <table:table-cell office:value-type="string">
            <text:p>Le critère "fertilité des mères" est-il un axe de choix des agnelles de renouvellement ? </text:p>
          </table:table-cell>
          <table:table-cell office:value-type="string">
            <text:p>Pas de choix des agnelles en fonction de la fertilité des mè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8">
            <text:p>758</text:p>
          </table:table-cell>
          <table:table-cell office:value-type="float" office:value="4009">
            <text:p>4009</text:p>
          </table:table-cell>
          <table:table-cell office:value-type="string">
            <text:p>L’infestation parasitaire des agnelles est-elle surveillée pendant leur croissance?</text:p>
          </table:table-cell>
          <table:table-cell office:value-type="string">
            <text:p>Pas de surveillance de l’infestation parasitair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59">
            <text:p>759</text:p>
          </table:table-cell>
          <table:table-cell office:value-type="float" office:value="4009">
            <text:p>4009</text:p>
          </table:table-cell>
          <table:table-cell office:value-type="string">
            <text:p>Les antenaises sont-elles atteintes de maladies abortives ? </text:p>
          </table:table-cell>
          <table:table-cell office:value-type="string">
            <text:p>Maladies abortives chez les antenai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0">
            <text:p>760</text:p>
          </table:table-cell>
          <table:table-cell office:value-type="float" office:value="4009">
            <text:p>4009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1">
            <text:p>761</text:p>
          </table:table-cell>
          <table:table-cell office:value-type="float" office:value="4009">
            <text:p>4009</text:p>
          </table:table-cell>
          <table:table-cell office:value-type="string">
            <text:p>Le nombre de bélier est-il est adéquation avec le nombre de Brebis 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2">
            <text:p>762</text:p>
          </table:table-cell>
          <table:table-cell office:value-type="float" office:value="4009">
            <text:p>4009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3">
            <text:p>763</text:p>
          </table:table-cell>
          <table:table-cell office:value-type="float" office:value="4009">
            <text:p>4009</text:p>
          </table:table-cell>
          <table:table-cell office:value-type="string">
            <text:p>L'alimentation des agnelles leur permet-elle de bonne croissance ?</text:p>
          </table:table-cell>
          <table:table-cell office:value-type="string">
            <text:p>Alimentation des agnelles ne permettant pas une croissance 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4">
            <text:p>764</text:p>
          </table:table-cell>
          <table:table-cell office:value-type="float" office:value="4009">
            <text:p>4009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5">
            <text:p>765</text:p>
          </table:table-cell>
          <table:table-cell office:value-type="float" office:value="4010">
            <text:p>4010</text:p>
          </table:table-cell>
          <table:table-cell office:value-type="string">
            <text:p>L'état corporel des brebis est-il suffisant à la mise en lutte ? </text:p>
          </table:table-cell>
          <table:table-cell office:value-type="string">
            <text:p>État corporel des brebi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6">
            <text:p>766</text:p>
          </table:table-cell>
          <table:table-cell office:value-type="float" office:value="4010">
            <text:p>4010</text:p>
          </table:table-cell>
          <table:table-cell office:value-type="string">
            <text:p>La ration est-elle suffisamment riche pour permettre la reprise d'état ? </text:p>
          </table:table-cell>
          <table:table-cell office:value-type="string">
            <text:p>Ration trop pauvre pour permettre une reprise d’ét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7">
            <text:p>767</text:p>
          </table:table-cell>
          <table:table-cell office:value-type="float" office:value="4010">
            <text:p>4010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8">
            <text:p>768</text:p>
          </table:table-cell>
          <table:table-cell office:value-type="float" office:value="4010">
            <text:p>4010</text:p>
          </table:table-cell>
          <table:table-cell office:value-type="string">
            <text:p>Les brebis ne sont-elles pas trop âgées ?</text:p>
          </table:table-cell>
          <table:table-cell office:value-type="string">
            <text:p>Brebis trop âg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69">
            <text:p>769</text:p>
          </table:table-cell>
          <table:table-cell office:value-type="float" office:value="4010">
            <text:p>4010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0">
            <text:p>770</text:p>
          </table:table-cell>
          <table:table-cell office:value-type="float" office:value="4010">
            <text:p>4010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1">
            <text:p>771</text:p>
          </table:table-cell>
          <table:table-cell office:value-type="float" office:value="4010">
            <text:p>4010</text:p>
          </table:table-cell>
          <table:table-cell office:value-type="string">
            <text:p>Le nombre de béliers est-il est adéquation avec le nombre de brebis 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2">
            <text:p>772</text:p>
          </table:table-cell>
          <table:table-cell office:value-type="float" office:value="4010">
            <text:p>4010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3">
            <text:p>773</text:p>
          </table:table-cell>
          <table:table-cell office:value-type="float" office:value="4010">
            <text:p>4010</text:p>
          </table:table-cell>
          <table:table-cell office:value-type="string">
            <text:p>L’infestation parasitaire est-elle pénalisante pour les brebis 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4">
            <text:p>774</text:p>
          </table:table-cell>
          <table:table-cell office:value-type="float" office:value="4011">
            <text:p>4011</text:p>
          </table:table-cell>
          <table:table-cell office:value-type="string">
            <text:p>L'état corporel des brebis est-il suffisant à la mise en lutte ? </text:p>
          </table:table-cell>
          <table:table-cell office:value-type="string">
            <text:p>État corporel des brebi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5">
            <text:p>775</text:p>
          </table:table-cell>
          <table:table-cell office:value-type="float" office:value="4011">
            <text:p>4011</text:p>
          </table:table-cell>
          <table:table-cell office:value-type="string">
            <text:p>La ration est-elle suffisamment riche pour permettre la reprise d'état ? </text:p>
          </table:table-cell>
          <table:table-cell office:value-type="string">
            <text:p>Ration trop pauvre pour permettre une reprise d’ét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6">
            <text:p>776</text:p>
          </table:table-cell>
          <table:table-cell office:value-type="float" office:value="4011">
            <text:p>4011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7">
            <text:p>777</text:p>
          </table:table-cell>
          <table:table-cell office:value-type="float" office:value="4011">
            <text:p>4011</text:p>
          </table:table-cell>
          <table:table-cell office:value-type="string">
            <text:p>Les brebis ne sont-elles pas trop âgées ?</text:p>
          </table:table-cell>
          <table:table-cell office:value-type="string">
            <text:p>Brebis trop âg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8">
            <text:p>778</text:p>
          </table:table-cell>
          <table:table-cell office:value-type="float" office:value="4011">
            <text:p>4011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9">
            <text:p>779</text:p>
          </table:table-cell>
          <table:table-cell office:value-type="float" office:value="4011">
            <text:p>4011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0">
            <text:p>780</text:p>
          </table:table-cell>
          <table:table-cell office:value-type="float" office:value="4011">
            <text:p>4011</text:p>
          </table:table-cell>
          <table:table-cell office:value-type="string">
            <text:p>Le nombre de béliers est-il est adéquation avec le nombre de brebis 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1">
            <text:p>781</text:p>
          </table:table-cell>
          <table:table-cell office:value-type="float" office:value="4011">
            <text:p>4011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2">
            <text:p>782</text:p>
          </table:table-cell>
          <table:table-cell office:value-type="float" office:value="4011">
            <text:p>4011</text:p>
          </table:table-cell>
          <table:table-cell office:value-type="string">
            <text:p>L’infestation parasitaire est-elle pénalisante pour les brebis 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3">
            <text:p>783</text:p>
          </table:table-cell>
          <table:table-cell office:value-type="float" office:value="4011">
            <text:p>4011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4">
            <text:p>784</text:p>
          </table:table-cell>
          <table:table-cell office:value-type="float" office:value="4012">
            <text:p>4012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5">
            <text:p>785</text:p>
          </table:table-cell>
          <table:table-cell office:value-type="float" office:value="4012">
            <text:p>4012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6">
            <text:p>786</text:p>
          </table:table-cell>
          <table:table-cell office:value-type="float" office:value="4012">
            <text:p>4012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7">
            <text:p>787</text:p>
          </table:table-cell>
          <table:table-cell office:value-type="float" office:value="4012">
            <text:p>4012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8">
            <text:p>788</text:p>
          </table:table-cell>
          <table:table-cell office:value-type="float" office:value="4012">
            <text:p>4012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89">
            <text:p>789</text:p>
          </table:table-cell>
          <table:table-cell office:value-type="float" office:value="4012">
            <text:p>4012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0">
            <text:p>790</text:p>
          </table:table-cell>
          <table:table-cell office:value-type="float" office:value="4014">
            <text:p>4014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1">
            <text:p>791</text:p>
          </table:table-cell>
          <table:table-cell office:value-type="float" office:value="4014">
            <text:p>4014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2">
            <text:p>792</text:p>
          </table:table-cell>
          <table:table-cell office:value-type="float" office:value="4014">
            <text:p>4014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3">
            <text:p>793</text:p>
          </table:table-cell>
          <table:table-cell office:value-type="float" office:value="4014">
            <text:p>4014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4">
            <text:p>794</text:p>
          </table:table-cell>
          <table:table-cell office:value-type="float" office:value="4014">
            <text:p>4014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5">
            <text:p>795</text:p>
          </table:table-cell>
          <table:table-cell office:value-type="float" office:value="4014">
            <text:p>4014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6">
            <text:p>796</text:p>
          </table:table-cell>
          <table:table-cell office:value-type="float" office:value="4015">
            <text:p>4015</text:p>
          </table:table-cell>
          <table:table-cell office:value-type="string">
            <text:p>Les brebis sont-elles trop maigres à l'agnelage ? </text:p>
          </table:table-cell>
          <table:table-cell office:value-type="string">
            <text:p>Brebis trop maigr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7">
            <text:p>797</text:p>
          </table:table-cell>
          <table:table-cell office:value-type="float" office:value="4015">
            <text:p>4015</text:p>
          </table:table-cell>
          <table:table-cell office:value-type="string">
            <text:p>Les brebis sont-elles trop grasses à l'agnelage ?</text:p>
          </table:table-cell>
          <table:table-cell office:value-type="string">
            <text:p>Brebis trop grass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8">
            <text:p>798</text:p>
          </table:table-cell>
          <table:table-cell office:value-type="float" office:value="4015">
            <text:p>4015</text:p>
          </table:table-cell>
          <table:table-cell office:value-type="string">
            <text:p>La ration est-elle équilibrée par rapport aux besoins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99">
            <text:p>799</text:p>
          </table:table-cell>
          <table:table-cell office:value-type="float" office:value="4015">
            <text:p>4015</text:p>
          </table:table-cell>
          <table:table-cell office:value-type="string">
            <text:p>La ration distribuée correspond-elle à la ration calculée ? </text:p>
          </table:table-cell>
          <table:table-cell office:value-type="string">
            <text:p>La ration distribuée diffère de la ration calcul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0">
            <text:p>800</text:p>
          </table:table-cell>
          <table:table-cell office:value-type="float" office:value="4015">
            <text:p>4015</text:p>
          </table:table-cell>
          <table:table-cell office:value-type="string">
            <text:p>La ration est-elle équilibrée par rapport aux besoins ? </text:p>
          </table:table-cell>
          <table:table-cell office:value-type="string">
            <text:p>La ration n’est pas adaptée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1">
            <text:p>801</text:p>
          </table:table-cell>
          <table:table-cell office:value-type="float" office:value="4015">
            <text:p>4015</text:p>
          </table:table-cell>
          <table:table-cell office:value-type="string">
            <text:p>La ration est-elle adaptée à la prolificité du troupeau ? </text:p>
          </table:table-cell>
          <table:table-cell office:value-type="string">
            <text:p>la ration n’est pas adaptée à la prolificité du troup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2">
            <text:p>802</text:p>
          </table:table-cell>
          <table:table-cell office:value-type="float" office:value="4015">
            <text:p>4015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3">
            <text:p>803</text:p>
          </table:table-cell>
          <table:table-cell office:value-type="float" office:value="4015">
            <text:p>4015</text:p>
          </table:table-cell>
          <table:table-cell office:value-type="string">
            <text:p>Les brebis peu productives, fatiguées sur le cycle précédent ont-elles été réformées ?</text:p>
          </table:table-cell>
          <table:table-cell office:value-type="string">
            <text:p>Pas de réforme des brebis peu productives ou fatigu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4">
            <text:p>804</text:p>
          </table:table-cell>
          <table:table-cell office:value-type="float" office:value="4015">
            <text:p>4015</text:p>
          </table:table-cell>
          <table:table-cell office:value-type="string">
            <text:p>Le troupeau a-t-il subit un stress intense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5">
            <text:p>805</text:p>
          </table:table-cell>
          <table:table-cell office:value-type="float" office:value="4016">
            <text:p>4016</text:p>
          </table:table-cell>
          <table:table-cell office:value-type="string">
            <text:p>La ration est-elle trop encombrante ? </text:p>
          </table:table-cell>
          <table:table-cell office:value-type="string">
            <text:p>Ration trop encombr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6">
            <text:p>806</text:p>
          </table:table-cell>
          <table:table-cell office:value-type="float" office:value="4016">
            <text:p>4016</text:p>
          </table:table-cell>
          <table:table-cell office:value-type="string">
            <text:p>La ration offre-t-elle un bon équilibre minéral (Mg/Zn/P) en fin de gestation ? </text:p>
          </table:table-cell>
          <table:table-cell office:value-type="string">
            <text:p>Déséquilibre minéral de la ration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7">
            <text:p>807</text:p>
          </table:table-cell>
          <table:table-cell office:value-type="float" office:value="4016">
            <text:p>4016</text:p>
          </table:table-cell>
          <table:table-cell office:value-type="string">
            <text:p>Les râteliers sont-ils trop haut pour les gestantes ? </text:p>
          </table:table-cell>
          <table:table-cell office:value-type="string">
            <text:p>Râteliers trop hauts pour les gest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8">
            <text:p>808</text:p>
          </table:table-cell>
          <table:table-cell office:value-type="float" office:value="4016">
            <text:p>4016</text:p>
          </table:table-cell>
          <table:table-cell office:value-type="string">
            <text:p>La marche d'accès à l'auge est-elle trop haute ? </text:p>
          </table:table-cell>
          <table:table-cell office:value-type="string">
            <text:p>Marche d’accès à l’auge trop hau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09">
            <text:p>809</text:p>
          </table:table-cell>
          <table:table-cell office:value-type="float" office:value="4016">
            <text:p>4016</text:p>
          </table:table-cell>
          <table:table-cell office:value-type="string">
            <text:p>Les brebis récidivantes de la campagne passée ont-elles été réformées ?</text:p>
          </table:table-cell>
          <table:table-cell office:value-type="string">
            <text:p>Les brebis récidivantes de la campagne passée n’ont pas été réform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0">
            <text:p>810</text:p>
          </table:table-cell>
          <table:table-cell office:value-type="float" office:value="4016">
            <text:p>4016</text:p>
          </table:table-cell>
          <table:table-cell office:value-type="string">
            <text:p>Le taux de prolificité est-il trop élevé ? </text:p>
          </table:table-cell>
          <table:table-cell office:value-type="string">
            <text:p>Taux de prolificité trop élev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1">
            <text:p>811</text:p>
          </table:table-cell>
          <table:table-cell office:value-type="float" office:value="4017">
            <text:p>4017</text:p>
          </table:table-cell>
          <table:table-cell office:value-type="string">
            <text:p>Observez-vous un manque de largeur du bassin sur les brebis ?</text:p>
          </table:table-cell>
          <table:table-cell office:value-type="string">
            <text:p>Manque de largeur du bassi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2">
            <text:p>812</text:p>
          </table:table-cell>
          <table:table-cell office:value-type="float" office:value="4017">
            <text:p>4017</text:p>
          </table:table-cell>
          <table:table-cell office:value-type="string">
            <text:p>La politique de sélection des agnelles de renouvellement prend-t-elle en compte la largeur de bassin ? </text:p>
          </table:table-cell>
          <table:table-cell office:value-type="string">
            <text:p>Pas de prise en compte de la largeur du bassin dans le choix des ag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3">
            <text:p>813</text:p>
          </table:table-cell>
          <table:table-cell office:value-type="float" office:value="4017">
            <text:p>4017</text:p>
          </table:table-cell>
          <table:table-cell office:value-type="string">
            <text:p>Est-ce que la facilité de naissance fait partie des critères de choix des béliers ? </text:p>
          </table:table-cell>
          <table:table-cell office:value-type="string">
            <text:p>Béliers non choisis en fonction du critère « facilité à la naissance »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4">
            <text:p>814</text:p>
          </table:table-cell>
          <table:table-cell office:value-type="float" office:value="4017">
            <text:p>4017</text:p>
          </table:table-cell>
          <table:table-cell office:value-type="string">
            <text:p>Le choix des réformes est-il basé sur la difficulté de mise-bas ? </text:p>
          </table:table-cell>
          <table:table-cell office:value-type="string">
            <text:p>Pas de choix des réformes en fonction des difficultés de mise-ba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5">
            <text:p>815</text:p>
          </table:table-cell>
          <table:table-cell office:value-type="float" office:value="4017">
            <text:p>4017</text:p>
          </table:table-cell>
          <table:table-cell office:value-type="string">
            <text:p>La ration de fin de gestation est-elle adaptée au stade ? </text:p>
          </table:table-cell>
          <table:table-cell office:value-type="string">
            <text:p>La ration de fin de gestation n’est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6">
            <text:p>816</text:p>
          </table:table-cell>
          <table:table-cell office:value-type="float" office:value="4017">
            <text:p>4017</text:p>
          </table:table-cell>
          <table:table-cell office:value-type="string">
            <text:p>La ration offre-t-elle un bon équilibre minéral (Mg/Zn/P) en fin de gestation ? </text:p>
          </table:table-cell>
          <table:table-cell office:value-type="string">
            <text:p>Déséquilibre minéral de la ration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7">
            <text:p>817</text:p>
          </table:table-cell>
          <table:table-cell office:value-type="float" office:value="4017">
            <text:p>4017</text:p>
          </table:table-cell>
          <table:table-cell office:value-type="string">
            <text:p>Les brebis sont-elles suffisamment en état ? Trop en état ?</text:p>
          </table:table-cell>
          <table:table-cell office:value-type="string">
            <text:p>Brebis trop maigres ou trop grass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8">
            <text:p>818</text:p>
          </table:table-cell>
          <table:table-cell office:value-type="float" office:value="4018">
            <text:p>4018</text:p>
          </table:table-cell>
          <table:table-cell office:value-type="string">
            <text:p>Le troupeau présente-t-il un défaut d'état général ? et reprise d’état à la lutte ?</text:p>
          </table:table-cell>
          <table:table-cell office:value-type="string">
            <text:p>Manque d’état du troupeau, par de reprise avant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19">
            <text:p>819</text:p>
          </table:table-cell>
          <table:table-cell office:value-type="float" office:value="4018">
            <text:p>4018</text:p>
          </table:table-cell>
          <table:table-cell office:value-type="string">
            <text:p>Le troupeau présente-t-il des carences en minéraux ou vitamines ? 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0">
            <text:p>820</text:p>
          </table:table-cell>
          <table:table-cell office:value-type="float" office:value="4018">
            <text:p>4018</text:p>
          </table:table-cell>
          <table:table-cell office:value-type="string">
            <text:p>Les femelles sont-elles suivies sur les aspects parasitismes ? </text:p>
          </table:table-cell>
          <table:table-cell office:value-type="string">
            <text:p>Pas de suivi du parasitisme sur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1">
            <text:p>821</text:p>
          </table:table-cell>
          <table:table-cell office:value-type="float" office:value="4018">
            <text:p>4018</text:p>
          </table:table-cell>
          <table:table-cell office:value-type="string">
            <text:p>La politique de réforme/renouvellement est-elle adaptée aux objectifs de prolificité ? </text:p>
          </table:table-cell>
          <table:table-cell office:value-type="string">
            <text:p>Politique de réforme non adaptée aux objectifs de prolifici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2">
            <text:p>822</text:p>
          </table:table-cell>
          <table:table-cell office:value-type="float" office:value="4018">
            <text:p>4018</text:p>
          </table:table-cell>
          <table:table-cell office:value-type="string">
            <text:p>Le troupeau a-t-il des antécédents sanitaires importants ? </text:p>
          </table:table-cell>
          <table:table-cell office:value-type="string">
            <text:p>Antécédents sanitaires importan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3">
            <text:p>823</text:p>
          </table:table-cell>
          <table:table-cell office:value-type="float" office:value="4019">
            <text:p>4019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Race non adaptée à la saison de mo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4">
            <text:p>824</text:p>
          </table:table-cell>
          <table:table-cell office:value-type="float" office:value="4019">
            <text:p>4019</text:p>
          </table:table-cell>
          <table:table-cell office:value-type="string">
            <text:p>Le nombre de béliers est-il en adéquation avec le nombre de brebis 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5">
            <text:p>825</text:p>
          </table:table-cell>
          <table:table-cell office:value-type="float" office:value="4019">
            <text:p>4019</text:p>
          </table:table-cell>
          <table:table-cell office:value-type="string">
            <text:p>La non stér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6">
            <text:p>826</text:p>
          </table:table-cell>
          <table:table-cell office:value-type="float" office:value="4019">
            <text:p>4019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 béliers insuffisant à la mise en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7">
            <text:p>827</text:p>
          </table:table-cell>
          <table:table-cell office:value-type="float" office:value="4020">
            <text:p>4020</text:p>
          </table:table-cell>
          <table:table-cell office:value-type="string">
            <text:p>Les agnelles de renouvellement sont-elles sélectionnées sur la qualité morphologique de leur mamelle ? </text:p>
          </table:table-cell>
          <table:table-cell office:value-type="string">
            <text:p>Pas de sélection des agnelles sur la conformation de la mamel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8">
            <text:p>828</text:p>
          </table:table-cell>
          <table:table-cell office:value-type="float" office:value="4020">
            <text:p>4020</text:p>
          </table:table-cell>
          <table:table-cell office:value-type="string">
            <text:p>Un contrôle des mamelles au tarissement et réforme est-il effectué ? (si pis de bois ou autre problème important) ?</text:p>
          </table:table-cell>
          <table:table-cell office:value-type="string">
            <text:p>Pas de contrôle des mamelles au moment du tariss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29">
            <text:p>829</text:p>
          </table:table-cell>
          <table:table-cell office:value-type="float" office:value="4020">
            <text:p>4020</text:p>
          </table:table-cell>
          <table:table-cell office:value-type="string">
            <text:p>Les mamelles présentent-elles des boutons ou croûtes d’ecthyma ?</text:p>
          </table:table-cell>
          <table:table-cell office:value-type="string">
            <text:p>Présence de boutons ou de croûtes sur les mam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0">
            <text:p>830</text:p>
          </table:table-cell>
          <table:table-cell office:value-type="float" office:value="4020">
            <text:p>4020</text:p>
          </table:table-cell>
          <table:table-cell office:value-type="string">
            <text:p>Les agneaux sont-ils suffisamment vigoureux à la naissance ? (cf jeunes)</text:p>
          </table:table-cell>
          <table:table-cell office:value-type="string">
            <text:p>Agneaux peu vigoureux à la naissan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1">
            <text:p>831</text:p>
          </table:table-cell>
          <table:table-cell office:value-type="float" office:value="4021">
            <text:p>4021</text:p>
          </table:table-cell>
          <table:table-cell office:value-type="string">
            <text:p>Les brebis à problème d'allaitement sont-elles réformées ? </text:p>
          </table:table-cell>
          <table:table-cell office:value-type="string">
            <text:p>Pas de réforme des brebis avec problème d’allait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2">
            <text:p>832</text:p>
          </table:table-cell>
          <table:table-cell office:value-type="float" office:value="4021">
            <text:p>4021</text:p>
          </table:table-cell>
          <table:table-cell office:value-type="string">
            <text:p>La pression d'infection est-elle élevée ? </text:p>
          </table:table-cell>
          <table:table-cell office:value-type="string">
            <text:p>pression d’infection élevé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3">
            <text:p>833</text:p>
          </table:table-cell>
          <table:table-cell office:value-type="float" office:value="4021">
            <text:p>4021</text:p>
          </table:table-cell>
          <table:table-cell office:value-type="string">
            <text:p>Le paillage est-il suffisant en bergerie pour faire face à l’excès d’humidité 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4">
            <text:p>834</text:p>
          </table:table-cell>
          <table:table-cell office:value-type="float" office:value="4021">
            <text:p>4021</text:p>
          </table:table-cell>
          <table:table-cell office:value-type="string">
            <text:p>L'alimentation présente-t-elle des carences minérales et vitaminiques ?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5">
            <text:p>835</text:p>
          </table:table-cell>
          <table:table-cell office:value-type="float" office:value="4022">
            <text:p>4022</text:p>
          </table:table-cell>
          <table:table-cell office:value-type="string">
            <text:p>La ration des brebis en fin de gestation est-elle équilibrée et suffisante par rapport aux besoins ? </text:p>
          </table:table-cell>
          <table:table-cell office:value-type="string">
            <text:p>Ration déséquilibrée et/ou insuffisante par rapport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6">
            <text:p>836</text:p>
          </table:table-cell>
          <table:table-cell office:value-type="float" office:value="4022">
            <text:p>4022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minéraux et de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7">
            <text:p>837</text:p>
          </table:table-cell>
          <table:table-cell office:value-type="float" office:value="4022">
            <text:p>4022</text:p>
          </table:table-cell>
          <table:table-cell office:value-type="string">
            <text:p>Les brebis ont-elles suffisamment d'état à la mise-bas ? </text:p>
          </table:table-cell>
          <table:table-cell office:value-type="string">
            <text:p>Manque d’état des brebis à la mise-ba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8">
            <text:p>838</text:p>
          </table:table-cell>
          <table:table-cell office:value-type="float" office:value="4024">
            <text:p>4024</text:p>
          </table:table-cell>
          <table:table-cell office:value-type="string">
            <text:p>L'état corporel des brebis à la mise-bas est-il suffisant ? </text:p>
          </table:table-cell>
          <table:table-cell office:value-type="string">
            <text:p>Etat corporel des brebis à la mise-bas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39">
            <text:p>839</text:p>
          </table:table-cell>
          <table:table-cell office:value-type="float" office:value="4024">
            <text:p>4024</text:p>
          </table:table-cell>
          <table:table-cell office:value-type="string">
            <text:p>La ration des brebis en fin de gestation est-elle adaptée ? </text:p>
          </table:table-cell>
          <table:table-cell office:value-type="string">
            <text:p>Ration non adaptée à la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0">
            <text:p>840</text:p>
          </table:table-cell>
          <table:table-cell office:value-type="float" office:value="4024">
            <text:p>4024</text:p>
          </table:table-cell>
          <table:table-cell office:value-type="string">
            <text:p>Mes agneaux boivent-ils bien un bon colostrum, et en quantité suffisante (attention à chacun dans une portée multiple !) ?</text:p>
          </table:table-cell>
          <table:table-cell office:value-type="string">
            <text:p>Buvée de colostrum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1">
            <text:p>841</text:p>
          </table:table-cell>
          <table:table-cell office:value-type="float" office:value="4024">
            <text:p>4024</text:p>
          </table:table-cell>
          <table:table-cell office:value-type="string">
            <text:p>Mes brebis adoptent-elles bien leur(s) agneau(x) ?</text:p>
          </table:table-cell>
          <table:table-cell office:value-type="string">
            <text:p>Adoption difficile des brebis par les agne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2">
            <text:p>842</text:p>
          </table:table-cell>
          <table:table-cell office:value-type="float" office:value="4024">
            <text:p>4024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3">
            <text:p>843</text:p>
          </table:table-cell>
          <table:table-cell office:value-type="float" office:value="4024">
            <text:p>4024</text:p>
          </table:table-cell>
          <table:table-cell office:value-type="string">
            <text:p>Les cases d'agnelage sont-elles dans un bon état de propreté et d'hygiène ? avancement des cases dans la bergerie ?</text:p>
          </table:table-cell>
          <table:table-cell office:value-type="string">
            <text:p>Manque de propreté des cases d’agnel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4">
            <text:p>844</text:p>
          </table:table-cell>
          <table:table-cell office:value-type="float" office:value="4024">
            <text:p>4024</text:p>
          </table:table-cell>
          <table:table-cell office:value-type="string">
            <text:p>Les nombrils sont-ils désinfectés ? </text:p>
          </table:table-cell>
          <table:table-cell office:value-type="string">
            <text:p>Pas de désinfection des nombri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5">
            <text:p>845</text:p>
          </table:table-cell>
          <table:table-cell office:value-type="float" office:value="4024">
            <text:p>4024</text:p>
          </table:table-cell>
          <table:table-cell office:value-type="string">
            <text:p>L’ambiance du bâtiment (température, humidité, condensation, murs froids) est-elle confortable pour des agneaux ?</text:p>
          </table:table-cell>
          <table:table-cell office:value-type="string">
            <text:p>Ambiance du bâtiment inconfortable pour les agn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6">
            <text:p>846</text:p>
          </table:table-cell>
          <table:table-cell office:value-type="float" office:value="4024">
            <text:p>4024</text:p>
          </table:table-cell>
          <table:table-cell office:value-type="string">
            <text:p>Le choix des reproducteurs est-il adapté ? </text:p>
          </table:table-cell>
          <table:table-cell office:value-type="string">
            <text:p>Choix des reproducteurs inadap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7">
            <text:p>847</text:p>
          </table:table-cell>
          <table:table-cell office:value-type="float" office:value="4023">
            <text:p>4023</text:p>
          </table:table-cell>
          <table:table-cell office:value-type="string">
            <text:p>L'âge moyen des brebis n'est-il pas trop élevé ? </text:p>
          </table:table-cell>
          <table:table-cell office:value-type="string">
            <text:p>Age moyen des brebi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8">
            <text:p>848</text:p>
          </table:table-cell>
          <table:table-cell office:value-type="float" office:value="4025">
            <text:p>4025</text:p>
          </table:table-cell>
          <table:table-cell office:value-type="string">
            <text:p>L'hygiène et la désinfection est-elle respectée lors des différentes interventions : bouclage, équeutage ? </text:p>
          </table:table-cell>
          <table:table-cell office:value-type="string">
            <text:p>Manque d’hygiène dans la pose des boucle, l’équeutage, …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9">
            <text:p>849</text:p>
          </table:table-cell>
          <table:table-cell office:value-type="float" office:value="4025">
            <text:p>4025</text:p>
          </table:table-cell>
          <table:table-cell office:value-type="string">
            <text:p>La ration des brebis est-elle bien équilibrée pour produire un lait équilibré et digeste ?</text:p>
          </table:table-cell>
          <table:table-cell office:value-type="string">
            <text:p>Ration non adaptée à la production d’un lait équilibré et diges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0">
            <text:p>850</text:p>
          </table:table-cell>
          <table:table-cell office:value-type="float" office:value="4026">
            <text:p>4026</text:p>
          </table:table-cell>
          <table:table-cell office:value-type="string">
            <text:p>Les transitions alimentaires sont-elles suffisamment longues ? </text:p>
          </table:table-cell>
          <table:table-cell office:value-type="string">
            <text:p>Transitions alimentaires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1">
            <text:p>851</text:p>
          </table:table-cell>
          <table:table-cell office:value-type="float" office:value="4026">
            <text:p>4026</text:p>
          </table:table-cell>
          <table:table-cell office:value-type="string">
            <text:p>L'aliment distribué est-il adapté aux besoins des animaux ? (excès d'azote soluble, amidon fermentescible, manque de cellulose)</text:p>
          </table:table-cell>
          <table:table-cell office:value-type="string">
            <text:p>Aliments distribués non adaptés aux besoins des animaux (excès d’azote soluble, d’amidon fermentescible, …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2">
            <text:p>852</text:p>
          </table:table-cell>
          <table:table-cell office:value-type="float" office:value="4026">
            <text:p>4026</text:p>
          </table:table-cell>
          <table:table-cell office:value-type="string">
            <text:p>La ration des mères est-elle suffisante et équilibrée pour obtenir une bonne production laitière ? </text:p>
          </table:table-cell>
          <table:table-cell office:value-type="string">
            <text:p>Ration des mères pas suffisante ou équilibrée ne permettant pas une bonne production laitiè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3">
            <text:p>853</text:p>
          </table:table-cell>
          <table:table-cell office:value-type="float" office:value="4026">
            <text:p>4026</text:p>
          </table:table-cell>
          <table:table-cell office:value-type="string">
            <text:p>Existe-t-il une possibilité d'intoxication alimentaire ? (Cuivre, plantes, médicaments, métaux lourds …)</text:p>
          </table:table-cell>
          <table:table-cell office:value-type="string">
            <text:p>Possibilités d’intoxica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4">
            <text:p>854</text:p>
          </table:table-cell>
          <table:table-cell office:value-type="float" office:value="4026">
            <text:p>4026</text:p>
          </table:table-cell>
          <table:table-cell office:value-type="string">
            <text:p>Les agneaux sont-ils victimes d'une attaque parasitaire ? </text:p>
          </table:table-cell>
          <table:table-cell office:value-type="string">
            <text:p/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5">
            <text:p>855</text:p>
          </table:table-cell>
          <table:table-cell office:value-type="float" office:value="4026">
            <text:p>4026</text:p>
          </table:table-cell>
          <table:table-cell office:value-type="string">
            <text:p>Les agneaux sont-ils victimes de séquelles de maladies antérieures ? (infection respiratoires, …)</text:p>
          </table:table-cell>
          <table:table-cell office:value-type="string">
            <text:p>Séquelles de maladies antérieur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6">
            <text:p>856</text:p>
          </table:table-cell>
          <table:table-cell office:value-type="float" office:value="4027">
            <text:p>4027</text:p>
          </table:table-cell>
          <table:table-cell office:value-type="string">
            <text:p>Les transitions alimentaires sont-elles respectées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7">
            <text:p>857</text:p>
          </table:table-cell>
          <table:table-cell office:value-type="float" office:value="4027">
            <text:p>4027</text:p>
          </table:table-cell>
          <table:table-cell office:value-type="string">
            <text:p>Les agnelles ont-elles subies un épisode d'entérotoxémie ? </text:p>
          </table:table-cell>
          <table:table-cell office:value-type="string">
            <text:p>Épisode d’entérotoxémie sur les agn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8">
            <text:p>858</text:p>
          </table:table-cell>
          <table:table-cell office:value-type="float" office:value="4027">
            <text:p>4027</text:p>
          </table:table-cell>
          <table:table-cell office:value-type="string">
            <text:p>Les agnelles ont-elles un état corporel suffisant sur toute cette période délicate ? </text:p>
          </table:table-cell>
          <table:table-cell office:value-type="string">
            <text:p>L’état corporel des agnelles est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59">
            <text:p>859</text:p>
          </table:table-cell>
          <table:table-cell office:value-type="float" office:value="4027">
            <text:p>4027</text:p>
          </table:table-cell>
          <table:table-cell office:value-type="string">
            <text:p>Avez-vous déjà été touché par des morts subites ?</text:p>
          </table:table-cell>
          <table:table-cell office:value-type="string">
            <text:p>Existence préalable de morts subi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0">
            <text:p>860</text:p>
          </table:table-cell>
          <table:table-cell office:value-type="float" office:value="4027">
            <text:p>4027</text:p>
          </table:table-cell>
          <table:table-cell office:value-type="string">
            <text:p>Les agnelles ont-elles suivies en parasitismes ?</text:p>
          </table:table-cell>
          <table:table-cell office:value-type="string">
            <text:p>Pas de suivi du parasitism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1">
            <text:p>861</text:p>
          </table:table-cell>
          <table:table-cell office:value-type="float" office:value="4028">
            <text:p>4028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Temps consacré aux nouveaux-nés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2">
            <text:p>862</text:p>
          </table:table-cell>
          <table:table-cell office:value-type="float" office:value="4028">
            <text:p>4028</text:p>
          </table:table-cell>
          <table:table-cell office:value-type="string">
            <text:p>Les agneaux sont-ils suffisamment vigoureux à la naissance ? (choix des béliers et alimentation des brebis)</text:p>
          </table:table-cell>
          <table:table-cell office:value-type="string">
            <text:p>Manque de vigueur de agneaux à la naissanc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3">
            <text:p>863</text:p>
          </table:table-cell>
          <table:table-cell office:value-type="float" office:value="4028">
            <text:p>4028</text:p>
          </table:table-cell>
          <table:table-cell office:value-type="string">
            <text:p>Les adoptions sont-elles faciles ? </text:p>
          </table:table-cell>
          <table:table-cell office:value-type="string">
            <text:p>Adoptions diffi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4">
            <text:p>864</text:p>
          </table:table-cell>
          <table:table-cell office:value-type="float" office:value="4028">
            <text:p>4028</text:p>
          </table:table-cell>
          <table:table-cell office:value-type="string">
            <text:p>La race du troupeau est-il en adéquation avec le mode de production choisi ? </text:p>
          </table:table-cell>
          <table:table-cell office:value-type="string">
            <text:p>Race non adaptée au mode de production choi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5">
            <text:p>865</text:p>
          </table:table-cell>
          <table:table-cell office:value-type="float" office:value="4028">
            <text:p>4028</text:p>
          </table:table-cell>
          <table:table-cell office:value-type="string">
            <text:p>La race du troupeau est-il en adéquation avec le temps disponible ? </text:p>
          </table:table-cell>
          <table:table-cell office:value-type="string">
            <text:p>Race non adaptée au temps disponi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6">
            <text:p>866</text:p>
          </table:table-cell>
          <table:table-cell office:value-type="float" office:value="4028">
            <text:p>4028</text:p>
          </table:table-cell>
          <table:table-cell office:value-type="string">
            <text:p>Les mères sont-elles suffisamment maternelles ? (choix de la race)</text:p>
          </table:table-cell>
          <table:table-cell office:value-type="string">
            <text:p>Mère peu maternelles (choix de la rac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7">
            <text:p>867</text:p>
          </table:table-cell>
          <table:table-cell office:value-type="float" office:value="4028">
            <text:p>4028</text:p>
          </table:table-cell>
          <table:table-cell office:value-type="string">
            <text:p>Les mamelles des brebis sont-elles facilement accessible pour les agneaux ? (œdème et congestion des mamelles, gros trayons)</text:p>
          </table:table-cell>
          <table:table-cell office:value-type="string">
            <text:p>Mamelles difficilement accessible pour les agneaux (oedème, congestion, gros trayons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8">
            <text:p>868</text:p>
          </table:table-cell>
          <table:table-cell office:value-type="float" office:value="4028">
            <text:p>4028</text:p>
          </table:table-cell>
          <table:table-cell office:value-type="string">
            <text:p>Le lieu de mise bas est-il suffisamment confortable pour les nouveaux nés ? Température, humidité, propreté</text:p>
          </table:table-cell>
          <table:table-cell office:value-type="string">
            <text:p>Les lieux de mise-bas manquent de confort pour les nouveaux-né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9">
            <text:p>869</text:p>
          </table:table-cell>
          <table:table-cell office:value-type="float" office:value="4028">
            <text:p>4028</text:p>
          </table:table-cell>
          <table:table-cell office:value-type="string">
            <text:p>Possédez-vous suffisamment de cases d'agnelage permettant l'isolement du couple brebis/agneau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0">
            <text:p>870</text:p>
          </table:table-cell>
          <table:table-cell office:value-type="float" office:value="4029">
            <text:p>4029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Temps consacré aux nouveaux-nés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1">
            <text:p>871</text:p>
          </table:table-cell>
          <table:table-cell office:value-type="float" office:value="4029">
            <text:p>4029</text:p>
          </table:table-cell>
          <table:table-cell office:value-type="string">
            <text:p>La race du troupeau est-il en adéquation avec le mode de production choisi ? </text:p>
          </table:table-cell>
          <table:table-cell office:value-type="string">
            <text:p>Race non adaptée au mode de production choi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2">
            <text:p>872</text:p>
          </table:table-cell>
          <table:table-cell office:value-type="float" office:value="4029">
            <text:p>4029</text:p>
          </table:table-cell>
          <table:table-cell office:value-type="string">
            <text:p>La race du troupeau est-il en adéquation avec le temps disponible ? </text:p>
          </table:table-cell>
          <table:table-cell office:value-type="string">
            <text:p>Race non adaptée au temps disponi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3">
            <text:p>873</text:p>
          </table:table-cell>
          <table:table-cell office:value-type="float" office:value="4029">
            <text:p>4029</text:p>
          </table:table-cell>
          <table:table-cell office:value-type="string">
            <text:p>Les mères sont-elles suffisamment maternelles ? (choix de la race)</text:p>
          </table:table-cell>
          <table:table-cell office:value-type="string">
            <text:p>Mère peu maternelles (choix de la rac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4">
            <text:p>874</text:p>
          </table:table-cell>
          <table:table-cell office:value-type="float" office:value="4029">
            <text:p>4029</text:p>
          </table:table-cell>
          <table:table-cell office:value-type="string">
            <text:p>Les agneaux sont-ils suffisamment vigoureux à la naissance ? (choix des béliers et alimentation des brebis)</text:p>
          </table:table-cell>
          <table:table-cell office:value-type="string">
            <text:p>Manque de vigueur de agneaux à la naissanc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5">
            <text:p>875</text:p>
          </table:table-cell>
          <table:table-cell office:value-type="float" office:value="4029">
            <text:p>4029</text:p>
          </table:table-cell>
          <table:table-cell office:value-type="string">
            <text:p>Les agnelages ont-ils été difficiles ?</text:p>
          </table:table-cell>
          <table:table-cell office:value-type="string">
            <text:p>Agnelages diffi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6">
            <text:p>876</text:p>
          </table:table-cell>
          <table:table-cell office:value-type="float" office:value="4029">
            <text:p>4029</text:p>
          </table:table-cell>
          <table:table-cell office:value-type="string">
            <text:p>Possédez-vous suffisamment de cases d'agnelage permettant l'isolement du couple brebis/agneau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7">
            <text:p>877</text:p>
          </table:table-cell>
          <table:table-cell office:value-type="float" office:value="4030">
            <text:p>4030</text:p>
          </table:table-cell>
          <table:table-cell office:value-type="string">
            <text:p>La densité (nombre d'animaux/m²) n'est-elle pas trop importante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8">
            <text:p>878</text:p>
          </table:table-cell>
          <table:table-cell office:value-type="float" office:value="4030">
            <text:p>4030</text:p>
          </table:table-cell>
          <table:table-cell office:value-type="string">
            <text:p>Des précautions d'hygiène sont-elles prises entre chaque désinfection de cordon ?</text:p>
          </table:table-cell>
          <table:table-cell office:value-type="string">
            <text:p>Pas de précaution d’hygiène entre deux désinfection de cor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9">
            <text:p>879</text:p>
          </table:table-cell>
          <table:table-cell office:value-type="float" office:value="4030">
            <text:p>4030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e de la litière en quantité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0">
            <text:p>880</text:p>
          </table:table-cell>
          <table:table-cell office:value-type="float" office:value="4030">
            <text:p>4030</text:p>
          </table:table-cell>
          <table:table-cell office:value-type="string">
            <text:p>La bergerie est-elle suffisamment isolée et ventilée ? </text:p>
          </table:table-cell>
          <table:table-cell office:value-type="string">
            <text:p>Bergerie mal isolée et mal venti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1">
            <text:p>881</text:p>
          </table:table-cell>
          <table:table-cell office:value-type="float" office:value="4030">
            <text:p>4030</text:p>
          </table:table-cell>
          <table:table-cell office:value-type="string">
            <text:p>L'hygiène du bâtiment et du matériel est-il suffisant ? (lavage, désinfection, dératisation, désinsectisation, vide sanitaire, )</text:p>
          </table:table-cell>
          <table:table-cell office:value-type="string">
            <text:p>Manque d’hygiène dans le bâti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2">
            <text:p>882</text:p>
          </table:table-cell>
          <table:table-cell office:value-type="float" office:value="4030">
            <text:p>4030</text:p>
          </table:table-cell>
          <table:table-cell office:value-type="string">
            <text:p>Le matériel de bouclage est-il bien désinfecté après utilisation ? </text:p>
          </table:table-cell>
          <table:table-cell office:value-type="string">
            <text:p>Matériel de bouclage mal désinfec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3">
            <text:p>883</text:p>
          </table:table-cell>
          <table:table-cell office:value-type="float" office:value="4030">
            <text:p>4030</text:p>
          </table:table-cell>
          <table:table-cell office:value-type="string">
            <text:p>Les agneaux ont-ils bien tété le colostrum dans les 6 heures ? </text:p>
          </table:table-cell>
          <table:table-cell office:value-type="string">
            <text:p>Prise de colostrum dans les 6 premières heure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4">
            <text:p>884</text:p>
          </table:table-cell>
          <table:table-cell office:value-type="float" office:value="4030">
            <text:p>4030</text:p>
          </table:table-cell>
          <table:table-cell office:value-type="string">
            <text:p>Les agneaux ont-ils bien bu ?</text:p>
          </table:table-cell>
          <table:table-cell office:value-type="string">
            <text:p>Problèmes pour faire téter les 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5">
            <text:p>885</text:p>
          </table:table-cell>
          <table:table-cell office:value-type="float" office:value="4030">
            <text:p>4030</text:p>
          </table:table-cell>
          <table:table-cell office:value-type="string">
            <text:p>Les colostrums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6">
            <text:p>886</text:p>
          </table:table-cell>
          <table:table-cell office:value-type="float" office:value="4031">
            <text:p>4031</text:p>
          </table:table-cell>
          <table:table-cell office:value-type="string">
            <text:p>Les cordons sont-ils désinfectés ? </text:p>
          </table:table-cell>
          <table:table-cell office:value-type="string">
            <text:p>Cordons non désinfect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7">
            <text:p>887</text:p>
          </table:table-cell>
          <table:table-cell office:value-type="float" office:value="4031">
            <text:p>4031</text:p>
          </table:table-cell>
          <table:table-cell office:value-type="string">
            <text:p>La solution de désinfection est-elle régulièrement renouvelée ? </text:p>
          </table:table-cell>
          <table:table-cell office:value-type="string">
            <text:p>Solution de désinfection peu renouvelé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8">
            <text:p>888</text:p>
          </table:table-cell>
          <table:table-cell office:value-type="float" office:value="4031">
            <text:p>4031</text:p>
          </table:table-cell>
          <table:table-cell office:value-type="string">
            <text:p>Les agneaux du même lot sont-ils homogènes ? (âge et poids)</text:p>
          </table:table-cell>
          <table:table-cell office:value-type="string">
            <text:p>Manque d’homogénéité dans les lots d’agne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9">
            <text:p>889</text:p>
          </table:table-cell>
          <table:table-cell office:value-type="float" office:value="4031">
            <text:p>4031</text:p>
          </table:table-cell>
          <table:table-cell office:value-type="string">
            <text:p>Les agneaux ont-il bien tété le colostrum dans les 6 heures ? </text:p>
          </table:table-cell>
          <table:table-cell office:value-type="string">
            <text:p>Prise de colostrum dans les 6 premières heure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0">
            <text:p>890</text:p>
          </table:table-cell>
          <table:table-cell office:value-type="float" office:value="4031">
            <text:p>4031</text:p>
          </table:table-cell>
          <table:table-cell office:value-type="string">
            <text:p>Les colostrums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1">
            <text:p>891</text:p>
          </table:table-cell>
          <table:table-cell office:value-type="float" office:value="4031">
            <text:p>4031</text:p>
          </table:table-cell>
          <table:table-cell office:value-type="string">
            <text:p>Le nombre de cases d'agnelage est-il suffisant pour respecter un temps de présence de 24h ? </text:p>
          </table:table-cell>
          <table:table-cell office:value-type="string">
            <text:p>Nombre de cases d’agnelag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2">
            <text:p>892</text:p>
          </table:table-cell>
          <table:table-cell office:value-type="float" office:value="4031">
            <text:p>4031</text:p>
          </table:table-cell>
          <table:table-cell office:value-type="string">
            <text:p>La densité (nombre d'animaux/m²) n'est-elle pas trop importante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3">
            <text:p>893</text:p>
          </table:table-cell>
          <table:table-cell office:value-type="float" office:value="4031">
            <text:p>4031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4">
            <text:p>894</text:p>
          </table:table-cell>
          <table:table-cell office:value-type="float" office:value="4031">
            <text:p>4031</text:p>
          </table:table-cell>
          <table:table-cell office:value-type="string">
            <text:p>La bergerie est-elle suffisamment isolée et ventilée ? </text:p>
          </table:table-cell>
          <table:table-cell office:value-type="string">
            <text:p>Bergerie mal isolée et mal venti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5">
            <text:p>895</text:p>
          </table:table-cell>
          <table:table-cell office:value-type="float" office:value="4032">
            <text:p>4032</text:p>
          </table:table-cell>
          <table:table-cell office:value-type="string">
            <text:p>Y-a-t-il eu introduction d'animaux pouvant déclencher l'ecthyma sur les animaux présents ? </text:p>
          </table:table-cell>
          <table:table-cell office:value-type="string">
            <text:p>Introduction d’animaux porteurs d’ecthy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6">
            <text:p>896</text:p>
          </table:table-cell>
          <table:table-cell office:value-type="float" office:value="4032">
            <text:p>4032</text:p>
          </table:table-cell>
          <table:table-cell office:value-type="string">
            <text:p>Connaissez-vous le statut Border Disease de votre troupeau ? </text:p>
          </table:table-cell>
          <table:table-cell office:value-type="string">
            <text:p>Statut Border Disease inconn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7">
            <text:p>897</text:p>
          </table:table-cell>
          <table:table-cell office:value-type="float" office:value="4032">
            <text:p>4032</text:p>
          </table:table-cell>
          <table:table-cell office:value-type="string">
            <text:p>Observez-vous une résurgence cyclique de l'ecthyma sur les jeunes brebis ? </text:p>
          </table:table-cell>
          <table:table-cell office:value-type="string">
            <text:p>Résurgence cyclique de l’ecthyma que les jeunes brebi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8">
            <text:p>898</text:p>
          </table:table-cell>
          <table:table-cell office:value-type="float" office:value="4032">
            <text:p>4032</text:p>
          </table:table-cell>
          <table:table-cell office:value-type="string">
            <text:p>Les rations alimentaires présentent-elles des carences en minéraux et oligo-éléments ?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9">
            <text:p>899</text:p>
          </table:table-cell>
          <table:table-cell office:value-type="float" office:value="4033">
            <text:p>4033</text:p>
          </table:table-cell>
          <table:table-cell office:value-type="string">
            <text:p>L'hygiène du logement est-elle suffisante ? </text:p>
          </table:table-cell>
          <table:table-cell office:value-type="string">
            <text:p>Manque d’hygiène du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0">
            <text:p>900</text:p>
          </table:table-cell>
          <table:table-cell office:value-type="float" office:value="4033">
            <text:p>4033</text:p>
          </table:table-cell>
          <table:table-cell office:value-type="string">
            <text:p>y-a-t-il présence de case d'infirmerie, isolement des animaux malades ? </text:p>
          </table:table-cell>
          <table:table-cell office:value-type="string">
            <text:p>Absence d’infirmer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1">
            <text:p>901</text:p>
          </table:table-cell>
          <table:table-cell office:value-type="float" office:value="4033">
            <text:p>4033</text:p>
          </table:table-cell>
          <table:table-cell office:value-type="string">
            <text:p>le logement est-il confortable ? Désinfecté ? </text:p>
          </table:table-cell>
          <table:table-cell office:value-type="string">
            <text:p>Manque de confort dans le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2">
            <text:p>902</text:p>
          </table:table-cell>
          <table:table-cell office:value-type="float" office:value="4033">
            <text:p>4033</text:p>
          </table:table-cell>
          <table:table-cell office:value-type="string">
            <text:p>La litière est-elle propre et saine ? 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3">
            <text:p>903</text:p>
          </table:table-cell>
          <table:table-cell office:value-type="float" office:value="4033">
            <text:p>4033</text:p>
          </table:table-cell>
          <table:table-cell office:value-type="string">
            <text:p>La paille de litière est-elle de bonne qualité, bien conservée ? </text:p>
          </table:table-cell>
          <table:table-cell office:value-type="string">
            <text:p>Paille de la litière de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4">
            <text:p>904</text:p>
          </table:table-cell>
          <table:table-cell office:value-type="float" office:value="4033">
            <text:p>4033</text:p>
          </table:table-cell>
          <table:table-cell office:value-type="string">
            <text:p>La surveillance de la prise colostrale est-elle suffisante ? </text:p>
          </table:table-cell>
          <table:table-cell office:value-type="string">
            <text:p>Surveillance de la prise colostral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5">
            <text:p>905</text:p>
          </table:table-cell>
          <table:table-cell office:value-type="float" office:value="4033">
            <text:p>4033</text:p>
          </table:table-cell>
          <table:table-cell office:value-type="string">
            <text:p>Les colostrums et le lait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6">
            <text:p>906</text:p>
          </table:table-cell>
          <table:table-cell office:value-type="float" office:value="4033">
            <text:p>4033</text:p>
          </table:table-cell>
          <table:table-cell office:value-type="string">
            <text:p>L'alimentation des mères est-elle équilibrée et suffisante ? </text:p>
          </table:table-cell>
          <table:table-cell office:value-type="string">
            <text:p>Alimentation des mères insuffisante ou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7">
            <text:p>907</text:p>
          </table:table-cell>
          <table:table-cell office:value-type="float" office:value="4033">
            <text:p>4033</text:p>
          </table:table-cell>
          <table:table-cell office:value-type="string">
            <text:p>L'eau de boisson est-elle potable ? 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8">
            <text:p>908</text:p>
          </table:table-cell>
          <table:table-cell office:value-type="float" office:value="4033">
            <text:p>4033</text:p>
          </table:table-cell>
          <table:table-cell office:value-type="string">
            <text:p>Les animaux disposent-ils de sel alimentaire ? </text:p>
          </table:table-cell>
          <table:table-cell office:value-type="string">
            <text:p>Pas de sel disponible pour le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0">
            <text:p>910</text:p>
          </table:table-cell>
          <table:table-cell office:value-type="float" office:value="4035">
            <text:p>4035</text:p>
          </table:table-cell>
          <table:table-cell office:value-type="string">
            <text:p>L'alimentation des agneaux n'est-elle pas trop acidogène ? </text:p>
          </table:table-cell>
          <table:table-cell office:value-type="string">
            <text:p>Alimentation des agneaux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1">
            <text:p>911</text:p>
          </table:table-cell>
          <table:table-cell office:value-type="float" office:value="4035">
            <text:p>4035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2">
            <text:p>912</text:p>
          </table:table-cell>
          <table:table-cell office:value-type="float" office:value="4037">
            <text:p>4037</text:p>
          </table:table-cell>
          <table:table-cell office:value-type="string">
            <text:p>L'herbe pâturée n'est-elle pas trop jeune ? (riche et humide)</text:p>
          </table:table-cell>
          <table:table-cell office:value-type="string">
            <text:p>Herbe pâturée trop jeu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3">
            <text:p>913</text:p>
          </table:table-cell>
          <table:table-cell office:value-type="float" office:value="4037">
            <text:p>4037</text:p>
          </table:table-cell>
          <table:table-cell office:value-type="string">
            <text:p>La transition alimentaire vers le pâturag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4">
            <text:p>914</text:p>
          </table:table-cell>
          <table:table-cell office:value-type="float" office:value="4037">
            <text:p>4037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5">
            <text:p>915</text:p>
          </table:table-cell>
          <table:table-cell office:value-type="float" office:value="4037">
            <text:p>4037</text:p>
          </table:table-cell>
          <table:table-cell office:value-type="string">
            <text:p>La ration est-elle riche en céréales et acidogène ? </text:p>
          </table:table-cell>
          <table:table-cell office:value-type="string">
            <text:p>Ration trop riche en céréales et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6">
            <text:p>916</text:p>
          </table:table-cell>
          <table:table-cell office:value-type="float" office:value="4037">
            <text:p>4037</text:p>
          </table:table-cell>
          <table:table-cell office:value-type="string">
            <text:p>voir parasitisme </text:p>
          </table:table-cell>
          <table:table-cell office:value-type="string">
            <text:p>(approfondir la question de la coccidios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7">
            <text:p>917</text:p>
          </table:table-cell>
          <table:table-cell office:value-type="float" office:value="4036">
            <text:p>4036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8">
            <text:p>918</text:p>
          </table:table-cell>
          <table:table-cell office:value-type="float" office:value="4036">
            <text:p>4036</text:p>
          </table:table-cell>
          <table:table-cell office:value-type="string">
            <text:p>voir parasitisme (surtout coccidiose, +/- strongyloides)</text:p>
          </table:table-cell>
          <table:table-cell office:value-type="string">
            <text:p>(approfondir la question du parasitism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19">
            <text:p>919</text:p>
          </table:table-cell>
          <table:table-cell office:value-type="float" office:value="4039">
            <text:p>4039</text:p>
          </table:table-cell>
          <table:table-cell office:value-type="string">
            <text:p>Le bâtiment connaît-il des variations de températures excessives (métal, béton, climat rude, mauvaise orientation, …) ? </text:p>
          </table:table-cell>
          <table:table-cell office:value-type="string">
            <text:p>Variation de températures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0">
            <text:p>920</text:p>
          </table:table-cell>
          <table:table-cell office:value-type="float" office:value="4039">
            <text:p>4039</text:p>
          </table:table-cell>
          <table:table-cell office:value-type="string">
            <text:p>La densité animale en bergerie n’est-elle pas trop élevée 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1">
            <text:p>921</text:p>
          </table:table-cell>
          <table:table-cell office:value-type="float" office:value="4039">
            <text:p>4039</text:p>
          </table:table-cell>
          <table:table-cell office:value-type="string">
            <text:p>Les matériaux constituant la bergerie sont-ils propices aux variations de températures ? </text:p>
          </table:table-cell>
          <table:table-cell office:value-type="string">
            <text:p>Matériaux favorisant des variation de température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2">
            <text:p>922</text:p>
          </table:table-cell>
          <table:table-cell office:value-type="float" office:value="4039">
            <text:p>4039</text:p>
          </table:table-cell>
          <table:table-cell office:value-type="string">
            <text:p>La condensation est-elle fréquente dans le bâtiment ? 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3">
            <text:p>923</text:p>
          </table:table-cell>
          <table:table-cell office:value-type="float" office:value="4039">
            <text:p>4039</text:p>
          </table:table-cell>
          <table:table-cell office:value-type="string">
            <text:p>Y-a-t-il présence de courants d'air ? </text:p>
          </table:table-cell>
          <table:table-cell office:value-type="string">
            <text:p>Présence de courants d’a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4">
            <text:p>924</text:p>
          </table:table-cell>
          <table:table-cell office:value-type="float" office:value="4039">
            <text:p>4039</text:p>
          </table:table-cell>
          <table:table-cell office:value-type="string">
            <text:p>Le paillage est-il effectué à la pailleuse ? </text:p>
          </table:table-cell>
          <table:table-cell office:value-type="string">
            <text:p>Paillage effectué à la paill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5">
            <text:p>925</text:p>
          </table:table-cell>
          <table:table-cell office:value-type="float" office:value="4039">
            <text:p>4039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6">
            <text:p>926</text:p>
          </table:table-cell>
          <table:table-cell office:value-type="float" office:value="4039">
            <text:p>4039</text:p>
          </table:table-cell>
          <table:table-cell office:value-type="string">
            <text:p>Les agneaux ont-ils accès à des plantes provoquant de l'œdème pulmonaire ? (laurier cerise/galéga officinal)</text:p>
          </table:table-cell>
          <table:table-cell office:value-type="string">
            <text:p>Accès à des plantes provoquant des œdèmes pulmonaires (galega, laurier cerise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7">
            <text:p>927</text:p>
          </table:table-cell>
          <table:table-cell office:value-type="float" office:value="4038">
            <text:p>4038</text:p>
          </table:table-cell>
          <table:table-cell office:value-type="string">
            <text:p>Le bâtiment connaît-il des variations de températures excessives (métal, béton, climat rude, mauvaise orientation, …) ? </text:p>
          </table:table-cell>
          <table:table-cell office:value-type="string">
            <text:p>Variation de températures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8">
            <text:p>928</text:p>
          </table:table-cell>
          <table:table-cell office:value-type="float" office:value="4038">
            <text:p>4038</text:p>
          </table:table-cell>
          <table:table-cell office:value-type="string">
            <text:p>La densité animale en bergerie n’est-elle pas trop élevée 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9">
            <text:p>929</text:p>
          </table:table-cell>
          <table:table-cell office:value-type="float" office:value="4038">
            <text:p>4038</text:p>
          </table:table-cell>
          <table:table-cell office:value-type="string">
            <text:p>Les matériaux constituant la bergerie sont-ils propices aux variations de températures ? </text:p>
          </table:table-cell>
          <table:table-cell office:value-type="string">
            <text:p>Matériaux favorisant des variation de température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0">
            <text:p>930</text:p>
          </table:table-cell>
          <table:table-cell office:value-type="float" office:value="4038">
            <text:p>4038</text:p>
          </table:table-cell>
          <table:table-cell office:value-type="string">
            <text:p>La condensation est-elle fréquente dans le bâtiment ? 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1">
            <text:p>931</text:p>
          </table:table-cell>
          <table:table-cell office:value-type="float" office:value="4038">
            <text:p>4038</text:p>
          </table:table-cell>
          <table:table-cell office:value-type="string">
            <text:p>Y-a-t-il présence de courants d'air ? </text:p>
          </table:table-cell>
          <table:table-cell office:value-type="string">
            <text:p>Présence de courants d’a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2">
            <text:p>932</text:p>
          </table:table-cell>
          <table:table-cell office:value-type="float" office:value="4038">
            <text:p>4038</text:p>
          </table:table-cell>
          <table:table-cell office:value-type="string">
            <text:p>Le paillage est-il effectué à la pailleuse ? </text:p>
          </table:table-cell>
          <table:table-cell office:value-type="string">
            <text:p>Paillage effectué à la paill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3">
            <text:p>933</text:p>
          </table:table-cell>
          <table:table-cell office:value-type="float" office:value="4038">
            <text:p>4038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4">
            <text:p>934</text:p>
          </table:table-cell>
          <table:table-cell office:value-type="float" office:value="4038">
            <text:p>4038</text:p>
          </table:table-cell>
          <table:table-cell office:value-type="string">
            <text:p>Les agneaux ont-ils accès à des plantes provoquant de l'œdème pulmonaire ? (laurier cerise/galéga officinal)</text:p>
          </table:table-cell>
          <table:table-cell office:value-type="string">
            <text:p>Accès à des plantes provoquant des œdèmes pulmonaires (galega, laurier cerise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5">
            <text:p>935</text:p>
          </table:table-cell>
          <table:table-cell office:value-type="float" office:value="4040">
            <text:p>4040</text:p>
          </table:table-cell>
          <table:table-cell office:value-type="string">
            <text:p>Les agneaux ont-ils eu des troubles du cordon ? (Cf ci-dessus)</text:p>
          </table:table-cell>
          <table:table-cell office:value-type="string">
            <text:p>Infections du cord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6">
            <text:p>936</text:p>
          </table:table-cell>
          <table:table-cell office:value-type="float" office:value="4040">
            <text:p>4040</text:p>
          </table:table-cell>
          <table:table-cell office:value-type="string">
            <text:p>Les agneaux ont-ils eu des infections suite au bouclage ou à l'équeutage ? </text:p>
          </table:table-cell>
          <table:table-cell office:value-type="string">
            <text:p>Infections suite au bouclage ou à l’équeut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7">
            <text:p>937</text:p>
          </table:table-cell>
          <table:table-cell office:value-type="float" office:value="4040">
            <text:p>4040</text:p>
          </table:table-cell>
          <table:table-cell office:value-type="string">
            <text:p>Les plaies sont-elles systématiquement désinfectées ? </text:p>
          </table:table-cell>
          <table:table-cell office:value-type="string">
            <text:p>Plaies non systématiquement désinfecté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8">
            <text:p>938</text:p>
          </table:table-cell>
          <table:table-cell office:value-type="float" office:value="4041">
            <text:p>4041</text:p>
          </table:table-cell>
          <table:table-cell office:value-type="string">
            <text:p>Les rations sont-elles suffisamment pourvues en vitamine E et sélénium ? </text:p>
          </table:table-cell>
          <table:table-cell office:value-type="string">
            <text:p>Manque de vitamine E et de séléniu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9">
            <text:p>939</text:p>
          </table:table-cell>
          <table:table-cell office:value-type="float" office:value="4041">
            <text:p>4041</text:p>
          </table:table-cell>
          <table:table-cell office:value-type="string">
            <text:p>Les rations présentent-elles des risques d'acidose ? </text:p>
          </table:table-cell>
          <table:table-cell office:value-type="string">
            <text:p>Rations acid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0">
            <text:p>940</text:p>
          </table:table-cell>
          <table:table-cell office:value-type="float" office:value="4042">
            <text:p>4042</text:p>
          </table:table-cell>
          <table:table-cell office:value-type="string">
            <text:p>Les brebis sont-elles suffisamment laitières et bien nourries pour couvrir les besoins des agneaux ayant le plus de potentiel ?</text:p>
          </table:table-cell>
          <table:table-cell office:value-type="string">
            <text:p>Quantité de lait insuffisante pour les gro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1">
            <text:p>941</text:p>
          </table:table-cell>
          <table:table-cell office:value-type="float" office:value="4042">
            <text:p>4042</text:p>
          </table:table-cell>
          <table:table-cell office:value-type="string">
            <text:p>Les prairies pâturées sont-elles trop jeunes et/ou trop riches en azote ? </text:p>
          </table:table-cell>
          <table:table-cell office:value-type="string">
            <text:p>Prairies pâturées trop jeu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2">
            <text:p>942</text:p>
          </table:table-cell>
          <table:table-cell office:value-type="float" office:value="4042">
            <text:p>4042</text:p>
          </table:table-cell>
          <table:table-cell office:value-type="string">
            <text:p>La transition alimentaire est-elle suffisant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3">
            <text:p>943</text:p>
          </table:table-cell>
          <table:table-cell office:value-type="float" office:value="4042">
            <text:p>4042</text:p>
          </table:table-cell>
          <table:table-cell office:value-type="string">
            <text:p>L'aliment de démarrage est-il adapté ? </text:p>
          </table:table-cell>
          <table:table-cell office:value-type="string">
            <text:p>Aliment de démarrage inadap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4">
            <text:p>944</text:p>
          </table:table-cell>
          <table:table-cell office:value-type="float" office:value="4042">
            <text:p>4042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5">
            <text:p>945</text:p>
          </table:table-cell>
          <table:table-cell office:value-type="float" office:value="4042">
            <text:p>4042</text:p>
          </table:table-cell>
          <table:table-cell office:value-type="string">
            <text:p>Le contrôle du parasitisme est-il réalisé (coccidiose, ténia et strongles ) ?</text:p>
          </table:table-cell>
          <table:table-cell office:value-type="string">
            <text:p>Pas de contrôle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6">
            <text:p>946</text:p>
          </table:table-cell>
          <table:table-cell office:value-type="float" office:value="4042">
            <text:p>4042</text:p>
          </table:table-cell>
          <table:table-cell office:value-type="string">
            <text:p>L’infestation parasitaire (coccidiose, cryptosporidiose, ascaridiose,ténia…) est –elle surveillée ?</text:p>
          </table:table-cell>
          <table:table-cell office:value-type="string">
            <text:p>Par de surveillance de l’infection parasi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7">
            <text:p>947</text:p>
          </table:table-cell>
          <table:table-cell office:value-type="float" office:value="4043">
            <text:p>4043</text:p>
          </table:table-cell>
          <table:table-cell office:value-type="string">
            <text:p>Les fourrages distribués présentent-ils des bonnes qualités de conservation ? </text:p>
          </table:table-cell>
          <table:table-cell office:value-type="string">
            <text:p>Fourrages mal conserv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8">
            <text:p>948</text:p>
          </table:table-cell>
          <table:table-cell office:value-type="float" office:value="4043">
            <text:p>4043</text:p>
          </table:table-cell>
          <table:table-cell office:value-type="string">
            <text:p>Les rations présentent-elles des risques d'acidose ? </text:p>
          </table:table-cell>
          <table:table-cell office:value-type="string">
            <text:p>Rations acid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9">
            <text:p>949</text:p>
          </table:table-cell>
          <table:table-cell office:value-type="float" office:value="4043">
            <text:p>4043</text:p>
          </table:table-cell>
          <table:table-cell office:value-type="string">
            <text:p>Les apports minéraux sont-ils suffisants pour couvrir les besoins ? </text:p>
          </table:table-cell>
          <table:table-cell office:value-type="string">
            <text:p>Apport minéraux insuffisants par rapport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0">
            <text:p>950</text:p>
          </table:table-cell>
          <table:table-cell office:value-type="float" office:value="4043">
            <text:p>4043</text:p>
          </table:table-cell>
          <table:table-cell office:value-type="string">
            <text:p>L'eau de boisson est-elle potable ? 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1">
            <text:p>951</text:p>
          </table:table-cell>
          <table:table-cell office:value-type="float" office:value="4043">
            <text:p>4043</text:p>
          </table:table-cell>
          <table:table-cell office:value-type="string">
            <text:p>De l'argile est-elle mise à disposition des agneaux ? </text:p>
          </table:table-cell>
          <table:table-cell office:value-type="string">
            <text:p>Pas d’argile à disposition de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2">
            <text:p>952</text:p>
          </table:table-cell>
          <table:table-cell office:value-type="float" office:value="4043">
            <text:p>4043</text:p>
          </table:table-cell>
          <table:table-cell office:value-type="string">
            <text:p>L’infestation en coccidiose –t-elle été surveillée ?</text:p>
          </table:table-cell>
          <table:table-cell office:value-type="string">
            <text:p>Pas de surveillance de la coccidio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3">
            <text:p>953</text:p>
          </table:table-cell>
          <table:table-cell office:value-type="float" office:value="4043">
            <text:p>4043</text:p>
          </table:table-cell>
          <table:table-cell office:value-type="string">
            <text:p>Les agneaux subissent-ils des stress réguliers ? </text:p>
          </table:table-cell>
          <table:table-cell office:value-type="string">
            <text:p>Stress important sur les agne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4">
            <text:p>954</text:p>
          </table:table-cell>
          <table:table-cell office:value-type="float" office:value="4043">
            <text:p>4043</text:p>
          </table:table-cell>
          <table:table-cell office:value-type="string">
            <text:p>le logement est-il confortable ?</text:p>
          </table:table-cell>
          <table:table-cell office:value-type="string">
            <text:p>Manque de confort dans le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5">
            <text:p>955</text:p>
          </table:table-cell>
          <table:table-cell office:value-type="float" office:value="4043">
            <text:p>4043</text:p>
          </table:table-cell>
          <table:table-cell office:value-type="string">
            <text:p>La litière est-elle propre et saine ? 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6">
            <text:p>956</text:p>
          </table:table-cell>
          <table:table-cell office:value-type="float" office:value="4043">
            <text:p>4043</text:p>
          </table:table-cell>
          <table:table-cell office:value-type="string">
            <text:p>La paille de litière est-elle de bonne qualité, bien conservée ? </text:p>
          </table:table-cell>
          <table:table-cell office:value-type="string">
            <text:p>Paille de la litière de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7">
            <text:p>957</text:p>
          </table:table-cell>
          <table:table-cell office:value-type="float" office:value="4044">
            <text:p>4044</text:p>
          </table:table-cell>
          <table:table-cell office:value-type="string">
            <text:p>Les apports en cuivre et en soufre sont-ils raisonnés ? </text:p>
          </table:table-cell>
          <table:table-cell office:value-type="string">
            <text:p>Apports en cuivre et en souffre non raisonn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8">
            <text:p>958</text:p>
          </table:table-cell>
          <table:table-cell office:value-type="float" office:value="4044">
            <text:p>4044</text:p>
          </table:table-cell>
          <table:table-cell office:value-type="string">
            <text:p>Les rations sont-elles équilibrées ? avec une bonne sécurité contre l’acidose ? </text:p>
          </table:table-cell>
          <table:table-cell office:value-type="string">
            <text:p>Rations déséquilibrées (risque d’acido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59">
            <text:p>959</text:p>
          </table:table-cell>
          <table:table-cell office:value-type="float" office:value="4044">
            <text:p>4044</text:p>
          </table:table-cell>
          <table:table-cell office:value-type="string">
            <text:p>Les aliments sont sains ? (absence de moisi ou altération)</text:p>
          </table:table-cell>
          <table:table-cell office:value-type="string">
            <text:p>Aliments moisis ou abîm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0">
            <text:p>960</text:p>
          </table:table-cell>
          <table:table-cell office:value-type="float" office:value="4044">
            <text:p>4044</text:p>
          </table:table-cell>
          <table:table-cell office:value-type="string">
            <text:p>Les apports en éléments minéraux et oligo-éléments sont-ils suffisa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1">
            <text:p>961</text:p>
          </table:table-cell>
          <table:table-cell office:value-type="float" office:value="4044">
            <text:p>4044</text:p>
          </table:table-cell>
          <table:table-cell office:value-type="string">
            <text:p>Avez-vous fait des dépistages listéria, méningite, tétanos, botulisme ou autres maladies graves ? (a voir avec votre vétérinaire)</text:p>
          </table:table-cell>
          <table:table-cell office:value-type="string">
            <text:p>Pas de dépistage des maladies graves (listéria, tétanos, botulisme, etc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2">
            <text:p>962</text:p>
          </table:table-cell>
          <table:table-cell office:value-type="float" office:value="4045">
            <text:p>4045</text:p>
          </table:table-cell>
          <table:table-cell office:value-type="string">
            <text:p>Les agnelles sont-elles atteintes de tiques ? Si oui, voir parasitisme</text:p>
          </table:table-cell>
          <table:table-cell office:value-type="string">
            <text:p>Problème d’infestation par des tiqu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3">
            <text:p>963</text:p>
          </table:table-cell>
          <table:table-cell office:value-type="float" office:value="4045">
            <text:p>4045</text:p>
          </table:table-cell>
          <table:table-cell office:value-type="string">
            <text:p>Les agnelles sont-elles suivies en parasitismes ? </text:p>
          </table:table-cell>
          <table:table-cell office:value-type="string">
            <text:p>Pas de suivi du parasitism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4">
            <text:p>964</text:p>
          </table:table-cell>
          <table:table-cell office:value-type="float" office:value="4046">
            <text:p>4046</text:p>
          </table:table-cell>
          <table:table-cell office:value-type="string">
            <text:p>Le diagnostic de gale a-t-il été posé par un vétérinaire ?</text:p>
          </table:table-cell>
          <table:table-cell office:value-type="string">
            <text:p>Diagnostic de ga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5">
            <text:p>965</text:p>
          </table:table-cell>
          <table:table-cell office:value-type="float" office:value="4046">
            <text:p>4046</text:p>
          </table:table-cell>
          <table:table-cell office:value-type="string">
            <text:p>Les démangeaisons sont-elles surveillées et traitées si nécessaire ? (Gale)</text:p>
          </table:table-cell>
          <table:table-cell office:value-type="string">
            <text:p>Démangeaisons ni surveillées ni trait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6">
            <text:p>966</text:p>
          </table:table-cell>
          <table:table-cell office:value-type="float" office:value="4046">
            <text:p>4046</text:p>
          </table:table-cell>
          <table:table-cell office:value-type="string">
            <text:p>Les animaux introduits sont-ils mis en quarantaine et suivis sanitairement avant d'être mélangés au troupeau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7">
            <text:p>967</text:p>
          </table:table-cell>
          <table:table-cell office:value-type="float" office:value="4046">
            <text:p>4046</text:p>
          </table:table-cell>
          <table:table-cell office:value-type="string">
            <text:p>Du matériel de transport d'ovins est-il utilisé à plusieurs éleveur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8">
            <text:p>968</text:p>
          </table:table-cell>
          <table:table-cell office:value-type="float" office:value="4046">
            <text:p>4046</text:p>
          </table:table-cell>
          <table:table-cell office:value-type="string">
            <text:p>Les traitements sont-ils mis en place rapidement après l'apparition des premiers signes ? </text:p>
          </table:table-cell>
          <table:table-cell office:value-type="string">
            <text:p>Traitements trop tardifs après l’apparition des premiers sig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69">
            <text:p>969</text:p>
          </table:table-cell>
          <table:table-cell office:value-type="float" office:value="4046">
            <text:p>4046</text:p>
          </table:table-cell>
          <table:table-cell office:value-type="string">
            <text:p>Les troupeaux voisins sont-ils porteurs du parasite ? </text:p>
          </table:table-cell>
          <table:table-cell office:value-type="string">
            <text:p>Troupeaux voisins porteurs de gal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0">
            <text:p>970</text:p>
          </table:table-cell>
          <table:table-cell office:value-type="float" office:value="4047">
            <text:p>4047</text:p>
          </table:table-cell>
          <table:table-cell office:value-type="string">
            <text:p>Du matériel de transport d'ovins est-il utilisé à plusieurs éleveur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1">
            <text:p>971</text:p>
          </table:table-cell>
          <table:table-cell office:value-type="float" office:value="4047">
            <text:p>4047</text:p>
          </table:table-cell>
          <table:table-cell office:value-type="string">
            <text:p>Les troupeaux voisins sont-ils porteurs du parasite ? </text:p>
          </table:table-cell>
          <table:table-cell office:value-type="string">
            <text:p>Troupeaux voisins porteurs de teigne ou po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2">
            <text:p>972</text:p>
          </table:table-cell>
          <table:table-cell office:value-type="float" office:value="4047">
            <text:p>4047</text:p>
          </table:table-cell>
          <table:table-cell office:value-type="string">
            <text:p>Les traitements sont-ils mis en place rapidement après l'apparition des premiers signes ? </text:p>
          </table:table-cell>
          <table:table-cell office:value-type="string">
            <text:p>Traitements trop tardifs après l’apparition des premiers sig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3">
            <text:p>973</text:p>
          </table:table-cell>
          <table:table-cell office:value-type="float" office:value="4047">
            <text:p>4047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4">
            <text:p>974</text:p>
          </table:table-cell>
          <table:table-cell office:value-type="float" office:value="4047">
            <text:p>4047</text:p>
          </table:table-cell>
          <table:table-cell office:value-type="string">
            <text:p>Les brebis sont-elles victimes de mycotoxine ou d'intoxication chimique ?</text:p>
          </table:table-cell>
          <table:table-cell office:value-type="string">
            <text:p>Intoxications chimiques ou par mycotoxi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5">
            <text:p>975</text:p>
          </table:table-cell>
          <table:table-cell office:value-type="float" office:value="4047">
            <text:p>4047</text:p>
          </table:table-cell>
          <table:table-cell office:value-type="string">
            <text:p>L'alimentation couvre-t-elle les besoins en Iode, Cuivre, Zinc ?</text:p>
          </table:table-cell>
          <table:table-cell office:value-type="string">
            <text:p>Carences en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6">
            <text:p>976</text:p>
          </table:table-cell>
          <table:table-cell office:value-type="float" office:value="4050">
            <text:p>4050</text:p>
          </table:table-cell>
          <table:table-cell office:value-type="string">
            <text:p>La gestion du pâturage permet-elle d'éviter le retour des animaux sur des parcelles infestées ?</text:p>
          </table:table-cell>
          <table:table-cell office:value-type="string">
            <text:p>Retour du troupeau sur des parcelles infes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7">
            <text:p>977</text:p>
          </table:table-cell>
          <table:table-cell office:value-type="float" office:value="4050">
            <text:p>4050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8">
            <text:p>978</text:p>
          </table:table-cell>
          <table:table-cell office:value-type="float" office:value="4050">
            <text:p>4050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79">
            <text:p>979</text:p>
          </table:table-cell>
          <table:table-cell office:value-type="float" office:value="4050">
            <text:p>4050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0">
            <text:p>980</text:p>
          </table:table-cell>
          <table:table-cell office:value-type="float" office:value="4050">
            <text:p>4050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1">
            <text:p>981</text:p>
          </table:table-cell>
          <table:table-cell office:value-type="float" office:value="4050">
            <text:p>4050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2">
            <text:p>982</text:p>
          </table:table-cell>
          <table:table-cell office:value-type="float" office:value="4050">
            <text:p>4050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3">
            <text:p>983</text:p>
          </table:table-cell>
          <table:table-cell office:value-type="float" office:value="4050">
            <text:p>4050</text:p>
          </table:table-cell>
          <table:table-cell office:value-type="string">
            <text:p>Le choix de traiter collectivement est-il décidé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4">
            <text:p>984</text:p>
          </table:table-cell>
          <table:table-cell office:value-type="float" office:value="4050">
            <text:p>4050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5">
            <text:p>985</text:p>
          </table:table-cell>
          <table:table-cell office:value-type="float" office:value="4050">
            <text:p>4050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6">
            <text:p>986</text:p>
          </table:table-cell>
          <table:table-cell office:value-type="float" office:value="4048">
            <text:p>4048</text:p>
          </table:table-cell>
          <table:table-cell office:value-type="string">
            <text:p>La gestion du pâturage permet-elle d'éviter le retour des animaux sur des parcelles infestées ?</text:p>
          </table:table-cell>
          <table:table-cell office:value-type="string">
            <text:p>Retour du troupeau sur des parcelles infes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7">
            <text:p>987</text:p>
          </table:table-cell>
          <table:table-cell office:value-type="float" office:value="4048">
            <text:p>4048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8">
            <text:p>988</text:p>
          </table:table-cell>
          <table:table-cell office:value-type="float" office:value="4048">
            <text:p>4048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89">
            <text:p>989</text:p>
          </table:table-cell>
          <table:table-cell office:value-type="float" office:value="4048">
            <text:p>4048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0">
            <text:p>990</text:p>
          </table:table-cell>
          <table:table-cell office:value-type="float" office:value="4048">
            <text:p>4048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1">
            <text:p>991</text:p>
          </table:table-cell>
          <table:table-cell office:value-type="float" office:value="4048">
            <text:p>4048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2">
            <text:p>992</text:p>
          </table:table-cell>
          <table:table-cell office:value-type="float" office:value="4048">
            <text:p>4048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3">
            <text:p>993</text:p>
          </table:table-cell>
          <table:table-cell office:value-type="float" office:value="4048">
            <text:p>4048</text:p>
          </table:table-cell>
          <table:table-cell office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4">
            <text:p>994</text:p>
          </table:table-cell>
          <table:table-cell office:value-type="float" office:value="4048">
            <text:p>4048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5">
            <text:p>995</text:p>
          </table:table-cell>
          <table:table-cell office:value-type="float" office:value="4048">
            <text:p>4048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6">
            <text:p>996</text:p>
          </table:table-cell>
          <table:table-cell office:value-type="float" office:value="4050">
            <text:p>4050</text:p>
          </table:table-cell>
          <table:table-cell office:value-type="string">
            <text:p>Les animaux ont-ils pâturé des zones humides, notamment par nécessité en période de sécheresse ?</text:p>
          </table:table-cell>
          <table:table-cell office:value-type="string">
            <text:p>Pâturage sur des zones humides (à cause de la sécheres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7">
            <text:p>997</text:p>
          </table:table-cell>
          <table:table-cell office:value-type="float" office:value="4050">
            <text:p>4050</text:p>
          </table:table-cell>
          <table:table-cell office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>
            <text:p>Problème d’accès à de l’eau propre et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8">
            <text:p>998</text:p>
          </table:table-cell>
          <table:table-cell office:value-type="float" office:value="4051">
            <text:p>4051</text:p>
          </table:table-cell>
          <table:table-cell office:value-type="string">
            <text:p>Les animaux pâturent-ils sur des zones sèches avec présence des petits escargots xérophiles?</text:p>
          </table:table-cell>
          <table:table-cell office:value-type="string">
            <text:p>Présence d’escargots xérophi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99">
            <text:p>999</text:p>
          </table:table-cell>
          <table:table-cell office:value-type="float" office:value="4051">
            <text:p>4051</text:p>
          </table:table-cell>
          <table:table-cell office:value-type="string">
            <text:p>Les animaux consomment-ils des compléments alimentaires posés au sol ? (pierre à sel, etc…)</text:p>
          </table:table-cell>
          <table:table-cell office:value-type="string">
            <text:p>Consommation au sol des aliments, du sel, des minér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4051">
            <text:p>4051</text:p>
          </table:table-cell>
          <table:table-cell office:value-type="string">
            <text:p>Y-a-t-il un épandage de fumier issus d'animaux malades sur les pâtures ? </text:p>
          </table:table-cell>
          <table:table-cell office:value-type="string">
            <text:p>Épandage de fumier issu d’animaux infest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1">
            <text:p>1001</text:p>
          </table:table-cell>
          <table:table-cell office:value-type="float" office:value="4051">
            <text:p>4051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2">
            <text:p>1002</text:p>
          </table:table-cell>
          <table:table-cell office:value-type="float" office:value="4051">
            <text:p>4051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3">
            <text:p>1003</text:p>
          </table:table-cell>
          <table:table-cell office:value-type="float" office:value="4051">
            <text:p>4051</text:p>
          </table:table-cell>
          <table:table-cell office:value-type="string">
            <text:p>Les animaux sont-ils maintenus sur des parcelles présentant un manque d'herbe (sécheresse) ?</text:p>
          </table:table-cell>
          <table:table-cell office:value-type="string">
            <text:p>Animaux maintenus sur des parcelles présentant un manque d’herb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4">
            <text:p>1004</text:p>
          </table:table-cell>
          <table:table-cell office:value-type="float" office:value="4051">
            <text:p>4051</text:p>
          </table:table-cell>
          <table:table-cell office:value-type="string">
            <text:p>Historiquement, l'infestation petite douve a déjà été présente ? </text:p>
          </table:table-cell>
          <table:table-cell office:value-type="string">
            <text:p>Présence historique de petite douv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5">
            <text:p>1005</text:p>
          </table:table-cell>
          <table:table-cell office:value-type="float" office:value="4052">
            <text:p>4052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Infestation suite à un hiver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6">
            <text:p>1006</text:p>
          </table:table-cell>
          <table:table-cell office:value-type="float" office:value="4052">
            <text:p>4052</text:p>
          </table:table-cell>
          <table:table-cell office:value-type="string">
            <text:p>L'année a-t-elle été particulièrement humide et douce ? </text:p>
          </table:table-cell>
          <table:table-cell office:value-type="string">
            <text:p>Année particulièrement humide et douc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7">
            <text:p>1007</text:p>
          </table:table-cell>
          <table:table-cell office:value-type="float" office:value="4052">
            <text:p>4052</text:p>
          </table:table-cell>
          <table:table-cell office:value-type="string">
            <text:p>Y-a-t-il eu des infestations les années précédentes ? </text:p>
          </table:table-cell>
          <table:table-cell office:value-type="string">
            <text:p>Infestations les années précéd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8">
            <text:p>1008</text:p>
          </table:table-cell>
          <table:table-cell office:value-type="float" office:value="4052">
            <text:p>4052</text:p>
          </table:table-cell>
          <table:table-cell office:value-type="string">
            <text:p>Les animaux jeunes sont-ils protégés des parcelles infestées ? </text:p>
          </table:table-cell>
          <table:table-cell office:value-type="string">
            <text:p>Les jeunes pâturent sur des parcelles très infes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9">
            <text:p>1009</text:p>
          </table:table-cell>
          <table:table-cell office:value-type="float" office:value="4052">
            <text:p>4052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0">
            <text:p>1010</text:p>
          </table:table-cell>
          <table:table-cell office:value-type="float" office:value="4052">
            <text:p>4052</text:p>
          </table:table-cell>
          <table:table-cell office:value-type="string">
            <text:p>La pâture est-elle intégrée dans une alternance fauche-pâture ? Les prairies entrent-elles dans la rotation des cultures ? 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1">
            <text:p>1011</text:p>
          </table:table-cell>
          <table:table-cell office:value-type="float" office:value="4035">
            <text:p>4035</text:p>
          </table:table-cell>
          <table:table-cell office:value-type="string">
            <text:p>L'environnement est-il contaminé par les coccidioses ? </text:p>
          </table:table-cell>
          <table:table-cell office:value-type="string">
            <text:p>Environnement infesté par des coccid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2">
            <text:p>1012</text:p>
          </table:table-cell>
          <table:table-cell office:value-type="float" office:value="4035">
            <text:p>4035</text:p>
          </table:table-cell>
          <table:table-cell office:value-type="string">
            <text:p>Si oui un lavage eau chaude (&gt;90°C) a-t-il été effectué ? </text:p>
          </table:table-cell>
          <table:table-cell office:value-type="string">
            <text:p>Pas de lavage à l’eau chaude malgré un environnement infest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3">
            <text:p>1013</text:p>
          </table:table-cell>
          <table:table-cell office:value-type="float" office:value="4035">
            <text:p>4035</text:p>
          </table:table-cell>
          <table:table-cell office:value-type="string">
            <text:p>Avez-vous mis en place des mesures préventives ? (ex argile à disposition des agneaux )</text:p>
          </table:table-cell>
          <table:table-cell office:value-type="string">
            <text:p>Pas de mesures préventiv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4">
            <text:p>1014</text:p>
          </table:table-cell>
          <table:table-cell office:value-type="float" office:value="4035">
            <text:p>4035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5">
            <text:p>1015</text:p>
          </table:table-cell>
          <table:table-cell office:value-type="float" office:value="4035">
            <text:p>4035</text:p>
          </table:table-cell>
          <table:table-cell office:value-type="string">
            <text:p>La litière des animaux reste-t-elle sèche ? </text:p>
          </table:table-cell>
          <table:table-cell office:value-type="string">
            <text:p>Litière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6">
            <text:p>1016</text:p>
          </table:table-cell>
          <table:table-cell office:value-type="float" office:value="4035">
            <text:p>4035</text:p>
          </table:table-cell>
          <table:table-cell office:value-type="string">
            <text:p>Les animaux ont-ils subis des stress importants (changement alimentaire, mise à l'herbe, sevrage, mise en lots, etc..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7">
            <text:p>1017</text:p>
          </table:table-cell>
          <table:table-cell office:value-type="float" office:value="4053">
            <text:p>4053</text:p>
          </table:table-cell>
          <table:table-cell office:value-type="string">
            <text:p>La zone est-elle infestée par la mouche responsables de myases (Wohlfahrtia, lucilie) ? </text:p>
          </table:table-cell>
          <table:table-cell office:value-type="string">
            <text:p>Zone infestée par des mouches responsables de mya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8">
            <text:p>1018</text:p>
          </table:table-cell>
          <table:table-cell office:value-type="float" office:value="4053">
            <text:p>4053</text:p>
          </table:table-cell>
          <table:table-cell office:value-type="string">
            <text:p>Le temps consacré à la surveillance des blessures et des myases est-il suffisant ? </text:p>
          </table:table-cell>
          <table:table-cell office:value-type="string">
            <text:p>Temps consacré à la surveillance des blessure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9">
            <text:p>1019</text:p>
          </table:table-cell>
          <table:table-cell office:value-type="float" office:value="4053">
            <text:p>4053</text:p>
          </table:table-cell>
          <table:table-cell office:value-type="string">
            <text:p>Les arrières trains sont-ils propres ? </text:p>
          </table:table-cell>
          <table:table-cell office:value-type="string">
            <text:p>Arrière-trains sa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0">
            <text:p>1020</text:p>
          </table:table-cell>
          <table:table-cell office:value-type="float" office:value="4054">
            <text:p>4054</text:p>
          </table:table-cell>
          <table:table-cell office:value-type="string">
            <text:p>Les traitements se font-ils au coup par coup sans stratégie à l'échelle du troupeau ? </text:p>
          </table:table-cell>
          <table:table-cell office:value-type="string">
            <text:p>Traitements aux coup par coup sans stratégie à l’échelle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1">
            <text:p>1021</text:p>
          </table:table-cell>
          <table:table-cell office:value-type="float" office:value="4054">
            <text:p>4054</text:p>
          </table:table-cell>
          <table:table-cell office:value-type="string">
            <text:p>Les introductions d'animaux sont-elles gérées avec mise en quarantaine et surveillance sanitaire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2">
            <text:p>1022</text:p>
          </table:table-cell>
          <table:table-cell office:value-type="float" office:value="4054">
            <text:p>4054</text:p>
          </table:table-cell>
          <table:table-cell office:value-type="string">
            <text:p>Le parage est-il régulier ? </text:p>
          </table:table-cell>
          <table:table-cell office:value-type="string">
            <text:p>Parage irrégu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3">
            <text:p>1023</text:p>
          </table:table-cell>
          <table:table-cell office:value-type="float" office:value="4054">
            <text:p>4054</text:p>
          </table:table-cell>
          <table:table-cell office:value-type="string">
            <text:p>Le parage est-il pratiqué sans saignements et en respectant les bonnes longueurs d'onglons ? </text:p>
          </table:table-cell>
          <table:table-cell office:value-type="string">
            <text:p>Parage avec saignements, onglons coupés trop cou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4">
            <text:p>1024</text:p>
          </table:table-cell>
          <table:table-cell office:value-type="float" office:value="4054">
            <text:p>4054</text:p>
          </table:table-cell>
          <table:table-cell office:value-type="string">
            <text:p>Les agnelles sont-elles orientées vers des parcelles non infectées ? </text:p>
          </table:table-cell>
          <table:table-cell office:value-type="string">
            <text:p>Pâturage des agnelles sur des parcelles infec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5">
            <text:p>1025</text:p>
          </table:table-cell>
          <table:table-cell office:value-type="float" office:value="4054">
            <text:p>4054</text:p>
          </table:table-cell>
          <table:table-cell office:value-type="string">
            <text:p>L'alimentation est-elle suffisamment pourvue en minéraux et oligo-éléme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6">
            <text:p>1026</text:p>
          </table:table-cell>
          <table:table-cell office:value-type="float" office:value="4054">
            <text:p>4054</text:p>
          </table:table-cell>
          <table:table-cell office:value-type="string">
            <text:p>L'alimentation est-elle suffisamment pourvue de fibres de structure ? </text:p>
          </table:table-cell>
          <table:table-cell office:value-type="string">
            <text:p>Alimentation trop pauvre en fibres de stru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7">
            <text:p>1027</text:p>
          </table:table-cell>
          <table:table-cell office:value-type="float" office:value="4054">
            <text:p>4054</text:p>
          </table:table-cell>
          <table:table-cell office:value-type="string">
            <text:p>La gestion note d'état/stade physiologique est-elle existante? </text:p>
          </table:table-cell>
          <table:table-cell office:value-type="string">
            <text:p>Pas de suivi de l’état corpor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8">
            <text:p>1028</text:p>
          </table:table-cell>
          <table:table-cell office:value-type="float" office:value="4054">
            <text:p>4054</text:p>
          </table:table-cell>
          <table:table-cell office:value-type="string">
            <text:p>Les chemins d'accès aux pâtures sont-ils caillouteux ? </text:p>
          </table:table-cell>
          <table:table-cell office:value-type="string">
            <text:p>Chemins d’accès au pâturage cailloute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9">
            <text:p>1029</text:p>
          </table:table-cell>
          <table:table-cell office:value-type="float" office:value="4054">
            <text:p>4054</text:p>
          </table:table-cell>
          <table:table-cell office:value-type="string">
            <text:p>Le milieu de vie des brebis est-il suffisant sec et sain ? </text:p>
          </table:table-cell>
          <table:table-cell office:value-type="string">
            <text:p>Le milieu de vie des brebis est trop humid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0">
            <text:p>1030</text:p>
          </table:table-cell>
          <table:table-cell office:value-type="float" office:value="4054">
            <text:p>4054</text:p>
          </table:table-cell>
          <table:table-cell office:value-type="string">
            <text:p>Les litières des bergeries sont-elles régulièrement curées ? </text:p>
          </table:table-cell>
          <table:table-cell office:value-type="string">
            <text:p>La litière n’est pas curée assez souv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1">
            <text:p>1031</text:p>
          </table:table-cell>
          <table:table-cell office:value-type="float" office:value="4054">
            <text:p>4054</text:p>
          </table:table-cell>
          <table:table-cell office:value-type="string">
            <text:p>La race choisie est-elle particulièrement sensible des pieds ? </text:p>
          </table:table-cell>
          <table:table-cell office:value-type="string">
            <text:p>Race particulièrement sensible des pied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2">
            <text:p>1032</text:p>
          </table:table-cell>
          <table:table-cell office:value-type="float" office:value="4054">
            <text:p>4054</text:p>
          </table:table-cell>
          <table:table-cell office:value-type="string">
            <text:p>Avez-vous une politique de réforme concernant les brebis récidivistes ? </text:p>
          </table:table-cell>
          <table:table-cell office:value-type="string">
            <text:p>Par de politique de réforme des brebis récidivis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3">
            <text:p>1033</text:p>
          </table:table-cell>
          <table:table-cell office:value-type="float" office:value="4055">
            <text:p>4055</text:p>
          </table:table-cell>
          <table:table-cell office:value-type="string">
            <text:p>Les traitements se font-ils au coup par coup sans stratégie à l'échelle du troupeau ? </text:p>
          </table:table-cell>
          <table:table-cell office:value-type="string">
            <text:p>Traitements aux coup par coup sans stratégie à l’échelle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4">
            <text:p>1034</text:p>
          </table:table-cell>
          <table:table-cell office:value-type="float" office:value="4055">
            <text:p>4055</text:p>
          </table:table-cell>
          <table:table-cell office:value-type="string">
            <text:p>Les introductions d'animaux sont-elles gérées avec mise en quarantaine et surveillance sanitaire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5">
            <text:p>1035</text:p>
          </table:table-cell>
          <table:table-cell office:value-type="float" office:value="4055">
            <text:p>4055</text:p>
          </table:table-cell>
          <table:table-cell office:value-type="string">
            <text:p>Le parage est-il régulier ? </text:p>
          </table:table-cell>
          <table:table-cell office:value-type="string">
            <text:p>Parage irrégu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6">
            <text:p>1036</text:p>
          </table:table-cell>
          <table:table-cell office:value-type="float" office:value="4055">
            <text:p>4055</text:p>
          </table:table-cell>
          <table:table-cell office:value-type="string">
            <text:p>Le parage est-il pratiqué sans saignements et en respectant les bonnes longueurs d'onglons ? </text:p>
          </table:table-cell>
          <table:table-cell office:value-type="string">
            <text:p>Parage avec saignements, onglons coupés trop cou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7">
            <text:p>1037</text:p>
          </table:table-cell>
          <table:table-cell office:value-type="float" office:value="4055">
            <text:p>4055</text:p>
          </table:table-cell>
          <table:table-cell office:value-type="string">
            <text:p>L'alimentation est-elle suffisamment pourvue en minéraux et oligo-éléme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8">
            <text:p>1038</text:p>
          </table:table-cell>
          <table:table-cell office:value-type="float" office:value="4055">
            <text:p>4055</text:p>
          </table:table-cell>
          <table:table-cell office:value-type="string">
            <text:p>L'alimentation est-elle suffisamment pourvue de fibres de structure ? </text:p>
          </table:table-cell>
          <table:table-cell office:value-type="string">
            <text:p>Alimentation trop pauvre en fibres de stru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9">
            <text:p>1039</text:p>
          </table:table-cell>
          <table:table-cell office:value-type="float" office:value="4055">
            <text:p>4055</text:p>
          </table:table-cell>
          <table:table-cell office:value-type="string">
            <text:p>La gestion note d'état/stade physiologique est-elle existante? </text:p>
          </table:table-cell>
          <table:table-cell office:value-type="string">
            <text:p>Pas de suivi de l’état corpor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0">
            <text:p>1040</text:p>
          </table:table-cell>
          <table:table-cell office:value-type="float" office:value="4055">
            <text:p>4055</text:p>
          </table:table-cell>
          <table:table-cell office:value-type="string">
            <text:p>Les chemins d'accès aux pâtures sont-ils caillouteux ? </text:p>
          </table:table-cell>
          <table:table-cell office:value-type="string">
            <text:p>Chemins d’accès au pâturage cailloute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1">
            <text:p>1041</text:p>
          </table:table-cell>
          <table:table-cell office:value-type="float" office:value="4055">
            <text:p>4055</text:p>
          </table:table-cell>
          <table:table-cell office:value-type="string">
            <text:p>Le milieu de vie des brebis est-il suffisant sec et sain ? </text:p>
          </table:table-cell>
          <table:table-cell office:value-type="string">
            <text:p>Le milieu de vie des brebis est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2">
            <text:p>1042</text:p>
          </table:table-cell>
          <table:table-cell office:value-type="float" office:value="4056">
            <text:p>4056</text:p>
          </table:table-cell>
          <table:table-cell office:value-type="string">
            <text:p>La surveillance permet-elle d'intervenir dans des délais courts après apparition des premiers signes de boiteries ? </text:p>
          </table:table-cell>
          <table:table-cell office:value-type="string">
            <text:p>Interventions trop tardives sur les brebis boiteus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3">
            <text:p>1043</text:p>
          </table:table-cell>
          <table:table-cell office:value-type="float" office:value="4057">
            <text:p>4057</text:p>
          </table:table-cell>
          <table:table-cell office:value-type="string">
            <text:p>La fréquence des pédiluves est-elle suffisante ? </text:p>
          </table:table-cell>
          <table:table-cell office:value-type="string">
            <text:p>Pédiluves trop peu fréqu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4">
            <text:p>1044</text:p>
          </table:table-cell>
          <table:table-cell office:value-type="float" office:value="4057">
            <text:p>4057</text:p>
          </table:table-cell>
          <table:table-cell office:value-type="string">
            <text:p>Les doses des produits sont-elles respectées ? </text:p>
          </table:table-cell>
          <table:table-cell office:value-type="string">
            <text:p>Mauvais respect des doses de produi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5">
            <text:p>1045</text:p>
          </table:table-cell>
          <table:table-cell office:value-type="float" office:value="4057">
            <text:p>4057</text:p>
          </table:table-cell>
          <table:table-cell office:value-type="string">
            <text:p>La durée du bain est-elle suffisante ?</text:p>
          </table:table-cell>
          <table:table-cell office:value-type="string">
            <text:p>Durée du bain trop cour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6">
            <text:p>1046</text:p>
          </table:table-cell>
          <table:table-cell office:value-type="float" office:value="5000">
            <text:p>5000</text:p>
          </table:table-cell>
          <table:table-cell office:value-type="string">
            <text:p>Les animaux sont-ils suffisamment alimentés sur toutes les périodes de l'année ?</text:p>
          </table:table-cell>
          <table:table-cell office:value-type="string">
            <text:p>Sous-alimentation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7">
            <text:p>1047</text:p>
          </table:table-cell>
          <table:table-cell office:value-type="float" office:value="5000">
            <text:p>5000</text:p>
          </table:table-cell>
          <table:table-cell office:value-type="string">
            <text:p>Les rations sont-elles équilibrées en fonction de leur besoin ? </text:p>
          </table:table-cell>
          <table:table-cell office:value-type="string">
            <text:p>Rations pas toujours équilibrées en fonction des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8">
            <text:p>1048</text:p>
          </table:table-cell>
          <table:table-cell office:value-type="float" office:value="5000">
            <text:p>5000</text:p>
          </table:table-cell>
          <table:table-cell office:value-type="string">
            <text:p>Les aliments distribués sont-ils sains et bien conservés ? </text:p>
          </table:table-cell>
          <table:table-cell office:value-type="string">
            <text:p>Problème de qualité et de conservation des aliments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9">
            <text:p>1049</text:p>
          </table:table-cell>
          <table:table-cell office:value-type="float" office:value="5000">
            <text:p>5000</text:p>
          </table:table-cell>
          <table:table-cell office:value-type="string">
            <text:p>Les accès à l'aliment sont-ils suffisants pour tous les animaux en même temps ? </text:p>
          </table:table-cell>
          <table:table-cell office:value-type="string">
            <text:p>Compétition entre les animaux pour l’accès aux ali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0">
            <text:p>1050</text:p>
          </table:table-cell>
          <table:table-cell office:value-type="float" office:value="5000">
            <text:p>5000</text:p>
          </table:table-cell>
          <table:table-cell office:value-type="string">
            <text:p>Les brebis sont-elles parasitées 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1">
            <text:p>1051</text:p>
          </table:table-cell>
          <table:table-cell office:value-type="float" office:value="5001">
            <text:p>5001</text:p>
          </table:table-cell>
          <table:table-cell office:value-type="string">
            <text:p>Les conditions de logements sont-elles satisfaisantes ? Densité ?</text:p>
          </table:table-cell>
          <table:table-cell office:value-type="string">
            <text:p>Problème de logement des animaux, trop forte dens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2">
            <text:p>1052</text:p>
          </table:table-cell>
          <table:table-cell office:value-type="float" office:value="5001">
            <text:p>5001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3">
            <text:p>1053</text:p>
          </table:table-cell>
          <table:table-cell office:value-type="float" office:value="5001">
            <text:p>5001</text:p>
          </table:table-cell>
          <table:table-cell office:value-type="string">
            <text:p>Les surfaces de vie sont-elles suffisantes ? </text:p>
          </table:table-cell>
          <table:table-cell office:value-type="string">
            <text:p>Surfaces de vie insuffis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4">
            <text:p>1054</text:p>
          </table:table-cell>
          <table:table-cell office:value-type="float" office:value="5001">
            <text:p>5001</text:p>
          </table:table-cell>
          <table:table-cell office:value-type="string">
            <text:p>La ration est-elle équilibrée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5">
            <text:p>1055</text:p>
          </table:table-cell>
          <table:table-cell office:value-type="float" office:value="5001">
            <text:p>5001</text:p>
          </table:table-cell>
          <table:table-cell office:value-type="string">
            <text:p>La ration est-elle suffisamment fibreuse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6">
            <text:p>1056</text:p>
          </table:table-cell>
          <table:table-cell office:value-type="float" office:value="5001">
            <text:p>5001</text:p>
          </table:table-cell>
          <table:table-cell office:value-type="string">
            <text:p>Les animaux sont-ils parasités ? (cf parasitisme)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7">
            <text:p>1057</text:p>
          </table:table-cell>
          <table:table-cell office:value-type="float" office:value="5002">
            <text:p>5002</text:p>
          </table:table-cell>
          <table:table-cell office:value-type="string">
            <text:p>Les réformes sont-elles subies (sanitaire) ou choisies (sélection) ? </text:p>
          </table:table-cell>
          <table:table-cell office:value-type="string">
            <text:p>Trop de réformes pour causes sanitaires, pas assez de choi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8">
            <text:p>1058</text:p>
          </table:table-cell>
          <table:table-cell office:value-type="float" office:value="5002">
            <text:p>5002</text:p>
          </table:table-cell>
          <table:table-cell office:value-type="string">
            <text:p>Quel est l'âge moyen des réformes ? </text:p>
          </table:table-cell>
          <table:table-cell office:value-type="string">
            <text:p>Age moyen des réforme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9">
            <text:p>1059</text:p>
          </table:table-cell>
          <table:table-cell office:value-type="float" office:value="5002">
            <text:p>5002</text:p>
          </table:table-cell>
          <table:table-cell office:value-type="string">
            <text:p>Le troupeau a-t-il des soucis de fertilité ? </text:p>
          </table:table-cell>
          <table:table-cell office:value-type="string">
            <text:p>Problèmes de fertilité sur le troup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1">
            <text:p>1061</text:p>
          </table:table-cell>
          <table:table-cell office:value-type="float" office:value="5003">
            <text:p>5003</text:p>
          </table:table-cell>
          <table:table-cell office:value-type="string">
            <text:p>Le troupeau est-il suffisamment renouvelé ? </text:p>
          </table:table-cell>
          <table:table-cell office:value-type="string">
            <text:p>Manque de renouvellement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2">
            <text:p>1062</text:p>
          </table:table-cell>
          <table:table-cell office:value-type="float" office:value="5003">
            <text:p>5003</text:p>
          </table:table-cell>
          <table:table-cell office:value-type="string">
            <text:p>Les brebis présentent-elles des pathologies infectieuses chroniques ? (respiratoire, mamelle, etc)</text:p>
          </table:table-cell>
          <table:table-cell office:value-type="string">
            <text:p>Présence de maladies infectieuses chroniques (mammites, pneumonies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3">
            <text:p>1063</text:p>
          </table:table-cell>
          <table:table-cell office:value-type="float" office:value="5003">
            <text:p>5003</text:p>
          </table:table-cell>
          <table:table-cell office:value-type="string">
            <text:p>Les brebis présentent-elles des pathologies métaboliques ? (toxémie de gestation, hypomagnésémie, hypocalcémie, cétose, acidose, …)</text:p>
          </table:table-cell>
          <table:table-cell office:value-type="string">
            <text:p>Pathologies métaboliques (toxémie, hypomagnésémie, hypocalcémie, acidose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4">
            <text:p>1064</text:p>
          </table:table-cell>
          <table:table-cell office:value-type="float" office:value="5003">
            <text:p>5003</text:p>
          </table:table-cell>
          <table:table-cell office:value-type="string">
            <text:p>L'état corporel du troupeau est-il satisfaisant toute l'année ? </text:p>
          </table:table-cell>
          <table:table-cell office:value-type="string">
            <text:p>État corporel problématique à certaines pério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6">
            <text:p>1066</text:p>
          </table:table-cell>
          <table:table-cell office:value-type="float" office:value="5003">
            <text:p>5003</text:p>
          </table:table-cell>
          <table:table-cell office:value-type="string">
            <text:p>La fréquence de surveillance est-elle suffisante ? (Les brebis sur le dos au quotidien)</text:p>
          </table:table-cell>
          <table:table-cell office:value-type="string">
            <text:p>Surveillance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7">
            <text:p>1067</text:p>
          </table:table-cell>
          <table:table-cell office:value-type="float" office:value="5004">
            <text:p>5004</text:p>
          </table:table-cell>
          <table:table-cell office:value-type="string">
            <text:p>Les brebis sont-elles atteintes de maladies chroniques ? (respiratoires, infectieuses, …)</text:p>
          </table:table-cell>
          <table:table-cell office:value-type="string">
            <text:p>Présence de maladies infectieuses chroniques (mammites, pneumonies, …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8">
            <text:p>1068</text:p>
          </table:table-cell>
          <table:table-cell office:value-type="float" office:value="5004">
            <text:p>5004</text:p>
          </table:table-cell>
          <table:table-cell office:value-type="string">
            <text:p>Y-a-t-il eu introduction d'animaux avec achat dernièrement ? </text:p>
          </table:table-cell>
          <table:table-cell office:value-type="string">
            <text:p>Achats d’animaux réc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69">
            <text:p>1069</text:p>
          </table:table-cell>
          <table:table-cell office:value-type="float" office:value="5004">
            <text:p>5004</text:p>
          </table:table-cell>
          <table:table-cell office:value-type="string">
            <text:p>Les conditions de logement (hygiène, ventilation, température) sont-elles satisfaisantes ? </text:p>
          </table:table-cell>
          <table:table-cell office:value-type="string">
            <text:p>Conditions de logements insatisfaisantes (hygiène, ventilation, température, …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0">
            <text:p>1070</text:p>
          </table:table-cell>
          <table:table-cell office:value-type="float" office:value="5004">
            <text:p>5004</text:p>
          </table:table-cell>
          <table:table-cell office:value-type="string">
            <text:p>Les écarts de températures sont-ils accentués dans la bergerie ? </text:p>
          </table:table-cell>
          <table:table-cell office:value-type="string">
            <text:p>Ecarts de température trop importants en bergeri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1">
            <text:p>1071</text:p>
          </table:table-cell>
          <table:table-cell office:value-type="float" office:value="5005">
            <text:p>5005</text:p>
          </table:table-cell>
          <table:table-cell office:value-type="string">
            <text:p>L'état général du troupeau est-il évalué régulièrement ? Si oui, est-il satisfaisant ? </text:p>
          </table:table-cell>
          <table:table-cell office:value-type="string">
            <text:p>Pas d’évaluation régulière de l’état corpore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2">
            <text:p>1072</text:p>
          </table:table-cell>
          <table:table-cell office:value-type="float" office:value="5005">
            <text:p>5005</text:p>
          </table:table-cell>
          <table:table-cell office:value-type="string">
            <text:p>Les rations sont-elles équilibrées ? 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3">
            <text:p>1073</text:p>
          </table:table-cell>
          <table:table-cell office:value-type="float" office:value="5005">
            <text:p>5005</text:p>
          </table:table-cell>
          <table:table-cell office:value-type="string">
            <text:p>Les durées de transitions alimentaires de 3 semaines sont-elles respectées ? </text:p>
          </table:table-cell>
          <table:table-cell office:value-type="string">
            <text:p>Mauvaise transi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4">
            <text:p>1074</text:p>
          </table:table-cell>
          <table:table-cell office:value-type="float" office:value="5005">
            <text:p>5005</text:p>
          </table:table-cell>
          <table:table-cell office:value-type="string">
            <text:p>La rotation des pâtures est-elle respectée ? </text:p>
          </table:table-cell>
          <table:table-cell office:value-type="string">
            <text:p>Pas de rotation des pâturag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5">
            <text:p>1075</text:p>
          </table:table-cell>
          <table:table-cell office:value-type="float" office:value="5005">
            <text:p>5005</text:p>
          </table:table-cell>
          <table:table-cell office:value-type="string">
            <text:p>Les pâtures présentent-elles des excès d'azote ?</text:p>
          </table:table-cell>
          <table:table-cell office:value-type="string">
            <text:p>Excès d’azote dans les pâtu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6">
            <text:p>1076</text:p>
          </table:table-cell>
          <table:table-cell office:value-type="float" office:value="5005">
            <text:p>5005</text:p>
          </table:table-cell>
          <table:table-cell office:value-type="string">
            <text:p>L’infestation parasitaire du troupeau est-elle surveillée et fait elle l’objet d’une gestion raisonnée à l’échelle du troupeau ?</text:p>
          </table:table-cell>
          <table:table-cell office:value-type="string">
            <text:p>Pas de surveillance et de gestion raisonnée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7">
            <text:p>1077</text:p>
          </table:table-cell>
          <table:table-cell office:value-type="float" office:value="5006">
            <text:p>5006</text:p>
          </table:table-cell>
          <table:table-cell office:value-type="string">
            <text:p>Les rations des jeunes sont-elles suffisamment équilibrées ? </text:p>
          </table:table-cell>
          <table:table-cell office:value-type="string">
            <text:p>Rations des jeunes déséquilibré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8">
            <text:p>1078</text:p>
          </table:table-cell>
          <table:table-cell office:value-type="float" office:value="5006">
            <text:p>5006</text:p>
          </table:table-cell>
          <table:table-cell office:value-type="string">
            <text:p>Le sevrage des jeunes se passe-t-il sans difficulté ? </text:p>
          </table:table-cell>
          <table:table-cell office:value-type="string">
            <text:p>Problèmes lors du sevrage des jeu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79">
            <text:p>1079</text:p>
          </table:table-cell>
          <table:table-cell office:value-type="float" office:value="5006">
            <text:p>5006</text:p>
          </table:table-cell>
          <table:table-cell office:value-type="string">
            <text:p>Les jeunes sont-ils surveillés sur le plan du parasitisme ? (cf parasitisme)</text:p>
          </table:table-cell>
          <table:table-cell office:value-type="string">
            <text:p>Pas de surveillance du parasitism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0">
            <text:p>1080</text:p>
          </table:table-cell>
          <table:table-cell office:value-type="float" office:value="5006">
            <text:p>5006</text:p>
          </table:table-cell>
          <table:table-cell office:value-type="string">
            <text:p>Les jeunes sont-ils atteints ou ont-ils été atteints de maladies ? (cf santé des jeunes)</text:p>
          </table:table-cell>
          <table:table-cell office:value-type="string">
            <text:p>Maladies chez les jeu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1">
            <text:p>1081</text:p>
          </table:table-cell>
          <table:table-cell office:value-type="float" office:value="5007">
            <text:p>5007</text:p>
          </table:table-cell>
          <table:table-cell office:value-type="string">
            <text:p>Les rations sont-elles équilibrées et suffisantes ? </text:p>
          </table:table-cell>
          <table:table-cell office:value-type="string">
            <text:p>Rations déséquilibrées et/ou insuffisant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2">
            <text:p>1082</text:p>
          </table:table-cell>
          <table:table-cell office:value-type="float" office:value="5007">
            <text:p>5007</text:p>
          </table:table-cell>
          <table:table-cell office:value-type="string">
            <text:p>Les aliments du commerce ont-ils des formulations adaptées aux ovins ?</text:p>
          </table:table-cell>
          <table:table-cell office:value-type="string">
            <text:p>Aliments du commerce non adapté aux ov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3">
            <text:p>1083</text:p>
          </table:table-cell>
          <table:table-cell office:value-type="float" office:value="5008">
            <text:p>5008</text:p>
          </table:table-cell>
          <table:table-cell office:value-type="string">
            <text:p>Votre vétérinaire est-il informé de la présence de troubles nerveux sur votre cheptel ? (C’est obligatoire)</text:p>
          </table:table-cell>
          <table:table-cell office:value-type="string">
            <text:p>Pas de déclaration des troubles nerveux au vétérin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4">
            <text:p>1084</text:p>
          </table:table-cell>
          <table:table-cell office:value-type="float" office:value="5008">
            <text:p>5008</text:p>
          </table:table-cell>
          <table:table-cell office:value-type="string">
            <text:p>Les maladies de type Tremblante, Listériose, Tétanos, Botulisme, sont-elles surveillées ? </text:p>
          </table:table-cell>
          <table:table-cell office:value-type="string">
            <text:p>Pas de surveillance des maladies type tremblante, listériose, tétanos, botulis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5">
            <text:p>1085</text:p>
          </table:table-cell>
          <table:table-cell office:value-type="float" office:value="5008">
            <text:p>5008</text:p>
          </table:table-cell>
          <table:table-cell office:value-type="string">
            <text:p>Le troupeau est-il régulièrement déparasité contre les parasites internes et externes? (Oestrose avancée, Cénurose cérébro-spinale) </text:p>
          </table:table-cell>
          <table:table-cell office:value-type="string">
            <text:p>Présence de cœnures ou d’œst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6">
            <text:p>1086</text:p>
          </table:table-cell>
          <table:table-cell office:value-type="float" office:value="5008">
            <text:p>5008</text:p>
          </table:table-cell>
          <table:table-cell office:value-type="string">
            <text:p>Le troupeau est-il carencé en minéraux, oligo-éléments et vitamines ? 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7">
            <text:p>1087</text:p>
          </table:table-cell>
          <table:table-cell office:value-type="float" office:value="5008">
            <text:p>5008</text:p>
          </table:table-cell>
          <table:table-cell office:value-type="string">
            <text:p>Le vétérinaire a-t-il diagnostiqué la nécrose du cortex ? </text:p>
          </table:table-cell>
          <table:table-cell office:value-type="string">
            <text:p>Diagnostic de nécrose du corte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8">
            <text:p>1088</text:p>
          </table:table-cell>
          <table:table-cell office:value-type="float" office:value="5008">
            <text:p>5008</text:p>
          </table:table-cell>
          <table:table-cell office:value-type="string">
            <text:p>Existe-t-il des risques d'intoxication par le sel, plomb, azote non protéique, intoxication végétales sur l'exploitation ? </text:p>
          </table:table-cell>
          <table:table-cell office:value-type="string">
            <text:p>Intoxications possibles : plomb, azote non protéique, plante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89">
            <text:p>1089</text:p>
          </table:table-cell>
          <table:table-cell office:value-type="float" office:value="5009">
            <text:p>5009</text:p>
          </table:table-cell>
          <table:table-cell office:value-type="string">
            <text:p>La reprise d'état corporel des agnelles est-il suffisant à la mise en lutte ? </text:p>
          </table:table-cell>
          <table:table-cell office:value-type="string">
            <text:p>Reprise d’état corporel des agnelle à la lutte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0">
            <text:p>1090</text:p>
          </table:table-cell>
          <table:table-cell office:value-type="float" office:value="5009">
            <text:p>5009</text:p>
          </table:table-cell>
          <table:table-cell office:value-type="string">
            <text:p>La mise en lutte n'est-elle pas trop précoce par rapport à l'âge et au poids des agnelles ?</text:p>
          </table:table-cell>
          <table:table-cell office:value-type="string">
            <text:p>Mise en lutte trop précoce par rapport à l’âge ou au poid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1">
            <text:p>1091</text:p>
          </table:table-cell>
          <table:table-cell office:value-type="float" office:value="5009">
            <text:p>5009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2">
            <text:p>1092</text:p>
          </table:table-cell>
          <table:table-cell office:value-type="float" office:value="5009">
            <text:p>5009</text:p>
          </table:table-cell>
          <table:table-cell office:value-type="string">
            <text:p>Le taux de renouvellement du troupeau est-il suffisant ?</text:p>
          </table:table-cell>
          <table:table-cell office:value-type="string">
            <text:p>Taux de renouvellement du troupeau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3">
            <text:p>1093</text:p>
          </table:table-cell>
          <table:table-cell office:value-type="float" office:value="5009">
            <text:p>5009</text:p>
          </table:table-cell>
          <table:table-cell office:value-type="string">
            <text:p>Le critère "fertilité des mères" est-il un axe de choix des agnelles de renouvellement ? </text:p>
          </table:table-cell>
          <table:table-cell office:value-type="string">
            <text:p>Pas de choix des agnelles en fonction de la fertilité des mè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4">
            <text:p>1094</text:p>
          </table:table-cell>
          <table:table-cell office:value-type="float" office:value="5009">
            <text:p>5009</text:p>
          </table:table-cell>
          <table:table-cell office:value-type="string">
            <text:p>L’infestation parasitaire des agnelles est-elle surveillée pendant leur croissance?</text:p>
          </table:table-cell>
          <table:table-cell office:value-type="string">
            <text:p>Pas de surveillance de l’infestation parasitair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5">
            <text:p>1095</text:p>
          </table:table-cell>
          <table:table-cell office:value-type="float" office:value="5009">
            <text:p>5009</text:p>
          </table:table-cell>
          <table:table-cell office:value-type="string">
            <text:p>Les antenaises sont-elles atteintes de maladies abortives ? </text:p>
          </table:table-cell>
          <table:table-cell office:value-type="string">
            <text:p>Maladies abortives chez les antenais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6">
            <text:p>1096</text:p>
          </table:table-cell>
          <table:table-cell office:value-type="float" office:value="5009">
            <text:p>5009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7">
            <text:p>1097</text:p>
          </table:table-cell>
          <table:table-cell office:value-type="float" office:value="5009">
            <text:p>5009</text:p>
          </table:table-cell>
          <table:table-cell office:value-type="string">
            <text:p>Le nombre de béliers est-il en adéquation avec le nombre de brebis ?  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8">
            <text:p>1098</text:p>
          </table:table-cell>
          <table:table-cell office:value-type="float" office:value="5009">
            <text:p>5009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99">
            <text:p>1099</text:p>
          </table:table-cell>
          <table:table-cell office:value-type="float" office:value="5009">
            <text:p>5009</text:p>
          </table:table-cell>
          <table:table-cell office:value-type="string">
            <text:p>L'alimentation des agnelles leur permet-elle de bonne croissance ?</text:p>
          </table:table-cell>
          <table:table-cell office:value-type="string">
            <text:p>Alimentation des agnelles ne permettant pas une croissance 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0">
            <text:p>1100</text:p>
          </table:table-cell>
          <table:table-cell office:value-type="float" office:value="5009">
            <text:p>5009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1">
            <text:p>1101</text:p>
          </table:table-cell>
          <table:table-cell office:value-type="float" office:value="5011">
            <text:p>5011</text:p>
          </table:table-cell>
          <table:table-cell office:value-type="string">
            <text:p>L'état corporel des brebis est-il suffisant à la mise en lutte ? </text:p>
          </table:table-cell>
          <table:table-cell office:value-type="string">
            <text:p>État corporel des brebis insuffisant à la mise à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2">
            <text:p>1102</text:p>
          </table:table-cell>
          <table:table-cell office:value-type="float" office:value="5011">
            <text:p>5011</text:p>
          </table:table-cell>
          <table:table-cell office:value-type="string">
            <text:p>La ration est-elle suffisamment riche pour permettre la reprise d'état ? </text:p>
          </table:table-cell>
          <table:table-cell office:value-type="string">
            <text:p>Ration trop pauvre pour permettre une reprise d’ét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3">
            <text:p>1103</text:p>
          </table:table-cell>
          <table:table-cell office:value-type="float" office:value="5011">
            <text:p>5011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Manque de vitamines et de minéraux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4">
            <text:p>1104</text:p>
          </table:table-cell>
          <table:table-cell office:value-type="float" office:value="5011">
            <text:p>5011</text:p>
          </table:table-cell>
          <table:table-cell office:value-type="string">
            <text:p>Les brebis ne sont-elles pas trop âgées ?</text:p>
          </table:table-cell>
          <table:table-cell office:value-type="string">
            <text:p>Brebis trop âg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5">
            <text:p>1105</text:p>
          </table:table-cell>
          <table:table-cell office:value-type="float" office:value="5011">
            <text:p>5011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6">
            <text:p>1106</text:p>
          </table:table-cell>
          <table:table-cell office:value-type="float" office:value="5011">
            <text:p>5011</text:p>
          </table:table-cell>
          <table:table-cell office:value-type="string">
            <text:p>La fert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7">
            <text:p>1107</text:p>
          </table:table-cell>
          <table:table-cell office:value-type="float" office:value="5011">
            <text:p>5011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8">
            <text:p>1108</text:p>
          </table:table-cell>
          <table:table-cell office:value-type="float" office:value="5011">
            <text:p>5011</text:p>
          </table:table-cell>
          <table:table-cell office:value-type="string">
            <text:p>Le nombre de béliers est-il en adéquation avec le nombre de brebis 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09">
            <text:p>1109</text:p>
          </table:table-cell>
          <table:table-cell office:value-type="float" office:value="5011">
            <text:p>5011</text:p>
          </table:table-cell>
          <table:table-cell office:value-type="string">
            <text:p>L’infestation parasitaire est-elle pénalisante pour les brebis ?</text:p>
          </table:table-cell>
          <table:table-cell office:value-type="string">
            <text:p>Parasitisme impactant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0">
            <text:p>1110</text:p>
          </table:table-cell>
          <table:table-cell office:value-type="float" office:value="5011">
            <text:p>5011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1">
            <text:p>1111</text:p>
          </table:table-cell>
          <table:table-cell office:value-type="float" office:value="5012">
            <text:p>5012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2">
            <text:p>1112</text:p>
          </table:table-cell>
          <table:table-cell office:value-type="float" office:value="5012">
            <text:p>5012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3">
            <text:p>1113</text:p>
          </table:table-cell>
          <table:table-cell office:value-type="float" office:value="5012">
            <text:p>5012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4">
            <text:p>1114</text:p>
          </table:table-cell>
          <table:table-cell office:value-type="float" office:value="5012">
            <text:p>5012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5">
            <text:p>1115</text:p>
          </table:table-cell>
          <table:table-cell office:value-type="float" office:value="5012">
            <text:p>5012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6">
            <text:p>1116</text:p>
          </table:table-cell>
          <table:table-cell office:value-type="float" office:value="5012">
            <text:p>5012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7">
            <text:p>1117</text:p>
          </table:table-cell>
          <table:table-cell office:value-type="float" office:value="5013">
            <text:p>5013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8">
            <text:p>1118</text:p>
          </table:table-cell>
          <table:table-cell office:value-type="float" office:value="5013">
            <text:p>5013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19">
            <text:p>1119</text:p>
          </table:table-cell>
          <table:table-cell office:value-type="float" office:value="5013">
            <text:p>5013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0">
            <text:p>1120</text:p>
          </table:table-cell>
          <table:table-cell office:value-type="float" office:value="5013">
            <text:p>5013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1">
            <text:p>1121</text:p>
          </table:table-cell>
          <table:table-cell office:value-type="float" office:value="5013">
            <text:p>5013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2">
            <text:p>1122</text:p>
          </table:table-cell>
          <table:table-cell office:value-type="float" office:value="5013">
            <text:p>5013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3">
            <text:p>1123</text:p>
          </table:table-cell>
          <table:table-cell office:value-type="float" office:value="5014">
            <text:p>5014</text:p>
          </table:table-cell>
          <table:table-cell office:value-type="string">
            <text:p>Les brebis sont-elles trop maigres à l'agnelage ? </text:p>
          </table:table-cell>
          <table:table-cell office:value-type="string">
            <text:p>Brebis trop maigr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4">
            <text:p>1124</text:p>
          </table:table-cell>
          <table:table-cell office:value-type="float" office:value="5014">
            <text:p>5014</text:p>
          </table:table-cell>
          <table:table-cell office:value-type="string">
            <text:p>Les brebis sont-elles trop grasses à l'agnelage ?</text:p>
          </table:table-cell>
          <table:table-cell office:value-type="string">
            <text:p>Brebis trop grass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5">
            <text:p>1125</text:p>
          </table:table-cell>
          <table:table-cell office:value-type="float" office:value="5014">
            <text:p>5014</text:p>
          </table:table-cell>
          <table:table-cell office:value-type="string">
            <text:p>La ration est-elle équilibrée par rapport aux besoins ? </text:p>
          </table:table-cell>
          <table:table-cell office:value-type="string">
            <text:p>La ration n’est pas adaptée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6">
            <text:p>1126</text:p>
          </table:table-cell>
          <table:table-cell office:value-type="float" office:value="5014">
            <text:p>5014</text:p>
          </table:table-cell>
          <table:table-cell office:value-type="string">
            <text:p>La ration distribuée correspond-elle à la ration calculée ? </text:p>
          </table:table-cell>
          <table:table-cell office:value-type="string">
            <text:p>La ration distribuée diffère de la ration calcul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7">
            <text:p>1127</text:p>
          </table:table-cell>
          <table:table-cell office:value-type="float" office:value="5014">
            <text:p>5014</text:p>
          </table:table-cell>
          <table:table-cell office:value-type="string">
            <text:p>La ration est-elle équilibrée par rapport aux besoins ? </text:p>
          </table:table-cell>
          <table:table-cell office:value-type="string">
            <text:p>La ration n’est pas adaptée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8">
            <text:p>1128</text:p>
          </table:table-cell>
          <table:table-cell office:value-type="float" office:value="5014">
            <text:p>5014</text:p>
          </table:table-cell>
          <table:table-cell office:value-type="string">
            <text:p>La ration est-elle adaptée à la prolificité du troupeau ? </text:p>
          </table:table-cell>
          <table:table-cell office:value-type="string">
            <text:p>la ration n’est pas adaptée à la prolificité du troupe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29">
            <text:p>1129</text:p>
          </table:table-cell>
          <table:table-cell office:value-type="float" office:value="5014">
            <text:p>5014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0">
            <text:p>1130</text:p>
          </table:table-cell>
          <table:table-cell office:value-type="float" office:value="5014">
            <text:p>5014</text:p>
          </table:table-cell>
          <table:table-cell office:value-type="string">
            <text:p>Les brebis peu productives, fatiguées sur le cycle précédent ont-elles été réformées ?</text:p>
          </table:table-cell>
          <table:table-cell office:value-type="string">
            <text:p>Pas de réforme des brebis peu productives ou fatigu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1">
            <text:p>1131</text:p>
          </table:table-cell>
          <table:table-cell office:value-type="float" office:value="5014">
            <text:p>5014</text:p>
          </table:table-cell>
          <table:table-cell office:value-type="string">
            <text:p>Le troupeau a-t-il subit un stress intense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2">
            <text:p>1132</text:p>
          </table:table-cell>
          <table:table-cell office:value-type="float" office:value="5015">
            <text:p>5015</text:p>
          </table:table-cell>
          <table:table-cell office:value-type="string">
            <text:p>La ration est-elle trop encombrante ? </text:p>
          </table:table-cell>
          <table:table-cell office:value-type="string">
            <text:p>Ration trop encombr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3">
            <text:p>1133</text:p>
          </table:table-cell>
          <table:table-cell office:value-type="float" office:value="5015">
            <text:p>5015</text:p>
          </table:table-cell>
          <table:table-cell office:value-type="string">
            <text:p>La ration offre-t-elle un bon équilibre minéral (Mg/Zn/P) en fin de gestation ? </text:p>
          </table:table-cell>
          <table:table-cell office:value-type="string">
            <text:p>Déséquilibre minéral de la ration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4">
            <text:p>1134</text:p>
          </table:table-cell>
          <table:table-cell office:value-type="float" office:value="5015">
            <text:p>5015</text:p>
          </table:table-cell>
          <table:table-cell office:value-type="string">
            <text:p>Les râteliers sont-ils trop haut pour les gestantes ? </text:p>
          </table:table-cell>
          <table:table-cell office:value-type="string">
            <text:p>Râteliers trop hauts pour les gestan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5">
            <text:p>1135</text:p>
          </table:table-cell>
          <table:table-cell office:value-type="float" office:value="5015">
            <text:p>5015</text:p>
          </table:table-cell>
          <table:table-cell office:value-type="string">
            <text:p>La marche d'accès à l'auge est-elle trop haute ? </text:p>
          </table:table-cell>
          <table:table-cell office:value-type="string">
            <text:p>Marche d’accès à l’auge trop hau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6">
            <text:p>1136</text:p>
          </table:table-cell>
          <table:table-cell office:value-type="float" office:value="5015">
            <text:p>5015</text:p>
          </table:table-cell>
          <table:table-cell office:value-type="string">
            <text:p>Les brebis récidivantes de la campagne passée ont-elles été réformées ?</text:p>
          </table:table-cell>
          <table:table-cell office:value-type="string">
            <text:p>Les brebis récidivantes de la campagne passée n’ont pas été réform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7">
            <text:p>1137</text:p>
          </table:table-cell>
          <table:table-cell office:value-type="float" office:value="5015">
            <text:p>5015</text:p>
          </table:table-cell>
          <table:table-cell office:value-type="string">
            <text:p>Le taux de prolificité est-il trop élevé ? </text:p>
          </table:table-cell>
          <table:table-cell office:value-type="string">
            <text:p>Taux de prolificité trop élev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8">
            <text:p>1138</text:p>
          </table:table-cell>
          <table:table-cell office:value-type="float" office:value="5016">
            <text:p>5016</text:p>
          </table:table-cell>
          <table:table-cell office:value-type="string">
            <text:p>Est-ce que la facilité de naissance fait partie des critères de choix des béliers ? </text:p>
          </table:table-cell>
          <table:table-cell office:value-type="string">
            <text:p>Béliers non choisis en fonction du critère « facilité à la naissance »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39">
            <text:p>1139</text:p>
          </table:table-cell>
          <table:table-cell office:value-type="float" office:value="5016">
            <text:p>5016</text:p>
          </table:table-cell>
          <table:table-cell office:value-type="string">
            <text:p>Le choix des réformes est-il basé sur la difficulté de mise-bas ? </text:p>
          </table:table-cell>
          <table:table-cell office:value-type="string">
            <text:p>Pas de choix des réformes en fonction des difficultés de mise-ba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0">
            <text:p>1140</text:p>
          </table:table-cell>
          <table:table-cell office:value-type="float" office:value="5016">
            <text:p>5016</text:p>
          </table:table-cell>
          <table:table-cell office:value-type="string">
            <text:p>La ration de fin de gestation est-elle adaptée au stade ? </text:p>
          </table:table-cell>
          <table:table-cell office:value-type="string">
            <text:p>La ration de fin de gestation n’est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1">
            <text:p>1141</text:p>
          </table:table-cell>
          <table:table-cell office:value-type="float" office:value="5016">
            <text:p>5016</text:p>
          </table:table-cell>
          <table:table-cell office:value-type="string">
            <text:p>La ration offre-t-elle un bon équilibre minéral (Mg/Zn/P) en fin de gestation ? </text:p>
          </table:table-cell>
          <table:table-cell office:value-type="string">
            <text:p>Déséquilibre minéral de la ration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2">
            <text:p>1142</text:p>
          </table:table-cell>
          <table:table-cell office:value-type="float" office:value="5016">
            <text:p>5016</text:p>
          </table:table-cell>
          <table:table-cell office:value-type="string">
            <text:p>Les brebis sont-elles suffisamment en état ? Trop en état ?</text:p>
          </table:table-cell>
          <table:table-cell office:value-type="string">
            <text:p>Brebis trop maigres ou trop grass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3">
            <text:p>1143</text:p>
          </table:table-cell>
          <table:table-cell office:value-type="float" office:value="5017">
            <text:p>5017</text:p>
          </table:table-cell>
          <table:table-cell office:value-type="string">
            <text:p>Le troupeau présente-t-il un défaut d'état général ? et reprise d’état à la lutte ?</text:p>
          </table:table-cell>
          <table:table-cell office:value-type="string">
            <text:p>Manque d’état du troupeau, par de reprise avant la lut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4">
            <text:p>1144</text:p>
          </table:table-cell>
          <table:table-cell office:value-type="float" office:value="5017">
            <text:p>5017</text:p>
          </table:table-cell>
          <table:table-cell office:value-type="string">
            <text:p>Le troupeau présente-t-il des carences en minéraux ou vitamines ? </text:p>
          </table:table-cell>
          <table:table-cell office:value-type="string">
            <text:p>Carences en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5">
            <text:p>1145</text:p>
          </table:table-cell>
          <table:table-cell office:value-type="float" office:value="5017">
            <text:p>5017</text:p>
          </table:table-cell>
          <table:table-cell office:value-type="string">
            <text:p>Les femelles sont-elles suivies sur les aspects parasitismes ? </text:p>
          </table:table-cell>
          <table:table-cell office:value-type="string">
            <text:p>Pas de suivi du parasitisme sur l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6">
            <text:p>1146</text:p>
          </table:table-cell>
          <table:table-cell office:value-type="float" office:value="5017">
            <text:p>5017</text:p>
          </table:table-cell>
          <table:table-cell office:value-type="string">
            <text:p>La politique de réforme/renouvellement est-elle adaptée aux objectifs de prolificité ? </text:p>
          </table:table-cell>
          <table:table-cell office:value-type="string">
            <text:p>Politique de réforme non adaptée aux objectifs de prolifici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7">
            <text:p>1147</text:p>
          </table:table-cell>
          <table:table-cell office:value-type="float" office:value="5017">
            <text:p>5017</text:p>
          </table:table-cell>
          <table:table-cell office:value-type="string">
            <text:p>Le troupeau a-t-il des antécédents sanitaires importants ? </text:p>
          </table:table-cell>
          <table:table-cell office:value-type="string">
            <text:p>Antécédents sanitaires importan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8">
            <text:p>1148</text:p>
          </table:table-cell>
          <table:table-cell office:value-type="float" office:value="5018">
            <text:p>5018</text:p>
          </table:table-cell>
          <table:table-cell office:value-type="string">
            <text:p>La saison de mise à la reproduction est-elle adaptée à la race ? À la conduite ? </text:p>
          </table:table-cell>
          <table:table-cell office:value-type="string">
            <text:p>Saison de reproduction inadaptée à la race ou à la condu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49">
            <text:p>1149</text:p>
          </table:table-cell>
          <table:table-cell office:value-type="float" office:value="5018">
            <text:p>5018</text:p>
          </table:table-cell>
          <table:table-cell office:value-type="string">
            <text:p>Le nombre de béliers est-il en adéquation avec le nombre de brebis ? </text:p>
          </table:table-cell>
          <table:table-cell office:value-type="string">
            <text:p>Béliers en nombre insuffisa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0">
            <text:p>1150</text:p>
          </table:table-cell>
          <table:table-cell office:value-type="float" office:value="5018">
            <text:p>5018</text:p>
          </table:table-cell>
          <table:table-cell office:value-type="string">
            <text:p>La non stérilité du bélier a-t-elle été vérifiée? </text:p>
          </table:table-cell>
          <table:table-cell office:value-type="string">
            <text:p>Pas de vérification de la fertilité du bé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1">
            <text:p>1151</text:p>
          </table:table-cell>
          <table:table-cell office:value-type="float" office:value="5018">
            <text:p>5018</text:p>
          </table:table-cell>
          <table:table-cell office:value-type="string">
            <text:p>Les béliers sont-ils suffisamment en état à la mise en lutte ? </text:p>
          </table:table-cell>
          <table:table-cell office:value-type="string">
            <text:p>État des béliers insuffisant à la mise à la lut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2">
            <text:p>1152</text:p>
          </table:table-cell>
          <table:table-cell office:value-type="float" office:value="5019">
            <text:p>5019</text:p>
          </table:table-cell>
          <table:table-cell office:value-type="string">
            <text:p>La machine à traire est-elle contrôlée et réglée une fois par an ?</text:p>
          </table:table-cell>
          <table:table-cell office:value-type="string">
            <text:p>La machine à traire n’a pas été contrôlée ni réglée depuis plus d’1 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3">
            <text:p>1153</text:p>
          </table:table-cell>
          <table:table-cell office:value-type="float" office:value="5019">
            <text:p>5019</text:p>
          </table:table-cell>
          <table:table-cell office:value-type="string">
            <text:p>Faites-vous vérifier le décrochage de votre machine à traire ?</text:p>
          </table:table-cell>
          <table:table-cell office:value-type="string">
            <text:p>Décrochage non vérifi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4">
            <text:p>1154</text:p>
          </table:table-cell>
          <table:table-cell office:value-type="float" office:value="5019">
            <text:p>5019</text:p>
          </table:table-cell>
          <table:table-cell office:value-type="string">
            <text:p>La machine à traire est-elle nettoyée quotidiennement avec des produits appropriés ?</text:p>
          </table:table-cell>
          <table:table-cell office:value-type="string">
            <text:p>machine à traire non lavée quotidiennement avec des produits appropri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5">
            <text:p>1155</text:p>
          </table:table-cell>
          <table:table-cell office:value-type="float" office:value="5019">
            <text:p>5019</text:p>
          </table:table-cell>
          <table:table-cell office:value-type="string">
            <text:p>La concentration des produits actifs de nettoyage est-elle suffisante ?</text:p>
          </table:table-cell>
          <table:table-cell office:value-type="string">
            <text:p>Concentration insuffisante des produits de nettoy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6">
            <text:p>1156</text:p>
          </table:table-cell>
          <table:table-cell office:value-type="float" office:value="5019">
            <text:p>5019</text:p>
          </table:table-cell>
          <table:table-cell office:value-type="string">
            <text:p>Le temps de lavage (contact des agents actifs) est-il respecté ?</text:p>
          </table:table-cell>
          <table:table-cell office:value-type="string">
            <text:p>Temps de lavage trop cour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7">
            <text:p>1157</text:p>
          </table:table-cell>
          <table:table-cell office:value-type="float" office:value="5019">
            <text:p>5019</text:p>
          </table:table-cell>
          <table:table-cell office:value-type="string">
            <text:p>La température de lavage est-elle vérifiée et suffisante ?</text:p>
          </table:table-cell>
          <table:table-cell office:value-type="string">
            <text:p>Température de lavage non vérifiée ou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8">
            <text:p>1158</text:p>
          </table:table-cell>
          <table:table-cell office:value-type="float" office:value="5019">
            <text:p>5019</text:p>
          </table:table-cell>
          <table:table-cell office:value-type="string">
            <text:p>Tous les postes de traite sont-ils lavés équitablement ?</text:p>
          </table:table-cell>
          <table:table-cell office:value-type="string">
            <text:p>Certes postes de traite sont moins bien lav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59">
            <text:p>1159</text:p>
          </table:table-cell>
          <table:table-cell office:value-type="float" office:value="5019">
            <text:p>5019</text:p>
          </table:table-cell>
          <table:table-cell office:value-type="string">
            <text:p>Les entrées d'air durant la traite sont-elles limitées ?</text:p>
          </table:table-cell>
          <table:table-cell office:value-type="string">
            <text:p>Entrées d’air fréque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0">
            <text:p>1160</text:p>
          </table:table-cell>
          <table:table-cell office:value-type="float" office:value="5019">
            <text:p>5019</text:p>
          </table:table-cell>
          <table:table-cell office:value-type="string">
            <text:p>Êtes-vous vigilant sur la sous-traite et la sur-traite ?</text:p>
          </table:table-cell>
          <table:table-cell office:value-type="string">
            <text:p>Tendance à la sous-traite ou à la sur-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1">
            <text:p>1161</text:p>
          </table:table-cell>
          <table:table-cell office:value-type="float" office:value="5019">
            <text:p>5019</text:p>
          </table:table-cell>
          <table:table-cell office:value-type="string">
            <text:p>Observez-vous des chutes de faisceaux durant la traite ?</text:p>
          </table:table-cell>
          <table:table-cell office:value-type="string">
            <text:p>Chutes de faisceaux pendant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2">
            <text:p>1162</text:p>
          </table:table-cell>
          <table:table-cell office:value-type="float" office:value="5019">
            <text:p>5019</text:p>
          </table:table-cell>
          <table:table-cell office:value-type="string">
            <text:p>Observez-vous de l'humidité sur les trayons en fin de traite ?</text:p>
          </table:table-cell>
          <table:table-cell office:value-type="string">
            <text:p>Trayons humides en fin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3">
            <text:p>1163</text:p>
          </table:table-cell>
          <table:table-cell office:value-type="float" office:value="5019">
            <text:p>5019</text:p>
          </table:table-cell>
          <table:table-cell office:value-type="string">
            <text:p>Pratiquez-vous un tri des brebis pour la traite ?</text:p>
          </table:table-cell>
          <table:table-cell office:value-type="string">
            <text:p>Pas de tri des brebis pour l’ordre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4">
            <text:p>1164</text:p>
          </table:table-cell>
          <table:table-cell office:value-type="float" office:value="5019">
            <text:p>5019</text:p>
          </table:table-cell>
          <table:table-cell office:value-type="string">
            <text:p>Pratiquez-vous de la pulvérisation post-traite ? (produit, dose, qualité de la pulvérisation…)</text:p>
          </table:table-cell>
          <table:table-cell office:value-type="string">
            <text:p>Pas de pulvérisation en post-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5">
            <text:p>1165</text:p>
          </table:table-cell>
          <table:table-cell office:value-type="float" office:value="5019">
            <text:p>5019</text:p>
          </table:table-cell>
          <table:table-cell office:value-type="string">
            <text:p>Pratiquez-vous le premier jet pour la détection des mammites ? La palpation ?</text:p>
          </table:table-cell>
          <table:table-cell office:value-type="string">
            <text:p>Pas d’observation des premiers je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6">
            <text:p>1166</text:p>
          </table:table-cell>
          <table:table-cell office:value-type="float" office:value="5019">
            <text:p>5019</text:p>
          </table:table-cell>
          <table:table-cell office:value-type="string">
            <text:p>Êtes-vous équipés du test CMT ?</text:p>
          </table:table-cell>
          <table:table-cell office:value-type="string">
            <text:p>Pas de matériel pour les CM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7">
            <text:p>1167</text:p>
          </table:table-cell>
          <table:table-cell office:value-type="float" office:value="5019">
            <text:p>5019</text:p>
          </table:table-cell>
          <table:table-cell office:value-type="string">
            <text:p>Faites-vous faire des analyses pour CCI ?</text:p>
          </table:table-cell>
          <table:table-cell office:value-type="string">
            <text:p>Pas de comptages cellulaires individuel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8">
            <text:p>1168</text:p>
          </table:table-cell>
          <table:table-cell office:value-type="float" office:value="5019">
            <text:p>5019</text:p>
          </table:table-cell>
          <table:table-cell office:value-type="string">
            <text:p>Y-a-t-il présence d’abcès, de boutons, d’ecthyma</text:p>
          </table:table-cell>
          <table:table-cell office:value-type="string">
            <text:p>Présence de boutons, abcès, ecthyma sur les mam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69">
            <text:p>1169</text:p>
          </table:table-cell>
          <table:table-cell office:value-type="float" office:value="5019">
            <text:p>5019</text:p>
          </table:table-cell>
          <table:table-cell office:value-type="string">
            <text:p>Les brebis sont-elles contrôlées sur la présence d'abcès, de boutons, d'ecthyma ?</text:p>
          </table:table-cell>
          <table:table-cell office:value-type="string">
            <text:p>Pas de contrôle des mamelles sur les abcès, boutons, ecthy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0">
            <text:p>1170</text:p>
          </table:table-cell>
          <table:table-cell office:value-type="float" office:value="5019">
            <text:p>5019</text:p>
          </table:table-cell>
          <table:table-cell office:value-type="string">
            <text:p>Les trayons sont-ils surveillés et entretenus ?</text:p>
          </table:table-cell>
          <table:table-cell office:value-type="string">
            <text:p>Trayons ni surveillés ni entretenus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1">
            <text:p>1171</text:p>
          </table:table-cell>
          <table:table-cell office:value-type="float" office:value="5019">
            <text:p>5019</text:p>
          </table:table-cell>
          <table:table-cell office:value-type="string">
            <text:p>Les brebis à mammites sont-elles réformées ?</text:p>
          </table:table-cell>
          <table:table-cell office:value-type="string">
            <text:p>Les brebis à mammite ne sont pas réform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2">
            <text:p>1172</text:p>
          </table:table-cell>
          <table:table-cell office:value-type="float" office:value="5019">
            <text:p>5019</text:p>
          </table:table-cell>
          <table:table-cell office:value-type="string">
            <text:p>La ration est-elle équilibrée en azote et en énergie ?</text:p>
          </table:table-cell>
          <table:table-cell office:value-type="string">
            <text:p>Ration déséquilibrée en azote et/ou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3">
            <text:p>1173</text:p>
          </table:table-cell>
          <table:table-cell office:value-type="float" office:value="5019">
            <text:p>5019</text:p>
          </table:table-cell>
          <table:table-cell office:value-type="string">
            <text:p>L'augmentation de la ration est-elle progressive en début de lactation?</text:p>
          </table:table-cell>
          <table:table-cell office:value-type="string">
            <text:p>Augmentation trop brutale de la ration en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4">
            <text:p>1174</text:p>
          </table:table-cell>
          <table:table-cell office:value-type="float" office:value="5019">
            <text:p>5019</text:p>
          </table:table-cell>
          <table:table-cell office:value-type="string">
            <text:p>La ration est-elle suffisamment fibreuse et non acidogène ?</text:p>
          </table:table-cell>
          <table:table-cell office:value-type="string">
            <text:p>Ration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5">
            <text:p>1175</text:p>
          </table:table-cell>
          <table:table-cell office:value-type="float" office:value="5019">
            <text:p>5019</text:p>
          </table:table-cell>
          <table:table-cell office:value-type="string">
            <text:p>La ration est-elle équilibrée en minéraux, oligo-éléments et vitamines ?</text:p>
          </table:table-cell>
          <table:table-cell office:value-type="string">
            <text:p>Ration carencée en minéraux,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6">
            <text:p>1176</text:p>
          </table:table-cell>
          <table:table-cell office:value-type="float" office:value="5019">
            <text:p>5019</text:p>
          </table:table-cell>
          <table:table-cell office:value-type="string">
            <text:p>Les fourrages sont-ils de qualité et sains ?</text:p>
          </table:table-cell>
          <table:table-cell office:value-type="string">
            <text:p>Fourrages de mauvaise quali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7">
            <text:p>1177</text:p>
          </table:table-cell>
          <table:table-cell office:value-type="float" office:value="5019">
            <text:p>5019</text:p>
          </table:table-cell>
          <table:table-cell office:value-type="string">
            <text:p>La ventilation du bâtiment est-elle suffisante 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8">
            <text:p>1178</text:p>
          </table:table-cell>
          <table:table-cell office:value-type="float" office:value="5019">
            <text:p>5019</text:p>
          </table:table-cell>
          <table:table-cell office:value-type="string">
            <text:p>La densité animale respecte-t-elle les volumes d'air disponible 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79">
            <text:p>1179</text:p>
          </table:table-cell>
          <table:table-cell office:value-type="float" office:value="5019">
            <text:p>5019</text:p>
          </table:table-cell>
          <table:table-cell office:value-type="string">
            <text:p>Le renouvellement de l'air est-il suffisant lors des périodes à risques ?</text:p>
          </table:table-cell>
          <table:table-cell office:value-type="string">
            <text:p>Renouvellement d’a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0">
            <text:p>1180</text:p>
          </table:table-cell>
          <table:table-cell office:value-type="float" office:value="5019">
            <text:p>5019</text:p>
          </table:table-cell>
          <table:table-cell office:value-type="string">
            <text:p>La litière est-elle saine ?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1">
            <text:p>1181</text:p>
          </table:table-cell>
          <table:table-cell office:value-type="float" office:value="5019">
            <text:p>5019</text:p>
          </table:table-cell>
          <table:table-cell office:value-type="string">
            <text:p>Le paillage est-il suffisant ?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2">
            <text:p>1182</text:p>
          </table:table-cell>
          <table:table-cell office:value-type="float" office:value="5020">
            <text:p>5020</text:p>
          </table:table-cell>
          <table:table-cell office:value-type="string">
            <text:p>La machine à traire est-elle contrôlée et réglée une fois par an ?</text:p>
          </table:table-cell>
          <table:table-cell office:value-type="string">
            <text:p>La machine à traire n’a pas été contrôlée ni réglée depuis plus d’1 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3">
            <text:p>1183</text:p>
          </table:table-cell>
          <table:table-cell office:value-type="float" office:value="5020">
            <text:p>5020</text:p>
          </table:table-cell>
          <table:table-cell office:value-type="string">
            <text:p>Faites-vous vérifier le décrochage de votre MAT ?</text:p>
          </table:table-cell>
          <table:table-cell office:value-type="string">
            <text:p>Décrochage non vérifi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4">
            <text:p>1184</text:p>
          </table:table-cell>
          <table:table-cell office:value-type="float" office:value="5020">
            <text:p>5020</text:p>
          </table:table-cell>
          <table:table-cell office:value-type="string">
            <text:p>La MAT est-elle nettoyée quotidiennement avec des produits appropriés ?</text:p>
          </table:table-cell>
          <table:table-cell office:value-type="string">
            <text:p>MAT non lavée quotidiennement avec des produits appropri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5">
            <text:p>1185</text:p>
          </table:table-cell>
          <table:table-cell office:value-type="float" office:value="5020">
            <text:p>5020</text:p>
          </table:table-cell>
          <table:table-cell office:value-type="string">
            <text:p>La concentration des produits actifs de nettoyage est-elle suffisante ?</text:p>
          </table:table-cell>
          <table:table-cell office:value-type="string">
            <text:p>Concentration insuffisante des produits de nettoy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6">
            <text:p>1186</text:p>
          </table:table-cell>
          <table:table-cell office:value-type="float" office:value="5020">
            <text:p>5020</text:p>
          </table:table-cell>
          <table:table-cell office:value-type="string">
            <text:p>Le temps de lavage (contact des agents actifs) est-il respecté ?</text:p>
          </table:table-cell>
          <table:table-cell office:value-type="string">
            <text:p>Temps de lavage trop cour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7">
            <text:p>1187</text:p>
          </table:table-cell>
          <table:table-cell office:value-type="float" office:value="5020">
            <text:p>5020</text:p>
          </table:table-cell>
          <table:table-cell office:value-type="string">
            <text:p>La température de lavage est-elle vérifiée et suffisante ?</text:p>
          </table:table-cell>
          <table:table-cell office:value-type="string">
            <text:p>Température de lavage non vérifiée ou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8">
            <text:p>1188</text:p>
          </table:table-cell>
          <table:table-cell office:value-type="float" office:value="5020">
            <text:p>5020</text:p>
          </table:table-cell>
          <table:table-cell office:value-type="string">
            <text:p>Tous les postes de traite sont-ils lavés équitablement ?</text:p>
          </table:table-cell>
          <table:table-cell office:value-type="string">
            <text:p>Certes postes de traite sont moins bien lav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89">
            <text:p>1189</text:p>
          </table:table-cell>
          <table:table-cell office:value-type="float" office:value="5020">
            <text:p>5020</text:p>
          </table:table-cell>
          <table:table-cell office:value-type="string">
            <text:p>Les entrées d'air durant la traite sont-elles limitées ?</text:p>
          </table:table-cell>
          <table:table-cell office:value-type="string">
            <text:p>Entrées d’air fréque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0">
            <text:p>1190</text:p>
          </table:table-cell>
          <table:table-cell office:value-type="float" office:value="5020">
            <text:p>5020</text:p>
          </table:table-cell>
          <table:table-cell office:value-type="string">
            <text:p>Êtes-vous vigilant sur la sous-traite et la sur-traite ?</text:p>
          </table:table-cell>
          <table:table-cell office:value-type="string">
            <text:p>Tendance à la sous-traite ou à la sur-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1">
            <text:p>1191</text:p>
          </table:table-cell>
          <table:table-cell office:value-type="float" office:value="5020">
            <text:p>5020</text:p>
          </table:table-cell>
          <table:table-cell office:value-type="string">
            <text:p>Observez-vous des chutes de faisceaux durant la traite ?</text:p>
          </table:table-cell>
          <table:table-cell office:value-type="string">
            <text:p>Chutes de faisceaux pendant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2">
            <text:p>1192</text:p>
          </table:table-cell>
          <table:table-cell office:value-type="float" office:value="5020">
            <text:p>5020</text:p>
          </table:table-cell>
          <table:table-cell office:value-type="string">
            <text:p>Observez-vous de l'humidité sur les trayons en fin de traite ?</text:p>
          </table:table-cell>
          <table:table-cell office:value-type="string">
            <text:p>Trayons humides en fin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3">
            <text:p>1193</text:p>
          </table:table-cell>
          <table:table-cell office:value-type="float" office:value="5020">
            <text:p>5020</text:p>
          </table:table-cell>
          <table:table-cell office:value-type="string">
            <text:p>Pratiquez-vous un tri des brebis pour la traite ?</text:p>
          </table:table-cell>
          <table:table-cell office:value-type="string">
            <text:p>Pas de tri des brebis pour l’ordre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4">
            <text:p>1194</text:p>
          </table:table-cell>
          <table:table-cell office:value-type="float" office:value="5020">
            <text:p>5020</text:p>
          </table:table-cell>
          <table:table-cell office:value-type="string">
            <text:p>Pratiquez-vous de la pulvérisation post-traite ? (produit, dose, qualité de la pulvérisation…)</text:p>
          </table:table-cell>
          <table:table-cell office:value-type="string">
            <text:p>Pas de pulvérisation en post-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5">
            <text:p>1195</text:p>
          </table:table-cell>
          <table:table-cell office:value-type="float" office:value="5020">
            <text:p>5020</text:p>
          </table:table-cell>
          <table:table-cell office:value-type="string">
            <text:p>Pratiquez-vous le premier jet pour la détection des mammites ? La palpation ?</text:p>
          </table:table-cell>
          <table:table-cell office:value-type="string">
            <text:p>Pas d’observation des premiers je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6">
            <text:p>1196</text:p>
          </table:table-cell>
          <table:table-cell office:value-type="float" office:value="5020">
            <text:p>5020</text:p>
          </table:table-cell>
          <table:table-cell office:value-type="string">
            <text:p>Êtes-vous équipés du test CMT ?</text:p>
          </table:table-cell>
          <table:table-cell office:value-type="string">
            <text:p>Pas de matériel pour les CM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7">
            <text:p>1197</text:p>
          </table:table-cell>
          <table:table-cell office:value-type="float" office:value="5020">
            <text:p>5020</text:p>
          </table:table-cell>
          <table:table-cell office:value-type="string">
            <text:p>Faites-vous faire des analyses pour CCI ?</text:p>
          </table:table-cell>
          <table:table-cell office:value-type="string">
            <text:p>Pas de comptages cellulaires individuel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8">
            <text:p>1198</text:p>
          </table:table-cell>
          <table:table-cell office:value-type="float" office:value="5020">
            <text:p>5020</text:p>
          </table:table-cell>
          <table:table-cell office:value-type="string">
            <text:p>Y-a-t-il présence d’abcès, de boutons, d’ecthyma</text:p>
          </table:table-cell>
          <table:table-cell office:value-type="string">
            <text:p>Présence de boutons, abcès, ecthyma sur les mam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99">
            <text:p>1199</text:p>
          </table:table-cell>
          <table:table-cell office:value-type="float" office:value="5020">
            <text:p>5020</text:p>
          </table:table-cell>
          <table:table-cell office:value-type="string">
            <text:p>Les brebis sont-elles contrôlées sur la présence d'abcès, de boutons, d'ecthyma ?</text:p>
          </table:table-cell>
          <table:table-cell office:value-type="string">
            <text:p>Pas de contrôle des mamelles sur les abcès, boutons, ecthy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0">
            <text:p>1200</text:p>
          </table:table-cell>
          <table:table-cell office:value-type="float" office:value="5020">
            <text:p>5020</text:p>
          </table:table-cell>
          <table:table-cell office:value-type="string">
            <text:p>Les trayons sont-ils surveillés et entretenus ?</text:p>
          </table:table-cell>
          <table:table-cell office:value-type="string">
            <text:p>Trayons ni surveillés ni entretenus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1">
            <text:p>1201</text:p>
          </table:table-cell>
          <table:table-cell office:value-type="float" office:value="5020">
            <text:p>5020</text:p>
          </table:table-cell>
          <table:table-cell office:value-type="string">
            <text:p>Les brebis à mammites sont-elles réformées ?</text:p>
          </table:table-cell>
          <table:table-cell office:value-type="string">
            <text:p>Les brebis à mammite ne sont pas réform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2">
            <text:p>1202</text:p>
          </table:table-cell>
          <table:table-cell office:value-type="float" office:value="5020">
            <text:p>5020</text:p>
          </table:table-cell>
          <table:table-cell office:value-type="string">
            <text:p>La ration est-elle équilibrée en azote et en énergie ?</text:p>
          </table:table-cell>
          <table:table-cell office:value-type="string">
            <text:p>Ration déséquilibrée en azote et/ou en 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3">
            <text:p>1203</text:p>
          </table:table-cell>
          <table:table-cell office:value-type="float" office:value="5020">
            <text:p>5020</text:p>
          </table:table-cell>
          <table:table-cell office:value-type="string">
            <text:p>L'augmentation de la ration est-elle progressive en début de lactation?</text:p>
          </table:table-cell>
          <table:table-cell office:value-type="string">
            <text:p>Augmentation trop brutale de la ration en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4">
            <text:p>1204</text:p>
          </table:table-cell>
          <table:table-cell office:value-type="float" office:value="5020">
            <text:p>5020</text:p>
          </table:table-cell>
          <table:table-cell office:value-type="string">
            <text:p>La ration est-elle suffisamment fibreuse et non acidogène ?</text:p>
          </table:table-cell>
          <table:table-cell office:value-type="string">
            <text:p>Ration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5">
            <text:p>1205</text:p>
          </table:table-cell>
          <table:table-cell office:value-type="float" office:value="5020">
            <text:p>5020</text:p>
          </table:table-cell>
          <table:table-cell office:value-type="string">
            <text:p>La ration est-elle équilibrée en minéraux, oligo-éléments et vitamines ?</text:p>
          </table:table-cell>
          <table:table-cell office:value-type="string">
            <text:p>Ration carencée en minéraux,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6">
            <text:p>1206</text:p>
          </table:table-cell>
          <table:table-cell office:value-type="float" office:value="5020">
            <text:p>5020</text:p>
          </table:table-cell>
          <table:table-cell office:value-type="string">
            <text:p>Les fourrages sont-ils de qualité et sains ?</text:p>
          </table:table-cell>
          <table:table-cell office:value-type="string">
            <text:p>Fourrages de mauvaise quali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7">
            <text:p>1207</text:p>
          </table:table-cell>
          <table:table-cell office:value-type="float" office:value="5020">
            <text:p>5020</text:p>
          </table:table-cell>
          <table:table-cell office:value-type="string">
            <text:p>La ventilation du bâtiment est-elle suffisante 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8">
            <text:p>1208</text:p>
          </table:table-cell>
          <table:table-cell office:value-type="float" office:value="5020">
            <text:p>5020</text:p>
          </table:table-cell>
          <table:table-cell office:value-type="string">
            <text:p>La densité animale respecte-t-elle les volumes d'air disponible 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09">
            <text:p>1209</text:p>
          </table:table-cell>
          <table:table-cell office:value-type="float" office:value="5020">
            <text:p>5020</text:p>
          </table:table-cell>
          <table:table-cell office:value-type="string">
            <text:p>Le renouvellement de l'air est-il suffisant lors des périodes à risques ?</text:p>
          </table:table-cell>
          <table:table-cell office:value-type="string">
            <text:p>Renouvellement d’a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0">
            <text:p>1210</text:p>
          </table:table-cell>
          <table:table-cell office:value-type="float" office:value="5020">
            <text:p>5020</text:p>
          </table:table-cell>
          <table:table-cell office:value-type="string">
            <text:p>La litière est-elle saine ?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1">
            <text:p>1211</text:p>
          </table:table-cell>
          <table:table-cell office:value-type="float" office:value="5020">
            <text:p>5020</text:p>
          </table:table-cell>
          <table:table-cell office:value-type="string">
            <text:p>Le paillage est-il suffisant ?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2">
            <text:p>1212</text:p>
          </table:table-cell>
          <table:table-cell office:value-type="float" office:value="5021">
            <text:p>5021</text:p>
          </table:table-cell>
          <table:table-cell office:value-type="string">
            <text:p>Pratiquez-vous l'autocontrôle ou résultats laiterie ? </text:p>
          </table:table-cell>
          <table:table-cell office:value-type="string">
            <text:p>Pas d’autocontrôle ni d’analyse de laiteri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3">
            <text:p>1213</text:p>
          </table:table-cell>
          <table:table-cell office:value-type="float" office:value="5021">
            <text:p>5021</text:p>
          </table:table-cell>
          <table:table-cell office:value-type="string">
            <text:p>La ventilation du bâtiment est-elle suffisante 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4">
            <text:p>1214</text:p>
          </table:table-cell>
          <table:table-cell office:value-type="float" office:value="5021">
            <text:p>5021</text:p>
          </table:table-cell>
          <table:table-cell office:value-type="string">
            <text:p>La densité animale respecte-t-elle les volumes d'air disponible 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5">
            <text:p>1215</text:p>
          </table:table-cell>
          <table:table-cell office:value-type="float" office:value="5021">
            <text:p>5021</text:p>
          </table:table-cell>
          <table:table-cell office:value-type="string">
            <text:p>Le renouvellement de l'air est-il suffisant lors des périodes à risques ?</text:p>
          </table:table-cell>
          <table:table-cell office:value-type="string">
            <text:p>Renouvellement d’a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6">
            <text:p>1216</text:p>
          </table:table-cell>
          <table:table-cell office:value-type="float" office:value="5021">
            <text:p>5021</text:p>
          </table:table-cell>
          <table:table-cell office:value-type="string">
            <text:p>La litière est-elle saine ?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7">
            <text:p>1217</text:p>
          </table:table-cell>
          <table:table-cell office:value-type="float" office:value="5021">
            <text:p>5021</text:p>
          </table:table-cell>
          <table:table-cell office:value-type="string">
            <text:p>Le paillage est-il suffisant ?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8">
            <text:p>1218</text:p>
          </table:table-cell>
          <table:table-cell office:value-type="float" office:value="5021">
            <text:p>5021</text:p>
          </table:table-cell>
          <table:table-cell office:value-type="string">
            <text:p>Avez-vous mis en place une stratégie de décontamination ?</text:p>
          </table:table-cell>
          <table:table-cell office:value-type="string">
            <text:p>Pas de stratégie de décontamina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19">
            <text:p>1219</text:p>
          </table:table-cell>
          <table:table-cell office:value-type="float" office:value="5021">
            <text:p>5021</text:p>
          </table:table-cell>
          <table:table-cell office:value-type="string">
            <text:p>L'eau de lavage est-elle potable ?</text:p>
          </table:table-cell>
          <table:table-cell office:value-type="string">
            <text:p>L’eau de lavage n’est pas potab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0">
            <text:p>1220</text:p>
          </table:table-cell>
          <table:table-cell office:value-type="float" office:value="5021">
            <text:p>5021</text:p>
          </table:table-cell>
          <table:table-cell office:value-type="string">
            <text:p>Identifiez-vous une ou plusieurs brebis porteuses ? Vous les triez ?</text:p>
          </table:table-cell>
          <table:table-cell office:value-type="string">
            <text:p>Pas d’identification ni de tri des brebis porteus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1">
            <text:p>1221</text:p>
          </table:table-cell>
          <table:table-cell office:value-type="float" office:value="5021">
            <text:p>5021</text:p>
          </table:table-cell>
          <table:table-cell office:value-type="string">
            <text:p>Constituez-vous des lots de traite ?</text:p>
          </table:table-cell>
          <table:table-cell office:value-type="string">
            <text:p>Pas de lots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2">
            <text:p>1222</text:p>
          </table:table-cell>
          <table:table-cell office:value-type="float" office:value="5021">
            <text:p>5021</text:p>
          </table:table-cell>
          <table:table-cell office:value-type="string">
            <text:p>Jetez-vous les refus d'auge dans les litières ?</text:p>
          </table:table-cell>
          <table:table-cell office:value-type="string">
            <text:p>Refus d’auge jetés dans la litiè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3">
            <text:p>1223</text:p>
          </table:table-cell>
          <table:table-cell office:value-type="float" office:value="5021">
            <text:p>5021</text:p>
          </table:table-cell>
          <table:table-cell office:value-type="string">
            <text:p>Les aliments sont-ils sains et bien stockés/conservés ?</text:p>
          </table:table-cell>
          <table:table-cell office:value-type="string">
            <text:p>Présence d’aliments moisi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4">
            <text:p>1224</text:p>
          </table:table-cell>
          <table:table-cell office:value-type="float" office:value="5021">
            <text:p>5021</text:p>
          </table:table-cell>
          <table:table-cell office:value-type="string">
            <text:p>Avez-vous un plan de lutte contre les rats ? Arrière-voussure la présence d’oiseaux dans les bâtiments ?</text:p>
          </table:table-cell>
          <table:table-cell office:value-type="string">
            <text:p>Présence de rats et d’oiseaux dans les bâtim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5">
            <text:p>1225</text:p>
          </table:table-cell>
          <table:table-cell office:value-type="float" office:value="5021">
            <text:p>5021</text:p>
          </table:table-cell>
          <table:table-cell office:value-type="string">
            <text:p>Etes-vous attentif à la propreté des brebis ? (grille de propreté)</text:p>
          </table:table-cell>
          <table:table-cell office:value-type="string">
            <text:p>Brebis sa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6">
            <text:p>1226</text:p>
          </table:table-cell>
          <table:table-cell office:value-type="float" office:value="5022">
            <text:p>5022</text:p>
          </table:table-cell>
          <table:table-cell office:value-type="string">
            <text:p>Etes-vous attentif à la présence de terre dans les fourrages ?</text:p>
          </table:table-cell>
          <table:table-cell office:value-type="string">
            <text:p>Présence de terre dans les fourrag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7">
            <text:p>1227</text:p>
          </table:table-cell>
          <table:table-cell office:value-type="float" office:value="5022">
            <text:p>5022</text:p>
          </table:table-cell>
          <table:table-cell office:value-type="string">
            <text:p>Les aliments sont-ils sains et bien stockés/conservés ?</text:p>
          </table:table-cell>
          <table:table-cell office:value-type="string">
            <text:p>Présence d’aliments moisi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8">
            <text:p>1228</text:p>
          </table:table-cell>
          <table:table-cell office:value-type="float" office:value="5022">
            <text:p>5022</text:p>
          </table:table-cell>
          <table:table-cell office:value-type="string">
            <text:p>Jetez-vous les refus d'auge dans les litières ?</text:p>
          </table:table-cell>
          <table:table-cell office:value-type="string">
            <text:p>Refus d’auge jetés dans la litiè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29">
            <text:p>1229</text:p>
          </table:table-cell>
          <table:table-cell office:value-type="float" office:value="5022">
            <text:p>5022</text:p>
          </table:table-cell>
          <table:table-cell office:value-type="string">
            <text:p>Respectez-vous les hauteurs de fauche minimum de 7 cm ?</text:p>
          </table:table-cell>
          <table:table-cell office:value-type="string">
            <text:p>Fauche trop basse (&lt; 7c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0">
            <text:p>1230</text:p>
          </table:table-cell>
          <table:table-cell office:value-type="float" office:value="5022">
            <text:p>5022</text:p>
          </table:table-cell>
          <table:table-cell office:value-type="string">
            <text:p>Etes-vous attentif à la remontée de terre à la récolte (hauteur de coupe, taupinière, résidus de fumier si épandage) ?</text:p>
          </table:table-cell>
          <table:table-cell office:value-type="string">
            <text:p>Pas de surveillance de la remontée de terre à la récol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1">
            <text:p>1231</text:p>
          </table:table-cell>
          <table:table-cell office:value-type="float" office:value="5023">
            <text:p>5023</text:p>
          </table:table-cell>
          <table:table-cell office:value-type="string">
            <text:p>L'eau de lavage est-elle potable ?</text:p>
          </table:table-cell>
          <table:table-cell office:value-type="string">
            <text:p>L’eau de lavage n’est pas potab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2">
            <text:p>1232</text:p>
          </table:table-cell>
          <table:table-cell office:value-type="float" office:value="5023">
            <text:p>5023</text:p>
          </table:table-cell>
          <table:table-cell office:value-type="string">
            <text:p>Y-a-t-il de l'eau résiduelle dans la MAT ?</text:p>
          </table:table-cell>
          <table:table-cell office:value-type="string">
            <text:p>Présence d’eau résiduelle dans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3">
            <text:p>1233</text:p>
          </table:table-cell>
          <table:table-cell office:value-type="float" office:value="5023">
            <text:p>5023</text:p>
          </table:table-cell>
          <table:table-cell office:value-type="string">
            <text:p>Etes-vous attentif à la propreté des brebis ? (grille de propreté)</text:p>
          </table:table-cell>
          <table:table-cell office:value-type="string">
            <text:p>Brebis sa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4">
            <text:p>1234</text:p>
          </table:table-cell>
          <table:table-cell office:value-type="float" office:value="5023">
            <text:p>5023</text:p>
          </table:table-cell>
          <table:table-cell office:value-type="string">
            <text:p>La ventilation du bâtiment est-elle suffisante ?</text:p>
          </table:table-cell>
          <table:table-cell office:value-type="string">
            <text:p>Mauvaise ventilation du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5">
            <text:p>1235</text:p>
          </table:table-cell>
          <table:table-cell office:value-type="float" office:value="5023">
            <text:p>5023</text:p>
          </table:table-cell>
          <table:table-cell office:value-type="string">
            <text:p>La densité animale respecte-t-elle les volumes d'air disponible 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6">
            <text:p>1236</text:p>
          </table:table-cell>
          <table:table-cell office:value-type="float" office:value="5023">
            <text:p>5023</text:p>
          </table:table-cell>
          <table:table-cell office:value-type="string">
            <text:p>Le renouvellement de l'air est-il suffisant lors des périodes à risques ?</text:p>
          </table:table-cell>
          <table:table-cell office:value-type="string">
            <text:p>Renouvellement d’a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7">
            <text:p>1237</text:p>
          </table:table-cell>
          <table:table-cell office:value-type="float" office:value="5023">
            <text:p>5023</text:p>
          </table:table-cell>
          <table:table-cell office:value-type="string">
            <text:p>La litière est-elle saine ?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8">
            <text:p>1238</text:p>
          </table:table-cell>
          <table:table-cell office:value-type="float" office:value="5023">
            <text:p>5023</text:p>
          </table:table-cell>
          <table:table-cell office:value-type="string">
            <text:p>Le paillage est-il suffisant ?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39">
            <text:p>1239</text:p>
          </table:table-cell>
          <table:table-cell office:value-type="float" office:value="5023">
            <text:p>5023</text:p>
          </table:table-cell>
          <table:table-cell office:value-type="string">
            <text:p>Ensemencez-vous la litière avec des ferments non pathogènes et porteurs de vie?</text:p>
          </table:table-cell>
          <table:table-cell office:value-type="string">
            <text:p>Pas d’ensemencement des litières avec des bactéries lactiqu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0">
            <text:p>1240</text:p>
          </table:table-cell>
          <table:table-cell office:value-type="float" office:value="5024">
            <text:p>5024</text:p>
          </table:table-cell>
          <table:table-cell office:value-type="string">
            <text:p>La ration des brebis en fin de gestation est-elle équilibrée et suffisante par rapport aux besoins ? </text:p>
          </table:table-cell>
          <table:table-cell office:value-type="string">
            <text:p>Ration de fin de gest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1">
            <text:p>1241</text:p>
          </table:table-cell>
          <table:table-cell office:value-type="float" office:value="5024">
            <text:p>5024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Carences en minéraux, oligo-éléments et vitami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2">
            <text:p>1242</text:p>
          </table:table-cell>
          <table:table-cell office:value-type="float" office:value="5024">
            <text:p>5024</text:p>
          </table:table-cell>
          <table:table-cell office:value-type="string">
            <text:p>Les brebis ont-elles suffisamment d'état à la mise-bas ? </text:p>
          </table:table-cell>
          <table:table-cell office:value-type="string">
            <text:p>Brebis trop maigr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3">
            <text:p>1243</text:p>
          </table:table-cell>
          <table:table-cell office:value-type="float" office:value="5026">
            <text:p>5026</text:p>
          </table:table-cell>
          <table:table-cell office:value-type="string">
            <text:p>L'état corporel des brebis à la mise-bas est-il suffisant ? </text:p>
          </table:table-cell>
          <table:table-cell office:value-type="string">
            <text:p>Brebis trop maigres à l’agne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4">
            <text:p>1244</text:p>
          </table:table-cell>
          <table:table-cell office:value-type="float" office:value="5026">
            <text:p>5026</text:p>
          </table:table-cell>
          <table:table-cell office:value-type="string">
            <text:p>La ration des brebis en fin de gestation est-elle adaptée ? </text:p>
          </table:table-cell>
          <table:table-cell office:value-type="string">
            <text:p>Ration de fin de gest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5">
            <text:p>1245</text:p>
          </table:table-cell>
          <table:table-cell office:value-type="float" office:value="5026">
            <text:p>5026</text:p>
          </table:table-cell>
          <table:table-cell office:value-type="string">
            <text:p>Mes agneaux boivent-ils bien un bon colostrum, et en quantité suffisante (attention à chacun dans une portée multiple !) ?</text:p>
          </table:table-cell>
          <table:table-cell office:value-type="string">
            <text:p>Colostrums de qualité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6">
            <text:p>1246</text:p>
          </table:table-cell>
          <table:table-cell office:value-type="float" office:value="5026">
            <text:p>5026</text:p>
          </table:table-cell>
          <table:table-cell office:value-type="string">
            <text:p>Mes brebis adoptent-elles bien leur(s) agneau(x) ?</text:p>
          </table:table-cell>
          <table:table-cell office:value-type="string">
            <text:p>Adoption difficile des brebis par les agneaux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7">
            <text:p>1247</text:p>
          </table:table-cell>
          <table:table-cell office:value-type="float" office:value="5026">
            <text:p>5026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8">
            <text:p>1248</text:p>
          </table:table-cell>
          <table:table-cell office:value-type="float" office:value="5026">
            <text:p>5026</text:p>
          </table:table-cell>
          <table:table-cell office:value-type="string">
            <text:p>Les cases d'agnelage sont-elles dans un bon état de propreté et d'hygiène ? avancement des cases dans la bergerie ?</text:p>
          </table:table-cell>
          <table:table-cell office:value-type="string">
            <text:p>Manque de propreté des cases d’agnel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49">
            <text:p>1249</text:p>
          </table:table-cell>
          <table:table-cell office:value-type="float" office:value="5026">
            <text:p>5026</text:p>
          </table:table-cell>
          <table:table-cell office:value-type="string">
            <text:p>Les nombrils sont-ils désinfectés ? </text:p>
          </table:table-cell>
          <table:table-cell office:value-type="string">
            <text:p>Pas de désinfection des nombri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0">
            <text:p>1250</text:p>
          </table:table-cell>
          <table:table-cell office:value-type="float" office:value="5026">
            <text:p>5026</text:p>
          </table:table-cell>
          <table:table-cell office:value-type="string">
            <text:p>L’ambiance du bâtiment (température, humidité, condensation, murs froids) est-elle confortable pour des agneaux ?</text:p>
          </table:table-cell>
          <table:table-cell office:value-type="string">
            <text:p>Ambiance du bâtiment inconfortable pour les agn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1">
            <text:p>1251</text:p>
          </table:table-cell>
          <table:table-cell office:value-type="float" office:value="5026">
            <text:p>5026</text:p>
          </table:table-cell>
          <table:table-cell office:value-type="string">
            <text:p>Le choix des reproducteurs est-il adapté ? </text:p>
          </table:table-cell>
          <table:table-cell office:value-type="string">
            <text:p>Choix des reproducteurs inadap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2">
            <text:p>1252</text:p>
          </table:table-cell>
          <table:table-cell office:value-type="float" office:value="5026">
            <text:p>5026</text:p>
          </table:table-cell>
          <table:table-cell office:value-type="string">
            <text:p>L'âge moyen des brebis n'est-il pas trop élevé ? </text:p>
          </table:table-cell>
          <table:table-cell office:value-type="string">
            <text:p>Age moyen des brebi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3">
            <text:p>1253</text:p>
          </table:table-cell>
          <table:table-cell office:value-type="float" office:value="5027">
            <text:p>5027</text:p>
          </table:table-cell>
          <table:table-cell office:value-type="string">
            <text:p>L'état corporel des brebis à la mise-bas est-il suffisant ? </text:p>
          </table:table-cell>
          <table:table-cell office:value-type="string">
            <text:p>État corporel des brebis insuffisante à la mise-ba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4">
            <text:p>1254</text:p>
          </table:table-cell>
          <table:table-cell office:value-type="float" office:value="5027">
            <text:p>5027</text:p>
          </table:table-cell>
          <table:table-cell office:value-type="string">
            <text:p>La ration des brebis en fin de gestation est-elle adaptée ? </text:p>
          </table:table-cell>
          <table:table-cell office:value-type="string">
            <text:p>Ration non adaptée à la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5">
            <text:p>1255</text:p>
          </table:table-cell>
          <table:table-cell office:value-type="float" office:value="5027">
            <text:p>5027</text:p>
          </table:table-cell>
          <table:table-cell office:value-type="string">
            <text:p>Mes agneaux boivent-ils bien un bon colostrum, et en quantité suffisante (attention à chacun dans une portée multiple !) ?</text:p>
          </table:table-cell>
          <table:table-cell office:value-type="string">
            <text:p>Buvée de colostrum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5027">
            <text:p>5027</text:p>
          </table:table-cell>
          <table:table-cell office:value-type="string">
            <text:p>Mes brebis adoptent-elles bien leur(s) agneau(x) ?</text:p>
          </table:table-cell>
          <table:table-cell office:value-type="string">
            <text:p>Adoption difficile des brebis par les agneaux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7">
            <text:p>1257</text:p>
          </table:table-cell>
          <table:table-cell office:value-type="float" office:value="5027">
            <text:p>5027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8">
            <text:p>1258</text:p>
          </table:table-cell>
          <table:table-cell office:value-type="float" office:value="5027">
            <text:p>5027</text:p>
          </table:table-cell>
          <table:table-cell office:value-type="string">
            <text:p>Les cases d'agnelage sont-elles dans un bon état de propreté et d'hygiène ? avancement des cases dans la bergerie ?</text:p>
          </table:table-cell>
          <table:table-cell office:value-type="string">
            <text:p>Manque de propreté des cases d’agnel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59">
            <text:p>1259</text:p>
          </table:table-cell>
          <table:table-cell office:value-type="float" office:value="5027">
            <text:p>5027</text:p>
          </table:table-cell>
          <table:table-cell office:value-type="string">
            <text:p>Les nombrils sont-ils désinfectés ? </text:p>
          </table:table-cell>
          <table:table-cell office:value-type="string">
            <text:p>Pas de désinfection des nombri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0">
            <text:p>1260</text:p>
          </table:table-cell>
          <table:table-cell office:value-type="float" office:value="5027">
            <text:p>5027</text:p>
          </table:table-cell>
          <table:table-cell office:value-type="string">
            <text:p>L’ambiance du bâtiment (température, humidité, condensation, murs froids) est-elle confortable pour des agneaux ?</text:p>
          </table:table-cell>
          <table:table-cell office:value-type="string">
            <text:p>Ambiance du bâtiment inconfortable pour les agn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1">
            <text:p>1261</text:p>
          </table:table-cell>
          <table:table-cell office:value-type="float" office:value="5027">
            <text:p>5027</text:p>
          </table:table-cell>
          <table:table-cell office:value-type="string">
            <text:p>Le choix des reproducteurs est-il adapté ? </text:p>
          </table:table-cell>
          <table:table-cell office:value-type="string">
            <text:p>Choix des reproducteurs inadapt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2">
            <text:p>1262</text:p>
          </table:table-cell>
          <table:table-cell office:value-type="float" office:value="5027">
            <text:p>5027</text:p>
          </table:table-cell>
          <table:table-cell office:value-type="string">
            <text:p>L'âge moyen des brebis n'est-il pas trop élevé ? </text:p>
          </table:table-cell>
          <table:table-cell office:value-type="string">
            <text:p>Age moyen des brebis trop élev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3">
            <text:p>1263</text:p>
          </table:table-cell>
          <table:table-cell office:value-type="float" office:value="5027">
            <text:p>5027</text:p>
          </table:table-cell>
          <table:table-cell office:value-type="string">
            <text:p>L'hygiène et la désinfection est-elle respectée lors des différentes interventions : bouclage, équeutage ? </text:p>
          </table:table-cell>
          <table:table-cell office:value-type="string">
            <text:p>Manque d’hygiène dans la pose des boucle, l’équeutage, …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4">
            <text:p>1264</text:p>
          </table:table-cell>
          <table:table-cell office:value-type="float" office:value="5027">
            <text:p>5027</text:p>
          </table:table-cell>
          <table:table-cell office:value-type="string">
            <text:p>La ration des brebis est-elle bien équilibrée pour produire un lait équilibré et digeste ?</text:p>
          </table:table-cell>
          <table:table-cell office:value-type="string">
            <text:p>Ration non adaptée à la production d’un lait équilibré et diges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5">
            <text:p>1265</text:p>
          </table:table-cell>
          <table:table-cell office:value-type="float" office:value="5028">
            <text:p>5028</text:p>
          </table:table-cell>
          <table:table-cell office:value-type="string">
            <text:p>Ces mortalités semblent-elles être plutôt d’origine digestive, respiratoire ou autre ?</text:p>
          </table:table-cell>
          <table:table-cell office:value-type="string">
            <text:p>Excès d’azote soluble ou d’amidon fermentescible dans l’ali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6">
            <text:p>1266</text:p>
          </table:table-cell>
          <table:table-cell office:value-type="float" office:value="5028">
            <text:p>5028</text:p>
          </table:table-cell>
          <table:table-cell office:value-type="string">
            <text:p>Les transitions alimentaires sont-elles suffisamment longues ? </text:p>
          </table:table-cell>
          <table:table-cell office:value-type="string">
            <text:p>Transitions alimentaires trop cour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7">
            <text:p>1267</text:p>
          </table:table-cell>
          <table:table-cell office:value-type="float" office:value="5028">
            <text:p>5028</text:p>
          </table:table-cell>
          <table:table-cell office:value-type="string">
            <text:p>L'aliment distribué est-il adapté aux besoins des animaux ? (excès d'azote soluble, amidon fermentescible, manque de cellulose)</text:p>
          </table:table-cell>
          <table:table-cell office:value-type="string">
            <text:p>Aliments distribués non adaptés aux besoins des animaux (excès d’azote soluble, d’amidon fermentescible, …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8">
            <text:p>1268</text:p>
          </table:table-cell>
          <table:table-cell office:value-type="float" office:value="5028">
            <text:p>5028</text:p>
          </table:table-cell>
          <table:table-cell office:value-type="string">
            <text:p>La ration des mères est-elle suffisante et équilibrée pour obtenir une bonne production laitière ? </text:p>
          </table:table-cell>
          <table:table-cell office:value-type="string">
            <text:p>Ration des mères ne permettant pas une bonne production laitiè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69">
            <text:p>1269</text:p>
          </table:table-cell>
          <table:table-cell office:value-type="float" office:value="5028">
            <text:p>5028</text:p>
          </table:table-cell>
          <table:table-cell office:value-type="string">
            <text:p>Existe-t-il une possibilité d'intoxication alimentaire ? (Cuivre, plantes, médicaments, métaux lourds …)</text:p>
          </table:table-cell>
          <table:table-cell office:value-type="string">
            <text:p>Possibilités d’intoxication alimentai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0">
            <text:p>1270</text:p>
          </table:table-cell>
          <table:table-cell office:value-type="float" office:value="5028">
            <text:p>5028</text:p>
          </table:table-cell>
          <table:table-cell office:value-type="string">
            <text:p>Les agneaux sont-ils victimes d'une attaque parasitaire ? </text:p>
          </table:table-cell>
          <table:table-cell office:value-type="string">
            <text:p>Transition alimentaire bruta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1">
            <text:p>1271</text:p>
          </table:table-cell>
          <table:table-cell office:value-type="float" office:value="5028">
            <text:p>5028</text:p>
          </table:table-cell>
          <table:table-cell office:value-type="string">
            <text:p>Les agneaux sont-ils victimes de séquelles de maladies antérieures ? (pica, infection, problèmes respiratoires, …)</text:p>
          </table:table-cell>
          <table:table-cell office:value-type="string">
            <text:p>Épisode antérieur d’entérotoxémie sur les agn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2">
            <text:p>1272</text:p>
          </table:table-cell>
          <table:table-cell office:value-type="float" office:value="5029">
            <text:p>5029</text:p>
          </table:table-cell>
          <table:table-cell office:value-type="string">
            <text:p>Les transitions alimentaires sont-elles respectées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3">
            <text:p>1273</text:p>
          </table:table-cell>
          <table:table-cell office:value-type="float" office:value="5029">
            <text:p>5029</text:p>
          </table:table-cell>
          <table:table-cell office:value-type="string">
            <text:p>Les agnelles ont-elles subies un épisode d'entérotoxémie ? </text:p>
          </table:table-cell>
          <table:table-cell office:value-type="string">
            <text:p>Épisode d’entérotoxémie sur les agnel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4">
            <text:p>1274</text:p>
          </table:table-cell>
          <table:table-cell office:value-type="float" office:value="5029">
            <text:p>5029</text:p>
          </table:table-cell>
          <table:table-cell office:value-type="string">
            <text:p>Les agnelles ont-elles un état corporel suffisant sur toute cette période délicate ? </text:p>
          </table:table-cell>
          <table:table-cell office:value-type="string">
            <text:p>L’état corporel des agnelles est insuffis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5">
            <text:p>1275</text:p>
          </table:table-cell>
          <table:table-cell office:value-type="float" office:value="5029">
            <text:p>5029</text:p>
          </table:table-cell>
          <table:table-cell office:value-type="string">
            <text:p>Avez-vous déjà été touché par des morts subites ?</text:p>
          </table:table-cell>
          <table:table-cell office:value-type="string">
            <text:p>Existence préalable de morts subi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6">
            <text:p>1276</text:p>
          </table:table-cell>
          <table:table-cell office:value-type="float" office:value="5029">
            <text:p>5029</text:p>
          </table:table-cell>
          <table:table-cell office:value-type="string">
            <text:p>Sont-elles suivies en parasitismes ?</text:p>
          </table:table-cell>
          <table:table-cell office:value-type="string">
            <text:p>Choix de bélier et alimentation des mères entraînant des agneaux chétifs à la naissanc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7">
            <text:p>1277</text:p>
          </table:table-cell>
          <table:table-cell office:value-type="float" office:value="5030">
            <text:p>5030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8">
            <text:p>1278</text:p>
          </table:table-cell>
          <table:table-cell office:value-type="float" office:value="5030">
            <text:p>5030</text:p>
          </table:table-cell>
          <table:table-cell office:value-type="string">
            <text:p>Les agneaux sont-ils suffisamment vigoureux à la naissance ? (choix des béliers et alimentation des brebis)</text:p>
          </table:table-cell>
          <table:table-cell office:value-type="string">
            <text:p>Manque de vigueur de agneaux à la naissa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79">
            <text:p>1279</text:p>
          </table:table-cell>
          <table:table-cell office:value-type="float" office:value="5030">
            <text:p>5030</text:p>
          </table:table-cell>
          <table:table-cell office:value-type="string">
            <text:p>Les adoptions sont-elles faciles ? </text:p>
          </table:table-cell>
          <table:table-cell office:value-type="string">
            <text:p>Adoptions diffici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0">
            <text:p>1280</text:p>
          </table:table-cell>
          <table:table-cell office:value-type="float" office:value="5030">
            <text:p>5030</text:p>
          </table:table-cell>
          <table:table-cell office:value-type="string">
            <text:p>La race du troupeau est-il en adéquation avec le mode de production choisi ? </text:p>
          </table:table-cell>
          <table:table-cell office:value-type="string">
            <text:p>Race non adaptée au mode de production choi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1">
            <text:p>1281</text:p>
          </table:table-cell>
          <table:table-cell office:value-type="float" office:value="5030">
            <text:p>5030</text:p>
          </table:table-cell>
          <table:table-cell office:value-type="string">
            <text:p>La race du troupeau est-il en adéquation avec le temps disponible ? </text:p>
          </table:table-cell>
          <table:table-cell office:value-type="string">
            <text:p>Race non adaptée au temps disponi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2">
            <text:p>1282</text:p>
          </table:table-cell>
          <table:table-cell office:value-type="float" office:value="5030">
            <text:p>5030</text:p>
          </table:table-cell>
          <table:table-cell office:value-type="string">
            <text:p>Les mères sont-elles suffisamment maternelles ? (choix de la race)</text:p>
          </table:table-cell>
          <table:table-cell office:value-type="string">
            <text:p>Mère peu maternelles (choix de la rac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3">
            <text:p>1283</text:p>
          </table:table-cell>
          <table:table-cell office:value-type="float" office:value="5030">
            <text:p>5030</text:p>
          </table:table-cell>
          <table:table-cell office:value-type="string">
            <text:p>Les mamelles des brebis sont-elles facilement accessible pour les agneaux ? (œdème et congestion des mamelles, gros trayons)</text:p>
          </table:table-cell>
          <table:table-cell office:value-type="string">
            <text:p>Mamelles difficilement accessible pour les agneaux (oedème, congestion, gros trayons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4">
            <text:p>1284</text:p>
          </table:table-cell>
          <table:table-cell office:value-type="float" office:value="5030">
            <text:p>5030</text:p>
          </table:table-cell>
          <table:table-cell office:value-type="string">
            <text:p>Le lieu de mise bas est-il suffisamment confortable pour les nouveaux nés ? Température, humidité, propreté</text:p>
          </table:table-cell>
          <table:table-cell office:value-type="string">
            <text:p>Les lieux de mise-bas manquent de confort pour les nouveaux-né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5">
            <text:p>1285</text:p>
          </table:table-cell>
          <table:table-cell office:value-type="float" office:value="5030">
            <text:p>5030</text:p>
          </table:table-cell>
          <table:table-cell office:value-type="string">
            <text:p>Possédez-vous suffisamment de cases d'agnelage permettant l'isolement du couple brebis/agneau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6">
            <text:p>1286</text:p>
          </table:table-cell>
          <table:table-cell office:value-type="float" office:value="5031">
            <text:p>5031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7">
            <text:p>1287</text:p>
          </table:table-cell>
          <table:table-cell office:value-type="float" office:value="5031">
            <text:p>5031</text:p>
          </table:table-cell>
          <table:table-cell office:value-type="string">
            <text:p>La race du troupeau est-il en adéquation avec le mode de production choisi ? </text:p>
          </table:table-cell>
          <table:table-cell office:value-type="string">
            <text:p>Race non adaptée au mode de production choi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8">
            <text:p>1288</text:p>
          </table:table-cell>
          <table:table-cell office:value-type="float" office:value="5031">
            <text:p>5031</text:p>
          </table:table-cell>
          <table:table-cell office:value-type="string">
            <text:p>La race du troupeau est-il en adéquation avec le temps disponible ? </text:p>
          </table:table-cell>
          <table:table-cell office:value-type="string">
            <text:p>Race non adaptée au temps disponi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89">
            <text:p>1289</text:p>
          </table:table-cell>
          <table:table-cell office:value-type="float" office:value="5031">
            <text:p>5031</text:p>
          </table:table-cell>
          <table:table-cell office:value-type="string">
            <text:p>Les mères sont-elles suffisamment maternelles ? (choix de la race)</text:p>
          </table:table-cell>
          <table:table-cell office:value-type="string">
            <text:p>Mère peu maternelles (choix de la rac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0">
            <text:p>1290</text:p>
          </table:table-cell>
          <table:table-cell office:value-type="float" office:value="5031">
            <text:p>5031</text:p>
          </table:table-cell>
          <table:table-cell office:value-type="string">
            <text:p>Les agneaux sont-ils suffisamment vigoureux à la naissance ? (choix des béliers et alimentation des brebis)</text:p>
          </table:table-cell>
          <table:table-cell office:value-type="string">
            <text:p>Manque de vigueur de agneaux à la naissa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1">
            <text:p>1291</text:p>
          </table:table-cell>
          <table:table-cell office:value-type="float" office:value="5031">
            <text:p>5031</text:p>
          </table:table-cell>
          <table:table-cell office:value-type="string">
            <text:p>Les agnelages ont-ils été difficiles ?</text:p>
          </table:table-cell>
          <table:table-cell office:value-type="string">
            <text:p>Agnelages difficil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2">
            <text:p>1292</text:p>
          </table:table-cell>
          <table:table-cell office:value-type="float" office:value="5031">
            <text:p>5031</text:p>
          </table:table-cell>
          <table:table-cell office:value-type="string">
            <text:p>Possédez-vous suffisamment de cases d'agnelage permettant l'isolement du couple brebis/agneau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3">
            <text:p>1293</text:p>
          </table:table-cell>
          <table:table-cell office:value-type="float" office:value="5032">
            <text:p>5032</text:p>
          </table:table-cell>
          <table:table-cell office:value-type="string">
            <text:p>La densité (nombre d'animaux/m²) n'est-elle pas trop importante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4">
            <text:p>1294</text:p>
          </table:table-cell>
          <table:table-cell office:value-type="float" office:value="5032">
            <text:p>5032</text:p>
          </table:table-cell>
          <table:table-cell office:value-type="string">
            <text:p>Des précautions d'hygiène sont-elles prises entre chaque désinfection de cordon ?</text:p>
          </table:table-cell>
          <table:table-cell office:value-type="string">
            <text:p>Pas de précaution d’hygiène entre deux désinfection de cor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5">
            <text:p>1295</text:p>
          </table:table-cell>
          <table:table-cell office:value-type="float" office:value="5032">
            <text:p>5032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6">
            <text:p>1296</text:p>
          </table:table-cell>
          <table:table-cell office:value-type="float" office:value="5032">
            <text:p>5032</text:p>
          </table:table-cell>
          <table:table-cell office:value-type="string">
            <text:p>La bergerie est-elle suffisamment isolée et ventilée ? </text:p>
          </table:table-cell>
          <table:table-cell office:value-type="string">
            <text:p>Bergerie mal isolée et mal venti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7">
            <text:p>1297</text:p>
          </table:table-cell>
          <table:table-cell office:value-type="float" office:value="5032">
            <text:p>5032</text:p>
          </table:table-cell>
          <table:table-cell office:value-type="string">
            <text:p>L'hygiène du bâtiment et du matériel est-il suffisant ? (lavage, désinfection, dératisation, vide sanitaire, )</text:p>
          </table:table-cell>
          <table:table-cell office:value-type="string">
            <text:p>Manque d’hygiène dans le bâti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8">
            <text:p>1298</text:p>
          </table:table-cell>
          <table:table-cell office:value-type="float" office:value="5032">
            <text:p>5032</text:p>
          </table:table-cell>
          <table:table-cell office:value-type="string">
            <text:p>Le matériel de bouclage est-il bien désinfecté après utilisation ? </text:p>
          </table:table-cell>
          <table:table-cell office:value-type="string">
            <text:p>Matériel de bouclage mal désinfec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99">
            <text:p>1299</text:p>
          </table:table-cell>
          <table:table-cell office:value-type="float" office:value="5032">
            <text:p>5032</text:p>
          </table:table-cell>
          <table:table-cell office:value-type="string">
            <text:p>Un ensemencement des litières avec des bactéries lactiques est-il effectué en prévention ?</text:p>
          </table:table-cell>
          <table:table-cell office:value-type="string">
            <text:p>Pas de contrôle des mamelles au moment du tarisse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0">
            <text:p>1300</text:p>
          </table:table-cell>
          <table:table-cell office:value-type="float" office:value="5032">
            <text:p>5032</text:p>
          </table:table-cell>
          <table:table-cell office:value-type="string">
            <text:p>Les agneaux ont-ils bien tété le colostrum dans les 6 heures ? </text:p>
          </table:table-cell>
          <table:table-cell office:value-type="string">
            <text:p>Prise de colostrum dans les 6 premières heures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1">
            <text:p>1301</text:p>
          </table:table-cell>
          <table:table-cell office:value-type="float" office:value="5032">
            <text:p>5032</text:p>
          </table:table-cell>
          <table:table-cell office:value-type="string">
            <text:p>Les agneaux ont-ils bien bu ? sinon pourquoi ?</text:p>
          </table:table-cell>
          <table:table-cell office:value-type="string">
            <text:p>Problèmes pour faire téter le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2">
            <text:p>1302</text:p>
          </table:table-cell>
          <table:table-cell office:value-type="float" office:value="5032">
            <text:p>5032</text:p>
          </table:table-cell>
          <table:table-cell office:value-type="string">
            <text:p>Les colostrums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3">
            <text:p>1303</text:p>
          </table:table-cell>
          <table:table-cell office:value-type="float" office:value="5033">
            <text:p>5033</text:p>
          </table:table-cell>
          <table:table-cell office:value-type="string">
            <text:p>Les cordons sont-ils désinfectés ? </text:p>
          </table:table-cell>
          <table:table-cell office:value-type="string">
            <text:p>Cordons non désinfecté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4">
            <text:p>1304</text:p>
          </table:table-cell>
          <table:table-cell office:value-type="float" office:value="5033">
            <text:p>5033</text:p>
          </table:table-cell>
          <table:table-cell office:value-type="string">
            <text:p>La solution de désinfection est-elle régulièrement renouvelée ? </text:p>
          </table:table-cell>
          <table:table-cell office:value-type="string">
            <text:p>Solution de désinfection peu renouvelé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5">
            <text:p>1305</text:p>
          </table:table-cell>
          <table:table-cell office:value-type="float" office:value="5033">
            <text:p>5033</text:p>
          </table:table-cell>
          <table:table-cell office:value-type="string">
            <text:p>Les agneaux du même lot sont-ils homogènes ? (âge et poids)</text:p>
          </table:table-cell>
          <table:table-cell office:value-type="string">
            <text:p>Manque d’homogénéité dans les lots d’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6">
            <text:p>1306</text:p>
          </table:table-cell>
          <table:table-cell office:value-type="float" office:value="5033">
            <text:p>5033</text:p>
          </table:table-cell>
          <table:table-cell office:value-type="string">
            <text:p>Les agneaux ont-il bien tété le colostrum dans les 6 heures ? </text:p>
          </table:table-cell>
          <table:table-cell office:value-type="string">
            <text:p>Prise de colostrum dans les 6 premières heures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7">
            <text:p>1307</text:p>
          </table:table-cell>
          <table:table-cell office:value-type="float" office:value="5033">
            <text:p>5033</text:p>
          </table:table-cell>
          <table:table-cell office:value-type="string">
            <text:p>Les colostrums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8">
            <text:p>1308</text:p>
          </table:table-cell>
          <table:table-cell office:value-type="float" office:value="5033">
            <text:p>5033</text:p>
          </table:table-cell>
          <table:table-cell office:value-type="string">
            <text:p>Le nombre de cases d'agnelage est-il suffisant pour respecter un temps de présence de 24h ? </text:p>
          </table:table-cell>
          <table:table-cell office:value-type="string">
            <text:p>Nombre de cases d’agnelag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09">
            <text:p>1309</text:p>
          </table:table-cell>
          <table:table-cell office:value-type="float" office:value="5033">
            <text:p>5033</text:p>
          </table:table-cell>
          <table:table-cell office:value-type="string">
            <text:p>La densité (nombre d'animaux/m²) n'est-elle pas trop importante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0">
            <text:p>1310</text:p>
          </table:table-cell>
          <table:table-cell office:value-type="float" office:value="5033">
            <text:p>5033</text:p>
          </table:table-cell>
          <table:table-cell office:value-type="string">
            <text:p>Les quantités de paille litière sont-elles suffisantes ? </text:p>
          </table:table-cell>
          <table:table-cell office:value-type="string">
            <text:p>Paillage de la litière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1">
            <text:p>1311</text:p>
          </table:table-cell>
          <table:table-cell office:value-type="float" office:value="5033">
            <text:p>5033</text:p>
          </table:table-cell>
          <table:table-cell office:value-type="string">
            <text:p>La bergerie est-elle suffisamment isolée et ventilée ? </text:p>
          </table:table-cell>
          <table:table-cell office:value-type="string">
            <text:p>Bergerie mal isolée et mal venti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2">
            <text:p>1312</text:p>
          </table:table-cell>
          <table:table-cell office:value-type="float" office:value="5034">
            <text:p>5034</text:p>
          </table:table-cell>
          <table:table-cell office:value-type="string">
            <text:p>Y-a-t-il eu introduction d'animaux pouvant déclencher l'ecthyma sur les animaux présents ? </text:p>
          </table:table-cell>
          <table:table-cell office:value-type="string">
            <text:p>Introduction d’animaux porteurs d’ecthy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3">
            <text:p>1313</text:p>
          </table:table-cell>
          <table:table-cell office:value-type="float" office:value="5034">
            <text:p>5034</text:p>
          </table:table-cell>
          <table:table-cell office:value-type="string">
            <text:p>Connaissez-vous le statut Border Disease de votre troupeau ? </text:p>
          </table:table-cell>
          <table:table-cell office:value-type="string">
            <text:p>Statut Border Disease inconn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4">
            <text:p>1314</text:p>
          </table:table-cell>
          <table:table-cell office:value-type="float" office:value="5034">
            <text:p>5034</text:p>
          </table:table-cell>
          <table:table-cell office:value-type="string">
            <text:p>Observez-vous une résurgence cyclique de l'ecthyma sur les jeunes brebis ? </text:p>
          </table:table-cell>
          <table:table-cell office:value-type="string">
            <text:p>Résurgence cyclique de l’ecthyma sur les jeunes brebi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5">
            <text:p>1315</text:p>
          </table:table-cell>
          <table:table-cell office:value-type="float" office:value="5034">
            <text:p>5034</text:p>
          </table:table-cell>
          <table:table-cell office:value-type="string">
            <text:p>Les rations alimentaires présentent-elles des carences en minéraux et oligo-éléments ?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6">
            <text:p>1316</text:p>
          </table:table-cell>
          <table:table-cell office:value-type="float" office:value="5035">
            <text:p>5035</text:p>
          </table:table-cell>
          <table:table-cell office:value-type="string">
            <text:p>L'hygiène du logement est-elle suffisante ? </text:p>
          </table:table-cell>
          <table:table-cell office:value-type="string">
            <text:p>Manque d’hygiène du loge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7">
            <text:p>1317</text:p>
          </table:table-cell>
          <table:table-cell office:value-type="float" office:value="5035">
            <text:p>5035</text:p>
          </table:table-cell>
          <table:table-cell office:value-type="string">
            <text:p>y-a-t-il présence de case d'infirmerie, isolement des animaux malades ? </text:p>
          </table:table-cell>
          <table:table-cell office:value-type="string">
            <text:p>Absence d’infirmeri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8">
            <text:p>1318</text:p>
          </table:table-cell>
          <table:table-cell office:value-type="float" office:value="5035">
            <text:p>5035</text:p>
          </table:table-cell>
          <table:table-cell office:value-type="string">
            <text:p>le logement est-il confortable ? Désinfectée ? </text:p>
          </table:table-cell>
          <table:table-cell office:value-type="string">
            <text:p>Manque de confort dans le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19">
            <text:p>1319</text:p>
          </table:table-cell>
          <table:table-cell office:value-type="float" office:value="5035">
            <text:p>5035</text:p>
          </table:table-cell>
          <table:table-cell office:value-type="string">
            <text:p>La litière est-elle propre et saine ? </text:p>
          </table:table-cell>
          <table:table-cell office:value-type="string">
            <text:p>Litière s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0">
            <text:p>1320</text:p>
          </table:table-cell>
          <table:table-cell office:value-type="float" office:value="5035">
            <text:p>5035</text:p>
          </table:table-cell>
          <table:table-cell office:value-type="string">
            <text:p>La paille de litière est-elle de bonne qualité, bien conservée ? </text:p>
          </table:table-cell>
          <table:table-cell office:value-type="string">
            <text:p>Paille de la litière de mauvaise qualit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1">
            <text:p>1321</text:p>
          </table:table-cell>
          <table:table-cell office:value-type="float" office:value="5035">
            <text:p>5035</text:p>
          </table:table-cell>
          <table:table-cell office:value-type="string">
            <text:p>Un ensemencement des litières avec des bactéries lactiques est-il effectué en prévention ?</text:p>
          </table:table-cell>
          <table:table-cell office:value-type="string">
            <text:p>Pas d’ensemencement des litières avec des bactéries lactiqu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2">
            <text:p>1322</text:p>
          </table:table-cell>
          <table:table-cell office:value-type="float" office:value="5035">
            <text:p>5035</text:p>
          </table:table-cell>
          <table:table-cell office:value-type="string">
            <text:p>La surveillance de la prise colostrale est-elle suffisante ? </text:p>
          </table:table-cell>
          <table:table-cell office:value-type="string">
            <text:p>Surveillance de la prise colostrale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3">
            <text:p>1323</text:p>
          </table:table-cell>
          <table:table-cell office:value-type="float" office:value="5035">
            <text:p>5035</text:p>
          </table:table-cell>
          <table:table-cell office:value-type="string">
            <text:p>Les colostrums et le lait sont-ils de bonne qualité ? </text:p>
          </table:table-cell>
          <table:table-cell office:value-type="string">
            <text:p>Colostrums de qualité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4">
            <text:p>1324</text:p>
          </table:table-cell>
          <table:table-cell office:value-type="float" office:value="5035">
            <text:p>5035</text:p>
          </table:table-cell>
          <table:table-cell office:value-type="string">
            <text:p>L'alimentation des mères est-elle équilibrée ? Comment est l’état des mères ? La couverture des besoins en fin de gestation est-elle assurée ?</text:p>
          </table:table-cell>
          <table:table-cell office:value-type="string">
            <text:p>Alimentation des agnelles ne permettant pas une croissance 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5">
            <text:p>1325</text:p>
          </table:table-cell>
          <table:table-cell office:value-type="float" office:value="5035">
            <text:p>5035</text:p>
          </table:table-cell>
          <table:table-cell office:value-type="string">
            <text:p>L'eau de boisson est-elle potable ? 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6">
            <text:p>1326</text:p>
          </table:table-cell>
          <table:table-cell office:value-type="float" office:value="5035">
            <text:p>5035</text:p>
          </table:table-cell>
          <table:table-cell office:value-type="string">
            <text:p>Les animaux disposent-ils de sel alimentaire ? </text:p>
          </table:table-cell>
          <table:table-cell office:value-type="string">
            <text:p>Pas de sel disponible pour les agn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7">
            <text:p>1327</text:p>
          </table:table-cell>
          <table:table-cell office:value-type="float" office:value="5037">
            <text:p>5037</text:p>
          </table:table-cell>
          <table:table-cell office:value-type="string">
            <text:p>L'environnement est-il contaminé par les coccidioses ? </text:p>
          </table:table-cell>
          <table:table-cell office:value-type="string">
            <text:p>Environnement infesté par des coccid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8">
            <text:p>1328</text:p>
          </table:table-cell>
          <table:table-cell office:value-type="float" office:value="5037">
            <text:p>5037</text:p>
          </table:table-cell>
          <table:table-cell office:value-type="string">
            <text:p>Si oui un lavage vapeur eau (&gt;90°C) a-t-il été effectué ? </text:p>
          </table:table-cell>
          <table:table-cell office:value-type="string">
            <text:p>Pas de lavage à l’eau chaude malgré un environnement infes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29">
            <text:p>1329</text:p>
          </table:table-cell>
          <table:table-cell office:value-type="float" office:value="5037">
            <text:p>5037</text:p>
          </table:table-cell>
          <table:table-cell office:value-type="string">
            <text:p>Si oui de la prévention est-elle mise en œuvre (argile, vinaigre, etc.)</text:p>
          </table:table-cell>
          <table:table-cell office:value-type="string">
            <text:p>Pas de mesures préventives de coccidiose sur les agn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0">
            <text:p>1330</text:p>
          </table:table-cell>
          <table:table-cell office:value-type="float" office:value="5037">
            <text:p>5037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1">
            <text:p>1331</text:p>
          </table:table-cell>
          <table:table-cell office:value-type="float" office:value="5037">
            <text:p>5037</text:p>
          </table:table-cell>
          <table:table-cell office:value-type="string">
            <text:p>La litière des animaux reste-t-elle sèche ? </text:p>
          </table:table-cell>
          <table:table-cell office:value-type="string">
            <text:p>Litière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2">
            <text:p>1332</text:p>
          </table:table-cell>
          <table:table-cell office:value-type="float" office:value="5037">
            <text:p>5037</text:p>
          </table:table-cell>
          <table:table-cell office:value-type="string">
            <text:p>Les animaux ont-ils subis des stress importants (changement alimentaire, mise à l'herbe, sevrage, mise en lots, etc..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3">
            <text:p>1333</text:p>
          </table:table-cell>
          <table:table-cell office:value-type="float" office:value="5037">
            <text:p>5037</text:p>
          </table:table-cell>
          <table:table-cell office:value-type="string">
            <text:p>L'alimentation des agneaux n'est-elle pas trop acidogène ? </text:p>
          </table:table-cell>
          <table:table-cell office:value-type="string">
            <text:p>Alimentation des agneaux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4">
            <text:p>1334</text:p>
          </table:table-cell>
          <table:table-cell office:value-type="float" office:value="5037">
            <text:p>5037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5">
            <text:p>1335</text:p>
          </table:table-cell>
          <table:table-cell office:value-type="float" office:value="5038">
            <text:p>5038</text:p>
          </table:table-cell>
          <table:table-cell office:value-type="string">
            <text:p>La transition alimentair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6">
            <text:p>1336</text:p>
          </table:table-cell>
          <table:table-cell office:value-type="float" office:value="5038">
            <text:p>5038</text:p>
          </table:table-cell>
          <table:table-cell office:value-type="string">
            <text:p>La ration est-elle riche en céréales et acidogène ? </text:p>
          </table:table-cell>
          <table:table-cell office:value-type="string">
            <text:p>Ration trop riche en céréales et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7">
            <text:p>1337</text:p>
          </table:table-cell>
          <table:table-cell office:value-type="float" office:value="5038">
            <text:p>5038</text:p>
          </table:table-cell>
          <table:table-cell office:value-type="string">
            <text:p>L'environnement est-il contaminé par les coccidioses ? </text:p>
          </table:table-cell>
          <table:table-cell office:value-type="string">
            <text:p>Environnement infesté par des coccid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8">
            <text:p>1338</text:p>
          </table:table-cell>
          <table:table-cell office:value-type="float" office:value="5038">
            <text:p>5038</text:p>
          </table:table-cell>
          <table:table-cell office:value-type="string">
            <text:p>Si oui un lavage vapeur eau (&gt;90°C) a-t-il été effectué ? </text:p>
          </table:table-cell>
          <table:table-cell office:value-type="string">
            <text:p>Pas de lavage à l’eau chaude malgré un environnement infes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39">
            <text:p>1339</text:p>
          </table:table-cell>
          <table:table-cell office:value-type="float" office:value="5038">
            <text:p>5038</text:p>
          </table:table-cell>
          <table:table-cell office:value-type="string">
            <text:p>Si oui de la prévention est-elle mise en œuvre (argile, vinaigre, etc.)</text:p>
          </table:table-cell>
          <table:table-cell office:value-type="string">
            <text:p>Pas de mesures préventives de coccidiose sur les 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0">
            <text:p>1340</text:p>
          </table:table-cell>
          <table:table-cell office:value-type="float" office:value="5038">
            <text:p>5038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1">
            <text:p>1341</text:p>
          </table:table-cell>
          <table:table-cell office:value-type="float" office:value="5038">
            <text:p>5038</text:p>
          </table:table-cell>
          <table:table-cell office:value-type="string">
            <text:p>La litière des animaux reste-t-elle sèche ? </text:p>
          </table:table-cell>
          <table:table-cell office:value-type="string">
            <text:p>Litière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2">
            <text:p>1342</text:p>
          </table:table-cell>
          <table:table-cell office:value-type="float" office:value="5038">
            <text:p>5038</text:p>
          </table:table-cell>
          <table:table-cell office:value-type="string">
            <text:p>Les animaux ont-ils subis des stress importants (changement alimentaire, mise à l'herbe, sevrage, mise en lots, etc..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3">
            <text:p>1343</text:p>
          </table:table-cell>
          <table:table-cell office:value-type="float" office:value="5039">
            <text:p>5039</text:p>
          </table:table-cell>
          <table:table-cell office:value-type="string">
            <text:p>L'herbe pâturée n'est-elle pas trop jeune ? (riche et humide)</text:p>
          </table:table-cell>
          <table:table-cell office:value-type="string">
            <text:p>Herbe pâturée trop jeu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4">
            <text:p>1344</text:p>
          </table:table-cell>
          <table:table-cell office:value-type="float" office:value="5039">
            <text:p>5039</text:p>
          </table:table-cell>
          <table:table-cell office:value-type="string">
            <text:p>La transition alimentaire vers le pâturage est-elle respecté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5">
            <text:p>1345</text:p>
          </table:table-cell>
          <table:table-cell office:value-type="float" office:value="5040">
            <text:p>5040</text:p>
          </table:table-cell>
          <table:table-cell office:value-type="string">
            <text:p>L’ambiance des bâtiments est-elle propice aux variations de températures (métal, béton, climat rude, mauvaise orientation, …) ? </text:p>
          </table:table-cell>
          <table:table-cell office:value-type="string">
            <text:p>Variations de température importa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6">
            <text:p>1346</text:p>
          </table:table-cell>
          <table:table-cell office:value-type="float" office:value="5040">
            <text:p>5040</text:p>
          </table:table-cell>
          <table:table-cell office:value-type="string">
            <text:p>La densité animale en bergerie n’est-elle pas trop élevée 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7">
            <text:p>1347</text:p>
          </table:table-cell>
          <table:table-cell office:value-type="float" office:value="5040">
            <text:p>5040</text:p>
          </table:table-cell>
          <table:table-cell office:value-type="string">
            <text:p>Les matériaux constituant la bergerie sont-ils propices aux variations de températures ? </text:p>
          </table:table-cell>
          <table:table-cell office:value-type="string">
            <text:p>Matériaux favorisant des variation de température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8">
            <text:p>1348</text:p>
          </table:table-cell>
          <table:table-cell office:value-type="float" office:value="5040">
            <text:p>5040</text:p>
          </table:table-cell>
          <table:table-cell office:value-type="string">
            <text:p>La condensation est-elle fréquente dans le bâtiment ? 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49">
            <text:p>1349</text:p>
          </table:table-cell>
          <table:table-cell office:value-type="float" office:value="5040">
            <text:p>5040</text:p>
          </table:table-cell>
          <table:table-cell office:value-type="string">
            <text:p>Y-a-t-il présence de courants d'air ? </text:p>
          </table:table-cell>
          <table:table-cell office:value-type="string">
            <text:p>Présence de courants d’a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0">
            <text:p>1350</text:p>
          </table:table-cell>
          <table:table-cell office:value-type="float" office:value="5040">
            <text:p>5040</text:p>
          </table:table-cell>
          <table:table-cell office:value-type="string">
            <text:p>Le paillage est-il effectué à la pailleuse ? </text:p>
          </table:table-cell>
          <table:table-cell office:value-type="string">
            <text:p>Paillage effectué à la paill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1">
            <text:p>1351</text:p>
          </table:table-cell>
          <table:table-cell office:value-type="float" office:value="5040">
            <text:p>5040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2">
            <text:p>1352</text:p>
          </table:table-cell>
          <table:table-cell office:value-type="float" office:value="5040">
            <text:p>5040</text:p>
          </table:table-cell>
          <table:table-cell office:value-type="string">
            <text:p>Les agneaux ont-ils accès à des plantes provoquant de l'œdème pulmonaire ? (laurier cerise/galéga officinal)</text:p>
          </table:table-cell>
          <table:table-cell office:value-type="string">
            <text:p>Accès à des plantes provoquant des œdèmes pulmonaires (galega, laurier ceri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3">
            <text:p>1353</text:p>
          </table:table-cell>
          <table:table-cell office:value-type="float" office:value="5041">
            <text:p>5041</text:p>
          </table:table-cell>
          <table:table-cell office:value-type="string">
            <text:p>L’ambiance des bâtiments est-elle propice aux variations de températures (métal, béton, climat rude, mauvaise orientation, …) ? </text:p>
          </table:table-cell>
          <table:table-cell office:value-type="string">
            <text:p>Infestation suite à un hiver do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4">
            <text:p>1354</text:p>
          </table:table-cell>
          <table:table-cell office:value-type="float" office:value="5041">
            <text:p>5041</text:p>
          </table:table-cell>
          <table:table-cell office:value-type="string">
            <text:p>La densité animale en bergerie n’est-elle pas trop élevée ?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5">
            <text:p>1355</text:p>
          </table:table-cell>
          <table:table-cell office:value-type="float" office:value="5041">
            <text:p>5041</text:p>
          </table:table-cell>
          <table:table-cell office:value-type="string">
            <text:p>Les matériaux constituant la bergerie sont-ils propices aux variations de températures ? </text:p>
          </table:table-cell>
          <table:table-cell office:value-type="string">
            <text:p>Matériaux favorisant des variation de température excessiv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6">
            <text:p>1356</text:p>
          </table:table-cell>
          <table:table-cell office:value-type="float" office:value="5041">
            <text:p>5041</text:p>
          </table:table-cell>
          <table:table-cell office:value-type="string">
            <text:p>La condensation est-elle fréquente dans le bâtiment ? </text:p>
          </table:table-cell>
          <table:table-cell office:value-type="string">
            <text:p>Condensation fréquente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7">
            <text:p>1357</text:p>
          </table:table-cell>
          <table:table-cell office:value-type="float" office:value="5041">
            <text:p>5041</text:p>
          </table:table-cell>
          <table:table-cell office:value-type="string">
            <text:p>Y-a-t-il présence de courants d'air ? </text:p>
          </table:table-cell>
          <table:table-cell office:value-type="string">
            <text:p>Présence de courants d’a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8">
            <text:p>1358</text:p>
          </table:table-cell>
          <table:table-cell office:value-type="float" office:value="5041">
            <text:p>5041</text:p>
          </table:table-cell>
          <table:table-cell office:value-type="string">
            <text:p>Le paillage est-il effectué à la pailleuse ? </text:p>
          </table:table-cell>
          <table:table-cell office:value-type="string">
            <text:p>Paillage effectué à la pailleu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59">
            <text:p>1359</text:p>
          </table:table-cell>
          <table:table-cell office:value-type="float" office:value="5041">
            <text:p>5041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0">
            <text:p>1360</text:p>
          </table:table-cell>
          <table:table-cell office:value-type="float" office:value="5041">
            <text:p>5041</text:p>
          </table:table-cell>
          <table:table-cell office:value-type="string">
            <text:p>Les agneaux ont-ils accès à des plantes provoquant de l'œdème pulmonaire ? (laurier cerise/galéga officinal)</text:p>
          </table:table-cell>
          <table:table-cell office:value-type="string">
            <text:p>Accès à des plantes provoquant des œdèmes pulmonaires (galega, laurier ceri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1">
            <text:p>1361</text:p>
          </table:table-cell>
          <table:table-cell office:value-type="float" office:value="5042">
            <text:p>5042</text:p>
          </table:table-cell>
          <table:table-cell office:value-type="string">
            <text:p>Les agneaux ont-ils eu des troubles du cordon ? (Cf ci-dessus)</text:p>
          </table:table-cell>
          <table:table-cell office:value-type="string">
            <text:p>Infections du cord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2">
            <text:p>1362</text:p>
          </table:table-cell>
          <table:table-cell office:value-type="float" office:value="5042">
            <text:p>5042</text:p>
          </table:table-cell>
          <table:table-cell office:value-type="string">
            <text:p>Les agneaux ont-ils eu des infections suite au bouclage ou à l'équeutage ? </text:p>
          </table:table-cell>
          <table:table-cell office:value-type="string">
            <text:p>Infections suite au bouclage ou à l’équeut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3">
            <text:p>1363</text:p>
          </table:table-cell>
          <table:table-cell office:value-type="float" office:value="5042">
            <text:p>5042</text:p>
          </table:table-cell>
          <table:table-cell office:value-type="string">
            <text:p>En cas de Blessures, les plaies sont-elles systématiquement désinfectée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4">
            <text:p>1364</text:p>
          </table:table-cell>
          <table:table-cell office:value-type="float" office:value="5043">
            <text:p>5043</text:p>
          </table:table-cell>
          <table:table-cell office:value-type="string">
            <text:p>Les rations sont-elles suffisamment pourvues en vitamine E et sélénium ? </text:p>
          </table:table-cell>
          <table:table-cell office:value-type="string">
            <text:p>Manque de vitamine E et de séléniu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5">
            <text:p>1365</text:p>
          </table:table-cell>
          <table:table-cell office:value-type="float" office:value="5043">
            <text:p>5043</text:p>
          </table:table-cell>
          <table:table-cell office:value-type="string">
            <text:p>Les rations présentent-elles des risques d'acidose ? </text:p>
          </table:table-cell>
          <table:table-cell office:value-type="string">
            <text:p>Rations acid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6">
            <text:p>1366</text:p>
          </table:table-cell>
          <table:table-cell office:value-type="float" office:value="5044">
            <text:p>5044</text:p>
          </table:table-cell>
          <table:table-cell office:value-type="string">
            <text:p>La densité animale n'est-elle pas trop élevée et favoriser les risques d'accident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7">
            <text:p>1367</text:p>
          </table:table-cell>
          <table:table-cell office:value-type="float" office:value="5045">
            <text:p>5045</text:p>
          </table:table-cell>
          <table:table-cell office:value-type="string">
            <text:p>La transition alimentaire est-elle suffisant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8">
            <text:p>1368</text:p>
          </table:table-cell>
          <table:table-cell office:value-type="float" office:value="5045">
            <text:p>5045</text:p>
          </table:table-cell>
          <table:table-cell office:value-type="string">
            <text:p>L'aliment de démarrage est-il adapté ? </text:p>
          </table:table-cell>
          <table:table-cell office:value-type="string">
            <text:p>Aliment de démarrage inadap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69">
            <text:p>1369</text:p>
          </table:table-cell>
          <table:table-cell office:value-type="float" office:value="5045">
            <text:p>5045</text:p>
          </table:table-cell>
          <table:table-cell office:value-type="string">
            <text:p>Les accès aux nourrisseurs, aux auges et à l'eau sont-ils difficiles ?</text:p>
          </table:table-cell>
          <table:table-cell office:value-type="string">
            <text:p>Accès aux auges et à l’eau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0">
            <text:p>1370</text:p>
          </table:table-cell>
          <table:table-cell office:value-type="float" office:value="5045">
            <text:p>5045</text:p>
          </table:table-cell>
          <table:table-cell office:value-type="string">
            <text:p>L’infestation parasitaire (coccidiose, cryptosporidiose, tænia…) est-elle surveillée ?</text:p>
          </table:table-cell>
          <table:table-cell office:value-type="string">
            <text:p>Par de surveillance de l’infection parasi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1">
            <text:p>1371</text:p>
          </table:table-cell>
          <table:table-cell office:value-type="float" office:value="5046">
            <text:p>5046</text:p>
          </table:table-cell>
          <table:table-cell office:value-type="string">
            <text:p>Les fourrages distribués présentent-ils des bonnes qualités de conservation ? </text:p>
          </table:table-cell>
          <table:table-cell office:value-type="string">
            <text:p>Fourrages mal conserv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2">
            <text:p>1372</text:p>
          </table:table-cell>
          <table:table-cell office:value-type="float" office:value="5046">
            <text:p>5046</text:p>
          </table:table-cell>
          <table:table-cell office:value-type="string">
            <text:p>Les rations présentent-elles des risques d'acidose ? </text:p>
          </table:table-cell>
          <table:table-cell office:value-type="string">
            <text:p>Rations acidogèn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3">
            <text:p>1373</text:p>
          </table:table-cell>
          <table:table-cell office:value-type="float" office:value="5046">
            <text:p>5046</text:p>
          </table:table-cell>
          <table:table-cell office:value-type="string">
            <text:p>Les apports minéraux sont-ils suffisants pour couvrir les besoins ? </text:p>
          </table:table-cell>
          <table:table-cell office:value-type="string">
            <text:p>Apport minéraux insuffisants par rapport aux besoin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4">
            <text:p>1374</text:p>
          </table:table-cell>
          <table:table-cell office:value-type="float" office:value="5046">
            <text:p>5046</text:p>
          </table:table-cell>
          <table:table-cell office:value-type="string">
            <text:p>L'eau de boisson est-elle potable ? </text:p>
          </table:table-cell>
          <table:table-cell office:value-type="string">
            <text:p>Eau de boisson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5">
            <text:p>1375</text:p>
          </table:table-cell>
          <table:table-cell office:value-type="float" office:value="5046">
            <text:p>5046</text:p>
          </table:table-cell>
          <table:table-cell office:value-type="string">
            <text:p>De l'argile est-elle mise à disposition des agneaux ? </text:p>
          </table:table-cell>
          <table:table-cell office:value-type="string">
            <text:p>Pas d’argile à disposition des 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6">
            <text:p>1376</text:p>
          </table:table-cell>
          <table:table-cell office:value-type="float" office:value="5046">
            <text:p>5046</text:p>
          </table:table-cell>
          <table:table-cell office:value-type="string">
            <text:p>L’infestation en coccidiose –t-elle été surveillée ?</text:p>
          </table:table-cell>
          <table:table-cell office:value-type="string">
            <text:p>Pas de surveillance de la coccidio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7">
            <text:p>1377</text:p>
          </table:table-cell>
          <table:table-cell office:value-type="float" office:value="5046">
            <text:p>5046</text:p>
          </table:table-cell>
          <table:table-cell office:value-type="string">
            <text:p>Les agneaux subissent-ils des stress réguliers ? </text:p>
          </table:table-cell>
          <table:table-cell office:value-type="string">
            <text:p>Stress important sur les agneau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8">
            <text:p>1378</text:p>
          </table:table-cell>
          <table:table-cell office:value-type="float" office:value="5046">
            <text:p>5046</text:p>
          </table:table-cell>
          <table:table-cell office:value-type="string">
            <text:p>Observez-vous une résurgence cyclique de l'ecthyma sur les jeunes brebis ? </text:p>
          </table:table-cell>
          <table:table-cell office:value-type="string">
            <text:p>Résurgence cyclique de l’ecthyma sur les jeunes brebi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79">
            <text:p>1379</text:p>
          </table:table-cell>
          <table:table-cell office:value-type="float" office:value="5047">
            <text:p>5047</text:p>
          </table:table-cell>
          <table:table-cell office:value-type="string">
            <text:p>Les apports en cuivre et en soufre sont-ils raisonnés ? </text:p>
          </table:table-cell>
          <table:table-cell office:value-type="string">
            <text:p>Apports en cuivre et en souffre non raisonn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0">
            <text:p>1380</text:p>
          </table:table-cell>
          <table:table-cell office:value-type="float" office:value="5047">
            <text:p>5047</text:p>
          </table:table-cell>
          <table:table-cell office:value-type="string">
            <text:p>Les rations sont-elles équilibrées ? avec une bonne sécurité contre l’acidose ? </text:p>
          </table:table-cell>
          <table:table-cell office:value-type="string">
            <text:p>Rations déséquilibrées (risque d’acido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1">
            <text:p>1381</text:p>
          </table:table-cell>
          <table:table-cell office:value-type="float" office:value="5047">
            <text:p>5047</text:p>
          </table:table-cell>
          <table:table-cell office:value-type="string">
            <text:p>Les aliments sont sains ? (absence de moisi ou altération)</text:p>
          </table:table-cell>
          <table:table-cell office:value-type="string">
            <text:p>Présence d’aliments moisi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2">
            <text:p>1382</text:p>
          </table:table-cell>
          <table:table-cell office:value-type="float" office:value="5047">
            <text:p>5047</text:p>
          </table:table-cell>
          <table:table-cell office:value-type="string">
            <text:p>Les apports en éléments minéraux et oligo-éléments sont-ils suffisa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3">
            <text:p>1383</text:p>
          </table:table-cell>
          <table:table-cell office:value-type="float" office:value="5047">
            <text:p>5047</text:p>
          </table:table-cell>
          <table:table-cell office:value-type="string">
            <text:p>Avez-vous fait des dépistages Listéria, Méningite, tétanos, botulisme ou autres maladies graves ?</text:p>
          </table:table-cell>
          <table:table-cell office:value-type="string">
            <text:p>Pas de dépistage des maladies graves (listéria, tétanos, botulisme, etc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4">
            <text:p>1384</text:p>
          </table:table-cell>
          <table:table-cell office:value-type="float" office:value="5047">
            <text:p>5047</text:p>
          </table:table-cell>
          <table:table-cell office:value-type="string">
            <text:p>Assurez-vous une bonne hygiène du cordon et du matériel d’identification ? </text:p>
          </table:table-cell>
          <table:table-cell office:value-type="string">
            <text:p>Désinfection du cordon et du matériel d’identification insuffisa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5">
            <text:p>1385</text:p>
          </table:table-cell>
          <table:table-cell office:value-type="float" office:value="5048">
            <text:p>5048</text:p>
          </table:table-cell>
          <table:table-cell office:value-type="string">
            <text:p>Les agnelles sont-ils atteints de ténia? Si oui, voir parasitisme</text:p>
          </table:table-cell>
          <table:table-cell office:value-type="string">
            <text:p>Pas de suivi du parasitisme des agn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6">
            <text:p>1386</text:p>
          </table:table-cell>
          <table:table-cell office:value-type="float" office:value="5049">
            <text:p>5049</text:p>
          </table:table-cell>
          <table:table-cell office:value-type="string">
            <text:p>Le diagnostic de gale a-t-il été posé par un vétérinaire ?</text:p>
          </table:table-cell>
          <table:table-cell office:value-type="string">
            <text:p>Diagnostic de ga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7">
            <text:p>1387</text:p>
          </table:table-cell>
          <table:table-cell office:value-type="float" office:value="5049">
            <text:p>5049</text:p>
          </table:table-cell>
          <table:table-cell office:value-type="string">
            <text:p>Les démangeaisons sont-elles surveillées et traitées si nécessaire ? (Gale)</text:p>
          </table:table-cell>
          <table:table-cell office:value-type="string">
            <text:p>Démangeaisons ni surveillées ni trait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8">
            <text:p>1388</text:p>
          </table:table-cell>
          <table:table-cell office:value-type="float" office:value="5049">
            <text:p>5049</text:p>
          </table:table-cell>
          <table:table-cell office:value-type="string">
            <text:p>Les animaux introduits sont-ils mis en quarantaine et suivis sanitairement avant d'être mélangés au troupeau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89">
            <text:p>1389</text:p>
          </table:table-cell>
          <table:table-cell office:value-type="float" office:value="5049">
            <text:p>5049</text:p>
          </table:table-cell>
          <table:table-cell office:value-type="string">
            <text:p>Du matériel de transport d'ovins est-il utilisé à plusieurs éleveur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0">
            <text:p>1390</text:p>
          </table:table-cell>
          <table:table-cell office:value-type="float" office:value="5049">
            <text:p>5049</text:p>
          </table:table-cell>
          <table:table-cell office:value-type="string">
            <text:p>Les traitements sont-ils mis en place rapidement après l'apparition des premiers signes ? </text:p>
          </table:table-cell>
          <table:table-cell office:value-type="string">
            <text:p>Traitements trop tardifs après l’apparition des premiers sig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1">
            <text:p>1391</text:p>
          </table:table-cell>
          <table:table-cell office:value-type="float" office:value="5049">
            <text:p>5049</text:p>
          </table:table-cell>
          <table:table-cell office:value-type="string">
            <text:p>Les troupeaux voisins sont-ils porteurs du parasite ? </text:p>
          </table:table-cell>
          <table:table-cell office:value-type="string">
            <text:p>Troupeaux voisins porteurs de g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2">
            <text:p>1392</text:p>
          </table:table-cell>
          <table:table-cell office:value-type="float" office:value="5050">
            <text:p>5050</text:p>
          </table:table-cell>
          <table:table-cell office:value-type="string">
            <text:p>Du matériel de transport d'ovins est-il utilisé à plusieurs éleveurs ? </text:p>
          </table:table-cell>
          <table:table-cell office:value-type="string">
            <text:p>Matériel de transport partagé entre plusieurs éleveu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3">
            <text:p>1393</text:p>
          </table:table-cell>
          <table:table-cell office:value-type="float" office:value="5050">
            <text:p>5050</text:p>
          </table:table-cell>
          <table:table-cell office:value-type="string">
            <text:p>Les troupeaux voisins sont-ils porteurs du parasite ? </text:p>
          </table:table-cell>
          <table:table-cell office:value-type="string">
            <text:p>Troupeaux voisins porteurs de g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4">
            <text:p>1394</text:p>
          </table:table-cell>
          <table:table-cell office:value-type="float" office:value="5050">
            <text:p>5050</text:p>
          </table:table-cell>
          <table:table-cell office:value-type="string">
            <text:p>Les traitements sont-ils mis en place rapidement après l'apparition des premiers signes ? </text:p>
          </table:table-cell>
          <table:table-cell office:value-type="string">
            <text:p>Traitements trop tardifs après l’apparition des premiers sig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5">
            <text:p>1395</text:p>
          </table:table-cell>
          <table:table-cell office:value-type="float" office:value="5050">
            <text:p>5050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6">
            <text:p>1396</text:p>
          </table:table-cell>
          <table:table-cell office:value-type="float" office:value="5050">
            <text:p>5050</text:p>
          </table:table-cell>
          <table:table-cell office:value-type="string">
            <text:p>Les brebis sont-elles victimes de mycotoxine ou d'intoxication chimique ?</text:p>
          </table:table-cell>
          <table:table-cell office:value-type="string">
            <text:p>Intoxications chimiques ou par mycotoxin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7">
            <text:p>1397</text:p>
          </table:table-cell>
          <table:table-cell office:value-type="float" office:value="5050">
            <text:p>5050</text:p>
          </table:table-cell>
          <table:table-cell office:value-type="string">
            <text:p>L'alimentation couvre-t-elle les besoins en Iode, Cuivre, Zinc ?</text:p>
          </table:table-cell>
          <table:table-cell office:value-type="string">
            <text:p>Carences en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8">
            <text:p>1398</text:p>
          </table:table-cell>
          <table:table-cell office:value-type="float" office:value="5051">
            <text:p>5051</text:p>
          </table:table-cell>
          <table:table-cell office:value-type="string">
            <text:p>La gestion du pâturage permet-elle d'éviter le retour des animaux sur des parcelles contaminées ? (surtout pour le ténia ! &gt; 1 an)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99">
            <text:p>1399</text:p>
          </table:table-cell>
          <table:table-cell office:value-type="float" office:value="5051">
            <text:p>5051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0">
            <text:p>1400</text:p>
          </table:table-cell>
          <table:table-cell office:value-type="float" office:value="5051">
            <text:p>5051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1">
            <text:p>1401</text:p>
          </table:table-cell>
          <table:table-cell office:value-type="float" office:value="5051">
            <text:p>5051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2">
            <text:p>1402</text:p>
          </table:table-cell>
          <table:table-cell office:value-type="float" office:value="5051">
            <text:p>5051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3">
            <text:p>1403</text:p>
          </table:table-cell>
          <table:table-cell office:value-type="float" office:value="5051">
            <text:p>5051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4">
            <text:p>1404</text:p>
          </table:table-cell>
          <table:table-cell office:value-type="float" office:value="5051">
            <text:p>5051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5">
            <text:p>1405</text:p>
          </table:table-cell>
          <table:table-cell office:value-type="float" office:value="5051">
            <text:p>5051</text:p>
          </table:table-cell>
          <table:table-cell office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6">
            <text:p>1406</text:p>
          </table:table-cell>
          <table:table-cell office:value-type="float" office:value="5051">
            <text:p>5051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7">
            <text:p>1407</text:p>
          </table:table-cell>
          <table:table-cell office:value-type="float" office:value="5051">
            <text:p>5051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8">
            <text:p>1408</text:p>
          </table:table-cell>
          <table:table-cell office:value-type="float" office:value="5052">
            <text:p>5052</text:p>
          </table:table-cell>
          <table:table-cell office:value-type="string">
            <text:p>La gestion du pâturage permet-elle d'éviter le retour des animaux sur des parcelles contaminées ? (surtout pour le ténia ! &gt; 1 an)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09">
            <text:p>1409</text:p>
          </table:table-cell>
          <table:table-cell office:value-type="float" office:value="5052">
            <text:p>5052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0">
            <text:p>1410</text:p>
          </table:table-cell>
          <table:table-cell office:value-type="float" office:value="5052">
            <text:p>5052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1">
            <text:p>1411</text:p>
          </table:table-cell>
          <table:table-cell office:value-type="float" office:value="5052">
            <text:p>5052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2">
            <text:p>1412</text:p>
          </table:table-cell>
          <table:table-cell office:value-type="float" office:value="5052">
            <text:p>5052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3">
            <text:p>1413</text:p>
          </table:table-cell>
          <table:table-cell office:value-type="float" office:value="5052">
            <text:p>5052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4">
            <text:p>1414</text:p>
          </table:table-cell>
          <table:table-cell office:value-type="float" office:value="5052">
            <text:p>5052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5">
            <text:p>1415</text:p>
          </table:table-cell>
          <table:table-cell office:value-type="float" office:value="5052">
            <text:p>5052</text:p>
          </table:table-cell>
          <table:table-cell office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6">
            <text:p>1416</text:p>
          </table:table-cell>
          <table:table-cell office:value-type="float" office:value="5052">
            <text:p>5052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7">
            <text:p>1417</text:p>
          </table:table-cell>
          <table:table-cell office:value-type="float" office:value="5052">
            <text:p>5052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8">
            <text:p>1418</text:p>
          </table:table-cell>
          <table:table-cell office:value-type="float" office:value="5053">
            <text:p>5053</text:p>
          </table:table-cell>
          <table:table-cell office:value-type="string">
            <text:p>Les animaux ont-ils pâturé des zones humides, notamment par nécessité en période de sécheresse ?</text:p>
          </table:table-cell>
          <table:table-cell office:value-type="string">
            <text:p>Pâturage sur des zones humides (à cause de la sécheress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19">
            <text:p>1419</text:p>
          </table:table-cell>
          <table:table-cell office:value-type="float" office:value="5053">
            <text:p>5053</text:p>
          </table:table-cell>
          <table:table-cell office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>
            <text:p>Problème d’accès à de l’eau propre et potab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0">
            <text:p>1420</text:p>
          </table:table-cell>
          <table:table-cell office:value-type="float" office:value="5054">
            <text:p>5054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1">
            <text:p>1421</text:p>
          </table:table-cell>
          <table:table-cell office:value-type="float" office:value="5054">
            <text:p>5054</text:p>
          </table:table-cell>
          <table:table-cell office:value-type="string">
            <text:p>Les animaux sont-ils maintenus sur des parcelles présentant un manque d'herbe (sécheresse) ?</text:p>
          </table:table-cell>
          <table:table-cell office:value-type="string">
            <text:p>Animaux maintenus sur des parcelles présentant un manque d’herb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2">
            <text:p>1422</text:p>
          </table:table-cell>
          <table:table-cell office:value-type="float" office:value="5054">
            <text:p>5054</text:p>
          </table:table-cell>
          <table:table-cell office:value-type="string">
            <text:p>Historiquement, l'infestation petite douve a déjà été présente ? </text:p>
          </table:table-cell>
          <table:table-cell office:value-type="string">
            <text:p>Présence historique de petite douv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3">
            <text:p>1423</text:p>
          </table:table-cell>
          <table:table-cell office:value-type="float" office:value="5055">
            <text:p>5055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4">
            <text:p>1424</text:p>
          </table:table-cell>
          <table:table-cell office:value-type="float" office:value="5055">
            <text:p>5055</text:p>
          </table:table-cell>
          <table:table-cell office:value-type="string">
            <text:p>L'année a-t-elle été particulièrement humide et douce ? </text:p>
          </table:table-cell>
          <table:table-cell office:value-type="string">
            <text:p>Année particulièrement humide et douc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5">
            <text:p>1425</text:p>
          </table:table-cell>
          <table:table-cell office:value-type="float" office:value="5055">
            <text:p>5055</text:p>
          </table:table-cell>
          <table:table-cell office:value-type="string">
            <text:p>Y-a-t-il eu des infestations les années précédentes ? </text:p>
          </table:table-cell>
          <table:table-cell office:value-type="string">
            <text:p>Infestations les années précéd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6">
            <text:p>1426</text:p>
          </table:table-cell>
          <table:table-cell office:value-type="float" office:value="5055">
            <text:p>5055</text:p>
          </table:table-cell>
          <table:table-cell office:value-type="string">
            <text:p>Les animaux jeunes sont-ils protégés des parcelles contaminées ? </text:p>
          </table:table-cell>
          <table:table-cell office:value-type="string">
            <text:p>Les jeunes ont accès à des parcelles très contamin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7">
            <text:p>1427</text:p>
          </table:table-cell>
          <table:table-cell office:value-type="float" office:value="5055">
            <text:p>5055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8">
            <text:p>1428</text:p>
          </table:table-cell>
          <table:table-cell office:value-type="float" office:value="5055">
            <text:p>5055</text:p>
          </table:table-cell>
          <table:table-cell office:value-type="string">
            <text:p>La pâture est-elle intégrée dans une alternance fauche-pâture ? Les prairies entrent-elles dans la rotation des cultures ? 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29">
            <text:p>1429</text:p>
          </table:table-cell>
          <table:table-cell office:value-type="float" office:value="5056">
            <text:p>5056</text:p>
          </table:table-cell>
          <table:table-cell office:value-type="string">
            <text:p>L'environnement est-il contaminé par les coccidioses ? </text:p>
          </table:table-cell>
          <table:table-cell office:value-type="string">
            <text:p>Environnement infesté par des coccid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0">
            <text:p>1430</text:p>
          </table:table-cell>
          <table:table-cell office:value-type="float" office:value="5056">
            <text:p>5056</text:p>
          </table:table-cell>
          <table:table-cell office:value-type="string">
            <text:p>Si oui un lavage vapeur eau (&gt;90°C) a-t-il été effectué ? </text:p>
          </table:table-cell>
          <table:table-cell office:value-type="string">
            <text:p>Pas de lavage à l’eau chaude malgré un environnement infest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1">
            <text:p>1431</text:p>
          </table:table-cell>
          <table:table-cell office:value-type="float" office:value="5056">
            <text:p>5056</text:p>
          </table:table-cell>
          <table:table-cell office:value-type="string">
            <text:p>Si oui de la prévention est-elle mise en œuvre (argile, vinaigre, etc.)</text:p>
          </table:table-cell>
          <table:table-cell office:value-type="string">
            <text:p>Pas de mesures préventives de coccidiose sur les agn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2">
            <text:p>1432</text:p>
          </table:table-cell>
          <table:table-cell office:value-type="float" office:value="5056">
            <text:p>5056</text:p>
          </table:table-cell>
          <table:table-cell office:value-type="string">
            <text:p>La surface et le volume de bâtiment par animal sont-ils suffisants ? </text:p>
          </table:table-cell>
          <table:table-cell office:value-type="string">
            <text:p>Densité animale trop import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3">
            <text:p>1433</text:p>
          </table:table-cell>
          <table:table-cell office:value-type="float" office:value="5056">
            <text:p>5056</text:p>
          </table:table-cell>
          <table:table-cell office:value-type="string">
            <text:p>La litière des animaux reste-t-elle sèche ? </text:p>
          </table:table-cell>
          <table:table-cell office:value-type="string">
            <text:p>Litière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4">
            <text:p>1434</text:p>
          </table:table-cell>
          <table:table-cell office:value-type="float" office:value="5056">
            <text:p>5056</text:p>
          </table:table-cell>
          <table:table-cell office:value-type="string">
            <text:p>Les animaux ont-ils subis des stress importants (changement alimentaire, mise à l'herbe, sevrage, mise en lots, etc..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5">
            <text:p>1435</text:p>
          </table:table-cell>
          <table:table-cell office:value-type="float" office:value="5057">
            <text:p>5057</text:p>
          </table:table-cell>
          <table:table-cell office:value-type="string">
            <text:p>La zone est-elle infestée par la mouche responsables de myases (Wohlfahrtia, lucilie) ? </text:p>
          </table:table-cell>
          <table:table-cell office:value-type="string">
            <text:p>Zone infestée par des mouches responsables de myas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6">
            <text:p>1436</text:p>
          </table:table-cell>
          <table:table-cell office:value-type="float" office:value="5057">
            <text:p>5057</text:p>
          </table:table-cell>
          <table:table-cell office:value-type="string">
            <text:p>Le temps consacré à la surveillance des blessures et des myases est-il suffisant ? </text:p>
          </table:table-cell>
          <table:table-cell office:value-type="string">
            <text:p>Temps consacré à la surveillance des blessure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7">
            <text:p>1437</text:p>
          </table:table-cell>
          <table:table-cell office:value-type="float" office:value="5057">
            <text:p>5057</text:p>
          </table:table-cell>
          <table:table-cell office:value-type="string">
            <text:p>Les arrières trains sont-ils propres ? </text:p>
          </table:table-cell>
          <table:table-cell office:value-type="string">
            <text:p>Arrière-trains sa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8">
            <text:p>1438</text:p>
          </table:table-cell>
          <table:table-cell office:value-type="float" office:value="5059">
            <text:p>5059</text:p>
          </table:table-cell>
          <table:table-cell office:value-type="string">
            <text:p>Les traitements se font-ils au coup par coup sans stratégie à l'échelle du troupeau ? </text:p>
          </table:table-cell>
          <table:table-cell office:value-type="string">
            <text:p>Traitements aux coup par coup sans stratégie à l’échelle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39">
            <text:p>1439</text:p>
          </table:table-cell>
          <table:table-cell office:value-type="float" office:value="5059">
            <text:p>5059</text:p>
          </table:table-cell>
          <table:table-cell office:value-type="string">
            <text:p>Les introductions d'animaux sont-elles gérées avec mise en quarantaine et surveillance sanitaire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0">
            <text:p>1440</text:p>
          </table:table-cell>
          <table:table-cell office:value-type="float" office:value="5059">
            <text:p>5059</text:p>
          </table:table-cell>
          <table:table-cell office:value-type="string">
            <text:p>Le parage est-il régulier ? </text:p>
          </table:table-cell>
          <table:table-cell office:value-type="string">
            <text:p>Parage irrégu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1">
            <text:p>1441</text:p>
          </table:table-cell>
          <table:table-cell office:value-type="float" office:value="5059">
            <text:p>5059</text:p>
          </table:table-cell>
          <table:table-cell office:value-type="string">
            <text:p>Le parage est-il pratiqué sans saignements et en respectant les bonnes longueurs d'onglons ? </text:p>
          </table:table-cell>
          <table:table-cell office:value-type="string">
            <text:p>Parage avec saignements, onglons coupés trop cou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2">
            <text:p>1442</text:p>
          </table:table-cell>
          <table:table-cell office:value-type="float" office:value="5059">
            <text:p>5059</text:p>
          </table:table-cell>
          <table:table-cell office:value-type="string">
            <text:p>Les agnelles sont-elles orientées vers des parcelles non infectées ? </text:p>
          </table:table-cell>
          <table:table-cell office:value-type="string">
            <text:p>Pâturage des agnelles sur des parcelles infect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3">
            <text:p>1443</text:p>
          </table:table-cell>
          <table:table-cell office:value-type="float" office:value="5059">
            <text:p>5059</text:p>
          </table:table-cell>
          <table:table-cell office:value-type="string">
            <text:p>L'alimentation est-elle suffisamment pourvue en minéraux et oligo-éléme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4">
            <text:p>1444</text:p>
          </table:table-cell>
          <table:table-cell office:value-type="float" office:value="5059">
            <text:p>5059</text:p>
          </table:table-cell>
          <table:table-cell office:value-type="string">
            <text:p>L'alimentation est-elle suffisamment pourvue de fibres de structure ? </text:p>
          </table:table-cell>
          <table:table-cell office:value-type="string">
            <text:p>Alimentation trop pauvre en fibres de stru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5">
            <text:p>1445</text:p>
          </table:table-cell>
          <table:table-cell office:value-type="float" office:value="5059">
            <text:p>5059</text:p>
          </table:table-cell>
          <table:table-cell office:value-type="string">
            <text:p>La gestion note d'état/stade physiologique est-elle existante? </text:p>
          </table:table-cell>
          <table:table-cell office:value-type="string">
            <text:p>Pas de suivi de l’état corpor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6">
            <text:p>1446</text:p>
          </table:table-cell>
          <table:table-cell office:value-type="float" office:value="5059">
            <text:p>5059</text:p>
          </table:table-cell>
          <table:table-cell office:value-type="string">
            <text:p>Les chemins d'accès aux pâtures sont-ils caillouteux ? </text:p>
          </table:table-cell>
          <table:table-cell office:value-type="string">
            <text:p>Chemins d’accès au pâturage cailloute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7">
            <text:p>1447</text:p>
          </table:table-cell>
          <table:table-cell office:value-type="float" office:value="5059">
            <text:p>5059</text:p>
          </table:table-cell>
          <table:table-cell office:value-type="string">
            <text:p>Le milieu de vie des brebis est-il suffisant sec et sain ? </text:p>
          </table:table-cell>
          <table:table-cell office:value-type="string">
            <text:p>Le milieu de vie des brebis est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8">
            <text:p>1448</text:p>
          </table:table-cell>
          <table:table-cell office:value-type="float" office:value="5059">
            <text:p>5059</text:p>
          </table:table-cell>
          <table:table-cell office:value-type="string">
            <text:p>Les litières des bergeries sont-elles régulièrement curées ? </text:p>
          </table:table-cell>
          <table:table-cell office:value-type="string">
            <text:p>La litière n’est pas curée assez souv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49">
            <text:p>1449</text:p>
          </table:table-cell>
          <table:table-cell office:value-type="float" office:value="5059">
            <text:p>5059</text:p>
          </table:table-cell>
          <table:table-cell office:value-type="string">
            <text:p>La race choisie est-elle particulièrement sensible des pieds ? </text:p>
          </table:table-cell>
          <table:table-cell office:value-type="string">
            <text:p>Race particulièrement sensible des pied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0">
            <text:p>1450</text:p>
          </table:table-cell>
          <table:table-cell office:value-type="float" office:value="5059">
            <text:p>5059</text:p>
          </table:table-cell>
          <table:table-cell office:value-type="string">
            <text:p>Avez-vous une politique de réforme concernant les brebis récidivistes ? </text:p>
          </table:table-cell>
          <table:table-cell office:value-type="string">
            <text:p>Par de politique de réforme des brebis récidivis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1">
            <text:p>1451</text:p>
          </table:table-cell>
          <table:table-cell office:value-type="float" office:value="5060">
            <text:p>5060</text:p>
          </table:table-cell>
          <table:table-cell office:value-type="string">
            <text:p>Les traitements se font-ils au coup par coup sans stratégie à l'échelle du troupeau ? </text:p>
          </table:table-cell>
          <table:table-cell office:value-type="string">
            <text:p>Traitements aux coup par coup sans stratégie à l’échelle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2">
            <text:p>1452</text:p>
          </table:table-cell>
          <table:table-cell office:value-type="float" office:value="5060">
            <text:p>5060</text:p>
          </table:table-cell>
          <table:table-cell office:value-type="string">
            <text:p>Les introductions d'animaux sont-elles gérées avec mise en quarantaine et surveillance sanitaire ? </text:p>
          </table:table-cell>
          <table:table-cell office:value-type="string">
            <text:p>Pas quarantaine avant introduction et de surveillance des animaux int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3">
            <text:p>1453</text:p>
          </table:table-cell>
          <table:table-cell office:value-type="float" office:value="5060">
            <text:p>5060</text:p>
          </table:table-cell>
          <table:table-cell office:value-type="string">
            <text:p>Le parage est-il régulier ? </text:p>
          </table:table-cell>
          <table:table-cell office:value-type="string">
            <text:p>Parage irrégul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4">
            <text:p>1454</text:p>
          </table:table-cell>
          <table:table-cell office:value-type="float" office:value="5060">
            <text:p>5060</text:p>
          </table:table-cell>
          <table:table-cell office:value-type="string">
            <text:p>Le parage est-il pratiqué sans saignements et en respectant les bonnes longueurs d'onglons ? </text:p>
          </table:table-cell>
          <table:table-cell office:value-type="string">
            <text:p>Parage avec saignements, onglons coupés trop cou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5">
            <text:p>1455</text:p>
          </table:table-cell>
          <table:table-cell office:value-type="float" office:value="5060">
            <text:p>5060</text:p>
          </table:table-cell>
          <table:table-cell office:value-type="string">
            <text:p>L'alimentation est-elle suffisamment pourvue en minéraux et oligo-éléments ? </text:p>
          </table:table-cell>
          <table:table-cell office:value-type="string">
            <text:p>Carences en minéraux et oligo-éléme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6">
            <text:p>1456</text:p>
          </table:table-cell>
          <table:table-cell office:value-type="float" office:value="5060">
            <text:p>5060</text:p>
          </table:table-cell>
          <table:table-cell office:value-type="string">
            <text:p>L'alimentation est-elle suffisamment pourvue de fibres de structure ? </text:p>
          </table:table-cell>
          <table:table-cell office:value-type="string">
            <text:p>Alimentation trop pauvre en fibres de stru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7">
            <text:p>1457</text:p>
          </table:table-cell>
          <table:table-cell office:value-type="float" office:value="5060">
            <text:p>5060</text:p>
          </table:table-cell>
          <table:table-cell office:value-type="string">
            <text:p>La gestion note d'état/stade physiologique est-elle existante? </text:p>
          </table:table-cell>
          <table:table-cell office:value-type="string">
            <text:p>Pas de suivi de l’état corpor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8">
            <text:p>1458</text:p>
          </table:table-cell>
          <table:table-cell office:value-type="float" office:value="5060">
            <text:p>5060</text:p>
          </table:table-cell>
          <table:table-cell office:value-type="string">
            <text:p>Les chemins d'accès aux pâtures sont-ils caillouteux ? </text:p>
          </table:table-cell>
          <table:table-cell office:value-type="string">
            <text:p>Chemins d’accès au pâturage cailloute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59">
            <text:p>1459</text:p>
          </table:table-cell>
          <table:table-cell office:value-type="float" office:value="5060">
            <text:p>5060</text:p>
          </table:table-cell>
          <table:table-cell office:value-type="string">
            <text:p>Le milieu de vie des brebis est-il suffisant sec et sain ? </text:p>
          </table:table-cell>
          <table:table-cell office:value-type="string">
            <text:p>Le milieu de vie des brebis est trop hum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0">
            <text:p>1460</text:p>
          </table:table-cell>
          <table:table-cell office:value-type="float" office:value="5060">
            <text:p>5060</text:p>
          </table:table-cell>
          <table:table-cell office:value-type="string">
            <text:p>Les litières des bergeries sont-elles régulièrement curées ? </text:p>
          </table:table-cell>
          <table:table-cell office:value-type="string">
            <text:p>La litière n’est pas curée assez souv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1">
            <text:p>1461</text:p>
          </table:table-cell>
          <table:table-cell office:value-type="float" office:value="5061">
            <text:p>5061</text:p>
          </table:table-cell>
          <table:table-cell office:value-type="string">
            <text:p>La surveillance permet-elle d'intervenir dans des délais courts après apparition des premiers signes de boiteries ?</text:p>
          </table:table-cell>
          <table:table-cell office:value-type="string">
            <text:p>Interventions trop tardives sur les brebis boiteus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2">
            <text:p>1462</text:p>
          </table:table-cell>
          <table:table-cell office:value-type="float" office:value="5062">
            <text:p>5062</text:p>
          </table:table-cell>
          <table:table-cell office:value-type="string">
            <text:p>La fréquence des pédiluves est-elle suffisante ? </text:p>
          </table:table-cell>
          <table:table-cell office:value-type="string">
            <text:p>Pédiluves trop peu fréqu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3">
            <text:p>1463</text:p>
          </table:table-cell>
          <table:table-cell office:value-type="float" office:value="5062">
            <text:p>5062</text:p>
          </table:table-cell>
          <table:table-cell office:value-type="string">
            <text:p>Les doses des produits sont-elles respectées ? </text:p>
          </table:table-cell>
          <table:table-cell office:value-type="string">
            <text:p>Mauvais respect des doses de produi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64">
            <text:p>1464</text:p>
          </table:table-cell>
          <table:table-cell office:value-type="float" office:value="5062">
            <text:p>5062</text:p>
          </table:table-cell>
          <table:table-cell office:value-type="string">
            <text:p>La durée du bain est-elle suffisante ?</text:p>
          </table:table-cell>
          <table:table-cell office:value-type="string">
            <text:p>Durée du bain trop cour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1">
            <text:p>1941</text:p>
          </table:table-cell>
          <table:table-cell office:value-type="float" office:value="2000">
            <text:p>2000</text:p>
          </table:table-cell>
          <table:table-cell office:value-type="string">
            <text:p>La ration est-elle bien équilibrée en énergie/azote ?</text:p>
          </table:table-cell>
          <table:table-cell office:value-type="string">
            <text:p>ration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2">
            <text:p>1942</text:p>
          </table:table-cell>
          <table:table-cell office:value-type="float" office:value="2000">
            <text:p>2000</text:p>
          </table:table-cell>
          <table:table-cell office:value-type="string">
            <text:p>Toutes les animaux ont-ils accès à l’auge en même temps ?</text:p>
          </table:table-cell>
          <table:table-cell office:value-type="string">
            <text:p>accès à l'auge inég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3">
            <text:p>1943</text:p>
          </table:table-cell>
          <table:table-cell office:value-type="float" office:value="2000">
            <text:p>2000</text:p>
          </table:table-cell>
          <table:table-cell office:value-type="string">
            <text:p>La distribution de la ration est-elle bien répartie sur toute la longueur de l’auge?</text:p>
          </table:table-cell>
          <table:table-cell office:value-type="string">
            <text:p>ration non distribuée sur toute la longueur de l'au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4">
            <text:p>1944</text:p>
          </table:table-cell>
          <table:table-cell office:value-type="float" office:value="2000">
            <text:p>2000</text:p>
          </table:table-cell>
          <table:table-cell office:value-type="string">
            <text:p>Les primipares sont-elles complémentées différemment des multipares ?</text:p>
          </table:table-cell>
          <table:table-cell office:value-type="string">
            <text:p>primipares complémentées comme les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5">
            <text:p>1945</text:p>
          </table:table-cell>
          <table:table-cell office:value-type="float" office:value="2000">
            <text:p>2000</text:p>
          </table:table-cell>
          <table:table-cell office:value-type="string">
            <text:p>L'accès à l'eau est-il compétitif entre les animaux ?</text:p>
          </table:table-cell>
          <table:table-cell office:value-type="string">
            <text:p>accès compétitif à l'e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6">
            <text:p>1946</text:p>
          </table:table-cell>
          <table:table-cell office:value-type="float" office:value="2000">
            <text:p>2000</text:p>
          </table:table-cell>
          <table:table-cell office:value-type="string">
            <text:p>Le bâtiment est-il équipé de cornadis ?</text:p>
          </table:table-cell>
          <table:table-cell office:value-type="string">
            <text:p>pas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7">
            <text:p>1947</text:p>
          </table:table-cell>
          <table:table-cell office:value-type="float" office:value="2000">
            <text:p>2000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8">
            <text:p>1948</text:p>
          </table:table-cell>
          <table:table-cell office:value-type="float" office:value="2000">
            <text:p>2000</text:p>
          </table:table-cell>
          <table:table-cell office:value-type="string">
            <text:p>Y-a-t-il un mélange d'animaux sans corne et d'animaux cornus ?</text:p>
          </table:table-cell>
          <table:table-cell office:value-type="string">
            <text:p>mélange d'animaux cornus et sans co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49">
            <text:p>1949</text:p>
          </table:table-cell>
          <table:table-cell office:value-type="float" office:value="2000">
            <text:p>2000</text:p>
          </table:table-cell>
          <table:table-cell office:value-type="string">
            <text:p>Y-a-t-il eu des recherches parasitaires récemment ?</text:p>
          </table:table-cell>
          <table:table-cell office:value-type="string">
            <text:p>pas de recherche de parasites réc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0">
            <text:p>1950</text:p>
          </table:table-cell>
          <table:table-cell office:value-type="float" office:value="2001">
            <text:p>2001</text:p>
          </table:table-cell>
          <table:table-cell office:value-type="string">
            <text:p>La ration est-elle bien équilibrée en énergie/azote ?</text:p>
          </table:table-cell>
          <table:table-cell office:value-type="string">
            <text:p>ration déséquilibrée en énergie /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1">
            <text:p>1951</text:p>
          </table:table-cell>
          <table:table-cell office:value-type="float" office:value="2001">
            <text:p>2001</text:p>
          </table:table-cell>
          <table:table-cell office:value-type="string">
            <text:p>Toutes les animaux ont-ils accès à l’auge en même temps ?</text:p>
          </table:table-cell>
          <table:table-cell office:value-type="string">
            <text:p>Accès à l'auge inégal entre tous l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2">
            <text:p>1952</text:p>
          </table:table-cell>
          <table:table-cell office:value-type="float" office:value="2001">
            <text:p>2001</text:p>
          </table:table-cell>
          <table:table-cell office:value-type="string">
            <text:p>La distribution de la ration est-elle bien répartie sur toute la longueur de l’auge?</text:p>
          </table:table-cell>
          <table:table-cell office:value-type="string">
            <text:p>ration non distribuée sur toute la longueur de l'au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3">
            <text:p>1953</text:p>
          </table:table-cell>
          <table:table-cell office:value-type="float" office:value="2001">
            <text:p>2001</text:p>
          </table:table-cell>
          <table:table-cell office:value-type="string">
            <text:p>Les primipares sont-elles complémentées différemment des multipares ?</text:p>
          </table:table-cell>
          <table:table-cell office:value-type="string">
            <text:p>primipares complémentées comme les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4">
            <text:p>1954</text:p>
          </table:table-cell>
          <table:table-cell office:value-type="float" office:value="2001">
            <text:p>2001</text:p>
          </table:table-cell>
          <table:table-cell office:value-type="string">
            <text:p>Existe-t-il une ration spécifique de début de lactation ?</text:p>
          </table:table-cell>
          <table:table-cell office:value-type="string">
            <text:p>pas de ration spécifique au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5">
            <text:p>1955</text:p>
          </table:table-cell>
          <table:table-cell office:value-type="float" office:value="2001">
            <text:p>2001</text:p>
          </table:table-cell>
          <table:table-cell office:value-type="string">
            <text:p>Les vêlages sont-ils étalés ?</text:p>
          </table:table-cell>
          <table:table-cell office:value-type="string">
            <text:p>vêlages group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6">
            <text:p>1956</text:p>
          </table:table-cell>
          <table:table-cell office:value-type="float" office:value="2001">
            <text:p>2001</text:p>
          </table:table-cell>
          <table:table-cell office:value-type="string">
            <text:p>Y-a-t-il eu des recherches parasitaires récemment ?</text:p>
          </table:table-cell>
          <table:table-cell office:value-type="string">
            <text:p>Pas de recherche de parasites récen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7">
            <text:p>1957</text:p>
          </table:table-cell>
          <table:table-cell office:value-type="float" office:value="2002">
            <text:p>2002</text:p>
          </table:table-cell>
          <table:table-cell office:value-type="string">
            <text:p>La ration est-elle bien équilibrée en énergie et azote ?</text:p>
          </table:table-cell>
          <table:table-cell office:value-type="string">
            <text:p>Ration déséquilibrée en énergie /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8">
            <text:p>1958</text:p>
          </table:table-cell>
          <table:table-cell office:value-type="float" office:value="2002">
            <text:p>2002</text:p>
          </table:table-cell>
          <table:table-cell office:value-type="string">
            <text:p>Toutes les animaux ont-ils accès à l’auge en même temps ?</text:p>
          </table:table-cell>
          <table:table-cell office:value-type="string">
            <text:p>Accès à l'auge inég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59">
            <text:p>1959</text:p>
          </table:table-cell>
          <table:table-cell office:value-type="float" office:value="2002">
            <text:p>2002</text:p>
          </table:table-cell>
          <table:table-cell office:value-type="string">
            <text:p>La distribution de la ration est-elle bien répartie sur toute la longueur de l’auge?</text:p>
          </table:table-cell>
          <table:table-cell office:value-type="string">
            <text:p>Ration non distribuée sur toute la longueur de l'au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0">
            <text:p>1960</text:p>
          </table:table-cell>
          <table:table-cell office:value-type="float" office:value="2002">
            <text:p>2002</text:p>
          </table:table-cell>
          <table:table-cell office:value-type="string">
            <text:p>La ration est-elle consommée 50% le jour et 50% la nuit ?</text:p>
          </table:table-cell>
          <table:table-cell office:value-type="string">
            <text:p>ration non consommée 50% le jour et 50% la n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1">
            <text:p>1961</text:p>
          </table:table-cell>
          <table:table-cell office:value-type="float" office:value="2002">
            <text:p>2002</text:p>
          </table:table-cell>
          <table:table-cell office:value-type="string">
            <text:p>La ration du matin est-elle identique à la ration du soir ?</text:p>
          </table:table-cell>
          <table:table-cell office:value-type="string">
            <text:p>Rations du matin et du soir iden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2">
            <text:p>1962</text:p>
          </table:table-cell>
          <table:table-cell office:value-type="float" office:value="2002">
            <text:p>2002</text:p>
          </table:table-cell>
          <table:table-cell office:value-type="string">
            <text:p>Les primipares sont-elles complémentées différemment des multipares ?</text:p>
          </table:table-cell>
          <table:table-cell office:value-type="string">
            <text:p>Primipares complémentées comme les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3">
            <text:p>1963</text:p>
          </table:table-cell>
          <table:table-cell office:value-type="float" office:value="2002">
            <text:p>2002</text:p>
          </table:table-cell>
          <table:table-cell office:value-type="string">
            <text:p>L'accès à l'eau est-il compétitif entre les animaux ? Le nombre d'abreuvoir est-il suffisant ?</text:p>
          </table:table-cell>
          <table:table-cell office:value-type="string">
            <text:p>Accès compétitif à l'eau, nombre d'abreuvo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5">
            <text:p>1965</text:p>
          </table:table-cell>
          <table:table-cell office:value-type="float" office:value="2002">
            <text:p>2002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Absence ou nombre de cornadis insuffisant (+10% / nombre d'animaux présents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6">
            <text:p>1966</text:p>
          </table:table-cell>
          <table:table-cell office:value-type="float" office:value="2002">
            <text:p>2002</text:p>
          </table:table-cell>
          <table:table-cell office:value-type="string">
            <text:p>Les vêlages sont-ils étalés ?</text:p>
          </table:table-cell>
          <table:table-cell office:value-type="string">
            <text:p>Vêlages group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7">
            <text:p>1967</text:p>
          </table:table-cell>
          <table:table-cell office:value-type="float" office:value="2002">
            <text:p>2002</text:p>
          </table:table-cell>
          <table:table-cell office:value-type="string">
            <text:p>Y-a-t-il un mélange d'animaux sans corne et d'animaux cornus ?</text:p>
          </table:table-cell>
          <table:table-cell office:value-type="string">
            <text:p>Mélange d'animaux cornus et sans co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8">
            <text:p>1968</text:p>
          </table:table-cell>
          <table:table-cell office:value-type="float" office:value="2002">
            <text:p>2002</text:p>
          </table:table-cell>
          <table:table-cell office:value-type="string">
            <text:p>Y-a-t-il eu des recherches parasitaires récemment ?</text:p>
          </table:table-cell>
          <table:table-cell office:value-type="string">
            <text:p>Pas de recherche de parasites réc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69">
            <text:p>1969</text:p>
          </table:table-cell>
          <table:table-cell office:value-type="float" office:value="2003">
            <text:p>2003</text:p>
          </table:table-cell>
          <table:table-cell office:value-type="string">
            <text:p>La ration est-elle bien équilibrée en énergie/azote ?</text:p>
          </table:table-cell>
          <table:table-cell office:value-type="string">
            <text:p>Ration déséquilibrée en énergie / azo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0">
            <text:p>1970</text:p>
          </table:table-cell>
          <table:table-cell office:value-type="float" office:value="2003">
            <text:p>2003</text:p>
          </table:table-cell>
          <table:table-cell office:value-type="string">
            <text:p>La ration est-elle consommée 50% le jour et 50% la nuit ?</text:p>
          </table:table-cell>
          <table:table-cell office:value-type="string">
            <text:p>Ration non consommée 50% le jour et 50% la n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1">
            <text:p>1971</text:p>
          </table:table-cell>
          <table:table-cell office:value-type="float" office:value="2003">
            <text:p>2003</text:p>
          </table:table-cell>
          <table:table-cell office:value-type="string">
            <text:p>La ration du matin est-elle identique à la ration du soir ?</text:p>
          </table:table-cell>
          <table:table-cell office:value-type="string">
            <text:p>Rations du matin et du soir iden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2">
            <text:p>1972</text:p>
          </table:table-cell>
          <table:table-cell office:value-type="float" office:value="2003">
            <text:p>2003</text:p>
          </table:table-cell>
          <table:table-cell office:value-type="string">
            <text:p>Les primipares sont-elles complémentées différemment des multipares ?</text:p>
          </table:table-cell>
          <table:table-cell office:value-type="string">
            <text:p>Primipares complémentées comme les mult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3">
            <text:p>1973</text:p>
          </table:table-cell>
          <table:table-cell office:value-type="float" office:value="2003">
            <text:p>2003</text:p>
          </table:table-cell>
          <table:table-cell office:value-type="string">
            <text:p>Existe-t-il une ration spécifique de début de lactation ?</text:p>
          </table:table-cell>
          <table:table-cell office:value-type="string">
            <text:p>Pas de ration spécifique au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4">
            <text:p>1974</text:p>
          </table:table-cell>
          <table:table-cell office:value-type="float" office:value="2003">
            <text:p>2003</text:p>
          </table:table-cell>
          <table:table-cell office:value-type="string">
            <text:p>L'accès à l'eau est-il compétitif entre les animaux ?</text:p>
          </table:table-cell>
          <table:table-cell office:value-type="string">
            <text:p>Accès compétitif à l'eau, nombre d'abreuvoir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6">
            <text:p>1976</text:p>
          </table:table-cell>
          <table:table-cell office:value-type="float" office:value="2003">
            <text:p>2003</text:p>
          </table:table-cell>
          <table:table-cell office:value-type="string">
            <text:p>Les vêlages sont-ils étalés ?</text:p>
          </table:table-cell>
          <table:table-cell office:value-type="string">
            <text:p>Vêlages groupé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7">
            <text:p>1977</text:p>
          </table:table-cell>
          <table:table-cell office:value-type="float" office:value="2003">
            <text:p>2003</text:p>
          </table:table-cell>
          <table:table-cell office:value-type="string">
            <text:p>Y-a-t-il eu des recherches parasitaires récemment ?</text:p>
          </table:table-cell>
          <table:table-cell office:value-type="string">
            <text:p>Pas de recherche de parasites réce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8">
            <text:p>1978</text:p>
          </table:table-cell>
          <table:table-cell office:value-type="float" office:value="2004">
            <text:p>2004</text:p>
          </table:table-cell>
          <table:table-cell office:value-type="string">
            <text:p>Le bâtiment est-il trop chargé en animaux ?</text:p>
          </table:table-cell>
          <table:table-cell office:value-type="string">
            <text:p>Bâtiment trop chargé en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79">
            <text:p>1979</text:p>
          </table:table-cell>
          <table:table-cell office:value-type="float" office:value="2004">
            <text:p>2004</text:p>
          </table:table-cell>
          <table:table-cell office:value-type="string">
            <text:p>La quantité de paille est-elle suffisante et/ou fréquence de renouvellement insuffisante</text:p>
          </table:table-cell>
          <table:table-cell office:value-type="string">
            <text:p>Quantité de paille insuffisante et/ou paille non renouvelée assez frequem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0">
            <text:p>1980</text:p>
          </table:table-cell>
          <table:table-cell office:value-type="float" office:value="2004">
            <text:p>2004</text:p>
          </table:table-cell>
          <table:table-cell office:value-type="string">
            <text:p>Les logettes sont-elles bien réglées et permettent des mouvements lever/coucher aisés pour les vaches ?</text:p>
          </table:table-cell>
          <table:table-cell office:value-type="string">
            <text:p>Logettes mal réglées, mouvements lever/coucher diffici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1">
            <text:p>1981</text:p>
          </table:table-cell>
          <table:table-cell office:value-type="float" office:value="2004">
            <text:p>2004</text:p>
          </table:table-cell>
          <table:table-cell office:value-type="string">
            <text:p>La fréquence de curage est-elle suffisante ?</text:p>
          </table:table-cell>
          <table:table-cell office:value-type="string">
            <text:p>Fréquence de curage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2">
            <text:p>1982</text:p>
          </table:table-cell>
          <table:table-cell office:value-type="float" office:value="2004">
            <text:p>2004</text:p>
          </table:table-cell>
          <table:table-cell office:value-type="string">
            <text:p>Le bâtiment montre-t-il des signes d'une mauvaise ventilation ?</text:p>
          </table:table-cell>
          <table:table-cell office:value-type="string">
            <text:p>Mauvaise ventilation des bâtime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3">
            <text:p>1983</text:p>
          </table:table-cell>
          <table:table-cell office:value-type="float" office:value="2004">
            <text:p>2004</text:p>
          </table:table-cell>
          <table:table-cell office:value-type="string">
            <text:p>Le bâtiment présente-t-il des excès d'humidité importants (sol non stabilisé et non drainé, fuite d'eau, ...) ?</text:p>
          </table:table-cell>
          <table:table-cell office:value-type="string">
            <text:p>Excès d'humidité dans le bâti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5">
            <text:p>1985</text:p>
          </table:table-cell>
          <table:table-cell office:value-type="float" office:value="2004">
            <text:p>2004</text:p>
          </table:table-cell>
          <table:table-cell office:value-type="string">
            <text:p>Le bardage du bâtiment est-il suffisant ?</text:p>
          </table:table-cell>
          <table:table-cell office:value-type="string">
            <text:p>Bardage du bâtiment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6">
            <text:p>1986</text:p>
          </table:table-cell>
          <table:table-cell office:value-type="float" office:value="2004">
            <text:p>2004</text:p>
          </table:table-cell>
          <table:table-cell office:value-type="string">
            <text:p>La ration est-elle trop riche en amidon ?</text:p>
          </table:table-cell>
          <table:table-cell office:value-type="string">
            <text:p>Ration trop riche en amid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7">
            <text:p>1987</text:p>
          </table:table-cell>
          <table:table-cell office:value-type="float" office:value="2004">
            <text:p>2004</text:p>
          </table:table-cell>
          <table:table-cell office:value-type="string">
            <text:p>La ration trop riche en azote soluble (ex : fourrages verts)?</text:p>
          </table:table-cell>
          <table:table-cell office:value-type="string">
            <text:p>ration trop riche en azote solu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8">
            <text:p>1988</text:p>
          </table:table-cell>
          <table:table-cell office:value-type="float" office:value="2004">
            <text:p>2004</text:p>
          </table:table-cell>
          <table:table-cell office:value-type="string">
            <text:p>Les animaux présentent-ils les symptômes de la grippe ? Diarrhées avec fièvre ?</text:p>
          </table:table-cell>
          <table:table-cell office:value-type="string">
            <text:p>Présence de symptômes grippaux (diarrhée, fièvre..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89">
            <text:p>1989</text:p>
          </table:table-cell>
          <table:table-cell office:value-type="float" office:value="2004">
            <text:p>2004</text:p>
          </table:table-cell>
          <table:table-cell office:value-type="string">
            <text:p>Les animaux sont-ils susceptibles d'être parasités ?</text:p>
          </table:table-cell>
          <table:table-cell office:value-type="string">
            <text:p>Animaux susceptibles d'être parasité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2005">
            <text:p>2005</text:p>
          </table:table-cell>
          <table:table-cell office:value-type="string">
            <text:p>La surface mise à disposition des animaux est-elle suffisante ? (surtout pour des animaux cornus)</text:p>
          </table:table-cell>
          <table:table-cell office:value-type="string">
            <text:p>surface mise à disposition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1">
            <text:p>1991</text:p>
          </table:table-cell>
          <table:table-cell office:value-type="float" office:value="2005">
            <text:p>2005</text:p>
          </table:table-cell>
          <table:table-cell office:value-type="string">
            <text:p>Est-ce que la nourriture est accessible à tous les animaux en même temps de manière équitable ?</text:p>
          </table:table-cell>
          <table:table-cell office:value-type="string">
            <text:p>accès à la nourriture inéqui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2">
            <text:p>1992</text:p>
          </table:table-cell>
          <table:table-cell office:value-type="float" office:value="2005">
            <text:p>2005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3">
            <text:p>1993</text:p>
          </table:table-cell>
          <table:table-cell office:value-type="float" office:value="2005">
            <text:p>2005</text:p>
          </table:table-cell>
          <table:table-cell office:value-type="string">
            <text:p>L'absence de cornadis entre-rail des conflits à l'auge ?</text:p>
          </table:table-cell>
          <table:table-cell office:value-type="string">
            <text:p>conflits à l'auge dus à l'absence de cornad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4">
            <text:p>1994</text:p>
          </table:table-cell>
          <table:table-cell office:value-type="float" office:value="2005">
            <text:p>2005</text:p>
          </table:table-cell>
          <table:table-cell office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>
            <text:p>bâtiment non protégé des perturbations électromagnétiqu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5">
            <text:p>1995</text:p>
          </table:table-cell>
          <table:table-cell office:value-type="float" office:value="2005">
            <text:p>2005</text:p>
          </table:table-cell>
          <table:table-cell office:value-type="string">
            <text:p>La circulation des animaux est-elle fluide ou le bâtiment présente-t-il des zones d’étranglement ? (positionnement des abreuvoirs, couloirs de circulation, ...)</text:p>
          </table:table-cell>
          <table:table-cell office:value-type="string">
            <text:p>circulation non fluide des animaux, zones d'étrangl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6">
            <text:p>1996</text:p>
          </table:table-cell>
          <table:table-cell office:value-type="float" office:value="2005">
            <text:p>2005</text:p>
          </table:table-cell>
          <table:table-cell office:value-type="string">
            <text:p>Le lieu de vie des animaux présente-t-il des objets coupants, contondants ?</text:p>
          </table:table-cell>
          <table:table-cell office:value-type="string">
            <text:p>objets coupants dans le lieu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7">
            <text:p>1997</text:p>
          </table:table-cell>
          <table:table-cell office:value-type="float" office:value="2005">
            <text:p>2005</text:p>
          </table:table-cell>
          <table:table-cell office:value-type="string">
            <text:p>La ration est-elle déséquilibrée ou présente-t-elle un excès d'énergie ?</text:p>
          </table:table-cell>
          <table:table-cell office:value-type="string">
            <text:p>ration déséquilibrée ou en excès d'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8">
            <text:p>1998</text:p>
          </table:table-cell>
          <table:table-cell office:value-type="float" office:value="2005">
            <text:p>2005</text:p>
          </table:table-cell>
          <table:table-cell office:value-type="string">
            <text:p>Certains animaux du troupeau sont-ils de souche d'animaux nerveux, agressifs ?</text:p>
          </table:table-cell>
          <table:table-cell office:value-type="string">
            <text:p>animaux de souche d'animaux nerveux/agressif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99">
            <text:p>1999</text:p>
          </table:table-cell>
          <table:table-cell office:value-type="float" office:value="2005">
            <text:p>2005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2005">
            <text:p>2005</text:p>
          </table:table-cell>
          <table:table-cell office:value-type="string">
            <text:p>Les techniques d'élevage permettent-elles la mise en place d'une bonne relation homme/animal ?</text:p>
          </table:table-cell>
          <table:table-cell office:value-type="string">
            <text:p>techniques d'élevage qui ne favorisent pas une bonne relation homme/anim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1">
            <text:p>2001</text:p>
          </table:table-cell>
          <table:table-cell office:value-type="float" office:value="2005">
            <text:p>2005</text:p>
          </table:table-cell>
          <table:table-cell office:value-type="string">
            <text:p>Les animaux sont-ils confrontés à des éléments perturbateurs : chiens, tiers, géobiologie?</text:p>
          </table:table-cell>
          <table:table-cell office:value-type="string">
            <text:p>éléments perturbateurs ( chiens, tiers, géobiologie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2">
            <text:p>2002</text:p>
          </table:table-cell>
          <table:table-cell office:value-type="float" office:value="2006">
            <text:p>2006</text:p>
          </table:table-cell>
          <table:table-cell office:value-type="string">
            <text:p>La surface mise à disposition des animaux est-elle suffisante ? (surtout pour des animaux cornus)</text:p>
          </table:table-cell>
          <table:table-cell office:value-type="string">
            <text:p>Surface mise à disposition pour les animaux insuffisante / bâtiment trop chargé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3">
            <text:p>2003</text:p>
          </table:table-cell>
          <table:table-cell office:value-type="float" office:value="2006">
            <text:p>2006</text:p>
          </table:table-cell>
          <table:table-cell office:value-type="string">
            <text:p>Est-ce que la nourriture est accessible à tous les animaux en même temps de manière équitable ?</text:p>
          </table:table-cell>
          <table:table-cell office:value-type="string">
            <text:p>Accès à l'auge inégal entre tous l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4">
            <text:p>2004</text:p>
          </table:table-cell>
          <table:table-cell office:value-type="float" office:value="2006">
            <text:p>2006</text:p>
          </table:table-cell>
          <table:table-cell office:value-type="string">
            <text:p>Le nombre de cornadis est-il insuffisant entrainant des conflits à l'auge ? +10%/Nb d'animaux présents ?</text:p>
          </table:table-cell>
          <table:table-cell office:value-type="string">
            <text:p>Absence de cornadis ou en nombre insuffisant (+10% / nombre d'animaux présents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6">
            <text:p>2006</text:p>
          </table:table-cell>
          <table:table-cell office:value-type="float" office:value="2006">
            <text:p>2006</text:p>
          </table:table-cell>
          <table:table-cell office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>
            <text:p>Bâtiment non protégé des perturbations électromagnétiqu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string">
            <text:p>La circulation des animaux est-elle fluide ou le bâtiment présente-t-il des zones d’étranglement ? (positionnement des abreuvoirs, couloirs de circulation, …)</text:p>
          </table:table-cell>
          <table:table-cell office:value-type="string">
            <text:p>Circulation non fluide des animaux, présence de zones d'étranglement (positionnement abreuvoir, couloir de circulation,...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8">
            <text:p>2008</text:p>
          </table:table-cell>
          <table:table-cell office:value-type="float" office:value="2006">
            <text:p>2006</text:p>
          </table:table-cell>
          <table:table-cell office:value-type="string">
            <text:p>Le lieu de vie des animaux présente-t-il des objets coupants, contondants ?</text:p>
          </table:table-cell>
          <table:table-cell office:value-type="string">
            <text:p>Objets coupants/contondants dans le lieu de vie d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9">
            <text:p>2009</text:p>
          </table:table-cell>
          <table:table-cell office:value-type="float" office:value="2006">
            <text:p>2006</text:p>
          </table:table-cell>
          <table:table-cell office:value-type="string">
            <text:p>La ration est-elle déséquilibrée ou présente-t-elle un excès d'énergie ?</text:p>
          </table:table-cell>
          <table:table-cell office:value-type="string">
            <text:p>Ration déséquilibrée ou en excès d'énerg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0">
            <text:p>2010</text:p>
          </table:table-cell>
          <table:table-cell office:value-type="float" office:value="2006">
            <text:p>2006</text:p>
          </table:table-cell>
          <table:table-cell office:value-type="string">
            <text:p>Certains animaux du troupeau sont-ils de souche d'animaux nerveux, agressifs ?</text:p>
          </table:table-cell>
          <table:table-cell office:value-type="string">
            <text:p>Animaux de souche d'animaux nerveux/agressif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1">
            <text:p>2011</text:p>
          </table:table-cell>
          <table:table-cell office:value-type="float" office:value="2006">
            <text:p>2006</text:p>
          </table:table-cell>
          <table:table-cell office:value-type="string">
            <text:p>Le troupeau présente-t-il une coexistence de vaches avec ou sans corne ?</text:p>
          </table:table-cell>
          <table:table-cell office:value-type="string">
            <text:p>Coexistence de vaches avec et sans cor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2">
            <text:p>2012</text:p>
          </table:table-cell>
          <table:table-cell office:value-type="float" office:value="2006">
            <text:p>2006</text:p>
          </table:table-cell>
          <table:table-cell office:value-type="string">
            <text:p>Les techniques d'élevage permettent-elles la mise en place d'une bonne relation homme/animal ?</text:p>
          </table:table-cell>
          <table:table-cell office:value-type="string">
            <text:p>Techniques d'élevage qui ne favorisent pas une bonne relation homme/anim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3">
            <text:p>2013</text:p>
          </table:table-cell>
          <table:table-cell office:value-type="float" office:value="2006">
            <text:p>2006</text:p>
          </table:table-cell>
          <table:table-cell office:value-type="string">
            <text:p>Les animaux sont-ils confrontés à des éléments perturbateurs : chiens, tiers, géobiologie?</text:p>
          </table:table-cell>
          <table:table-cell office:value-type="string">
            <text:p>Présence d'éléments perturbateurs (chiens, tiers, géobiologie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4">
            <text:p>2014</text:p>
          </table:table-cell>
          <table:table-cell office:value-type="float" office:value="2007">
            <text:p>2007</text:p>
          </table:table-cell>
          <table:table-cell office:value-type="string">
            <text:p>La ration est-elle équilibrée et saine assurant une transition alimentaire (sans risque d’entérotoxémie ou intoxication)</text:p>
          </table:table-cell>
          <table:table-cell office:value-type="string">
            <text:p>Ration déséquilibrée, non saine et/ou absence de transition alimentaire pouvant provoquer une entérotoxémie ou une intoxic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6">
            <text:p>2016</text:p>
          </table:table-cell>
          <table:table-cell office:value-type="float" office:value="2007">
            <text:p>2007</text:p>
          </table:table-cell>
          <table:table-cell office:value-type="string">
            <text:p>La ration contient-elle des plantes toxiques dans les fourrages récoltés ou pâturés ? (ex : Datura)</text:p>
          </table:table-cell>
          <table:table-cell office:value-type="string">
            <text:p>Plantes toxiques dans les fourrages récoltés ou pâtur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7">
            <text:p>2017</text:p>
          </table:table-cell>
          <table:table-cell office:value-type="float" office:value="2007">
            <text:p>2007</text:p>
          </table:table-cell>
          <table:table-cell office:value-type="string">
            <text:p>La coccidiose est-elle maîtrisée ?</text:p>
          </table:table-cell>
          <table:table-cell office:value-type="string">
            <text:p>Coccidiose non maîtris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8">
            <text:p>2018</text:p>
          </table:table-cell>
          <table:table-cell office:value-type="float" office:value="2007">
            <text:p>2007</text:p>
          </table:table-cell>
          <table:table-cell office:value-type="string">
            <text:p>L'abreuvement est-il suffisant et accessible à tous les animaux ?</text:p>
          </table:table-cell>
          <table:table-cell office:value-type="string">
            <text:p>Abreuvement insuffisant et/ou non accessible facilement par tous l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19">
            <text:p>2019</text:p>
          </table:table-cell>
          <table:table-cell office:value-type="float" office:value="2007">
            <text:p>2007</text:p>
          </table:table-cell>
          <table:table-cell office:value-type="string">
            <text:p>Les circuits électriques sont-ils en bon état ou source d'électrocution ?</text:p>
          </table:table-cell>
          <table:table-cell office:value-type="string">
            <text:p>Circuits électriques non sécurisés, risque d'électrocu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0">
            <text:p>2020</text:p>
          </table:table-cell>
          <table:table-cell office:value-type="float" office:value="2007">
            <text:p>2007</text:p>
          </table:table-cell>
          <table:table-cell office:value-type="string">
            <text:p>Le bâtiment est-il doté d'un parafoudre et d'une prise de terre électrique performante ?</text:p>
          </table:table-cell>
          <table:table-cell office:value-type="string">
            <text:p>Pas de parafoudre ou prise de ter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2">
            <text:p>2022</text:p>
          </table:table-cell>
          <table:table-cell office:value-type="float" office:value="2007">
            <text:p>2007</text:p>
          </table:table-cell>
          <table:table-cell office:value-type="string">
            <text:p>La mortalité fait-elle suite à des maladies mal soignées (symptômes de la grippe ? Diarrhées avec température ? Des problèmes respiratoires ? Toux ? Jetages ?)</text:p>
          </table:table-cell>
          <table:table-cell office:value-type="string">
            <text:p>Mortalité suite à des maladies mal soignées (symptômes de la grippe ? Diarrhées avec température ? Des problèmes respiratoires ? Toux ? Jetages ?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3">
            <text:p>2023</text:p>
          </table:table-cell>
          <table:table-cell office:value-type="float" office:value="2007">
            <text:p>2007</text:p>
          </table:table-cell>
          <table:table-cell office:value-type="string">
            <text:p>Avez-vous fait autopsier des morts à votre vétérinaire pour rechercher la cause ? (corps étranger, caillette, pathologie, …)</text:p>
          </table:table-cell>
          <table:table-cell office:value-type="string">
            <text:p>Absence d'autopsie des morts recherchant les causes (corps étranger, caillette, pathologie..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4">
            <text:p>2024</text:p>
          </table:table-cell>
          <table:table-cell office:value-type="float" office:value="2008">
            <text:p>2008</text:p>
          </table:table-cell>
          <table:table-cell office:value-type="string">
            <text:p>La ration est-elle équilibrée et saine assurant une transition alimentaire (sans risque d’entérotoxémie ou intoxication)</text:p>
          </table:table-cell>
          <table:table-cell office:value-type="string">
            <text:p>Ration déséquilibrée, non saine et/ou absence de transition alimentaire pouvant provoquer une entérotoxémie ou une intoxic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6">
            <text:p>2026</text:p>
          </table:table-cell>
          <table:table-cell office:value-type="float" office:value="2008">
            <text:p>2008</text:p>
          </table:table-cell>
          <table:table-cell office:value-type="string">
            <text:p>La ration contient-elle des plantes toxiques dans les fourrages récoltés ou pâturés ? (ex : Datura)</text:p>
          </table:table-cell>
          <table:table-cell office:value-type="string">
            <text:p>Plantes toxiques (ex : Datura) dans les fourrages récoltés ou pâtur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7">
            <text:p>2027</text:p>
          </table:table-cell>
          <table:table-cell office:value-type="float" office:value="2008">
            <text:p>2008</text:p>
          </table:table-cell>
          <table:table-cell office:value-type="string">
            <text:p>La ration présente-t-elle suffisamment de fibres ?</text:p>
          </table:table-cell>
          <table:table-cell office:value-type="string">
            <text:p>Manque de fib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8">
            <text:p>2028</text:p>
          </table:table-cell>
          <table:table-cell office:value-type="float" office:value="2008">
            <text:p>2008</text:p>
          </table:table-cell>
          <table:table-cell office:value-type="string">
            <text:p>La ration est équilibrée en minéral et particulièrement autour de la mise bas ? </text:p>
          </table:table-cell>
          <table:table-cell office:value-type="string">
            <text:p>Déséquilibre minéral (surtout autour de la mise-bas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29">
            <text:p>2029</text:p>
          </table:table-cell>
          <table:table-cell office:value-type="float" office:value="2008">
            <text:p>2008</text:p>
          </table:table-cell>
          <table:table-cell office:value-type="string">
            <text:p>L'abreuvement est-il suffisant et accessible à tous les animaux ?</text:p>
          </table:table-cell>
          <table:table-cell office:value-type="string">
            <text:p>Abreuvement insuffisant et/ou non accessible facilement par tous les anim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0">
            <text:p>2030</text:p>
          </table:table-cell>
          <table:table-cell office:value-type="float" office:value="2008">
            <text:p>2008</text:p>
          </table:table-cell>
          <table:table-cell office:value-type="string">
            <text:p>Les circuits électriques sont-ils en bon état ou source d'électrocution ?</text:p>
          </table:table-cell>
          <table:table-cell office:value-type="string">
            <text:p>circuits électriques non sécurisés, risque d'électrocu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1">
            <text:p>2031</text:p>
          </table:table-cell>
          <table:table-cell office:value-type="float" office:value="2008">
            <text:p>2008</text:p>
          </table:table-cell>
          <table:table-cell office:value-type="string">
            <text:p>Le bâtiment est-il doté d'un parafoudre et d'une prise de terre électrique performante ?</text:p>
          </table:table-cell>
          <table:table-cell office:value-type="string">
            <text:p>pas de parafoudre ou prise de ter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3">
            <text:p>2033</text:p>
          </table:table-cell>
          <table:table-cell office:value-type="float" office:value="2008">
            <text:p>2008</text:p>
          </table:table-cell>
          <table:table-cell office:value-type="string">
            <text:p>La mortalité fait-elle suite à des maladies mal soignées</text:p>
          </table:table-cell>
          <table:table-cell office:value-type="string">
            <text:p>Mortalité suite à des maladies mal soigné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4">
            <text:p>2034</text:p>
          </table:table-cell>
          <table:table-cell office:value-type="float" office:value="2008">
            <text:p>2008</text:p>
          </table:table-cell>
          <table:table-cell office:value-type="string">
            <text:p>La mortalité fait-elle suite à du parasitisme ?</text:p>
          </table:table-cell>
          <table:table-cell office:value-type="string">
            <text:p>Mortalité suite à du parasitism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5">
            <text:p>2035</text:p>
          </table:table-cell>
          <table:table-cell office:value-type="float" office:value="2008">
            <text:p>2008</text:p>
          </table:table-cell>
          <table:table-cell office:value-type="string">
            <text:p>Avez-vous fait autopsier des morts à votre vétérinaire pour rechercher la cause ? (corps étranger, caillette, pathologie, …)</text:p>
          </table:table-cell>
          <table:table-cell office:value-type="string">
            <text:p>Absence d'autopsie des morts recherchant les causes (corps étranger, caillette, pathologie..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6">
            <text:p>2036</text:p>
          </table:table-cell>
          <table:table-cell office:value-type="float" office:value="2009">
            <text:p>2009</text:p>
          </table:table-cell>
          <table:table-cell office:value-type="string">
            <text:p>Le renouvellement du troupeau est-il adapté pour permettre une bonne sélection des réformes ?</text:p>
          </table:table-cell>
          <table:table-cell office:value-type="string">
            <text:p>renouvellement du troupeau ne permettant pas une bonne sélection des réform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7">
            <text:p>2037</text:p>
          </table:table-cell>
          <table:table-cell office:value-type="float" office:value="2010">
            <text:p>2010</text:p>
          </table:table-cell>
          <table:table-cell office:value-type="string">
            <text:p>Avez-vous mis en place des pratiques préventives permettant de conserver un bon équilibre de santé ?</text:p>
          </table:table-cell>
          <table:table-cell office:value-type="string">
            <text:p>pas de prévention pour conserver un bon équilibre de sant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8">
            <text:p>2038</text:p>
          </table:table-cell>
          <table:table-cell office:value-type="float" office:value="2018">
            <text:p>2018</text:p>
          </table:table-cell>
          <table:table-cell office:value-type="string">
            <text:p>L’état corporel est-il adapté au vêlage ? (trop grasses ou trop maigres)</text:p>
          </table:table-cell>
          <table:table-cell office:value-type="string">
            <text:p>Etat corporel non adapté au vêlage - vaches trop grasses ou trop maig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9">
            <text:p>2039</text:p>
          </table:table-cell>
          <table:table-cell office:value-type="float" office:value="2018">
            <text:p>2018</text:p>
          </table:table-cell>
          <table:table-cell office:value-type="string">
            <text:p>Utilisez-vous un taureau produisant des petits veaux?</text:p>
          </table:table-cell>
          <table:table-cell office:value-type="string">
            <text:p>Taureau produisant des veaux à gros gabari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0">
            <text:p>2040</text:p>
          </table:table-cell>
          <table:table-cell office:value-type="float" office:value="2018">
            <text:p>2018</text:p>
          </table:table-cell>
          <table:table-cell office:value-type="string">
            <text:p>En IA, les accouplements sont-ils orientés sur la facilité de naissance ?</text:p>
          </table:table-cell>
          <table:table-cell office:value-type="string">
            <text:p>En IA, accouplements non raisonnés sur la facilité de naissanc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1">
            <text:p>2041</text:p>
          </table:table-cell>
          <table:table-cell office:value-type="float" office:value="2018">
            <text:p>2018</text:p>
          </table:table-cell>
          <table:table-cell office:value-type="string">
            <text:p>Le critère facilité de vêlage des mères et largeur de bassin sont-ils des critères de sélection des génisses de renouvellement ?</text:p>
          </table:table-cell>
          <table:table-cell office:value-type="string">
            <text:p>Facilité de vêlage des mères et largeur de bassin non pris en compte lors du renouvelleme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2">
            <text:p>2042</text:p>
          </table:table-cell>
          <table:table-cell office:value-type="float" office:value="2017">
            <text:p>2017</text:p>
          </table:table-cell>
          <table:table-cell office:value-type="string">
            <text:p>L’état corporel des vaches est-il adapté au vêlage ? (trop grasses ou trop maigres)</text:p>
          </table:table-cell>
          <table:table-cell office:value-type="string">
            <text:p>Etat corporel des génisses pas adapté au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3">
            <text:p>2043</text:p>
          </table:table-cell>
          <table:table-cell office:value-type="float" office:value="2017">
            <text:p>2017</text:p>
          </table:table-cell>
          <table:table-cell office:value-type="string">
            <text:p>La supplémentation en minéraux, vitamines et oligo-éléments est-elle correcte?</text:p>
          </table:table-cell>
          <table:table-cell office:value-type="string">
            <text:p>supplémentation en minéraux, vitamines et oligo-éléments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4">
            <text:p>2044</text:p>
          </table:table-cell>
          <table:table-cell office:value-type="float" office:value="2017">
            <text:p>2017</text:p>
          </table:table-cell>
          <table:table-cell office:value-type="string">
            <text:p>Utilisez-vous un taureau qui fait des petits veaux ?</text:p>
          </table:table-cell>
          <table:table-cell office:value-type="string">
            <text:p>taureau produisant des veaux à gros gabari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5">
            <text:p>2045</text:p>
          </table:table-cell>
          <table:table-cell office:value-type="float" office:value="2017">
            <text:p>2017</text:p>
          </table:table-cell>
          <table:table-cell office:value-type="string">
            <text:p>Les génisses ont-elles subies des lésions vaginales ou interventions (épisiotomie) lors du vêlage ?</text:p>
          </table:table-cell>
          <table:table-cell office:value-type="string">
            <text:p>Lésions vaginales ou interventions lors du vêl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6">
            <text:p>2046</text:p>
          </table:table-cell>
          <table:table-cell office:value-type="float" office:value="2011">
            <text:p>2011</text:p>
          </table:table-cell>
          <table:table-cell office:value-type="string">
            <text:p>L'apport alimentaire au cours de la 1ére année de vie est-il suffisant?</text:p>
          </table:table-cell>
          <table:table-cell office:value-type="string">
            <text:p>apport alimentaire insuffisant au cours de la 1ère année de v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7">
            <text:p>2047</text:p>
          </table:table-cell>
          <table:table-cell office:value-type="float" office:value="2011">
            <text:p>2011</text:p>
          </table:table-cell>
          <table:table-cell office:value-type="string">
            <text:p>Les pâtures destinées aux génisses sont-elles pâturées uniquement par des animaux jeunes ?</text:p>
          </table:table-cell>
          <table:table-cell office:value-type="string">
            <text:p>pâtures pas exclusivement réservées aux géniss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8">
            <text:p>2048</text:p>
          </table:table-cell>
          <table:table-cell office:value-type="float" office:value="2011">
            <text:p>2011</text:p>
          </table:table-cell>
          <table:table-cell office:value-type="string">
            <text:p>Le parasitisme des génisses est-il maîtrisé tout au long de leur période de croissance ?</text:p>
          </table:table-cell>
          <table:table-cell office:value-type="string">
            <text:p>parasitisme mal maîtrisé au cours de la croissance des géniss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49">
            <text:p>2049</text:p>
          </table:table-cell>
          <table:table-cell office:value-type="float" office:value="2011">
            <text:p>2011</text:p>
          </table:table-cell>
          <table:table-cell office:value-type="string">
            <text:p>Observez-vous une fréquence élevée de troubles respiratoires au cours de la 1ére année de vie?</text:p>
          </table:table-cell>
          <table:table-cell office:value-type="string">
            <text:p>troubles respiratoires élevés la première année de vi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0">
            <text:p>2050</text:p>
          </table:table-cell>
          <table:table-cell office:value-type="float" office:value="2019">
            <text:p>2019</text:p>
          </table:table-cell>
          <table:table-cell office:value-type="string">
            <text:p>Assurez-vous des conditions d'hygiène au vêlage ?</text:p>
          </table:table-cell>
          <table:table-cell office:value-type="string">
            <text:p>Conditions d’hygiène au vêlage insuffisantes (paille fraiche, désinfection, gants de fouilles,...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2">
            <text:p>2052</text:p>
          </table:table-cell>
          <table:table-cell office:value-type="float" office:value="2019">
            <text:p>2019</text:p>
          </table:table-cell>
          <table:table-cell office:value-type="string">
            <text:p>Utilisez-vous un taureau qui fait des petits veaux?</text:p>
          </table:table-cell>
          <table:table-cell office:value-type="string">
            <text:p>taureau produisant des veaux à gros gabari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3">
            <text:p>2053</text:p>
          </table:table-cell>
          <table:table-cell office:value-type="float" office:value="2019">
            <text:p>2019</text:p>
          </table:table-cell>
          <table:table-cell office:value-type="string">
            <text:p>La supplémentation en minéraux, vitamines et oligo-éléments est-elle correcte?</text:p>
          </table:table-cell>
          <table:table-cell office:value-type="string">
            <text:p>manque d'apports en minéraux, vitamines, oligoélément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4">
            <text:p>2054</text:p>
          </table:table-cell>
          <table:table-cell office:value-type="float" office:value="2013">
            <text:p>2013</text:p>
          </table:table-cell>
          <table:table-cell office:value-type="string">
            <text:p>L'état corporel est-il correct au moment de la mise à la reproduction? (pas trop grasse ou trop maigre)</text:p>
          </table:table-cell>
          <table:table-cell office:value-type="string">
            <text:p>Etat corporel inadapté à la mise à la reproduction / &lt; ou &gt; 3.25 à 4 &lt; (trop grasse ou trop maigr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5">
            <text:p>2055</text:p>
          </table:table-cell>
          <table:table-cell office:value-type="float" office:value="2013">
            <text:p>2013</text:p>
          </table:table-cell>
          <table:table-cell office:value-type="string">
            <text:p>L’évolution de la Note d’état corporel est-elle positive au moment de l’IA ?</text:p>
          </table:table-cell>
          <table:table-cell office:value-type="string">
            <text:p>Evolution de la NEC négative au moment de l'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6">
            <text:p>2056</text:p>
          </table:table-cell>
          <table:table-cell office:value-type="float" office:value="2013">
            <text:p>2013</text:p>
          </table:table-cell>
          <table:table-cell office:value-type="string">
            <text:p>L’équilibre de ration (y compris azote soluble) est-il adéquat ? y a t-il un déficit énergétique avant vêlage ?</text:p>
          </table:table-cell>
          <table:table-cell office:value-type="string">
            <text:p>Ration déséquilibrée ou déficit énergétique avant vêlage ?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7">
            <text:p>2057</text:p>
          </table:table-cell>
          <table:table-cell office:value-type="float" office:value="2013">
            <text:p>2013</text:p>
          </table:table-cell>
          <table:table-cell office:value-type="string">
            <text:p>La dimension du logement, la densité des animaux (m²/animal) permettent-elles une bonne expression des chaleurs?</text:p>
          </table:table-cell>
          <table:table-cell office:value-type="string">
            <text:p>expression des chaleurs freinée par la densité des animaux et la dimension du log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8">
            <text:p>2058</text:p>
          </table:table-cell>
          <table:table-cell office:value-type="float" office:value="2013">
            <text:p>2013</text:p>
          </table:table-cell>
          <table:table-cell office:value-type="string">
            <text:p>La qualité des sols permet-elle une bonne expression des chaleurs?</text:p>
          </table:table-cell>
          <table:table-cell office:value-type="string">
            <text:p>expression des chaleurs limitée par la qualité d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59">
            <text:p>2059</text:p>
          </table:table-cell>
          <table:table-cell office:value-type="float" office:value="2013">
            <text:p>2013</text:p>
          </table:table-cell>
          <table:table-cell office:value-type="string">
            <text:p>Observez-vous une fréquence élevée de maladies juste après vêlage? (dystocie/métrites/…)</text:p>
          </table:table-cell>
          <table:table-cell office:value-type="string">
            <text:p>fréquence élevée de maladies juste après vêla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0">
            <text:p>2060</text:p>
          </table:table-cell>
          <table:table-cell office:value-type="float" office:value="2013">
            <text:p>2013</text:p>
          </table:table-cell>
          <table:table-cell office:value-type="string">
            <text:p>Assurez-vous un contrôle des maladies qui pourraient gêner l'expression des chaleurs (ex : boiteries)?</text:p>
          </table:table-cell>
          <table:table-cell office:value-type="string">
            <text:p>pas de contrôle des maladies pouvant gêner l'expression des chaleu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1">
            <text:p>2061</text:p>
          </table:table-cell>
          <table:table-cell office:value-type="float" office:value="2013">
            <text:p>2013</text:p>
          </table:table-cell>
          <table:table-cell office:value-type="string">
            <text:p>Possédez-vous un protocole de détection des chaleurs commun entre les différents intervenants de l'élevage?</text:p>
          </table:table-cell>
          <table:table-cell office:value-type="string">
            <text:p>absence de protocole de détection des chaleurs commun à tous les intervenants de l'élev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2">
            <text:p>2062</text:p>
          </table:table-cell>
          <table:table-cell office:value-type="float" office:value="2013">
            <text:p>2013</text:p>
          </table:table-cell>
          <table:table-cell office:value-type="string">
            <text:p>Possédez-vous un protocole de détection des chaleurs efficaces y compris quand elles sont au pâturage?</text:p>
          </table:table-cell>
          <table:table-cell office:value-type="string">
            <text:p>absence de protocole de détection des chaleurs lors du pâtur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3">
            <text:p>2063</text:p>
          </table:table-cell>
          <table:table-cell office:value-type="float" office:value="2013">
            <text:p>2013</text:p>
          </table:table-cell>
          <table:table-cell office:value-type="string">
            <text:p>Le délai de remise à la reproduction ou la saison de vêlage correspondent-ils aux objectifs de l'éleveur?</text:p>
          </table:table-cell>
          <table:table-cell office:value-type="string">
            <text:p>délai de remise à la reproduction ou saison de vêlage pas adaptés aux objectifs de l'éleve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4">
            <text:p>2064</text:p>
          </table:table-cell>
          <table:table-cell office:value-type="float" office:value="2021">
            <text:p>2021</text:p>
          </table:table-cell>
          <table:table-cell office:value-type="string">
            <text:p>Réalisez-vous un contrôle de l'état corporel avant le tarissement et en ajustant la ration des vaches taries si besoin pour éviter qu'elles ne soient trop grasses au vêlage ?</text:p>
          </table:table-cell>
          <table:table-cell office:value-type="string">
            <text:p>pas de contrôle de l'état corporel avant et pendant le tarissement pour que les vaches soient en bonne état (pas trop grass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5">
            <text:p>2065</text:p>
          </table:table-cell>
          <table:table-cell office:value-type="float" office:value="2021">
            <text:p>2021</text:p>
          </table:table-cell>
          <table:table-cell office:value-type="string">
            <text:p>Limitez-vous la teneur en calcium de la ration avant vêlage pour stimuler son absorption intestinale et la réabsorption osseuse après vêlage?</text:p>
          </table:table-cell>
          <table:table-cell office:value-type="string">
            <text:p>Pas de limitation de la teneur en calcium dans la ration avant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6">
            <text:p>2066</text:p>
          </table:table-cell>
          <table:table-cell office:value-type="float" office:value="2021">
            <text:p>2021</text:p>
          </table:table-cell>
          <table:table-cell office:value-type="string">
            <text:p>Limitez-vous la teneur en phosphore de la ration des vaches taries ?</text:p>
          </table:table-cell>
          <table:table-cell office:value-type="string">
            <text:p>Pas de limitation de la teneur en phosphore des vaches tari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7">
            <text:p>2067</text:p>
          </table:table-cell>
          <table:table-cell office:value-type="float" office:value="2021">
            <text:p>2021</text:p>
          </table:table-cell>
          <table:table-cell office:value-type="string">
            <text:p>Assurez vous un apport en Magnésium suffisant avant le vêlage afin de favorise la mobilisation du calcium des os? (Ou faites-vous attention à la BACA de la ration des taries)</text:p>
          </table:table-cell>
          <table:table-cell office:value-type="string">
            <text:p>Apport en magnésium insuffisant avant vêlage afin de favoriser la mobilisation du calcium des os / manque de vigilance sur la BACA de la ration des tari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8">
            <text:p>2068</text:p>
          </table:table-cell>
          <table:table-cell office:value-type="float" office:value="2021">
            <text:p>2021</text:p>
          </table:table-cell>
          <table:table-cell office:value-type="string">
            <text:p>Prévenez-vous la carence en calcium, avec un apport dans la ration juste après vêlage pour pallier son exportation importante?</text:p>
          </table:table-cell>
          <table:table-cell office:value-type="string">
            <text:p>Pas d'apport en calcium dans la ration après vêlage pour prévenir sa carence dû à son exportation important au début de la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69">
            <text:p>2069</text:p>
          </table:table-cell>
          <table:table-cell office:value-type="float" office:value="2021">
            <text:p>2021</text:p>
          </table:table-cell>
          <table:table-cell office:value-type="string">
            <text:p>Assurez-vous un apport correct en chlorure et soufre dans les 15 jours précédant le vêlage?</text:p>
          </table:table-cell>
          <table:table-cell office:value-type="string">
            <text:p>Apport insuffisant en chlorure et soufre 15jours avant le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0">
            <text:p>2070</text:p>
          </table:table-cell>
          <table:table-cell office:value-type="float" office:value="2021">
            <text:p>2021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 (+10%/nombre d'animaux présents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1">
            <text:p>2071</text:p>
          </table:table-cell>
          <table:table-cell office:value-type="float" office:value="2021">
            <text:p>2021</text:p>
          </table:table-cell>
          <table:table-cell office:value-type="string">
            <text:p>Les vaches taries ont-elles toutes leurs aptitudes fonctionnelles pour un accès à la table d'alimentation (boiteries, acidose…)?</text:p>
          </table:table-cell>
          <table:table-cell office:value-type="string">
            <text:p>Inaptitudes fonctionnelles des taries, limitant l'accès à l'auge (boiterie, acidose,...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2">
            <text:p>2072</text:p>
          </table:table-cell>
          <table:table-cell office:value-type="float" office:value="2022">
            <text:p>2022</text:p>
          </table:table-cell>
          <table:table-cell office:value-type="string">
            <text:p>L'apport et l'ingestion de fibres efficaces sont-ils suffisants ?</text:p>
          </table:table-cell>
          <table:table-cell office:value-type="string">
            <text:p>Apport et ingestion de fibres efficaces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3">
            <text:p>2073</text:p>
          </table:table-cell>
          <table:table-cell office:value-type="float" office:value="2022">
            <text:p>2022</text:p>
          </table:table-cell>
          <table:table-cell office:value-type="string">
            <text:p>L'apport de concentrés par repas n'est-il pas trop important?</text:p>
          </table:table-cell>
          <table:table-cell office:value-type="string">
            <text:p>Apport de concentrés trop importa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4">
            <text:p>2074</text:p>
          </table:table-cell>
          <table:table-cell office:value-type="float" office:value="2022">
            <text:p>2022</text:p>
          </table:table-cell>
          <table:table-cell office:value-type="string">
            <text:p>Le stock de calcium a-t-il pu se reconstituer avant le tarissement, (voir fièvre de lait).</text:p>
          </table:table-cell>
          <table:table-cell office:value-type="string">
            <text:p>Stock de calcium avant tarissement insuffisant (non reconstitué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5">
            <text:p>2075</text:p>
          </table:table-cell>
          <table:table-cell office:value-type="float" office:value="2022">
            <text:p>2022</text:p>
          </table:table-cell>
          <table:table-cell office:value-type="string">
            <text:p>Les vaches peuvent-elles marcher tranquillement, sans stress, à l'extérieur et à l'intérieur?</text:p>
          </table:table-cell>
          <table:table-cell office:value-type="string">
            <text:p>Stress à l'intérieur ou l’extérieur lorsque les vaches march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6">
            <text:p>2076</text:p>
          </table:table-cell>
          <table:table-cell office:value-type="float" office:value="2022">
            <text:p>2022</text:p>
          </table:table-cell>
          <table:table-cell office:value-type="string">
            <text:p>Les filles des vaches ayant eu un déplacement de caillette sont-elles gardées pour le renouvellement ?</text:p>
          </table:table-cell>
          <table:table-cell office:value-type="string">
            <text:p>Filles de vaches ayant eu un déplacement de caillette gardées pour le renouvelleme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7">
            <text:p>2077</text:p>
          </table:table-cell>
          <table:table-cell office:value-type="float" office:value="2023">
            <text:p>2023</text:p>
          </table:table-cell>
          <table:table-cell office:value-type="string">
            <text:p>Observez-vous des animaux dont l'état corporel est trop élevé au moment du vêlage?</text:p>
          </table:table-cell>
          <table:table-cell office:value-type="string">
            <text:p>Etat corporel est trop élevé au moment du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8">
            <text:p>2078</text:p>
          </table:table-cell>
          <table:table-cell office:value-type="float" office:value="2023">
            <text:p>2023</text:p>
          </table:table-cell>
          <table:table-cell office:value-type="string">
            <text:p>Observez-vous des phénomènes de stress ou des problèmes de santé qui peuvent limiter l'accès à l'alimentation (boiteries, acidose…)?</text:p>
          </table:table-cell>
          <table:table-cell office:value-type="string">
            <text:p>Stress ou problèmes de santé limitant l'accès à l'aliment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79">
            <text:p>2079</text:p>
          </table:table-cell>
          <table:table-cell office:value-type="float" office:value="2023">
            <text:p>2023</text:p>
          </table:table-cell>
          <table:table-cell office:value-type="string">
            <text:p>En cas de changement de fourrage dans la ration de base assurez-vous une transition alimentaire ?</text:p>
          </table:table-cell>
          <table:table-cell office:value-type="string">
            <text:p>Absence de transition alimentaire si changement de fourrag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0">
            <text:p>2080</text:p>
          </table:table-cell>
          <table:table-cell office:value-type="float" office:value="2023">
            <text:p>2023</text:p>
          </table:table-cell>
          <table:table-cell office:value-type="string">
            <text:p>L'apport de concentré dans la ration est-il réalisé de façon progressive en début de lactation ?</text:p>
          </table:table-cell>
          <table:table-cell office:value-type="string">
            <text:p>Apport de concentré non progressif en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1">
            <text:p>2081</text:p>
          </table:table-cell>
          <table:table-cell office:value-type="float" office:value="2023">
            <text:p>2023</text:p>
          </table:table-cell>
          <table:table-cell office:value-type="string">
            <text:p>La couverture énergétique est-elle suffisante (fourrages et concentrés) jusqu'au pic de lactation?</text:p>
          </table:table-cell>
          <table:table-cell office:value-type="string">
            <text:p>Couverture énergétique insuffisante jusqu'au pic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2">
            <text:p>2082</text:p>
          </table:table-cell>
          <table:table-cell office:value-type="float" office:value="2023">
            <text:p>2023</text:p>
          </table:table-cell>
          <table:table-cell office:value-type="string">
            <text:p>Les fourrages utilisés sont-ils de mauvaise qualité ? (appétence, récolte dans de mauvaises conditions, mauvaise conservation)</text:p>
          </table:table-cell>
          <table:table-cell office:value-type="string">
            <text:p>Mauvaise qualité des fourrages (manque d'appétence, mauvaise conservation...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3">
            <text:p>2083</text:p>
          </table:table-cell>
          <table:table-cell office:value-type="float" office:value="2023">
            <text:p>2023</text:p>
          </table:table-cell>
          <table:table-cell office:value-type="string">
            <text:p>Observez-vous des refus à l’auge ou la quantité de nourriture distribuée est-il trop limité ?</text:p>
          </table:table-cell>
          <table:table-cell office:value-type="string">
            <text:p>quantité distribuée insuffisante ou en excè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4">
            <text:p>2084</text:p>
          </table:table-cell>
          <table:table-cell office:value-type="float" office:value="2023">
            <text:p>2023</text:p>
          </table:table-cell>
          <table:table-cell office:value-type="string">
            <text:p>La ration présente-elle des carences marquées en minéraux ?</text:p>
          </table:table-cell>
          <table:table-cell office:value-type="string">
            <text:p>carences en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5">
            <text:p>2085</text:p>
          </table:table-cell>
          <table:table-cell office:value-type="float" office:value="2023">
            <text:p>2023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6">
            <text:p>2086</text:p>
          </table:table-cell>
          <table:table-cell office:value-type="float" office:value="2024">
            <text:p>2024</text:p>
          </table:table-cell>
          <table:table-cell office:value-type="string">
            <text:p>Observez-vous des animaux dont l'état corporel est trop élevé au moment du vêlage?</text:p>
          </table:table-cell>
          <table:table-cell office:value-type="string">
            <text:p>certains animaux dont l'état corporel est trop élevé au moment du vêl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7">
            <text:p>2087</text:p>
          </table:table-cell>
          <table:table-cell office:value-type="float" office:value="2024">
            <text:p>2024</text:p>
          </table:table-cell>
          <table:table-cell office:value-type="string">
            <text:p>Observez-vous des phénomènes de stress ou des problèmes de santé qui peuvent limiter l'accès à l'alimentation (boiteries, acidose…)?</text:p>
          </table:table-cell>
          <table:table-cell office:value-type="string">
            <text:p>stress ou problèmes de santé limitant l'accès à l'aliment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8">
            <text:p>2088</text:p>
          </table:table-cell>
          <table:table-cell office:value-type="float" office:value="2024">
            <text:p>2024</text:p>
          </table:table-cell>
          <table:table-cell office:value-type="string">
            <text:p>En cas de changement de fourrage dans la ration de base assurez-vous une transition alimentaire ?</text:p>
          </table:table-cell>
          <table:table-cell office:value-type="string">
            <text:p>absence de transition alimentaire si changement de fourrag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89">
            <text:p>2089</text:p>
          </table:table-cell>
          <table:table-cell office:value-type="float" office:value="2024">
            <text:p>2024</text:p>
          </table:table-cell>
          <table:table-cell office:value-type="string">
            <text:p>L'apport de concentré dans la ration est-il réalisé de façon progressive en début de lactation ?</text:p>
          </table:table-cell>
          <table:table-cell office:value-type="string">
            <text:p>apport de concentré non progressif en début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0">
            <text:p>2090</text:p>
          </table:table-cell>
          <table:table-cell office:value-type="float" office:value="2024">
            <text:p>2024</text:p>
          </table:table-cell>
          <table:table-cell office:value-type="string">
            <text:p>La couverture énergétique est-elle suffisante (fourrages et concentrés) jusqu'au pic de lactation?</text:p>
          </table:table-cell>
          <table:table-cell office:value-type="string">
            <text:p>couverture énergétique insuffisante jusqu'au pic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1">
            <text:p>2091</text:p>
          </table:table-cell>
          <table:table-cell office:value-type="float" office:value="2024">
            <text:p>2024</text:p>
          </table:table-cell>
          <table:table-cell office:value-type="string">
            <text:p>Les fourrages utilisés sont-ils de mauvaise qualité ? (appétence, récolte dans de mauvaises conditions, mauvaise conservation)</text:p>
          </table:table-cell>
          <table:table-cell office:value-type="string">
            <text:p>mauvaise qualité des fourrag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2">
            <text:p>2092</text:p>
          </table:table-cell>
          <table:table-cell office:value-type="float" office:value="2024">
            <text:p>2024</text:p>
          </table:table-cell>
          <table:table-cell office:value-type="string">
            <text:p>Observez-vous des refus à l’auge ou la quantité de nourriture distribuée est-il trop limité ?</text:p>
          </table:table-cell>
          <table:table-cell office:value-type="string">
            <text:p>quantité distribuée insuffisante ou en excè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3">
            <text:p>2093</text:p>
          </table:table-cell>
          <table:table-cell office:value-type="float" office:value="2024">
            <text:p>2024</text:p>
          </table:table-cell>
          <table:table-cell office:value-type="string">
            <text:p>La ration présente-elle des carences marquées en minéraux ?</text:p>
          </table:table-cell>
          <table:table-cell office:value-type="string">
            <text:p>carences en minér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4">
            <text:p>2094</text:p>
          </table:table-cell>
          <table:table-cell office:value-type="float" office:value="2024">
            <text:p>2024</text:p>
          </table:table-cell>
          <table:table-cell office:value-type="string">
            <text:p>Le nombre de cornadis est-il suffisant ? +10%/Nb d'animaux présents ?</text:p>
          </table:table-cell>
          <table:table-cell office:value-type="string">
            <text:p>nombre de cornadi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5">
            <text:p>2095</text:p>
          </table:table-cell>
          <table:table-cell office:value-type="float" office:value="2025">
            <text:p>2025</text:p>
          </table:table-cell>
          <table:table-cell office:value-type="string">
            <text:p>Apportez-vous préventivement du magnésium avant et après les premiers jours de sortie au pâturage ?</text:p>
          </table:table-cell>
          <table:table-cell office:value-type="string">
            <text:p>pas d'apport de magnésium à la sortie au pâtur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6">
            <text:p>2096</text:p>
          </table:table-cell>
          <table:table-cell office:value-type="float" office:value="2025">
            <text:p>2025</text:p>
          </table:table-cell>
          <table:table-cell office:value-type="string">
            <text:p>Y a-t-il eu une mauvaise transition alimentaire entre la ration hivernale et printanière ?</text:p>
          </table:table-cell>
          <table:table-cell office:value-type="string">
            <text:p>mauvaise transition alimentaire entre rations hivernales et printaniè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7">
            <text:p>2097</text:p>
          </table:table-cell>
          <table:table-cell office:value-type="float" office:value="2025">
            <text:p>2025</text:p>
          </table:table-cell>
          <table:table-cell office:value-type="string">
            <text:p>Evitez-vous l'utilisation des parcelles chargées en herbe jeune comme aliment unique (en particulier les jeunes prairies temporaires de graminées)?</text:p>
          </table:table-cell>
          <table:table-cell office:value-type="string">
            <text:p>parcelles d'herbe jeune comme aliment uniqu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8">
            <text:p>2098</text:p>
          </table:table-cell>
          <table:table-cell office:value-type="float" office:value="2025">
            <text:p>2025</text:p>
          </table:table-cell>
          <table:table-cell office:value-type="string">
            <text:p>Evitez-vous le pâturage si conditions climatiques sont défavorables? (les jours froids et pluvieux ou utilisation de parcelles abritées)</text:p>
          </table:table-cell>
          <table:table-cell office:value-type="string">
            <text:p>Pâturage lors de conditions climatiques défavorables (jours froids, pluvieux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99">
            <text:p>2099</text:p>
          </table:table-cell>
          <table:table-cell office:value-type="float" office:value="2026">
            <text:p>2026</text:p>
          </table:table-cell>
          <table:table-cell office:value-type="string">
            <text:p>Y a-t’il eu une mauvaise transition alimentaire entre la période sèche et la période de lactation ?</text:p>
          </table:table-cell>
          <table:table-cell office:value-type="string">
            <text:p>mauvaise transition alimentaire entre période sèche et période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0">
            <text:p>2100</text:p>
          </table:table-cell>
          <table:table-cell office:value-type="float" office:value="2026">
            <text:p>2026</text:p>
          </table:table-cell>
          <table:table-cell office:value-type="string">
            <text:p>Distribuez-vous un foin fibreux en tête de repas pour sécuriser la digestion ruminale ?</text:p>
          </table:table-cell>
          <table:table-cell office:value-type="string">
            <text:p>pas de foin fibreux en tê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1">
            <text:p>2101</text:p>
          </table:table-cell>
          <table:table-cell office:value-type="float" office:value="2026">
            <text:p>2026</text:p>
          </table:table-cell>
          <table:table-cell office:value-type="string">
            <text:p>Les concentrés sont-ils composés d’amidon à dégradation lente ?</text:p>
          </table:table-cell>
          <table:table-cell office:value-type="string">
            <text:p>concentrés composés d'amidon à dégradation rapid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2">
            <text:p>2102</text:p>
          </table:table-cell>
          <table:table-cell office:value-type="float" office:value="2026">
            <text:p>2026</text:p>
          </table:table-cell>
          <table:table-cell office:value-type="string">
            <text:p>La ration est-elle consommée 50% le jour et 50% la nuit ?</text:p>
          </table:table-cell>
          <table:table-cell office:value-type="string">
            <text:p>ration non consommée 50% le jour et 50% la n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3">
            <text:p>2103</text:p>
          </table:table-cell>
          <table:table-cell office:value-type="float" office:value="2026">
            <text:p>2026</text:p>
          </table:table-cell>
          <table:table-cell office:value-type="string">
            <text:p>La ration du matin est-elle identique à la ration du soir en quantité et en qualité ?</text:p>
          </table:table-cell>
          <table:table-cell office:value-type="string">
            <text:p>ration du matin et du soir iden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4">
            <text:p>2104</text:p>
          </table:table-cell>
          <table:table-cell office:value-type="float" office:value="2026">
            <text:p>2026</text:p>
          </table:table-cell>
          <table:table-cell office:value-type="string">
            <text:p>L'apport de concentré dans la ration est-il réalisé de façon progressive ?</text:p>
          </table:table-cell>
          <table:table-cell office:value-type="string">
            <text:p>apport de concentré non progressi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5">
            <text:p>2105</text:p>
          </table:table-cell>
          <table:table-cell office:value-type="float" office:value="2026">
            <text:p>2026</text:p>
          </table:table-cell>
          <table:table-cell office:value-type="string">
            <text:p>La ration consommée est-elle riche en glucides facilement fermentescibles ?</text:p>
          </table:table-cell>
          <table:table-cell office:value-type="string">
            <text:p>ration riche en glucides facilement fermentescib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6">
            <text:p>2106</text:p>
          </table:table-cell>
          <table:table-cell office:value-type="float" office:value="2026">
            <text:p>2026</text:p>
          </table:table-cell>
          <table:table-cell office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>
            <text:p>ration pauvre en fibres efficac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7">
            <text:p>2107</text:p>
          </table:table-cell>
          <table:table-cell office:value-type="float" office:value="2026">
            <text:p>2026</text:p>
          </table:table-cell>
          <table:table-cell office:value-type="string">
            <text:p>La distribution des concentrés est-elle fractionnée et s'accompagne-t-elle de fourrages grossiers?</text:p>
          </table:table-cell>
          <table:table-cell office:value-type="string">
            <text:p>distribution de concentrés non fractionnée et sans fourrage grossi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8">
            <text:p>2108</text:p>
          </table:table-cell>
          <table:table-cell office:value-type="float" office:value="2026">
            <text:p>2026</text:p>
          </table:table-cell>
          <table:table-cell office:value-type="string">
            <text:p>En cas de changement de fourrage dans la ration de base assurez-vous une transition alimentaire de 3 semaines ?</text:p>
          </table:table-cell>
          <table:table-cell office:value-type="string">
            <text:p>pas ou peu de transition alimentaire si changement de fourrag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09">
            <text:p>2109</text:p>
          </table:table-cell>
          <table:table-cell office:value-type="float" office:value="2026">
            <text:p>2026</text:p>
          </table:table-cell>
          <table:table-cell office:value-type="string">
            <text:p>Mettez-vous à disposition des vaches des pierres de sel favorisant la salivation?</text:p>
          </table:table-cell>
          <table:table-cell office:value-type="string">
            <text:p>pas de pierres de sel à disposi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0">
            <text:p>2110</text:p>
          </table:table-cell>
          <table:table-cell office:value-type="float" office:value="2027">
            <text:p>2027</text:p>
          </table:table-cell>
          <table:table-cell office:value-type="string">
            <text:p>Y a-t’il eu une mauvaise transition alimentaire entre la période sèche et la période de lactation ?</text:p>
          </table:table-cell>
          <table:table-cell office:value-type="string">
            <text:p>mauvaise transition alimentaire entre période sèche et période de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1">
            <text:p>2111</text:p>
          </table:table-cell>
          <table:table-cell office:value-type="float" office:value="2027">
            <text:p>2027</text:p>
          </table:table-cell>
          <table:table-cell office:value-type="string">
            <text:p>Distribuez-vous un foin fibreux en tête de repas pour sécuriser la digestion ruminale ?</text:p>
          </table:table-cell>
          <table:table-cell office:value-type="string">
            <text:p>Pas de foins fibreux distribué en tête de repas pour sécuriser la digestion rumin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2">
            <text:p>2112</text:p>
          </table:table-cell>
          <table:table-cell office:value-type="float" office:value="2027">
            <text:p>2027</text:p>
          </table:table-cell>
          <table:table-cell office:value-type="string">
            <text:p>Les concentrés sont-ils composés d’amidon à dégradation lente ?</text:p>
          </table:table-cell>
          <table:table-cell office:value-type="string">
            <text:p>Concentrés composés d'amidon à dégradation rapid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3">
            <text:p>2113</text:p>
          </table:table-cell>
          <table:table-cell office:value-type="float" office:value="2027">
            <text:p>2027</text:p>
          </table:table-cell>
          <table:table-cell office:value-type="string">
            <text:p>La ration est-elle consommée 50% le jour et 50% la nuit ?</text:p>
          </table:table-cell>
          <table:table-cell office:value-type="string">
            <text:p>ration non consommée 50% le jour et 50% la n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4">
            <text:p>2114</text:p>
          </table:table-cell>
          <table:table-cell office:value-type="float" office:value="2027">
            <text:p>2027</text:p>
          </table:table-cell>
          <table:table-cell office:value-type="string">
            <text:p>La ration du matin est-elle identique à la ration du soir en quantité et en qualité ?</text:p>
          </table:table-cell>
          <table:table-cell office:value-type="string">
            <text:p>Rations du matin et du soir identiques en qualité et quantité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5">
            <text:p>2115</text:p>
          </table:table-cell>
          <table:table-cell office:value-type="float" office:value="2027">
            <text:p>2027</text:p>
          </table:table-cell>
          <table:table-cell office:value-type="string">
            <text:p>L'apport de concentrés dans la ration est-il réalisé de façon progressive, fractionnée et accompagnée de fourrage grossiers</text:p>
          </table:table-cell>
          <table:table-cell office:value-type="string">
            <text:p>Apport de concentré dans la ration non progressif, fractionné et accompagné de fourrage grossi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6">
            <text:p>2116</text:p>
          </table:table-cell>
          <table:table-cell office:value-type="float" office:value="2027">
            <text:p>2027</text:p>
          </table:table-cell>
          <table:table-cell office:value-type="string">
            <text:p>La ration consommée est-elle riche en glucides facilement fermentescibles ?</text:p>
          </table:table-cell>
          <table:table-cell office:value-type="string">
            <text:p>Ration riche en glucides facilement fermentescibl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7">
            <text:p>2117</text:p>
          </table:table-cell>
          <table:table-cell office:value-type="float" office:value="2027">
            <text:p>2027</text:p>
          </table:table-cell>
          <table:table-cell office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>
            <text:p>Ration pauvre en fibres efficaces pour stimuler la rumination et donc la salivation (manque de brins longs rigides et piquants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19">
            <text:p>2119</text:p>
          </table:table-cell>
          <table:table-cell office:value-type="float" office:value="2027">
            <text:p>2027</text:p>
          </table:table-cell>
          <table:table-cell office:value-type="string">
            <text:p>En cas de changement de fourrage dans la ration de base assurez-vous une transition alimentaire de 3 semaines ?</text:p>
          </table:table-cell>
          <table:table-cell office:value-type="string">
            <text:p>pas ou peu de transition alimentaire si changement de fourrag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0">
            <text:p>2120</text:p>
          </table:table-cell>
          <table:table-cell office:value-type="float" office:value="2027">
            <text:p>2027</text:p>
          </table:table-cell>
          <table:table-cell office:value-type="string">
            <text:p>Mettez-vous à disposition des vaches des pierres de sel favorisant la salivation?</text:p>
          </table:table-cell>
          <table:table-cell office:value-type="string">
            <text:p>Pas de pierres de sel à disposition favorisant la saliv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1">
            <text:p>2121</text:p>
          </table:table-cell>
          <table:table-cell office:value-type="float" office:value="2029">
            <text:p>2029</text:p>
          </table:table-cell>
          <table:table-cell office:value-type="string">
            <text:p>La ration présente-t-elle un excès d’azote ?</text:p>
          </table:table-cell>
          <table:table-cell office:value-type="string">
            <text:p>excès d'azot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2">
            <text:p>2122</text:p>
          </table:table-cell>
          <table:table-cell office:value-type="float" office:value="2029">
            <text:p>2029</text:p>
          </table:table-cell>
          <table:table-cell office:value-type="string">
            <text:p>La ration présent-t-elle un déficit en énergie ?</text:p>
          </table:table-cell>
          <table:table-cell office:value-type="string">
            <text:p>déficit en énergi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3">
            <text:p>2123</text:p>
          </table:table-cell>
          <table:table-cell office:value-type="float" office:value="2031">
            <text:p>2031</text:p>
          </table:table-cell>
          <table:table-cell office:value-type="string">
            <text:p>Respectez-vous le protocole d’entretien régulier de la machine à traire ? (contrôle, suivi des recommandations, manchons, valves,…)</text:p>
          </table:table-cell>
          <table:table-cell office:value-type="string">
            <text:p>manque d'entretien régulier de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4">
            <text:p>2124</text:p>
          </table:table-cell>
          <table:table-cell office:value-type="float" office:value="2031">
            <text:p>2031</text:p>
          </table:table-cell>
          <table:table-cell office:value-type="string">
            <text:p>Changez-vous les manchons autant que nécessaire ?</text:p>
          </table:table-cell>
          <table:table-cell office:value-type="string">
            <text:p>manchons changés trop peu souv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5">
            <text:p>2125</text:p>
          </table:table-cell>
          <table:table-cell office:value-type="float" office:value="2031">
            <text:p>2031</text:p>
          </table:table-cell>
          <table:table-cell office:value-type="string">
            <text:p>L'ambiance de traite est-elle calme et sereine ?</text:p>
          </table:table-cell>
          <table:table-cell office:value-type="string">
            <text:p>ambiance de traite bruyante ou stres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6">
            <text:p>2126</text:p>
          </table:table-cell>
          <table:table-cell office:value-type="float" office:value="2031">
            <text:p>2031</text:p>
          </table:table-cell>
          <table:table-cell office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>
            <text:p>pas de protocole de nettoyage ou de soin si blessure des mains du trayeur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7">
            <text:p>2127</text:p>
          </table:table-cell>
          <table:table-cell office:value-type="float" office:value="2031">
            <text:p>2031</text:p>
          </table:table-cell>
          <table:table-cell office:value-type="string">
            <text:p>Assurez-vous un bon protocole de préparation des trayons avant la traite? (lavage + désinfection avec un produit utilisable en AB + essuyage)</text:p>
          </table:table-cell>
          <table:table-cell office:value-type="string">
            <text:p>protocole de préparation des trayons insuffisant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8">
            <text:p>2128</text:p>
          </table:table-cell>
          <table:table-cell office:value-type="float" office:value="2030">
            <text:p>2030</text:p>
          </table:table-cell>
          <table:table-cell office:value-type="string">
            <text:p>Avez-vous un protocole de nettoyage des mamelles à sec (ex laine de bois) permettant le respect de la flore lactique naturelle protectrice ?</text:p>
          </table:table-cell>
          <table:table-cell office:value-type="string">
            <text:p>pas de protocole de nettoyage à sec des mamel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29">
            <text:p>2129</text:p>
          </table:table-cell>
          <table:table-cell office:value-type="float" office:value="2030">
            <text:p>2030</text:p>
          </table:table-cell>
          <table:table-cell office:value-type="string">
            <text:p>Etes-vous vigilants sur la rupture du vide d’air au moment de la pose de griffe ?</text:p>
          </table:table-cell>
          <table:table-cell office:value-type="string">
            <text:p>au moment de la pose de la griffe, moindre vigilance accordée à la rupture du vide d'a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0">
            <text:p>2130</text:p>
          </table:table-cell>
          <table:table-cell office:value-type="float" office:value="2031">
            <text:p>2031</text:p>
          </table:table-cell>
          <table:table-cell office:value-type="string">
            <text:p>En fin de traite, réalisez-vous de l'égouttage, des massages, de la sur-traite?</text:p>
          </table:table-cell>
          <table:table-cell office:value-type="string">
            <text:p>égouttage ou massage ou sur-traite en fin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1">
            <text:p>2131</text:p>
          </table:table-cell>
          <table:table-cell office:value-type="float" office:value="2030">
            <text:p>2030</text:p>
          </table:table-cell>
          <table:table-cell office:value-type="string">
            <text:p>Pratiquez-vous une désinfection des manchons après la traite des vaches mammiteuses ou cellulaires</text:p>
          </table:table-cell>
          <table:table-cell office:value-type="string">
            <text:p>pas de désinfection des manchons après la traite de vaches mammiteuses ou cellulai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2">
            <text:p>2132</text:p>
          </table:table-cell>
          <table:table-cell office:value-type="float" office:value="2031">
            <text:p>2031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3">
            <text:p>2133</text:p>
          </table:table-cell>
          <table:table-cell office:value-type="float" office:value="2031">
            <text:p>2031</text:p>
          </table:table-cell>
          <table:table-cell office:value-type="string">
            <text:p>Réalisez-vous une désinfection des trayons après la traite? Si oui, est-elle réalisée de manière correcte?</text:p>
          </table:table-cell>
          <table:table-cell office:value-type="string">
            <text:p>pas de bonne désinfection des trayons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4">
            <text:p>2134</text:p>
          </table:table-cell>
          <table:table-cell office:value-type="float" office:value="2031">
            <text:p>2031</text:p>
          </table:table-cell>
          <table:table-cell office:value-type="string">
            <text:p>Avez-vous un protocole évitant la destruction de la flore lactique naturelle protectrice ?</text:p>
          </table:table-cell>
          <table:table-cell office:value-type="string">
            <text:p>pas d'attention accordée à la flore lactique protectrice lors du protocole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5">
            <text:p>2135</text:p>
          </table:table-cell>
          <table:table-cell office:value-type="float" office:value="2031">
            <text:p>2031</text:p>
          </table:table-cell>
          <table:table-cell office:value-type="string">
            <text:p>Appliquer vous un protocole de désinfection des griffes après la traite de chaque vache?</text:p>
          </table:table-cell>
          <table:table-cell office:value-type="string">
            <text:p>pas de protocole de désinfection des griffes après la traite de chaque vach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6">
            <text:p>2136</text:p>
          </table:table-cell>
          <table:table-cell office:value-type="float" office:value="2031">
            <text:p>2031</text:p>
          </table:table-cell>
          <table:table-cell office:value-type="string">
            <text:p>Appliquer vous un protocole de nettoyage de l'équipement de traite en fin de traite?</text:p>
          </table:table-cell>
          <table:table-cell office:value-type="string">
            <text:p>pas de protocole de nettoyage de l'équipement de traite en fin de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7">
            <text:p>2137</text:p>
          </table:table-cell>
          <table:table-cell office:value-type="float" office:value="2030">
            <text:p>2030</text:p>
          </table:table-cell>
          <table:table-cell office:value-type="string">
            <text:p>Détenez-vous plus de 50 % de vaches à risque ? (lésions à l'extrémité des trayons, index CEL négatif, mammites à répétition)</text:p>
          </table:table-cell>
          <table:table-cell office:value-type="string">
            <text:p>plus de 50% de vaches à risq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8">
            <text:p>2138</text:p>
          </table:table-cell>
          <table:table-cell office:value-type="float" office:value="2030">
            <text:p>2030</text:p>
          </table:table-cell>
          <table:table-cell office:value-type="string">
            <text:p>Avez-vous une stratégie de réformes des vaches infectées de manière chronique, incurables ?</text:p>
          </table:table-cell>
          <table:table-cell office:value-type="string">
            <text:p>pas de stratégie de réforme des vaches infectées de manière chroniqu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39">
            <text:p>2139</text:p>
          </table:table-cell>
          <table:table-cell office:value-type="float" office:value="2030">
            <text:p>2030</text:p>
          </table:table-cell>
          <table:table-cell office:value-type="string">
            <text:p>Respectez-vous le protocole d’entretien régulier de la machine à traire ? (contrôle, suivi des recommandations, manchons, valves,…)</text:p>
          </table:table-cell>
          <table:table-cell office:value-type="string">
            <text:p>mauvais respect du protocole d'entretien régulier de la machine à tra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0">
            <text:p>2140</text:p>
          </table:table-cell>
          <table:table-cell office:value-type="float" office:value="2030">
            <text:p>2030</text:p>
          </table:table-cell>
          <table:table-cell office:value-type="string">
            <text:p>Changez-vous les manchons autant que nécessaire ?</text:p>
          </table:table-cell>
          <table:table-cell office:value-type="string">
            <text:p>manchons changés trop peu souv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1">
            <text:p>2141</text:p>
          </table:table-cell>
          <table:table-cell office:value-type="float" office:value="2030">
            <text:p>2030</text:p>
          </table:table-cell>
          <table:table-cell office:value-type="string">
            <text:p>L'ambiance de traite est-elle calme et sereine ?</text:p>
          </table:table-cell>
          <table:table-cell office:value-type="string">
            <text:p>ambiance bruyante ou stres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2">
            <text:p>2142</text:p>
          </table:table-cell>
          <table:table-cell office:value-type="float" office:value="2030">
            <text:p>2030</text:p>
          </table:table-cell>
          <table:table-cell office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>
            <text:p>pas de protocole de nettoyage ou de soin si blessure des mains du trayeur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3">
            <text:p>2143</text:p>
          </table:table-cell>
          <table:table-cell office:value-type="float" office:value="2030">
            <text:p>2030</text:p>
          </table:table-cell>
          <table:table-cell office:value-type="string">
            <text:p>Assurez-vous un bon protocole de préparation des trayons avant la traite ? (lavage + essuyage des trayons avant traite)</text:p>
          </table:table-cell>
          <table:table-cell office:value-type="string">
            <text:p>protocole de préparation des trayons insuffisant avant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4">
            <text:p>2144</text:p>
          </table:table-cell>
          <table:table-cell office:value-type="float" office:value="2030">
            <text:p>2030</text:p>
          </table:table-cell>
          <table:table-cell office:value-type="string">
            <text:p>En fin de traite, réalisez-vous de l'égouttage, des massages, de la sur-traite ?</text:p>
          </table:table-cell>
          <table:table-cell office:value-type="string">
            <text:p>égouttage ou massage ou sur-traite en fin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5">
            <text:p>2145</text:p>
          </table:table-cell>
          <table:table-cell office:value-type="float" office:value="2030">
            <text:p>2030</text:p>
          </table:table-cell>
          <table:table-cell office:value-type="string">
            <text:p>Possédez-vous une machine à traire bien réglée? (réglage de l'installation et/ou réglage de la dépose automatique)</text:p>
          </table:table-cell>
          <table:table-cell office:value-type="string">
            <text:p>machine à traire mal régl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6">
            <text:p>2146</text:p>
          </table:table-cell>
          <table:table-cell office:value-type="float" office:value="2031">
            <text:p>2031</text:p>
          </table:table-cell>
          <table:table-cell office:value-type="string">
            <text:p>Pratiquez-vous une désinfection des manchons après les vaches mammiteuses ou cellulaires ?</text:p>
          </table:table-cell>
          <table:table-cell office:value-type="string">
            <text:p>pas de désinfection des manchons après la traite de vaches mammiteuses ou cellulai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7">
            <text:p>2147</text:p>
          </table:table-cell>
          <table:table-cell office:value-type="float" office:value="2030">
            <text:p>2030</text:p>
          </table:table-cell>
          <table:table-cell office:value-type="string">
            <text:p>Réalisez-vous une désinfection des trayons après la traite? Si oui, est-elle réalisée de manière correcte?</text:p>
          </table:table-cell>
          <table:table-cell office:value-type="string">
            <text:p>pas de bonne désinfection des trayons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8">
            <text:p>2148</text:p>
          </table:table-cell>
          <table:table-cell office:value-type="float" office:value="2030">
            <text:p>2030</text:p>
          </table:table-cell>
          <table:table-cell office:value-type="string">
            <text:p>Avez-vous un protocole évitant la destruction de la flore lactique naturelle protectrice ?</text:p>
          </table:table-cell>
          <table:table-cell office:value-type="string">
            <text:p>pas d'attention accordée à la flore lactique protectrice lors du protocole de désinf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49">
            <text:p>2149</text:p>
          </table:table-cell>
          <table:table-cell office:value-type="float" office:value="2030">
            <text:p>2030</text:p>
          </table:table-cell>
          <table:table-cell office:value-type="string">
            <text:p>Appliquer-vous un protocole de désinfection des griffes après la traite de chaque vache?</text:p>
          </table:table-cell>
          <table:table-cell office:value-type="string">
            <text:p>pas de protocole de désinfection des griffes après la traite de chaque vach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0">
            <text:p>2150</text:p>
          </table:table-cell>
          <table:table-cell office:value-type="float" office:value="2030">
            <text:p>2030</text:p>
          </table:table-cell>
          <table:table-cell office:value-type="string">
            <text:p>Appliquer-vous un protocole de nettoyage de l'équipement de traite en fin de traite?</text:p>
          </table:table-cell>
          <table:table-cell office:value-type="string">
            <text:p>pas de protocole de nettoyage de l'équipement de traite en fin de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1">
            <text:p>2151</text:p>
          </table:table-cell>
          <table:table-cell office:value-type="float" office:value="2031">
            <text:p>2031</text:p>
          </table:table-cell>
          <table:table-cell office:value-type="string">
            <text:p>La dimension du logement et la densité des animaux (m²/animal) permettent-elles à toutes les vaches de se coucher sur l'aire de couchage?</text:p>
          </table:table-cell>
          <table:table-cell office:value-type="string">
            <text:p>dimension et densité des animaux insuffisantes sur l'aire de couch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2">
            <text:p>2152</text:p>
          </table:table-cell>
          <table:table-cell office:value-type="float" office:value="2031">
            <text:p>2031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du bâtiment non satisfa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3">
            <text:p>2153</text:p>
          </table:table-cell>
          <table:table-cell office:value-type="float" office:value="2031">
            <text:p>2031</text:p>
          </table:table-cell>
          <table:table-cell office:value-type="string">
            <text:p>La ventilation du bâtiment est-elle correcte?</text:p>
          </table:table-cell>
          <table:table-cell office:value-type="string">
            <text:p>ventilation du bâtiment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4">
            <text:p>2154</text:p>
          </table:table-cell>
          <table:table-cell office:value-type="float" office:value="2031">
            <text:p>2031</text:p>
          </table:table-cell>
          <table:table-cell office:value-type="string">
            <text:p>Observez-vous des zones de surdensité d'animaux couchés au même endroit (autour du point d'eau ou sous les arbres...) ?</text:p>
          </table:table-cell>
          <table:table-cell office:value-type="string">
            <text:p>zones de surdensité d'animaux couchés au même endro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5">
            <text:p>2155</text:p>
          </table:table-cell>
          <table:table-cell office:value-type="float" office:value="2031">
            <text:p>2031</text:p>
          </table:table-cell>
          <table:table-cell office:value-type="string">
            <text:p>Entretenez-vous correctement les box de vêlage et d'isolement?</text:p>
          </table:table-cell>
          <table:table-cell office:value-type="string">
            <text:p>box de vêlage et d'isolement peu entreten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6">
            <text:p>2156</text:p>
          </table:table-cell>
          <table:table-cell office:value-type="float" office:value="2031">
            <text:p>2031</text:p>
          </table:table-cell>
          <table:table-cell office:value-type="string">
            <text:p>Possédez-vous un protocole afin d'éviter que les vaches ne se couchent durant la demi-heure suivant la traite pour permettre la fermeture des sphincters de trayon ?</text:p>
          </table:table-cell>
          <table:table-cell office:value-type="string">
            <text:p>pas de protocole évitant aux vaches de se coucher dans la demi-heure suivant la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7">
            <text:p>2157</text:p>
          </table:table-cell>
          <table:table-cell office:value-type="float" office:value="2031">
            <text:p>2031</text:p>
          </table:table-cell>
          <table:table-cell office:value-type="string">
            <text:p>La qualité des sols des aires de circulation est-il correct (non glissant, non blessant)?</text:p>
          </table:table-cell>
          <table:table-cell office:value-type="string">
            <text:p>sols des aires de circulation glissants ou blessa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8">
            <text:p>2158</text:p>
          </table:table-cell>
          <table:table-cell office:value-type="float" office:value="2032">
            <text:p>2032</text:p>
          </table:table-cell>
          <table:table-cell office:value-type="string">
            <text:p>Réalisez-vous une séparation les vaches taries du troupeau dès la dernière traite pour les gérer correctement ?</text:p>
          </table:table-cell>
          <table:table-cell office:value-type="string">
            <text:p>pas de séparation des vaches dès la dernièr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59">
            <text:p>2159</text:p>
          </table:table-cell>
          <table:table-cell office:value-type="float" office:value="2032">
            <text:p>2032</text:p>
          </table:table-cell>
          <table:table-cell office:value-type="string">
            <text:p>Réduisez-vous graduellement l'apport d'aliments riches en énergie à la fin de la lactation?</text:p>
          </table:table-cell>
          <table:table-cell office:value-type="string">
            <text:p>pas de réduction graduelle des aliments riches en énergie à la fin de la lac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0">
            <text:p>2160</text:p>
          </table:table-cell>
          <table:table-cell office:value-type="float" office:value="2032">
            <text:p>2032</text:p>
          </table:table-cell>
          <table:table-cell office:value-type="string">
            <text:p>Utilisez-vous des obturateurs de sphincters pour éviter de nouvelles contaminations lors du tarissement ?</text:p>
          </table:table-cell>
          <table:table-cell office:value-type="string">
            <text:p>pas d'utilisation d'obturateurs de sphincte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1">
            <text:p>2161</text:p>
          </table:table-cell>
          <table:table-cell office:value-type="float" office:value="2032">
            <text:p>2032</text:p>
          </table:table-cell>
          <table:table-cell office:value-type="string">
            <text:p>L’espace dédié aux taries est-il aussi important que celui dédié aux VL ?</text:p>
          </table:table-cell>
          <table:table-cell office:value-type="string">
            <text:p>espace dédié aux tarie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2">
            <text:p>2162</text:p>
          </table:table-cell>
          <table:table-cell office:value-type="float" office:value="2032">
            <text:p>2032</text:p>
          </table:table-cell>
          <table:table-cell office:value-type="string">
            <text:p>L’hygiène générale du bâtiment des taries est-il aussi bon que celui des VL ? (densité, paillage, nature du paillage), Réalisez-vous une désinfection du bâtiment si besoin?</text:p>
          </table:table-cell>
          <table:table-cell office:value-type="string">
            <text:p>hygiène du bâtiment des tarie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3">
            <text:p>2163</text:p>
          </table:table-cell>
          <table:table-cell office:value-type="float" office:value="2032">
            <text:p>2032</text:p>
          </table:table-cell>
          <table:table-cell office:value-type="string">
            <text:p>La ventilation du bâtiment est-elle correcte?</text:p>
          </table:table-cell>
          <table:table-cell office:value-type="string">
            <text:p>ventilation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4">
            <text:p>2164</text:p>
          </table:table-cell>
          <table:table-cell office:value-type="float" office:value="2032">
            <text:p>2032</text:p>
          </table:table-cell>
          <table:table-cell office:value-type="string">
            <text:p>Observez-vous des zones de surdensité d'animaux couchés au même endroit (autour du point d'eau ou sous les arbres...) ?</text:p>
          </table:table-cell>
          <table:table-cell office:value-type="string">
            <text:p>zones de surdensité d'animaux couchés au même endro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5">
            <text:p>2165</text:p>
          </table:table-cell>
          <table:table-cell office:value-type="float" office:value="2032">
            <text:p>2032</text:p>
          </table:table-cell>
          <table:table-cell office:value-type="string">
            <text:p>Les box de vêlage et d'isolement sont-ils proches de l'aire paillée?</text:p>
          </table:table-cell>
          <table:table-cell office:value-type="string">
            <text:p>box de vêlage et d'isolement loin de l'aire pail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6">
            <text:p>2166</text:p>
          </table:table-cell>
          <table:table-cell office:value-type="float" office:value="2032">
            <text:p>2032</text:p>
          </table:table-cell>
          <table:table-cell office:value-type="string">
            <text:p>Respectez-vous une propreté élevée dans le box de vêlage et d'isolement?</text:p>
          </table:table-cell>
          <table:table-cell office:value-type="string">
            <text:p>propreté non suffisante dans le box de vêlage et d'isole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7">
            <text:p>2167</text:p>
          </table:table-cell>
          <table:table-cell office:value-type="float" office:value="2032">
            <text:p>2032</text:p>
          </table:table-cell>
          <table:table-cell office:value-type="string">
            <text:p>Assurez-vous une supplémentation adéquate en minéraux et vitamines pendant la période sèche?</text:p>
          </table:table-cell>
          <table:table-cell office:value-type="string">
            <text:p>supplémentation insuffisante en minéraux et vitamines pendant la période sè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8">
            <text:p>2168</text:p>
          </table:table-cell>
          <table:table-cell office:value-type="float" office:value="2032">
            <text:p>2032</text:p>
          </table:table-cell>
          <table:table-cell office:value-type="string">
            <text:p>Repérez-vous les animaux en fin de gestation ayant des pertes de lait ?</text:p>
          </table:table-cell>
          <table:table-cell office:value-type="string">
            <text:p>manque de vigilance sur les animaux ayant des pertes de lait en fin de gesta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69">
            <text:p>2169</text:p>
          </table:table-cell>
          <table:table-cell office:value-type="float" office:value="2032">
            <text:p>2032</text:p>
          </table:table-cell>
          <table:table-cell office:value-type="string">
            <text:p>Attachez-vous de l’importance à la sélection des animaux sur le critère qualité des sphincters ?</text:p>
          </table:table-cell>
          <table:table-cell office:value-type="string">
            <text:p>pas de sélection des animaux sur le critère qualité des sphincter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0">
            <text:p>2170</text:p>
          </table:table-cell>
          <table:table-cell office:value-type="float" office:value="2032">
            <text:p>2032</text:p>
          </table:table-cell>
          <table:table-cell office:value-type="string">
            <text:p>Êtes-vous vigilants sur la complémentation en oligoéléments sur la fin de gestation ?</text:p>
          </table:table-cell>
          <table:table-cell office:value-type="string">
            <text:p>manque de vigilance sur la complémentation en oligoéléments sur la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1">
            <text:p>2171</text:p>
          </table:table-cell>
          <table:table-cell office:value-type="float" office:value="2032">
            <text:p>2032</text:p>
          </table:table-cell>
          <table:table-cell office:value-type="string">
            <text:p>Détenez-vous plus de 50 % de vaches à risque (lésions à l'extrémité des trayons, index CEL négatif, faisant des mammites souvent)</text:p>
          </table:table-cell>
          <table:table-cell office:value-type="string">
            <text:p>plus de 50% de vaches à risq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2">
            <text:p>2172</text:p>
          </table:table-cell>
          <table:table-cell office:value-type="float" office:value="2032">
            <text:p>2032</text:p>
          </table:table-cell>
          <table:table-cell office:value-type="string">
            <text:p>Etes-vous vigilant au sujet de l’âge moyen du troupeau ?</text:p>
          </table:table-cell>
          <table:table-cell office:value-type="string">
            <text:p>manque de vigilance sur l'âge moyen du troup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3">
            <text:p>2173</text:p>
          </table:table-cell>
          <table:table-cell office:value-type="float" office:value="2033">
            <text:p>2033</text:p>
          </table:table-cell>
          <table:table-cell office:value-type="string">
            <text:p>Possédez-vous un protocole pour éviter que les génisses se tètent entre elles?</text:p>
          </table:table-cell>
          <table:table-cell office:value-type="string">
            <text:p>absence de protocole pour éviter que les génisses se tètent entre el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4">
            <text:p>2174</text:p>
          </table:table-cell>
          <table:table-cell office:value-type="float" office:value="2033">
            <text:p>2033</text:p>
          </table:table-cell>
          <table:table-cell office:value-type="string">
            <text:p>L’espace dédié aux génisses pleines est-il aussi important que celui dédié aux laitières ?</text:p>
          </table:table-cell>
          <table:table-cell office:value-type="string">
            <text:p>espace pour génisses pleines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5">
            <text:p>2175</text:p>
          </table:table-cell>
          <table:table-cell office:value-type="float" office:value="2033">
            <text:p>2033</text:p>
          </table:table-cell>
          <table:table-cell office:value-type="string">
            <text:p>L’hygiène générale du bâtiment est-il aussi bon que celui des laitières ? (densité, paillage, nature du paillage), Réalisez-vous une désinfection du bâtiment si besoin?</text:p>
          </table:table-cell>
          <table:table-cell office:value-type="string">
            <text:p>hygiène insuffisante du bâtiment des génisses plein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6">
            <text:p>2176</text:p>
          </table:table-cell>
          <table:table-cell office:value-type="float" office:value="2033">
            <text:p>2033</text:p>
          </table:table-cell>
          <table:table-cell office:value-type="string">
            <text:p>La ventilation du bâtiment est-elle correcte?</text:p>
          </table:table-cell>
          <table:table-cell office:value-type="string">
            <text:p>ventilation du bâtiment insuffisa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7">
            <text:p>2177</text:p>
          </table:table-cell>
          <table:table-cell office:value-type="float" office:value="2033">
            <text:p>2033</text:p>
          </table:table-cell>
          <table:table-cell office:value-type="string">
            <text:p>Observez-vous des zones de surdensité d'animaux couchés au même endroit (autour du point d'eau ou sous les arbres...) ?</text:p>
          </table:table-cell>
          <table:table-cell office:value-type="string">
            <text:p>zones de surdensité d'animaux couchés au même endro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8">
            <text:p>2178</text:p>
          </table:table-cell>
          <table:table-cell office:value-type="float" office:value="2033">
            <text:p>2033</text:p>
          </table:table-cell>
          <table:table-cell office:value-type="string">
            <text:p>Les box de vêlage et d'isolement sont-ils proche de l'aire paillée?</text:p>
          </table:table-cell>
          <table:table-cell office:value-type="string">
            <text:p>box de vêlage et d'isolement loin de l'aire paill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79">
            <text:p>2179</text:p>
          </table:table-cell>
          <table:table-cell office:value-type="float" office:value="2033">
            <text:p>2033</text:p>
          </table:table-cell>
          <table:table-cell office:value-type="string">
            <text:p>Assurez-vous une supplémentation adéquate en minéraux et vitamines des génisses en fin de gestation ?</text:p>
          </table:table-cell>
          <table:table-cell office:value-type="string">
            <text:p>supplémentation insuffisante en minéraux et vitamine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0">
            <text:p>2180</text:p>
          </table:table-cell>
          <table:table-cell office:value-type="float" office:value="2033">
            <text:p>2033</text:p>
          </table:table-cell>
          <table:table-cell office:value-type="string">
            <text:p>Assurez-vous une transition et progression alimentaire adaptées sur la fin de gestation/début de lactation des primipares ?</text:p>
          </table:table-cell>
          <table:table-cell office:value-type="string">
            <text:p>pas ou peu de transition alimentaire sur la fin de gestation/début de lactation des primipa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1">
            <text:p>2181</text:p>
          </table:table-cell>
          <table:table-cell office:value-type="float" office:value="2033">
            <text:p>2033</text:p>
          </table:table-cell>
          <table:table-cell office:value-type="string">
            <text:p>Les primipares se couchent-elles correctement dans les logettes?</text:p>
          </table:table-cell>
          <table:table-cell office:value-type="string">
            <text:p>les primipares ne se couchent pas correctement dans les logett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2">
            <text:p>2182</text:p>
          </table:table-cell>
          <table:table-cell office:value-type="float" office:value="2033">
            <text:p>2033</text:p>
          </table:table-cell>
          <table:table-cell office:value-type="string">
            <text:p>Les primipares sont-elles battues par les vaches pour les accès à l’auge et à l’eau ?</text:p>
          </table:table-cell>
          <table:table-cell office:value-type="string">
            <text:p>primipares battues par les vaches pour les accès à l'eau et à l'au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3">
            <text:p>2183</text:p>
          </table:table-cell>
          <table:table-cell office:value-type="float" office:value="2034">
            <text:p>2034</text:p>
          </table:table-cell>
          <table:table-cell office:value-type="string">
            <text:p>Voir tous les volets décrits dans CCS tank élevés et prévalence élevée</text:p>
          </table:table-cell>
          <table:table-cell office:value-type="string">
            <text:p>(voir taux cellulaire élevé et/ou prévalence mammites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4">
            <text:p>2184</text:p>
          </table:table-cell>
          <table:table-cell office:value-type="float" office:value="2059">
            <text:p>2059</text:p>
          </table:table-cell>
          <table:table-cell office:value-type="string">
            <text:p>En cas de doute faites-vous réalisez une bactériologie individuelle pour rechercher des vaches excrétrices?</text:p>
          </table:table-cell>
          <table:table-cell office:value-type="string">
            <text:p>pas de bactériologie individuelle en cas de dou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5">
            <text:p>2185</text:p>
          </table:table-cell>
          <table:table-cell office:value-type="float" office:value="2059">
            <text:p>2059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absence de nettoyage correcte avant ou de désinfection correcte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6">
            <text:p>2186</text:p>
          </table:table-cell>
          <table:table-cell office:value-type="float" office:value="2059">
            <text:p>2059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7">
            <text:p>2187</text:p>
          </table:table-cell>
          <table:table-cell office:value-type="float" office:value="2059">
            <text:p>2059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absence de protocole pour pallier un défaut d'entretien ou de nettoyage de matériel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8">
            <text:p>2188</text:p>
          </table:table-cell>
          <table:table-cell office:value-type="float" office:value="2059">
            <text:p>2059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général du bâtiment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89">
            <text:p>2189</text:p>
          </table:table-cell>
          <table:table-cell office:value-type="float" office:value="2060">
            <text:p>2060</text:p>
          </table:table-cell>
          <table:table-cell office:value-type="string">
            <text:p>Réalisez-vous un tri des aliments potentiellement contaminés ou des parties altérées (ensilage)?</text:p>
          </table:table-cell>
          <table:table-cell office:value-type="string">
            <text:p>pas de tri des aliments potentiellement contaminé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0">
            <text:p>2190</text:p>
          </table:table-cell>
          <table:table-cell office:value-type="float" office:value="2060">
            <text:p>2060</text:p>
          </table:table-cell>
          <table:table-cell office:value-type="string">
            <text:p>Réalisez-vous un nettoyage régulier des abreuvoirs et des auges?</text:p>
          </table:table-cell>
          <table:table-cell office:value-type="string">
            <text:p>manque de nettoyage régulier des abreuvoirs et aug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1">
            <text:p>2191</text:p>
          </table:table-cell>
          <table:table-cell office:value-type="float" office:value="2060">
            <text:p>2060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général du bâtiment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2">
            <text:p>2192</text:p>
          </table:table-cell>
          <table:table-cell office:value-type="float" office:value="2060">
            <text:p>2060</text:p>
          </table:table-cell>
          <table:table-cell office:value-type="string">
            <text:p>En cas de doute faites-vous réalisez une bactériologie individuelle pour rechercher des vaches excrétrices?</text:p>
          </table:table-cell>
          <table:table-cell office:value-type="string">
            <text:p>pas de bactériologie individuelle en cas de dou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3">
            <text:p>2193</text:p>
          </table:table-cell>
          <table:table-cell office:value-type="float" office:value="2060">
            <text:p>2060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absence de nettoyage correcte avant ou de désinfection correcte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4">
            <text:p>2194</text:p>
          </table:table-cell>
          <table:table-cell office:value-type="float" office:value="2060">
            <text:p>2060</text:p>
          </table:table-cell>
          <table:table-cell office:value-type="string">
            <text:p>Possédez-vous une installation de traite bien conçue? (pente du lactoduc incorrecte ou diamètre de lactoduc avec engorgements possibles)</text:p>
          </table:table-cell>
          <table:table-cell office:value-type="string">
            <text:p>installation de traite mal conçu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5">
            <text:p>2195</text:p>
          </table:table-cell>
          <table:table-cell office:value-type="float" office:value="2060">
            <text:p>2060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absence de protocole pour pallier un défaut d'entretien ou de nettoyage de matériel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6">
            <text:p>2196</text:p>
          </table:table-cell>
          <table:table-cell office:value-type="float" office:value="2061">
            <text:p>2061</text:p>
          </table:table-cell>
          <table:table-cell office:value-type="string">
            <text:p>Possédez-vous un protocole adapté pour pallier un défaut d'entretien, de nettoyage du matériel de traite et de l'installation?</text:p>
          </table:table-cell>
          <table:table-cell office:value-type="string">
            <text:p>absence de protocole pour pallier un défaut d'entretien ou de nettoyage de matériel de trai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7">
            <text:p>2197</text:p>
          </table:table-cell>
          <table:table-cell office:value-type="float" office:value="2061">
            <text:p>2061</text:p>
          </table:table-cell>
          <table:table-cell office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>
            <text:p>hygiène général du bâtiment insuffis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8">
            <text:p>2198</text:p>
          </table:table-cell>
          <table:table-cell office:value-type="float" office:value="2061">
            <text:p>2061</text:p>
          </table:table-cell>
          <table:table-cell office:value-type="string">
            <text:p>Réalisez-vous un nettoyage avant et une désinfection après la traite? Si oui, ces pratiques sont-elles correctement réalisées?</text:p>
          </table:table-cell>
          <table:table-cell office:value-type="string">
            <text:p>absence de nettoyage correcte avant ou de désinfection correcte après la trai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99">
            <text:p>2199</text:p>
          </table:table-cell>
          <table:table-cell office:value-type="float" office:value="2061">
            <text:p>2061</text:p>
          </table:table-cell>
          <table:table-cell office:value-type="string">
            <text:p>En cas de doute faites-vous réalisez une bactériologie individuelle pour rechercher des vaches excrétrices? - mammites cliniques ou subcliniques</text:p>
          </table:table-cell>
          <table:table-cell office:value-type="string">
            <text:p>pas de bactériologie individuelle en cas de dout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0">
            <text:p>2200</text:p>
          </table:table-cell>
          <table:table-cell office:value-type="float" office:value="2061">
            <text:p>2061</text:p>
          </table:table-cell>
          <table:table-cell office:value-type="string">
            <text:p>Faites-vous réalisez régulièrement un contrôle bactériologique de l'eau? (boisson/lavage/…)</text:p>
          </table:table-cell>
          <table:table-cell office:value-type="string">
            <text:p>absence de contrôle bactériologique de l'ea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2">
            <text:p>2202</text:p>
          </table:table-cell>
          <table:table-cell office:value-type="float" office:value="2035">
            <text:p>2035</text:p>
          </table:table-cell>
          <table:table-cell office:value-type="string">
            <text:p>Assurez-vous une bonne surveillance des vêlages et êtes-vous correctement équipé ?</text:p>
          </table:table-cell>
          <table:table-cell office:value-type="string">
            <text:p>surveillance insuffisante des vêlages, manque d'équip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3">
            <text:p>2203</text:p>
          </table:table-cell>
          <table:table-cell office:value-type="float" office:value="2035">
            <text:p>2035</text:p>
          </table:table-cell>
          <table:table-cell office:value-type="string">
            <text:p>Êtes-vous équipé d'un box de vêlage ?</text:p>
          </table:table-cell>
          <table:table-cell office:value-type="string">
            <text:p>absence de box d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4">
            <text:p>2204</text:p>
          </table:table-cell>
          <table:table-cell office:value-type="float" office:value="2035">
            <text:p>2035</text:p>
          </table:table-cell>
          <table:table-cell office:value-type="string">
            <text:p>Maîtrisez-vous les techniques de réanimation à la naissance ?</text:p>
          </table:table-cell>
          <table:table-cell office:value-type="string">
            <text:p>techniques de réanimation à la naissance non maîtrisé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5">
            <text:p>2205</text:p>
          </table:table-cell>
          <table:table-cell office:value-type="float" office:value="2036">
            <text:p>2036</text:p>
          </table:table-cell>
          <table:table-cell office:value-type="string">
            <text:p>Assurez-vous une surveillance biquotidienne de tous les veaux, si possible par la même personne ?</text:p>
          </table:table-cell>
          <table:table-cell office:value-type="string">
            <text:p>Pas de surveillance biquotidienne de tous les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6">
            <text:p>2206</text:p>
          </table:table-cell>
          <table:table-cell office:value-type="float" office:value="2036">
            <text:p>2036</text:p>
          </table:table-cell>
          <table:table-cell office:value-type="string">
            <text:p>Des apports minéraux, vitamines, oligoéléments (sélénium, magnésium, …) sont-ils réalisés sur les vaches en fin de gestation ?</text:p>
          </table:table-cell>
          <table:table-cell office:value-type="string">
            <text:p>Manque d'apports en minéraux, vitamines, oligoéléments sur les vache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7">
            <text:p>2207</text:p>
          </table:table-cell>
          <table:table-cell office:value-type="float" office:value="2036">
            <text:p>2036</text:p>
          </table:table-cell>
          <table:table-cell office:value-type="string">
            <text:p>La quantité de colostrum bu est-elle suffisante ?</text:p>
          </table:table-cell>
          <table:table-cell office:value-type="string">
            <text:p>Quantité de colostrum bu insuffisant (10% du poids de veau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8">
            <text:p>2208</text:p>
          </table:table-cell>
          <table:table-cell office:value-type="float" office:value="2036">
            <text:p>2036</text:p>
          </table:table-cell>
          <table:table-cell office:value-type="string">
            <text:p>Vérifiez-vous la qualité du colostrum avant de le donner au veau ? (avec un pèse colostrum ou un réfractomètre par exemple)</text:p>
          </table:table-cell>
          <table:table-cell office:value-type="string">
            <text:p>Pas de vérification de la qualité du colostrum avant de le donner au veau (réfractomètre, pèse colostru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09">
            <text:p>2209</text:p>
          </table:table-cell>
          <table:table-cell office:value-type="float" office:value="2036">
            <text:p>2036</text:p>
          </table:table-cell>
          <table:table-cell office:value-type="string">
            <text:p>Possédez-vous une banque de colostrum de qualité congelé ?</text:p>
          </table:table-cell>
          <table:table-cell office:value-type="string">
            <text:p>Pas de banque de colostrum congelé de qualité en cas de manque ou colostrum de mauvaise qualit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0">
            <text:p>2210</text:p>
          </table:table-cell>
          <table:table-cell office:value-type="float" office:value="2036">
            <text:p>2036</text:p>
          </table:table-cell>
          <table:table-cell office:value-type="string">
            <text:p>Le lait distribué est-il à bonne température au moment de la buvée ou tétée ?</text:p>
          </table:table-cell>
          <table:table-cell office:value-type="string">
            <text:p>Température du lait inadaptée lors de la buv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1">
            <text:p>2211</text:p>
          </table:table-cell>
          <table:table-cell office:value-type="float" office:value="2036">
            <text:p>2036</text:p>
          </table:table-cell>
          <table:table-cell office:value-type="string">
            <text:p>Le lait distribué est-il issue de vaches traitées aux antibiotiques ?</text:p>
          </table:table-cell>
          <table:table-cell office:value-type="string">
            <text:p>Lait distribué issu de vaches traitées aux antibio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2">
            <text:p>2212</text:p>
          </table:table-cell>
          <table:table-cell office:value-type="float" office:value="2036">
            <text:p>2036</text:p>
          </table:table-cell>
          <table:table-cell office:value-type="string">
            <text:p>Respectez-vous l'équilibre de la ration complémentaire des veaux ?</text:p>
          </table:table-cell>
          <table:table-cell office:value-type="string">
            <text:p>Ration complémentaire des veaux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3">
            <text:p>2213</text:p>
          </table:table-cell>
          <table:table-cell office:value-type="float" office:value="2036">
            <text:p>2036</text:p>
          </table:table-cell>
          <table:table-cell office:value-type="string">
            <text:p>De l’eau de boisson est-elle à disposition ?</text:p>
          </table:table-cell>
          <table:table-cell office:value-type="string">
            <text:p>Manque d'eau à disposition pour les v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4">
            <text:p>2214</text:p>
          </table:table-cell>
          <table:table-cell office:value-type="float" office:value="2036">
            <text:p>2036</text:p>
          </table:table-cell>
          <table:table-cell office:value-type="string">
            <text:p>La qualité bactériologique de l'eau d'abreuvement est-elle bonne et analysée régulièrement ? (si issue d’un prélèvement privé)</text:p>
          </table:table-cell>
          <table:table-cell office:value-type="string">
            <text:p>Pas d'analyse régulière de la qualité de l'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5">
            <text:p>2215</text:p>
          </table:table-cell>
          <table:table-cell office:value-type="float" office:value="2036">
            <text:p>2036</text:p>
          </table:table-cell>
          <table:table-cell office:value-type="string">
            <text:p>En cas d'utilisation de la sonde à colostrum et/ou de la tétine du biberon, réalisez-vous une désinfection ?</text:p>
          </table:table-cell>
          <table:table-cell office:value-type="string">
            <text:p>Pas de désinfection de la sonde à colostrum ou de la tétine du biber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6">
            <text:p>2216</text:p>
          </table:table-cell>
          <table:table-cell office:value-type="float" office:value="2036">
            <text:p>2036</text:p>
          </table:table-cell>
          <table:table-cell office:value-type="string">
            <text:p>Réalisez-vous un lavage des seaux après chaque repas, en évitant de les empiler avant qu'ils ne soient secs?</text:p>
          </table:table-cell>
          <table:table-cell office:value-type="string">
            <text:p>pas de lavage des seaux après chaque repas ou mauvais séch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7">
            <text:p>2217</text:p>
          </table:table-cell>
          <table:table-cell office:value-type="float" office:value="2036">
            <text:p>2036</text:p>
          </table:table-cell>
          <table:table-cell office:value-type="string">
            <text:p>Réalisez-vous un nettoyage quotidien des tétines du DAL et leurs alentours?</text:p>
          </table:table-cell>
          <table:table-cell office:value-type="string">
            <text:p>Pas de nettoyage des tétines du DAL et alentou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8">
            <text:p>2218</text:p>
          </table:table-cell>
          <table:table-cell office:value-type="float" office:value="2036">
            <text:p>2036</text:p>
          </table:table-cell>
          <table:table-cell office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>
            <text:p>Absence de quarantaine si achat de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19">
            <text:p>2219</text:p>
          </table:table-cell>
          <table:table-cell office:value-type="float" office:value="2036">
            <text:p>2036</text:p>
          </table:table-cell>
          <table:table-cell office:value-type="string">
            <text:p>En cas de veau malade, veillez-vous à son confort thermique et à son alimentation &amp; hydratation?</text:p>
          </table:table-cell>
          <table:table-cell office:value-type="string">
            <text:p>en cas de veau malade, confort thermique, alimentation et/ou hydratation insuffisa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0">
            <text:p>2220</text:p>
          </table:table-cell>
          <table:table-cell office:value-type="float" office:value="2036">
            <text:p>2036</text:p>
          </table:table-cell>
          <table:table-cell office:value-type="string">
            <text:p>Réalisez-vous un traitement de façon précoce et adaptée (selon l'origine de la diarrhée)?</text:p>
          </table:table-cell>
          <table:table-cell office:value-type="string">
            <text:p>Absence de traitement précoce et adapté en cas de maladie - manque d'observ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1">
            <text:p>2221</text:p>
          </table:table-cell>
          <table:table-cell office:value-type="float" office:value="2036">
            <text:p>2036</text:p>
          </table:table-cell>
          <table:table-cell office:value-type="string">
            <text:p>Disposez-vous d'un local de vêlage curé, lavé et désinfecté entre chaque vêlage?</text:p>
          </table:table-cell>
          <table:table-cell office:value-type="string">
            <text:p>Pas de local de vêlage, ou pas de désinfection du local entre chaqu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2">
            <text:p>2222</text:p>
          </table:table-cell>
          <table:table-cell office:value-type="float" office:value="2036">
            <text:p>2036</text:p>
          </table:table-cell>
          <table:table-cell office:value-type="string">
            <text:p>En cas de maladies contagieuses disposez-vous de cases individuelles la première semaine puis de cases collectives avec une surface adaptée?</text:p>
          </table:table-cell>
          <table:table-cell office:value-type="string">
            <text:p>Si maladies contagieuses, pas de cases individuelles la première semaine et/ou pas de cases collectives avec surface adapt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3">
            <text:p>2223</text:p>
          </table:table-cell>
          <table:table-cell office:value-type="float" office:value="2036">
            <text:p>2036</text:p>
          </table:table-cell>
          <table:table-cell office:value-type="string">
            <text:p>Limitez-vous l'écart d'âge dans un même lot à 3 semaines-1 mois maximum ?</text:p>
          </table:table-cell>
          <table:table-cell office:value-type="string">
            <text:p>Ecart d'âge dans un même lot &gt; à 1 mo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4">
            <text:p>2224</text:p>
          </table:table-cell>
          <table:table-cell office:value-type="float" office:value="2036">
            <text:p>2036</text:p>
          </table:table-cell>
          <table:table-cell office:value-type="string">
            <text:p>Réalisez-vous un curage et un nettoyage après chaque veau et/ou entre chaque lot de veaux ?</text:p>
          </table:table-cell>
          <table:table-cell office:value-type="string">
            <text:p>pas de curage/nettoyage régulier et entre chaque lot de v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5">
            <text:p>2225</text:p>
          </table:table-cell>
          <table:table-cell office:value-type="float" office:value="2036">
            <text:p>2036</text:p>
          </table:table-cell>
          <table:table-cell office:value-type="string">
            <text:p>Effectuez-vous un vide sanitaire au moins 1 fois/an : avec curage, lavage et désinfection?</text:p>
          </table:table-cell>
          <table:table-cell office:value-type="string">
            <text:p>Absence de vide sanitaire ann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6">
            <text:p>2226</text:p>
          </table:table-cell>
          <table:table-cell office:value-type="float" office:value="2036">
            <text:p>2036</text:p>
          </table:table-cell>
          <table:table-cell office:value-type="string">
            <text:p>Possédez-vous plutôt des matériaux "chauds" pour les parois en contact avec les veaux (planche de bois, paille, murs de brique)?</text:p>
          </table:table-cell>
          <table:table-cell office:value-type="string">
            <text:p>Matériaux froids pour les parois en contact avec les v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7">
            <text:p>2227</text:p>
          </table:table-cell>
          <table:table-cell office:value-type="float" office:value="2036">
            <text:p>2036</text:p>
          </table:table-cell>
          <table:table-cell office:value-type="string">
            <text:p>Assurez-vous une bonne hygiène des box à veaux ?</text:p>
          </table:table-cell>
          <table:table-cell office:value-type="string">
            <text:p>hygiène insuffisante des box à v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8">
            <text:p>2228</text:p>
          </table:table-cell>
          <table:table-cell office:value-type="float" office:value="2036">
            <text:p>2036</text:p>
          </table:table-cell>
          <table:table-cell office:value-type="string">
            <text:p>Respecter vous les protocoles de soins prescrits par votre vétérinaire lors d’un traitement ?</text:p>
          </table:table-cell>
          <table:table-cell office:value-type="string">
            <text:p>Non respect des protocoles de soins prescrits par le vétérin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29">
            <text:p>2229</text:p>
          </table:table-cell>
          <table:table-cell office:value-type="float" office:value="2036">
            <text:p>2036</text:p>
          </table:table-cell>
          <table:table-cell office:value-type="string">
            <text:p>Le bâtiment est-il bien ventilé et sain ?</text:p>
          </table:table-cell>
          <table:table-cell office:value-type="string">
            <text:p>Bâtiment mal ventilé, ambiance non sa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0">
            <text:p>2230</text:p>
          </table:table-cell>
          <table:table-cell office:value-type="float" office:value="2037">
            <text:p>2037</text:p>
          </table:table-cell>
          <table:table-cell office:value-type="string">
            <text:p>Assurez-vous une surveillance biquotidienne de tous les veaux, si possible par la même personne ?</text:p>
          </table:table-cell>
          <table:table-cell office:value-type="string">
            <text:p>Pas de surveillance biquotidienne de tous les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1">
            <text:p>2231</text:p>
          </table:table-cell>
          <table:table-cell office:value-type="float" office:value="2037">
            <text:p>2037</text:p>
          </table:table-cell>
          <table:table-cell office:value-type="string">
            <text:p>Des apports minéraux, vitamines, oligoéléments (sélénium, magnésium, …) sont-ils réalisés sur les vaches en fin de gestation ?</text:p>
          </table:table-cell>
          <table:table-cell office:value-type="string">
            <text:p>Manque d'apports en minéraux, vitamines, oligoéléments sur les vaches en fin de gest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2">
            <text:p>2232</text:p>
          </table:table-cell>
          <table:table-cell office:value-type="float" office:value="2037">
            <text:p>2037</text:p>
          </table:table-cell>
          <table:table-cell office:value-type="string">
            <text:p>La quantité de colostrum bue est-elle sécurisée ?</text:p>
          </table:table-cell>
          <table:table-cell office:value-type="string">
            <text:p>Quantité de colostrum bu insuffisant (10% du poids de veau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3">
            <text:p>2233</text:p>
          </table:table-cell>
          <table:table-cell office:value-type="float" office:value="2037">
            <text:p>2037</text:p>
          </table:table-cell>
          <table:table-cell office:value-type="string">
            <text:p>Vérifiez-vous la qualité du colostrum avant de le donner au veau ? (avec un pèse colostrum ou un réfractomètre par exemple)</text:p>
          </table:table-cell>
          <table:table-cell office:value-type="string">
            <text:p>Pas de vérification de la qualité du colostrum avant de le donner au veau (réfractomètre, pèse colostru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4">
            <text:p>2234</text:p>
          </table:table-cell>
          <table:table-cell office:value-type="float" office:value="2037">
            <text:p>2037</text:p>
          </table:table-cell>
          <table:table-cell office:value-type="string">
            <text:p>Possédez-vous une banque de colostrum de qualité congelé ?</text:p>
          </table:table-cell>
          <table:table-cell office:value-type="string">
            <text:p>Pas de banque de colostrum congelé de qualité en cas de manque ou colostrum de mauvaise qualité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5">
            <text:p>2235</text:p>
          </table:table-cell>
          <table:table-cell office:value-type="float" office:value="2037">
            <text:p>2037</text:p>
          </table:table-cell>
          <table:table-cell office:value-type="string">
            <text:p>Le lait distribué est-il à bonne température au moment de la buvée ?</text:p>
          </table:table-cell>
          <table:table-cell office:value-type="string">
            <text:p>Température du lait inadaptée lors de la buv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6">
            <text:p>2236</text:p>
          </table:table-cell>
          <table:table-cell office:value-type="float" office:value="2037">
            <text:p>2037</text:p>
          </table:table-cell>
          <table:table-cell office:value-type="string">
            <text:p>Le lait distribué est-il issue de vaches traitées aux antibiotiques ?</text:p>
          </table:table-cell>
          <table:table-cell office:value-type="string">
            <text:p>lait distribué issu de vaches traitées aux antibiot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7">
            <text:p>2237</text:p>
          </table:table-cell>
          <table:table-cell office:value-type="float" office:value="2037">
            <text:p>2037</text:p>
          </table:table-cell>
          <table:table-cell office:value-type="string">
            <text:p>Respectez-vous l'équilibre de la ration complémentaire des veaux ?</text:p>
          </table:table-cell>
          <table:table-cell office:value-type="string">
            <text:p>Ration complémentaire des veaux déséquilibr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8">
            <text:p>2238</text:p>
          </table:table-cell>
          <table:table-cell office:value-type="float" office:value="2037">
            <text:p>2037</text:p>
          </table:table-cell>
          <table:table-cell office:value-type="string">
            <text:p>De l’eau de boisson est-elle à disposition ?</text:p>
          </table:table-cell>
          <table:table-cell office:value-type="string">
            <text:p>Manque d'eau à disposition pour les ve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39">
            <text:p>2239</text:p>
          </table:table-cell>
          <table:table-cell office:value-type="float" office:value="2037">
            <text:p>2037</text:p>
          </table:table-cell>
          <table:table-cell office:value-type="string">
            <text:p>La qualité bactériologique de l'eau d'abreuvement est-elle bonne et analysée régulièrement ? (si issue d’un prélèvement privé)</text:p>
          </table:table-cell>
          <table:table-cell office:value-type="string">
            <text:p>Pas d'analyse régulière de la qualité de l'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0">
            <text:p>2240</text:p>
          </table:table-cell>
          <table:table-cell office:value-type="float" office:value="2037">
            <text:p>2037</text:p>
          </table:table-cell>
          <table:table-cell office:value-type="string">
            <text:p>En cas d'utilisation de la sonde à colostrum et/ou de la tétine du biberon, réalisez-vous une désinfection ?</text:p>
          </table:table-cell>
          <table:table-cell office:value-type="string">
            <text:p>Pas de désinfection de la sonde à colostrum ou de la tétine du biber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1">
            <text:p>2241</text:p>
          </table:table-cell>
          <table:table-cell office:value-type="float" office:value="2037">
            <text:p>2037</text:p>
          </table:table-cell>
          <table:table-cell office:value-type="string">
            <text:p>Réalisez-vous un lavage des seaux après chaque repas, en évitant de les empiler avant qu'ils ne soient secs?</text:p>
          </table:table-cell>
          <table:table-cell office:value-type="string">
            <text:p>Pas de lavage des seaux après chaque repas ou mauvais séch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2">
            <text:p>2242</text:p>
          </table:table-cell>
          <table:table-cell office:value-type="float" office:value="2037">
            <text:p>2037</text:p>
          </table:table-cell>
          <table:table-cell office:value-type="string">
            <text:p>Réalisez-vous un nettoyage quotidien des tétines du DAL et leurs alentours?</text:p>
          </table:table-cell>
          <table:table-cell office:value-type="string">
            <text:p>Pas de nettoyage des tétines du DAL et alentou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3">
            <text:p>2243</text:p>
          </table:table-cell>
          <table:table-cell office:value-type="float" office:value="2037">
            <text:p>2037</text:p>
          </table:table-cell>
          <table:table-cell office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>
            <text:p>Absence de quarantaine si achat de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4">
            <text:p>2244</text:p>
          </table:table-cell>
          <table:table-cell office:value-type="float" office:value="2037">
            <text:p>2037</text:p>
          </table:table-cell>
          <table:table-cell office:value-type="string">
            <text:p>En cas de veau malade, veillez-vous à son confort thermique et à son alimentation &amp; hydratation?</text:p>
          </table:table-cell>
          <table:table-cell office:value-type="string">
            <text:p>En cas de veau malade, confort thermique, alimentation et/ou hydratation insuffisa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5">
            <text:p>2245</text:p>
          </table:table-cell>
          <table:table-cell office:value-type="float" office:value="2037">
            <text:p>2037</text:p>
          </table:table-cell>
          <table:table-cell office:value-type="string">
            <text:p>Réalisez-vous un traitement de façon précoce et adaptée (selon l'origine de la diarrhée)?</text:p>
          </table:table-cell>
          <table:table-cell office:value-type="string">
            <text:p>absence de traitement précoce et adapté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6">
            <text:p>2246</text:p>
          </table:table-cell>
          <table:table-cell office:value-type="float" office:value="2037">
            <text:p>2037</text:p>
          </table:table-cell>
          <table:table-cell office:value-type="string">
            <text:p>Disposez-vous d'un local de vêlage curé, lavé et désinfecté entre chaque vêlage?</text:p>
          </table:table-cell>
          <table:table-cell office:value-type="string">
            <text:p>Pas de local de vêlage, ou pas de désinfection du local entre chaqu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7">
            <text:p>2247</text:p>
          </table:table-cell>
          <table:table-cell office:value-type="float" office:value="2037">
            <text:p>2037</text:p>
          </table:table-cell>
          <table:table-cell office:value-type="string">
            <text:p>En cas de maladies contagieuses disposez-vous de cases individuelles la première semaine puis de cases collectives avec une surface adaptée?</text:p>
          </table:table-cell>
          <table:table-cell office:value-type="string">
            <text:p>Si maladies contagieuses, pas de cases individuelles la première semaine et/ou pas de cases collectives avec surface adapt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8">
            <text:p>2248</text:p>
          </table:table-cell>
          <table:table-cell office:value-type="float" office:value="2037">
            <text:p>2037</text:p>
          </table:table-cell>
          <table:table-cell office:value-type="string">
            <text:p>Limitez-vous l'écart d'âge dans un même lot à 3 semaines-1 mois maximum ?</text:p>
          </table:table-cell>
          <table:table-cell office:value-type="string">
            <text:p>Ecart d'âge dans un même lot &gt; à 1 mo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49">
            <text:p>2249</text:p>
          </table:table-cell>
          <table:table-cell office:value-type="float" office:value="2037">
            <text:p>2037</text:p>
          </table:table-cell>
          <table:table-cell office:value-type="string">
            <text:p>Réalisez-vous un curage et un nettoyage après chaque veau et/ou entre chaque lot de veaux ?</text:p>
          </table:table-cell>
          <table:table-cell office:value-type="string">
            <text:p>Pas de curage/nettoyage entre chaque lot de v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0">
            <text:p>2250</text:p>
          </table:table-cell>
          <table:table-cell office:value-type="float" office:value="2037">
            <text:p>2037</text:p>
          </table:table-cell>
          <table:table-cell office:value-type="string">
            <text:p>Effectuez-vous un vide sanitaire au moins 1 fois/an : avec curage, lavage et désinfection?</text:p>
          </table:table-cell>
          <table:table-cell office:value-type="string">
            <text:p>Absence de vide sanitaire ann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1">
            <text:p>2251</text:p>
          </table:table-cell>
          <table:table-cell office:value-type="float" office:value="2037">
            <text:p>2037</text:p>
          </table:table-cell>
          <table:table-cell office:value-type="string">
            <text:p>Possédez-vous plutôt des matériaux "chauds" pour les parois en contact avec les veaux (planche de bois, paille, murs de brique)?</text:p>
          </table:table-cell>
          <table:table-cell office:value-type="string">
            <text:p>Matériaux froids pour les parois en contact avec les v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2">
            <text:p>2252</text:p>
          </table:table-cell>
          <table:table-cell office:value-type="float" office:value="2037">
            <text:p>2037</text:p>
          </table:table-cell>
          <table:table-cell office:value-type="string">
            <text:p>Assurez-vous une bonne hygiène des box à veaux ?</text:p>
          </table:table-cell>
          <table:table-cell office:value-type="string">
            <text:p>Hygiène insuffisante des box à veau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3">
            <text:p>2253</text:p>
          </table:table-cell>
          <table:table-cell office:value-type="float" office:value="2037">
            <text:p>2037</text:p>
          </table:table-cell>
          <table:table-cell office:value-type="string">
            <text:p>Respecter vous les protocoles de soins prescrits par votre vétérinaire lors d’un traitement ?</text:p>
          </table:table-cell>
          <table:table-cell office:value-type="string">
            <text:p>Non respect des protocoles de soins prescrits par le vétérinai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4">
            <text:p>2254</text:p>
          </table:table-cell>
          <table:table-cell office:value-type="float" office:value="2037">
            <text:p>2037</text:p>
          </table:table-cell>
          <table:table-cell office:value-type="string">
            <text:p>Le bâtiment est-il bien ventilé et sain ?</text:p>
          </table:table-cell>
          <table:table-cell office:value-type="string">
            <text:p>Bâtiment mal ventilé, ambiance non sa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5">
            <text:p>2255</text:p>
          </table:table-cell>
          <table:table-cell office:value-type="float" office:value="2038">
            <text:p>2038</text:p>
          </table:table-cell>
          <table:table-cell office:value-type="string">
            <text:p>Réalisez-vous une désinfection du nombril avec une solution iodée le plus tôt possible après la naissance et avec des gants ?</text:p>
          </table:table-cell>
          <table:table-cell office:value-type="string">
            <text:p>pas de désinfection correcte du nombri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6">
            <text:p>2256</text:p>
          </table:table-cell>
          <table:table-cell office:value-type="float" office:value="2038">
            <text:p>2038</text:p>
          </table:table-cell>
          <table:table-cell office:value-type="string">
            <text:p>Les apports en oligoéléments à la mère sont-ils suffisants ?</text:p>
          </table:table-cell>
          <table:table-cell office:value-type="string">
            <text:p>apports en oligoéléments insuffisants pour la mè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7">
            <text:p>2257</text:p>
          </table:table-cell>
          <table:table-cell office:value-type="float" office:value="2038">
            <text:p>2038</text:p>
          </table:table-cell>
          <table:table-cell office:value-type="string">
            <text:p>Disposez-vous d'un local de vêlage curé, lavé et désinfecté entre chaque vêlage?</text:p>
          </table:table-cell>
          <table:table-cell office:value-type="string">
            <text:p>pas de local de vêlage désinfecté entre chaque vêla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8">
            <text:p>2258</text:p>
          </table:table-cell>
          <table:table-cell office:value-type="float" office:value="2038">
            <text:p>2038</text:p>
          </table:table-cell>
          <table:table-cell office:value-type="string">
            <text:p>Assurez-vous une surveillance biquotidienne de tous les veaux, si possible par la même personne ?</text:p>
          </table:table-cell>
          <table:table-cell office:value-type="string">
            <text:p>pas de surveillance biquotidienne de tous les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59">
            <text:p>2259</text:p>
          </table:table-cell>
          <table:table-cell office:value-type="float" office:value="2038">
            <text:p>2038</text:p>
          </table:table-cell>
          <table:table-cell office:value-type="string">
            <text:p>Assurez-vous une bonne prise colostrale en toutes circonstances (vêlage la nuit) dans les 6h suivant le vêlage?</text:p>
          </table:table-cell>
          <table:table-cell office:value-type="string">
            <text:p>Prise colostrale après les 6h suivants le vêlage, colostrum en faible quantité (10% poids du veau), faible qualité (vérification au réfractomètre ou pèse colostru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0">
            <text:p>2260</text:p>
          </table:table-cell>
          <table:table-cell office:value-type="float" office:value="2038">
            <text:p>2038</text:p>
          </table:table-cell>
          <table:table-cell office:value-type="string">
            <text:p>Réalisez-vous un curage et un nettoyage du box de vêlage et de la case à veaux après chaque veau et/ou entre chaque lot de veaux</text:p>
          </table:table-cell>
          <table:table-cell office:value-type="string">
            <text:p>pas de curage/nettoyage systématique du box de vêlage ou de la case à veaux après chaque passa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1">
            <text:p>2261</text:p>
          </table:table-cell>
          <table:table-cell office:value-type="float" office:value="2038">
            <text:p>2038</text:p>
          </table:table-cell>
          <table:table-cell office:value-type="string">
            <text:p>Effectuez-vous un vide sanitaire au moins 1 fois/an du box de vêlage et de la nurserie : avec curage, lavage et désinfection?</text:p>
          </table:table-cell>
          <table:table-cell office:value-type="string">
            <text:p>absence de vide sanitaire annuel des box de vêlage et nurseri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2">
            <text:p>2262</text:p>
          </table:table-cell>
          <table:table-cell office:value-type="float" office:value="2039">
            <text:p>2039</text:p>
          </table:table-cell>
          <table:table-cell office:value-type="string">
            <text:p>Le lait distribué est-il à bonne température ?</text:p>
          </table:table-cell>
          <table:table-cell office:value-type="string">
            <text:p>température du lait distribué pas adapté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3">
            <text:p>2263</text:p>
          </table:table-cell>
          <table:table-cell office:value-type="float" office:value="2039">
            <text:p>2039</text:p>
          </table:table-cell>
          <table:table-cell office:value-type="string">
            <text:p>Le lait distribué est-il digeste ? (présence de résidus d’antibiotique, lait trop concentré, …)</text:p>
          </table:table-cell>
          <table:table-cell office:value-type="string">
            <text:p>lait distribué pas suffisamment diges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4">
            <text:p>2264</text:p>
          </table:table-cell>
          <table:table-cell office:value-type="float" office:value="2039">
            <text:p>2039</text:p>
          </table:table-cell>
          <table:table-cell office:value-type="string">
            <text:p>Distribuez-vous le lait en au moins 2 repas/jour les 30 premiers jours de vie minimum ?</text:p>
          </table:table-cell>
          <table:table-cell office:value-type="string">
            <text:p>repas unique (lait) les 30 premiers jours de vi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5">
            <text:p>2265</text:p>
          </table:table-cell>
          <table:table-cell office:value-type="float" office:value="2039">
            <text:p>2039</text:p>
          </table:table-cell>
          <table:table-cell office:value-type="string">
            <text:p>De l’eau de boisson est-elle à disposition ?</text:p>
          </table:table-cell>
          <table:table-cell office:value-type="string">
            <text:p>pas d'eau de boisson à disposi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6">
            <text:p>2266</text:p>
          </table:table-cell>
          <table:table-cell office:value-type="float" office:value="2039">
            <text:p>2039</text:p>
          </table:table-cell>
          <table:table-cell office:value-type="string">
            <text:p>La qualité bactériologique de l'eau d'abreuvement est-elle bonne et analysée régulièrement ? (si issue d’un prélèvement privé)</text:p>
          </table:table-cell>
          <table:table-cell office:value-type="string">
            <text:p>manque d'analyse régulière de la qualité bactériologique de l'ea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7">
            <text:p>2267</text:p>
          </table:table-cell>
          <table:table-cell office:value-type="float" office:value="2039">
            <text:p>2039</text:p>
          </table:table-cell>
          <table:table-cell office:value-type="string">
            <text:p>La complémentation des veaux durant la phase lactée est-elle adaptée ? La transition alimentaire est-elle respectée avec des aliments fibreux ?</text:p>
          </table:table-cell>
          <table:table-cell office:value-type="string">
            <text:p>Complémentation des veaux non adaptée pendant la phase lactée et/ou transition alimentaire absente - absence d'alimentation fibreus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8">
            <text:p>2268</text:p>
          </table:table-cell>
          <table:table-cell office:value-type="float" office:value="2039">
            <text:p>2039</text:p>
          </table:table-cell>
          <table:table-cell office:value-type="string">
            <text:p>Rencontrez-vous des problèmes de coccidiose ? (selles avec traces de sang)</text:p>
          </table:table-cell>
          <table:table-cell office:value-type="string">
            <text:p>Problèmes de coccidios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69">
            <text:p>2269</text:p>
          </table:table-cell>
          <table:table-cell office:value-type="float" office:value="2039">
            <text:p>2039</text:p>
          </table:table-cell>
          <table:table-cell office:value-type="string">
            <text:p>Les veaux sont-ils dans de bonne condition de confort de logement ? (épaisseur de la litière, propreté du logement, température stable et hygrométrie)</text:p>
          </table:table-cell>
          <table:table-cell office:value-type="string">
            <text:p>Mauvaises conditions de confort de logement pour les v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0">
            <text:p>2270</text:p>
          </table:table-cell>
          <table:table-cell office:value-type="float" office:value="2039">
            <text:p>2039</text:p>
          </table:table-cell>
          <table:table-cell office:value-type="string">
            <text:p>Avez-vous neutralisé les bétons neufs de la nurserie avec de l’acide ?</text:p>
          </table:table-cell>
          <table:table-cell office:value-type="string">
            <text:p>absence de neutralisation des bétons neufs avec de l'ac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1">
            <text:p>2271</text:p>
          </table:table-cell>
          <table:table-cell office:value-type="float" office:value="2040">
            <text:p>2040</text:p>
          </table:table-cell>
          <table:table-cell office:value-type="string">
            <text:p>Le bâtiment est-il bien ventilé, sans courant d’air, ni froid ?</text:p>
          </table:table-cell>
          <table:table-cell office:value-type="string">
            <text:p>Bâtiment mal ventilé, ou courant d'air, froi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2">
            <text:p>2272</text:p>
          </table:table-cell>
          <table:table-cell office:value-type="float" office:value="2040">
            <text:p>2040</text:p>
          </table:table-cell>
          <table:table-cell office:value-type="string">
            <text:p>En bâtiment fermé, assurez-vous un bon renouvellement de l'air pour évacuer l'humidité dégagée par les animaux et la litière?</text:p>
          </table:table-cell>
          <table:table-cell office:value-type="string">
            <text:p>Mauvais renouvellement de l'air pour évacuer l'humidité dégagé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3">
            <text:p>2273</text:p>
          </table:table-cell>
          <table:table-cell office:value-type="float" office:value="2040">
            <text:p>2040</text:p>
          </table:table-cell>
          <table:table-cell office:value-type="string">
            <text:p>La densité d'animaux correspond-elle au volume d'air disponible ?</text:p>
          </table:table-cell>
          <table:table-cell office:value-type="string">
            <text:p>Densité d'animaux trop importante vis-à-vis du volume d'air disponi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4">
            <text:p>2274</text:p>
          </table:table-cell>
          <table:table-cell office:value-type="float" office:value="2040">
            <text:p>2040</text:p>
          </table:table-cell>
          <table:table-cell office:value-type="string">
            <text:p>Y-a-t-il des mélanges d'animaux provenant de différents lots/lieux et de différents âges ?</text:p>
          </table:table-cell>
          <table:table-cell office:value-type="string">
            <text:p>Mélange d'animaux provenant de différents lots/lieux/âg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5">
            <text:p>2275</text:p>
          </table:table-cell>
          <table:table-cell office:value-type="float" office:value="2040">
            <text:p>2040</text:p>
          </table:table-cell>
          <table:table-cell office:value-type="string">
            <text:p>Effectuez-vous un vide sanitaire au moins 1 fois/an : avec curage, lavage et désinfection?</text:p>
          </table:table-cell>
          <table:table-cell office:value-type="string">
            <text:p>Absence de vide sanitaire ann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6">
            <text:p>2276</text:p>
          </table:table-cell>
          <table:table-cell office:value-type="float" office:value="2040">
            <text:p>2040</text:p>
          </table:table-cell>
          <table:table-cell office:value-type="string">
            <text:p>Les cases à veaux permettent-elles un maintien d’une bonne température ?</text:p>
          </table:table-cell>
          <table:table-cell office:value-type="string">
            <text:p>Les cases à veaux n'assurent pas le maintien d'une bonne températu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7">
            <text:p>2277</text:p>
          </table:table-cell>
          <table:table-cell office:value-type="float" office:value="2040">
            <text:p>2040</text:p>
          </table:table-cell>
          <table:table-cell office:value-type="string">
            <text:p>Possédez-vous plutôt des matériaux "chauds" pour les parois en contact avec les veaux (planche de bois, paille, murs de brique)?</text:p>
          </table:table-cell>
          <table:table-cell office:value-type="string">
            <text:p>Matériaux froids pour les parois en contact avec les veaux (béton, acier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8">
            <text:p>2278</text:p>
          </table:table-cell>
          <table:table-cell office:value-type="float" office:value="2040">
            <text:p>2040</text:p>
          </table:table-cell>
          <table:table-cell office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>
            <text:p>Pas de quarantaine si achat de vea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79">
            <text:p>2279</text:p>
          </table:table-cell>
          <table:table-cell office:value-type="float" office:value="2040">
            <text:p>2040</text:p>
          </table:table-cell>
          <table:table-cell office:value-type="string">
            <text:p>En cas de veau malade, veillez-vous à son confort thermique et à son alimentation &amp; hydratation?</text:p>
          </table:table-cell>
          <table:table-cell office:value-type="string">
            <text:p>Si veau malade, manque de vigilance sur son confort thermique, son alimentation et hydratati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0">
            <text:p>2280</text:p>
          </table:table-cell>
          <table:table-cell office:value-type="float" office:value="2040">
            <text:p>2040</text:p>
          </table:table-cell>
          <table:table-cell office:value-type="string">
            <text:p>Effectuez-vous des apports complémentaires d’accompagnement avant ou lors de l'allotement ?</text:p>
          </table:table-cell>
          <table:table-cell office:value-type="string">
            <text:p>Pas d'apport complémentaire avant ou lors de l'allot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1">
            <text:p>2281</text:p>
          </table:table-cell>
          <table:table-cell office:value-type="float" office:value="2040">
            <text:p>2040</text:p>
          </table:table-cell>
          <table:table-cell office:value-type="string">
            <text:p>Assurez-vous une bonne prise colostrale en toutes circonstances (vêlage la nuit) dans les 6h suivant le vêlage?</text:p>
          </table:table-cell>
          <table:table-cell office:value-type="string">
            <text:p>Prise colostrale après les 6h suivants le vêlage, colostrum en faible quantité (10% poids du veau), faible qualité (vérification au réfractomètre ou pèse colostru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2">
            <text:p>2282</text:p>
          </table:table-cell>
          <table:table-cell office:value-type="float" office:value="2042">
            <text:p>2042</text:p>
          </table:table-cell>
          <table:table-cell office:value-type="string">
            <text:p>Remplissez-vous un calendrier de pâturage pour bien gérer les rotations de lots d’animaux dans chaque parcell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3">
            <text:p>2283</text:p>
          </table:table-cell>
          <table:table-cell office:value-type="float" office:value="2042">
            <text:p>2042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s d'animaux d'âge différent sur l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4">
            <text:p>2284</text:p>
          </table:table-cell>
          <table:table-cell office:value-type="float" office:value="2042">
            <text:p>2042</text:p>
          </table:table-cell>
          <table:table-cell office:value-type="string">
            <text:p>Les animaux sont-ils bien retirés des pâtures à une hauteur d'herbe &gt; 6 cm ? </text:p>
          </table:table-cell>
          <table:table-cell office:value-type="string">
            <text:p>hauteur laissés dans les pâtures à une hauteur d'herbe&lt;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5">
            <text:p>2285</text:p>
          </table:table-cell>
          <table:table-cell office:value-type="float" office:value="2042">
            <text:p>2042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 / pât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6">
            <text:p>2286</text:p>
          </table:table-cell>
          <table:table-cell office:value-type="float" office:value="2042">
            <text:p>2042</text:p>
          </table:table-cell>
          <table:table-cell office:value-type="string">
            <text:p>Les zones humides et mares sont-elles accessibles aux animaux ?</text:p>
          </table:table-cell>
          <table:table-cell office:value-type="string">
            <text:p>mares et zones humides accessibles aux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7">
            <text:p>2287</text:p>
          </table:table-cell>
          <table:table-cell office:value-type="float" office:value="2042">
            <text:p>2042</text:p>
          </table:table-cell>
          <table:table-cell office:value-type="string">
            <text:p>La ration est-elle équilibrée et suffisante ?</text:p>
          </table:table-cell>
          <table:table-cell office:value-type="string">
            <text:p>r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8">
            <text:p>2288</text:p>
          </table:table-cell>
          <table:table-cell office:value-type="float" office:value="2042">
            <text:p>2042</text:p>
          </table:table-cell>
          <table:table-cell office:value-type="string">
            <text:p>Apportez-vous un soutien des fonctions immunitaires avec des plantes ?</text:p>
          </table:table-cell>
          <table:table-cell office:value-type="string">
            <text:p>pas de soutien des fonctions immunitaires avec des pl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89">
            <text:p>2289</text:p>
          </table:table-cell>
          <table:table-cell office:value-type="float" office:value="2042">
            <text:p>2042</text:p>
          </table:table-cell>
          <table:table-cell office:value-type="string">
            <text:p>L’eau de boisson est-elle facilement accessible et potable ?</text:p>
          </table:table-cell>
          <table:table-cell office:value-type="string">
            <text:p>eau de boisson difficilement accessible o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0">
            <text:p>2290</text:p>
          </table:table-cell>
          <table:table-cell office:value-type="float" office:value="2042">
            <text:p>2042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lors de traitement, pas de correspondance entre date de traitement et cycle de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1">
            <text:p>2291</text:p>
          </table:table-cell>
          <table:table-cell office:value-type="float" office:value="2042">
            <text:p>2042</text:p>
          </table:table-cell>
          <table:table-cell office:value-type="string">
            <text:p>Pratiquez-vous de la surveillance coproscopique et/ou cliniqu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2">
            <text:p>2292</text:p>
          </table:table-cell>
          <table:table-cell office:value-type="float" office:value="2042">
            <text:p>2042</text:p>
          </table:table-cell>
          <table:table-cell office:value-type="string">
            <text:p>Pratiquez-vous le traitement antiparasitaire non systématique ?</text:p>
          </table:table-cell>
          <table:table-cell office:value-type="string">
            <text:p>traitement antiparasitaire non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3">
            <text:p>2293</text:p>
          </table:table-cell>
          <table:table-cell office:value-type="float" office:value="2043">
            <text:p>2043</text:p>
          </table:table-cell>
          <table:table-cell office:value-type="string">
            <text:p>Remplissez-vous un calendrier de pâturage pour bien gérer les rotations de lots d’animaux dans chaque parcell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4">
            <text:p>2294</text:p>
          </table:table-cell>
          <table:table-cell office:value-type="float" office:value="2043">
            <text:p>2043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s d'animaux d'âge différent sur l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5">
            <text:p>2295</text:p>
          </table:table-cell>
          <table:table-cell office:value-type="float" office:value="2043">
            <text:p>2043</text:p>
          </table:table-cell>
          <table:table-cell office:value-type="string">
            <text:p>Les animaux sont-ils bien retirés des pâtures à une hauteur d'herbe &gt; 6 cm ? </text:p>
          </table:table-cell>
          <table:table-cell office:value-type="string">
            <text:p>hauteur laissés dans les pâtures à une hauteur d'herbe&lt;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6">
            <text:p>2296</text:p>
          </table:table-cell>
          <table:table-cell office:value-type="float" office:value="2043">
            <text:p>2043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 / pât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7">
            <text:p>2297</text:p>
          </table:table-cell>
          <table:table-cell office:value-type="float" office:value="2043">
            <text:p>2043</text:p>
          </table:table-cell>
          <table:table-cell office:value-type="string">
            <text:p>Les zones humides et mares sont-elles accessibles aux animaux ?</text:p>
          </table:table-cell>
          <table:table-cell office:value-type="string">
            <text:p>mares et zones humides accessibles aux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8">
            <text:p>2298</text:p>
          </table:table-cell>
          <table:table-cell office:value-type="float" office:value="2043">
            <text:p>2043</text:p>
          </table:table-cell>
          <table:table-cell office:value-type="string">
            <text:p>La ration est-elle équilibrée et suffisante ?</text:p>
          </table:table-cell>
          <table:table-cell office:value-type="string">
            <text:p>r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99">
            <text:p>2299</text:p>
          </table:table-cell>
          <table:table-cell office:value-type="float" office:value="2043">
            <text:p>2043</text:p>
          </table:table-cell>
          <table:table-cell office:value-type="string">
            <text:p>Apportez-vous un soutien des fonctions immunitaires avec des plantes ?</text:p>
          </table:table-cell>
          <table:table-cell office:value-type="string">
            <text:p>pas de soutien des fonctions immunitaires avec des plan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0">
            <text:p>2300</text:p>
          </table:table-cell>
          <table:table-cell office:value-type="float" office:value="2043">
            <text:p>2043</text:p>
          </table:table-cell>
          <table:table-cell office:value-type="string">
            <text:p>L’eau de boisson est-elle facilement accessible et potable ?</text:p>
          </table:table-cell>
          <table:table-cell office:value-type="string">
            <text:p>eau de boisson difficilement accessible o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1">
            <text:p>2301</text:p>
          </table:table-cell>
          <table:table-cell office:value-type="float" office:value="2043">
            <text:p>2043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lors de traitement, pas de correspondance entre date de traitement et cycle de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2">
            <text:p>2302</text:p>
          </table:table-cell>
          <table:table-cell office:value-type="float" office:value="2043">
            <text:p>2043</text:p>
          </table:table-cell>
          <table:table-cell office:value-type="string">
            <text:p>Pratiquez-vous de la surveillance coproscopique et/ou cliniqu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3">
            <text:p>2303</text:p>
          </table:table-cell>
          <table:table-cell office:value-type="float" office:value="2043">
            <text:p>2043</text:p>
          </table:table-cell>
          <table:table-cell office:value-type="string">
            <text:p>Pratiquez-vous le traitement antiparasitaire non systématique ?</text:p>
          </table:table-cell>
          <table:table-cell office:value-type="string">
            <text:p>traitement antiparasitaire non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4">
            <text:p>2304</text:p>
          </table:table-cell>
          <table:table-cell office:value-type="float" office:value="2044">
            <text:p>2044</text:p>
          </table:table-cell>
          <table:table-cell office:value-type="string">
            <text:p>Remplissez-vous un calendrier de pâturage pour bien gérer les rotations de lots d’animaux dans chaque parcell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5">
            <text:p>2305</text:p>
          </table:table-cell>
          <table:table-cell office:value-type="float" office:value="2044">
            <text:p>2044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s d'animaux d'âge différent sur l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6">
            <text:p>2306</text:p>
          </table:table-cell>
          <table:table-cell office:value-type="float" office:value="2044">
            <text:p>2044</text:p>
          </table:table-cell>
          <table:table-cell office:value-type="string">
            <text:p>Les animaux sont-ils bien retirés des pâtures à une hauteur d'herbe &gt; 6 cm ? </text:p>
          </table:table-cell>
          <table:table-cell office:value-type="string">
            <text:p>hauteur laissés dans les pâtures à une hauteur d'herbe&lt;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7">
            <text:p>2307</text:p>
          </table:table-cell>
          <table:table-cell office:value-type="float" office:value="2044">
            <text:p>2044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 / pât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8">
            <text:p>2308</text:p>
          </table:table-cell>
          <table:table-cell office:value-type="float" office:value="2044">
            <text:p>2044</text:p>
          </table:table-cell>
          <table:table-cell office:value-type="string">
            <text:p>Les zones humides et mares sont-elles accessibles aux animaux ?</text:p>
          </table:table-cell>
          <table:table-cell office:value-type="string">
            <text:p>mares et zones humides accessibles aux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09">
            <text:p>2309</text:p>
          </table:table-cell>
          <table:table-cell office:value-type="float" office:value="2044">
            <text:p>2044</text:p>
          </table:table-cell>
          <table:table-cell office:value-type="string">
            <text:p>La ration est-elle équilibrée et suffisante ?</text:p>
          </table:table-cell>
          <table:table-cell office:value-type="string">
            <text:p>r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0">
            <text:p>2310</text:p>
          </table:table-cell>
          <table:table-cell office:value-type="float" office:value="2044">
            <text:p>2044</text:p>
          </table:table-cell>
          <table:table-cell office:value-type="string">
            <text:p>Apportez-vous un soutien des fonctions immunitaires avec des plantes ?</text:p>
          </table:table-cell>
          <table:table-cell office:value-type="string">
            <text:p>pas de soutien des fonctions immunitaires avec des pl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1">
            <text:p>2311</text:p>
          </table:table-cell>
          <table:table-cell office:value-type="float" office:value="2044">
            <text:p>2044</text:p>
          </table:table-cell>
          <table:table-cell office:value-type="string">
            <text:p>L’eau de boisson est-elle facilement accessible et potable ?</text:p>
          </table:table-cell>
          <table:table-cell office:value-type="string">
            <text:p>eau de boisson difficilement accessible o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2">
            <text:p>2312</text:p>
          </table:table-cell>
          <table:table-cell office:value-type="float" office:value="2044">
            <text:p>2044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lors de traitement, pas de correspondance entre date de traitement et cycle de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3">
            <text:p>2313</text:p>
          </table:table-cell>
          <table:table-cell office:value-type="float" office:value="2044">
            <text:p>2044</text:p>
          </table:table-cell>
          <table:table-cell office:value-type="string">
            <text:p>Pratiquez-vous de la surveillance coproscopique et/ou cliniqu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4">
            <text:p>2314</text:p>
          </table:table-cell>
          <table:table-cell office:value-type="float" office:value="2044">
            <text:p>2044</text:p>
          </table:table-cell>
          <table:table-cell office:value-type="string">
            <text:p>Pratiquez-vous le traitement antiparasitaire non systématique ?</text:p>
          </table:table-cell>
          <table:table-cell office:value-type="string">
            <text:p>traitement antiparasitaire non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5">
            <text:p>2315</text:p>
          </table:table-cell>
          <table:table-cell office:value-type="float" office:value="2041">
            <text:p>2041</text:p>
          </table:table-cell>
          <table:table-cell office:value-type="string">
            <text:p>Remplissez-vous un calendrier de pâturage pour bien gérer les rotations de lots d’animaux dans chaque parcelle ?</text:p>
          </table:table-cell>
          <table:table-cell office:value-type="string">
            <text:p>pas de calendrier de pâtura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6">
            <text:p>2316</text:p>
          </table:table-cell>
          <table:table-cell office:value-type="float" office:value="2041">
            <text:p>2041</text:p>
          </table:table-cell>
          <table:table-cell office:value-type="string">
            <text:p>Votre gestion de pâturage prévoit d'éviter les croisements d'animaux d'âge différent ?</text:p>
          </table:table-cell>
          <table:table-cell office:value-type="string">
            <text:p>croisements d'animaux d'âge différent sur l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7">
            <text:p>2317</text:p>
          </table:table-cell>
          <table:table-cell office:value-type="float" office:value="2041">
            <text:p>2041</text:p>
          </table:table-cell>
          <table:table-cell office:value-type="string">
            <text:p>Les animaux sont-ils bien retirés des pâtures à une hauteur d'herbe &gt; 6 cm ? </text:p>
          </table:table-cell>
          <table:table-cell office:value-type="string">
            <text:p>hauteur laissés dans les pâtures à une hauteur d'herbe&lt;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8">
            <text:p>2318</text:p>
          </table:table-cell>
          <table:table-cell office:value-type="float" office:value="2041">
            <text:p>2041</text:p>
          </table:table-cell>
          <table:table-cell office:value-type="string">
            <text:p>Pratiquez-vous l'alternance fauche/pâture ?</text:p>
          </table:table-cell>
          <table:table-cell office:value-type="string">
            <text:p>pas d'alternance fauche / pât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19">
            <text:p>2319</text:p>
          </table:table-cell>
          <table:table-cell office:value-type="float" office:value="2041">
            <text:p>2041</text:p>
          </table:table-cell>
          <table:table-cell office:value-type="string">
            <text:p>Les zones humides et mares sont-elles accessibles aux animaux ?</text:p>
          </table:table-cell>
          <table:table-cell office:value-type="string">
            <text:p>mares et zones humides accessibles aux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0">
            <text:p>2320</text:p>
          </table:table-cell>
          <table:table-cell office:value-type="float" office:value="2041">
            <text:p>2041</text:p>
          </table:table-cell>
          <table:table-cell office:value-type="string">
            <text:p>La ration est-elle équilibrée et suffisante ?</text:p>
          </table:table-cell>
          <table:table-cell office:value-type="string">
            <text:p>ration déséquilibrée ou insuffisan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1">
            <text:p>2321</text:p>
          </table:table-cell>
          <table:table-cell office:value-type="float" office:value="2041">
            <text:p>2041</text:p>
          </table:table-cell>
          <table:table-cell office:value-type="string">
            <text:p>Apportez-vous un soutien des fonctions immunitaires avec des plantes ?</text:p>
          </table:table-cell>
          <table:table-cell office:value-type="string">
            <text:p>pas de soutien des fonctions immunitaires avec des pl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2">
            <text:p>2322</text:p>
          </table:table-cell>
          <table:table-cell office:value-type="float" office:value="2041">
            <text:p>2041</text:p>
          </table:table-cell>
          <table:table-cell office:value-type="string">
            <text:p>L’eau de boisson est-elle facilement accessible et potable ?</text:p>
          </table:table-cell>
          <table:table-cell office:value-type="string">
            <text:p>eau de boisson difficilement accessible ou non potab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3">
            <text:p>2323</text:p>
          </table:table-cell>
          <table:table-cell office:value-type="float" office:value="2041">
            <text:p>2041</text:p>
          </table:table-cell>
          <table:table-cell office:value-type="string">
            <text:p>Optimisez-vous l'efficacité du traitement en faisant correspondre date de traitement et cycle du parasite ?</text:p>
          </table:table-cell>
          <table:table-cell office:value-type="string">
            <text:p>lors de traitement, pas de correspondance entre date de traitement et cycle de parasi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4">
            <text:p>2324</text:p>
          </table:table-cell>
          <table:table-cell office:value-type="float" office:value="2041">
            <text:p>2041</text:p>
          </table:table-cell>
          <table:table-cell office:value-type="string">
            <text:p>Pratiquez-vous de la surveillance coproscopique et/ou cliniqu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5">
            <text:p>2325</text:p>
          </table:table-cell>
          <table:table-cell office:value-type="float" office:value="2041">
            <text:p>2041</text:p>
          </table:table-cell>
          <table:table-cell office:value-type="string">
            <text:p>Pratiquez-vous le traitement antiparasitaire non systématique ?</text:p>
          </table:table-cell>
          <table:table-cell office:value-type="string">
            <text:p>traitement antiparasitaire non systémat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6">
            <text:p>2326</text:p>
          </table:table-cell>
          <table:table-cell office:value-type="float" office:value="2046">
            <text:p>2046</text:p>
          </table:table-cell>
          <table:table-cell office:value-type="string">
            <text:p>Prenez-vous des précautions particulières sur le pâturage des jeunes en première année de pâture ?</text:p>
          </table:table-cell>
          <table:table-cell office:value-type="string">
            <text:p>pas de précaution particulière sur le pâturag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7">
            <text:p>2327</text:p>
          </table:table-cell>
          <table:table-cell office:value-type="float" office:value="2046">
            <text:p>2046</text:p>
          </table:table-cell>
          <table:table-cell office:value-type="string">
            <text:p>Mélangez-vous des animaux d’âge différents ?</text:p>
          </table:table-cell>
          <table:table-cell office:value-type="string">
            <text:p>mélange d'animaux d'âge différent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8">
            <text:p>2328</text:p>
          </table:table-cell>
          <table:table-cell office:value-type="float" office:value="2046">
            <text:p>2046</text:p>
          </table:table-cell>
          <table:table-cell office:value-type="string">
            <text:p>Pratiquez-vous l'éducation parasitaire ? (sorties avant 1ère vêlage, choix des parcelles,..)</text:p>
          </table:table-cell>
          <table:table-cell office:value-type="string">
            <text:p>éducation parasitaire non pratiqu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29">
            <text:p>2329</text:p>
          </table:table-cell>
          <table:table-cell office:value-type="float" office:value="2046">
            <text:p>2046</text:p>
          </table:table-cell>
          <table:table-cell office:value-type="string">
            <text:p>Avez-vous un îlot spécifique réservé pour le pâturage des jeunes ?</text:p>
          </table:table-cell>
          <table:table-cell office:value-type="string">
            <text:p>pas d'îlot spécifique réservé au pâturag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0">
            <text:p>2330</text:p>
          </table:table-cell>
          <table:table-cell office:value-type="float" office:value="2046">
            <text:p>2046</text:p>
          </table:table-cell>
          <table:table-cell office:value-type="string">
            <text:p>Avez-vous mis en place une stratégie avec votre vétérinaire pour favoriser le développement de l’immunité de vos animaux ?</text:p>
          </table:table-cell>
          <table:table-cell office:value-type="string">
            <text:p>pas de stratégie favorisant le développement de l'immunit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1">
            <text:p>2331</text:p>
          </table:table-cell>
          <table:table-cell office:value-type="float" office:value="2046">
            <text:p>2046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2">
            <text:p>2332</text:p>
          </table:table-cell>
          <table:table-cell office:value-type="float" office:value="2046">
            <text:p>2046</text:p>
          </table:table-cell>
          <table:table-cell office:value-type="string">
            <text:p>Pratiquez-vous un vide sanitaire et une désinfection des bâtiments d’élevage ?</text:p>
          </table:table-cell>
          <table:table-cell office:value-type="string">
            <text:p>absence de vide sanitaire ou désinfection des bâtim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3">
            <text:p>2333</text:p>
          </table:table-cell>
          <table:table-cell office:value-type="float" office:value="2046">
            <text:p>2046</text:p>
          </table:table-cell>
          <table:table-cell office:value-type="string">
            <text:p>Pratiquez-vous de la surveillance coproscopique et/ou clinique de manière régulièr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4">
            <text:p>2334</text:p>
          </table:table-cell>
          <table:table-cell office:value-type="float" office:value="2045">
            <text:p>2045</text:p>
          </table:table-cell>
          <table:table-cell office:value-type="string">
            <text:p>Prenez-vous des précautions particulières sur le pâturage des jeunes en première année de pâture ?</text:p>
          </table:table-cell>
          <table:table-cell office:value-type="string">
            <text:p>Pas de précaution particulière sur le pâturag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5">
            <text:p>2335</text:p>
          </table:table-cell>
          <table:table-cell office:value-type="float" office:value="2045">
            <text:p>2045</text:p>
          </table:table-cell>
          <table:table-cell office:value-type="string">
            <text:p>Mélangez-vous des animaux d’âge différents ?</text:p>
          </table:table-cell>
          <table:table-cell office:value-type="string">
            <text:p>Mélange d'animaux d'âge différent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6">
            <text:p>2336</text:p>
          </table:table-cell>
          <table:table-cell office:value-type="float" office:value="2045">
            <text:p>2045</text:p>
          </table:table-cell>
          <table:table-cell office:value-type="string">
            <text:p>Pratiquez-vous l'éducation parasitaire ? (sorties avant 1ère vêlage, choix des parcelles,..)</text:p>
          </table:table-cell>
          <table:table-cell office:value-type="string">
            <text:p>Education parasitaire non pratiqué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7">
            <text:p>2337</text:p>
          </table:table-cell>
          <table:table-cell office:value-type="float" office:value="2045">
            <text:p>2045</text:p>
          </table:table-cell>
          <table:table-cell office:value-type="string">
            <text:p>Avez-vous un îlot spécifique réservé pour le pâturage des jeunes ?</text:p>
          </table:table-cell>
          <table:table-cell office:value-type="string">
            <text:p>Pas d'îlot spécifique réservé au pâturage des jeu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8">
            <text:p>2338</text:p>
          </table:table-cell>
          <table:table-cell office:value-type="float" office:value="2045">
            <text:p>2045</text:p>
          </table:table-cell>
          <table:table-cell office:value-type="string">
            <text:p>Avez-vous mis en place une stratégie avec votre vétérinaire pour favoriser le développement de l’immunité de vos animaux ?</text:p>
          </table:table-cell>
          <table:table-cell office:value-type="string">
            <text:p>Pas de stratégie favorisant le développement de l'immunit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39">
            <text:p>2339</text:p>
          </table:table-cell>
          <table:table-cell office:value-type="float" office:value="2045">
            <text:p>2045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 (hauteur maximu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0">
            <text:p>2340</text:p>
          </table:table-cell>
          <table:table-cell office:value-type="float" office:value="2045">
            <text:p>2045</text:p>
          </table:table-cell>
          <table:table-cell office:value-type="string">
            <text:p>Pratiquez-vous un vide sanitaire et une désinfection des bâtiments d’élevage ?</text:p>
          </table:table-cell>
          <table:table-cell office:value-type="string">
            <text:p>Absence de vide sanitaire ou désinfection des bâtim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1">
            <text:p>2341</text:p>
          </table:table-cell>
          <table:table-cell office:value-type="float" office:value="2045">
            <text:p>2045</text:p>
          </table:table-cell>
          <table:table-cell office:value-type="string">
            <text:p>Pratiquez-vous de la surveillance coproscopique et/ou clinique de manière régulière ?</text:p>
          </table:table-cell>
          <table:table-cell office:value-type="string">
            <text:p>Pas de surveillance coproscopique ou cliniqu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2">
            <text:p>2342</text:p>
          </table:table-cell>
          <table:table-cell office:value-type="float" office:value="2047">
            <text:p>2047</text:p>
          </table:table-cell>
          <table:table-cell office:value-type="string">
            <text:p>Mettez-vous en place une surveillance quotidienne des animaux malades?</text:p>
          </table:table-cell>
          <table:table-cell office:value-type="string">
            <text:p>pas de surveillance quotidienne des animaux mala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3">
            <text:p>2343</text:p>
          </table:table-cell>
          <table:table-cell office:value-type="float" office:value="2047">
            <text:p>2047</text:p>
          </table:table-cell>
          <table:table-cell office:value-type="string">
            <text:p>Y-a-t-il eu des changements météorologiques brusques précédents les problèmes ?</text:p>
          </table:table-cell>
          <table:table-cell office:value-type="string">
            <text:p>changements météorologiques brusques précédents les problèm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4">
            <text:p>2344</text:p>
          </table:table-cell>
          <table:table-cell office:value-type="float" office:value="2047">
            <text:p>2047</text:p>
          </table:table-cell>
          <table:table-cell office:value-type="string">
            <text:p>Les animaux sont-ils empêchés d’accéder à des zones très humides, mares, marécages dans les pâtures ?</text:p>
          </table:table-cell>
          <table:table-cell office:value-type="string">
            <text:p>accès aux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5">
            <text:p>2345</text:p>
          </table:table-cell>
          <table:table-cell office:value-type="float" office:value="2048">
            <text:p>2048</text:p>
          </table:table-cell>
          <table:table-cell office:value-type="string">
            <text:p>Mettez-vous en place une surveillance quotidienne des animaux malades?</text:p>
          </table:table-cell>
          <table:table-cell office:value-type="string">
            <text:p>pas de surveillance quotidienne des animaux malad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6">
            <text:p>2346</text:p>
          </table:table-cell>
          <table:table-cell office:value-type="float" office:value="2048">
            <text:p>2048</text:p>
          </table:table-cell>
          <table:table-cell office:value-type="string">
            <text:p>Y-a-t-il eu des changements météorologiques brusques précédents les problèmes ?</text:p>
          </table:table-cell>
          <table:table-cell office:value-type="string">
            <text:p>changements météorologiques brusques précédents les problèm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7">
            <text:p>2347</text:p>
          </table:table-cell>
          <table:table-cell office:value-type="float" office:value="2048">
            <text:p>2048</text:p>
          </table:table-cell>
          <table:table-cell office:value-type="string">
            <text:p>Les animaux sont-ils empêchés d’accéder à des zones très humides, mares, marécages dans les pâtures ?</text:p>
          </table:table-cell>
          <table:table-cell office:value-type="string">
            <text:p>accès aux zones humid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8">
            <text:p>2348</text:p>
          </table:table-cell>
          <table:table-cell office:value-type="float" office:value="2049">
            <text:p>2049</text:p>
          </table:table-cell>
          <table:table-cell office:value-type="string">
            <text:p>Temps de pâturage insuffisant de génisses pour l’acquisition d’une immunité contre les strongles</text:p>
          </table:table-cell>
          <table:table-cell office:value-type="string">
            <text:p>Temps de pâturage insuffisant de génisses pour l’acquisition d’une immunité contre les strong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49">
            <text:p>2349</text:p>
          </table:table-cell>
          <table:table-cell office:value-type="float" office:value="2050">
            <text:p>2050</text:p>
          </table:table-cell>
          <table:table-cell office:value-type="string">
            <text:p>Les animaux ont-ils accès à de l'eau propre : réseau, puits, fontaine, pompe de prairies ?</text:p>
          </table:table-cell>
          <table:table-cell office:value-type="string">
            <text:p>pas d'accès à de l'eau prop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0">
            <text:p>2350</text:p>
          </table:table-cell>
          <table:table-cell office:value-type="float" office:value="2050">
            <text:p>2050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1">
            <text:p>2351</text:p>
          </table:table-cell>
          <table:table-cell office:value-type="float" office:value="2050">
            <text:p>2050</text:p>
          </table:table-cell>
          <table:table-cell office:value-type="string">
            <text:p>Assurez-vous une surveillance du troupeau régulière et suffisante ?</text:p>
          </table:table-cell>
          <table:table-cell office:value-type="string">
            <text:p>surveillance du troupeau irrégulière o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2">
            <text:p>2352</text:p>
          </table:table-cell>
          <table:table-cell office:value-type="float" office:value="2050">
            <text:p>2050</text:p>
          </table:table-cell>
          <table:table-cell office:value-type="string">
            <text:p>Recherchez-vous les parasites par analyse sanguine ?</text:p>
          </table:table-cell>
          <table:table-cell office:value-type="string">
            <text:p>pas de recherche de parasite par analyse sangu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3">
            <text:p>2353</text:p>
          </table:table-cell>
          <table:table-cell office:value-type="float" office:value="2051">
            <text:p>2051</text:p>
          </table:table-cell>
          <table:table-cell office:value-type="string">
            <text:p>Les animaux ont-ils accès à de l'eau propre : réseau, puits, fontaine, pompe de prairies ?</text:p>
          </table:table-cell>
          <table:table-cell office:value-type="string">
            <text:p>pas d'accès à de l'eau prop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4">
            <text:p>2354</text:p>
          </table:table-cell>
          <table:table-cell office:value-type="float" office:value="2051">
            <text:p>2051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5">
            <text:p>2355</text:p>
          </table:table-cell>
          <table:table-cell office:value-type="float" office:value="2051">
            <text:p>2051</text:p>
          </table:table-cell>
          <table:table-cell office:value-type="string">
            <text:p>Assurez-vous une surveillance du troupeau régulière et suffisante ?</text:p>
          </table:table-cell>
          <table:table-cell office:value-type="string">
            <text:p>surveillance du troupeau irrégulière o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6">
            <text:p>2356</text:p>
          </table:table-cell>
          <table:table-cell office:value-type="float" office:value="2051">
            <text:p>2051</text:p>
          </table:table-cell>
          <table:table-cell office:value-type="string">
            <text:p>Recherchez-vous les parasites par analyse sanguine ?</text:p>
          </table:table-cell>
          <table:table-cell office:value-type="string">
            <text:p>pas de recherche de parasite par analyse sangu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7">
            <text:p>2357</text:p>
          </table:table-cell>
          <table:table-cell office:value-type="float" office:value="2052">
            <text:p>2052</text:p>
          </table:table-cell>
          <table:table-cell office:value-type="string">
            <text:p>Les animaux ont-ils accès à de l'eau propre : réseau, puits, fontaine, pompe de prairies ?</text:p>
          </table:table-cell>
          <table:table-cell office:value-type="string">
            <text:p>pas d'accès à de l'eau prop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8">
            <text:p>2358</text:p>
          </table:table-cell>
          <table:table-cell office:value-type="float" office:value="2052">
            <text:p>2052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59">
            <text:p>2359</text:p>
          </table:table-cell>
          <table:table-cell office:value-type="float" office:value="2052">
            <text:p>2052</text:p>
          </table:table-cell>
          <table:table-cell office:value-type="string">
            <text:p>Assurez-vous une surveillance du troupeau régulière et suffisante ?</text:p>
          </table:table-cell>
          <table:table-cell office:value-type="string">
            <text:p>surveillance du troupeau irrégulière o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0">
            <text:p>2360</text:p>
          </table:table-cell>
          <table:table-cell office:value-type="float" office:value="2052">
            <text:p>2052</text:p>
          </table:table-cell>
          <table:table-cell office:value-type="string">
            <text:p>Recherchez-vous les parasites par analyse sanguine ?</text:p>
          </table:table-cell>
          <table:table-cell office:value-type="string">
            <text:p>pas de recherche de parasite par analyse sangu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1">
            <text:p>2361</text:p>
          </table:table-cell>
          <table:table-cell office:value-type="float" office:value="2053">
            <text:p>2053</text:p>
          </table:table-cell>
          <table:table-cell office:value-type="string">
            <text:p>Les animaux ont-ils accès à de l'eau propre : réseau, puits, fontaine, pompe de prairies ?</text:p>
          </table:table-cell>
          <table:table-cell office:value-type="string">
            <text:p>pas d'accès à de l'eau prop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2">
            <text:p>2362</text:p>
          </table:table-cell>
          <table:table-cell office:value-type="float" office:value="2053">
            <text:p>2053</text:p>
          </table:table-cell>
          <table:table-cell office:value-type="string">
            <text:p>Les animaux sont-ils bien retirés des pâtures à une hauteur d'herbe &gt; 6 cm ?</text:p>
          </table:table-cell>
          <table:table-cell office:value-type="string">
            <text:p>hauteur laissés dans les pâtures à une hauteur d'herbe &lt; 6c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3">
            <text:p>2363</text:p>
          </table:table-cell>
          <table:table-cell office:value-type="float" office:value="2053">
            <text:p>2053</text:p>
          </table:table-cell>
          <table:table-cell office:value-type="string">
            <text:p>Assurez-vous une surveillance du troupeau régulière et suffisante ?</text:p>
          </table:table-cell>
          <table:table-cell office:value-type="string">
            <text:p>surveillance du troupeau irrégulière ou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4">
            <text:p>2364</text:p>
          </table:table-cell>
          <table:table-cell office:value-type="float" office:value="2053">
            <text:p>2053</text:p>
          </table:table-cell>
          <table:table-cell office:value-type="string">
            <text:p>Recherchez-vous les parasites par analyse sanguine ?</text:p>
          </table:table-cell>
          <table:table-cell office:value-type="string">
            <text:p>pas de recherche de parasite par analyse sangu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5">
            <text:p>2365</text:p>
          </table:table-cell>
          <table:table-cell office:value-type="float" office:value="2054">
            <text:p>2054</text:p>
          </table:table-cell>
          <table:table-cell office:value-type="string">
            <text:p>Pratiquez-vous la désinfection et ou le vide sanitaire des bâtiments d’élevage ?</text:p>
          </table:table-cell>
          <table:table-cell office:value-type="string">
            <text:p>Absence de vide sanitaire ou désinfection des bâtimen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6">
            <text:p>2366</text:p>
          </table:table-cell>
          <table:table-cell office:value-type="float" office:value="2054">
            <text:p>2054</text:p>
          </table:table-cell>
          <table:table-cell office:value-type="string">
            <text:p>Réalisez-vous une lutte contre les mouches dans vos bâtiments et sur vos animaux?</text:p>
          </table:table-cell>
          <table:table-cell office:value-type="string">
            <text:p>Pas de lutte contre les mouch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7">
            <text:p>2367</text:p>
          </table:table-cell>
          <table:table-cell office:value-type="float" office:value="2054">
            <text:p>2054</text:p>
          </table:table-cell>
          <table:table-cell office:value-type="string">
            <text:p>En cas d'achat, vérifiez-vous l’absence de parasites externes sur les animaux? (poux, gale,…)</text:p>
          </table:table-cell>
          <table:table-cell office:value-type="string">
            <text:p>Si achat, pas de vérification de l'absence de parasites exter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8">
            <text:p>2368</text:p>
          </table:table-cell>
          <table:table-cell office:value-type="float" office:value="2054">
            <text:p>2054</text:p>
          </table:table-cell>
          <table:table-cell office:value-type="string">
            <text:p>Vos animaux peuvent-ils être en contact avec des animaux d'autres espèces ou d'autres troupeaux?</text:p>
          </table:table-cell>
          <table:table-cell office:value-type="string">
            <text:p>contact avec des animaux d'autres espèc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69">
            <text:p>2369</text:p>
          </table:table-cell>
          <table:table-cell office:value-type="float" office:value="2055">
            <text:p>2055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excès d'amidon ou suc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0">
            <text:p>2370</text:p>
          </table:table-cell>
          <table:table-cell office:value-type="float" office:value="2055">
            <text:p>2055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manque de fibrosité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1">
            <text:p>2371</text:p>
          </table:table-cell>
          <table:table-cell office:value-type="float" office:value="2055">
            <text:p>2055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déficit énergét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2">
            <text:p>2372</text:p>
          </table:table-cell>
          <table:table-cell office:value-type="float" office:value="2055">
            <text:p>2055</text:p>
          </table:table-cell>
          <table:table-cell office:value-type="string">
            <text:p>Les bétons neufs ont-ils été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3">
            <text:p>2373</text:p>
          </table:table-cell>
          <table:table-cell office:value-type="float" office:value="2055">
            <text:p>2055</text:p>
          </table:table-cell>
          <table:table-cell office:value-type="string">
            <text:p>Le bâtiment présente-t-il une humidité permanente sur les sols ? raclées ?</text:p>
          </table:table-cell>
          <table:table-cell office:value-type="string">
            <text:p>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4">
            <text:p>2374</text:p>
          </table:table-cell>
          <table:table-cell office:value-type="float" office:value="2055">
            <text:p>2055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5">
            <text:p>2375</text:p>
          </table:table-cell>
          <table:table-cell office:value-type="float" office:value="2055">
            <text:p>2055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pas axée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6">
            <text:p>2376</text:p>
          </table:table-cell>
          <table:table-cell office:value-type="float" office:value="2055">
            <text:p>2055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cailloux et silex sur les chemins d'accè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7">
            <text:p>2377</text:p>
          </table:table-cell>
          <table:table-cell office:value-type="float" office:value="2055">
            <text:p>2055</text:p>
          </table:table-cell>
          <table:table-cell office:value-type="string">
            <text:p>Faites-vous intervenir le pareur 2 fois par an ?</text:p>
          </table:table-cell>
          <table:table-cell office:value-type="string">
            <text:p>intervention du pareur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8">
            <text:p>2378</text:p>
          </table:table-cell>
          <table:table-cell office:value-type="float" office:value="2055">
            <text:p>2055</text:p>
          </table:table-cell>
          <table:table-cell office:value-type="string">
            <text:p>Êtes-vous équipé d’un pédiluve ? L’utilisez-vous régulièrement ?</text:p>
          </table:table-cell>
          <table:table-cell office:value-type="string">
            <text:p>pas de ou pas utilisé régulièr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79">
            <text:p>2379</text:p>
          </table:table-cell>
          <table:table-cell office:value-type="float" office:value="2055">
            <text:p>2055</text:p>
          </table:table-cell>
          <table:table-cell office:value-type="string">
            <text:p>Utilisez-vous une cage de parage facilement ?</text:p>
          </table:table-cell>
          <table:table-cell office:value-type="string">
            <text:p>cage de parage difficilement utilis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0">
            <text:p>2380</text:p>
          </table:table-cell>
          <table:table-cell office:value-type="float" office:value="2055">
            <text:p>2055</text:p>
          </table:table-cell>
          <table:table-cell office:value-type="string">
            <text:p>Avez-vous suivi une formation de parage bovin ?</text:p>
          </table:table-cell>
          <table:table-cell office:value-type="string">
            <text:p>manque de formation sur le parage bov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1">
            <text:p>2381</text:p>
          </table:table-cell>
          <table:table-cell office:value-type="float" office:value="2056">
            <text:p>2056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excès d'amidon ou suc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2">
            <text:p>2382</text:p>
          </table:table-cell>
          <table:table-cell office:value-type="float" office:value="2056">
            <text:p>2056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manque de fibrosité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3">
            <text:p>2383</text:p>
          </table:table-cell>
          <table:table-cell office:value-type="float" office:value="2056">
            <text:p>2056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déficit énergét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4">
            <text:p>2384</text:p>
          </table:table-cell>
          <table:table-cell office:value-type="float" office:value="2056">
            <text:p>2056</text:p>
          </table:table-cell>
          <table:table-cell office:value-type="string">
            <text:p>Les bétons neufs ont-ils été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5">
            <text:p>2385</text:p>
          </table:table-cell>
          <table:table-cell office:value-type="float" office:value="2056">
            <text:p>2056</text:p>
          </table:table-cell>
          <table:table-cell office:value-type="string">
            <text:p>Le bâtiment présente-t-il une humidité permanente sur les sols ? raclées ?</text:p>
          </table:table-cell>
          <table:table-cell office:value-type="string">
            <text:p>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6">
            <text:p>2386</text:p>
          </table:table-cell>
          <table:table-cell office:value-type="float" office:value="2056">
            <text:p>2056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7">
            <text:p>2387</text:p>
          </table:table-cell>
          <table:table-cell office:value-type="float" office:value="2056">
            <text:p>2056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pas axée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8">
            <text:p>2388</text:p>
          </table:table-cell>
          <table:table-cell office:value-type="float" office:value="2056">
            <text:p>2056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cailloux et silex sur les chemins d'accè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89">
            <text:p>2389</text:p>
          </table:table-cell>
          <table:table-cell office:value-type="float" office:value="2056">
            <text:p>2056</text:p>
          </table:table-cell>
          <table:table-cell office:value-type="string">
            <text:p>Faites-vous intervenir le pareur 2 fois par an ?</text:p>
          </table:table-cell>
          <table:table-cell office:value-type="string">
            <text:p>intervention du pareur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0">
            <text:p>2390</text:p>
          </table:table-cell>
          <table:table-cell office:value-type="float" office:value="2056">
            <text:p>2056</text:p>
          </table:table-cell>
          <table:table-cell office:value-type="string">
            <text:p>Êtes-vous équipé d’un pédiluve ? L’utilisez-vous régulièrement ?</text:p>
          </table:table-cell>
          <table:table-cell office:value-type="string">
            <text:p>pas de ou pas utilisé régulièr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1">
            <text:p>2391</text:p>
          </table:table-cell>
          <table:table-cell office:value-type="float" office:value="2056">
            <text:p>2056</text:p>
          </table:table-cell>
          <table:table-cell office:value-type="string">
            <text:p>Utilisez-vous une cage de parage facilement ?</text:p>
          </table:table-cell>
          <table:table-cell office:value-type="string">
            <text:p>cage de parage difficilement utilis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2">
            <text:p>2392</text:p>
          </table:table-cell>
          <table:table-cell office:value-type="float" office:value="2056">
            <text:p>2056</text:p>
          </table:table-cell>
          <table:table-cell office:value-type="string">
            <text:p>Avez-vous suivi une formation de parage bovin ?</text:p>
          </table:table-cell>
          <table:table-cell office:value-type="string">
            <text:p>manque de formation sur le parage bov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3">
            <text:p>2393</text:p>
          </table:table-cell>
          <table:table-cell office:value-type="float" office:value="2057">
            <text:p>2057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excès d'amidon ou suc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4">
            <text:p>2394</text:p>
          </table:table-cell>
          <table:table-cell office:value-type="float" office:value="2057">
            <text:p>2057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manque de fibrosité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5">
            <text:p>2395</text:p>
          </table:table-cell>
          <table:table-cell office:value-type="float" office:value="2057">
            <text:p>2057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déficit énergét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6">
            <text:p>2396</text:p>
          </table:table-cell>
          <table:table-cell office:value-type="float" office:value="2057">
            <text:p>2057</text:p>
          </table:table-cell>
          <table:table-cell office:value-type="string">
            <text:p>Les bétons neufs ont-ils été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7">
            <text:p>2397</text:p>
          </table:table-cell>
          <table:table-cell office:value-type="float" office:value="2057">
            <text:p>2057</text:p>
          </table:table-cell>
          <table:table-cell office:value-type="string">
            <text:p>Le bâtiment présente-t-il une humidité permanente sur les sols ? raclées ?</text:p>
          </table:table-cell>
          <table:table-cell office:value-type="string">
            <text:p>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8">
            <text:p>2398</text:p>
          </table:table-cell>
          <table:table-cell office:value-type="float" office:value="2057">
            <text:p>2057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99">
            <text:p>2399</text:p>
          </table:table-cell>
          <table:table-cell office:value-type="float" office:value="2057">
            <text:p>2057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pas axée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0">
            <text:p>2400</text:p>
          </table:table-cell>
          <table:table-cell office:value-type="float" office:value="2057">
            <text:p>2057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cailloux et silex sur les chemins d'accè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1">
            <text:p>2401</text:p>
          </table:table-cell>
          <table:table-cell office:value-type="float" office:value="2057">
            <text:p>2057</text:p>
          </table:table-cell>
          <table:table-cell office:value-type="string">
            <text:p>Faites-vous intervenir le pareur 2 fois par an ?</text:p>
          </table:table-cell>
          <table:table-cell office:value-type="string">
            <text:p>intervention du pareur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2">
            <text:p>2402</text:p>
          </table:table-cell>
          <table:table-cell office:value-type="float" office:value="2057">
            <text:p>2057</text:p>
          </table:table-cell>
          <table:table-cell office:value-type="string">
            <text:p>Êtes-vous équipé d’un pédiluve ? L’utilisez-vous régulièrement ?</text:p>
          </table:table-cell>
          <table:table-cell office:value-type="string">
            <text:p>pas de ou pas utilisé régulièr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3">
            <text:p>2403</text:p>
          </table:table-cell>
          <table:table-cell office:value-type="float" office:value="2057">
            <text:p>2057</text:p>
          </table:table-cell>
          <table:table-cell office:value-type="string">
            <text:p>Utilisez-vous une cage de parage facilement ?</text:p>
          </table:table-cell>
          <table:table-cell office:value-type="string">
            <text:p>cage de parage difficilement utilis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4">
            <text:p>2404</text:p>
          </table:table-cell>
          <table:table-cell office:value-type="float" office:value="2057">
            <text:p>2057</text:p>
          </table:table-cell>
          <table:table-cell office:value-type="string">
            <text:p>Avez-vous suivi une formation de parage bovin ?</text:p>
          </table:table-cell>
          <table:table-cell office:value-type="string">
            <text:p>manque de formation sur le parage bov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5">
            <text:p>2405</text:p>
          </table:table-cell>
          <table:table-cell office:value-type="float" office:value="2058">
            <text:p>2058</text:p>
          </table:table-cell>
          <table:table-cell office:value-type="string">
            <text:p>La ration présente-t-elle un excès d'amidon ou sucres dans la ration ?</text:p>
          </table:table-cell>
          <table:table-cell office:value-type="string">
            <text:p>excès d'amidon ou sucres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6">
            <text:p>2406</text:p>
          </table:table-cell>
          <table:table-cell office:value-type="float" office:value="2058">
            <text:p>2058</text:p>
          </table:table-cell>
          <table:table-cell office:value-type="string">
            <text:p>La ration présente-t-elle un manque de fibrosité ?</text:p>
          </table:table-cell>
          <table:table-cell office:value-type="string">
            <text:p>manque de fibrosité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7">
            <text:p>2407</text:p>
          </table:table-cell>
          <table:table-cell office:value-type="float" office:value="2058">
            <text:p>2058</text:p>
          </table:table-cell>
          <table:table-cell office:value-type="string">
            <text:p>La ration présente-t-elle un déficit énergétique ?</text:p>
          </table:table-cell>
          <table:table-cell office:value-type="string">
            <text:p>déficit énergétique dans la rat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8">
            <text:p>2408</text:p>
          </table:table-cell>
          <table:table-cell office:value-type="float" office:value="2058">
            <text:p>2058</text:p>
          </table:table-cell>
          <table:table-cell office:value-type="string">
            <text:p>Les bétons neufs ont-ils été neutralisés ?</text:p>
          </table:table-cell>
          <table:table-cell office:value-type="string">
            <text:p>bétons neufs non neutralisé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09">
            <text:p>2409</text:p>
          </table:table-cell>
          <table:table-cell office:value-type="float" office:value="2058">
            <text:p>2058</text:p>
          </table:table-cell>
          <table:table-cell office:value-type="string">
            <text:p>Le bâtiment présente-t-il une humidité permanente sur les sols ? raclées ?</text:p>
          </table:table-cell>
          <table:table-cell office:value-type="string">
            <text:p>humidité permanente sur les so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0">
            <text:p>2410</text:p>
          </table:table-cell>
          <table:table-cell office:value-type="float" office:value="2058">
            <text:p>2058</text:p>
          </table:table-cell>
          <table:table-cell office:value-type="string">
            <text:p>Le raclage des aires de vie est-il suffisamment fréquent ?</text:p>
          </table:table-cell>
          <table:table-cell office:value-type="string">
            <text:p>raclage des aires de v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1">
            <text:p>2411</text:p>
          </table:table-cell>
          <table:table-cell office:value-type="float" office:value="2058">
            <text:p>2058</text:p>
          </table:table-cell>
          <table:table-cell office:value-type="string">
            <text:p>La sélection du troupeau est-elle axée sur les aptitudes fonctionnelles ?</text:p>
          </table:table-cell>
          <table:table-cell office:value-type="string">
            <text:p>sélection pas axée sur les aptitudes fonctionnel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2">
            <text:p>2412</text:p>
          </table:table-cell>
          <table:table-cell office:value-type="float" office:value="2058">
            <text:p>2058</text:p>
          </table:table-cell>
          <table:table-cell office:value-type="string">
            <text:p>Y-a-t-il des cailloux, silex sur les chemins d'accès ?</text:p>
          </table:table-cell>
          <table:table-cell office:value-type="string">
            <text:p>cailloux et silex sur les chemins d'accè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3">
            <text:p>2413</text:p>
          </table:table-cell>
          <table:table-cell office:value-type="float" office:value="2058">
            <text:p>2058</text:p>
          </table:table-cell>
          <table:table-cell office:value-type="string">
            <text:p>Faites-vous intervenir le pareur 2 fois par an ?</text:p>
          </table:table-cell>
          <table:table-cell office:value-type="string">
            <text:p>intervention du pareur pas assez fréque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4">
            <text:p>2414</text:p>
          </table:table-cell>
          <table:table-cell office:value-type="float" office:value="2058">
            <text:p>2058</text:p>
          </table:table-cell>
          <table:table-cell office:value-type="string">
            <text:p>Êtes-vous équipé d’un pédiluve ? L’utilisez-vous régulièrement ?</text:p>
          </table:table-cell>
          <table:table-cell office:value-type="string">
            <text:p>pas de ou pas utilisé régulièremen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5">
            <text:p>2415</text:p>
          </table:table-cell>
          <table:table-cell office:value-type="float" office:value="2058">
            <text:p>2058</text:p>
          </table:table-cell>
          <table:table-cell office:value-type="string">
            <text:p>Utilisez-vous une cage de parage facilement ?</text:p>
          </table:table-cell>
          <table:table-cell office:value-type="string">
            <text:p>cage de parage difficilement utilisé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6">
            <text:p>2416</text:p>
          </table:table-cell>
          <table:table-cell office:value-type="float" office:value="2058">
            <text:p>2058</text:p>
          </table:table-cell>
          <table:table-cell office:value-type="string">
            <text:p>Avez-vous suivi une formation de parage bovin ?</text:p>
          </table:table-cell>
          <table:table-cell office:value-type="string">
            <text:p>manque de formation sur le parage bov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7">
            <text:p>2417</text:p>
          </table:table-cell>
          <table:table-cell office:value-type="float" office:value="4003">
            <text:p>4003</text:p>
          </table:table-cell>
          <table:table-cell office:value-type="string">
            <text:p>Le parasitisme est-il géré ?</text:p>
          </table:table-cell>
          <table:table-cell office:value-type="string">
            <text:p>Parasitisme insuffisamment gér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19">
            <text:p>2419</text:p>
          </table:table-cell>
          <table:table-cell office:value-type="float" office:value="4013">
            <text:p>4013</text:p>
          </table:table-cell>
          <table:table-cell office:value-type="string">
            <text:p>Y-a-t-il eu une surconsommation accidentelles d'aliments concentrés ou potentiellement toxiques ? </text:p>
          </table:table-cell>
          <table:table-cell office:value-type="string">
            <text:p>Surconsommation de concentrés ou d’aliments toxiqu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0">
            <text:p>2420</text:p>
          </table:table-cell>
          <table:table-cell office:value-type="float" office:value="4013">
            <text:p>4013</text:p>
          </table:table-cell>
          <table:table-cell office:value-type="string">
            <text:p>Avez-vous vérifié avec votre vétérinaire que les brebis n’avaient pas de maladies abortives ?</text:p>
          </table:table-cell>
          <table:table-cell office:value-type="string">
            <text:p>Pas de vérification de la présence de maladies abortiv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1">
            <text:p>2421</text:p>
          </table:table-cell>
          <table:table-cell office:value-type="float" office:value="4013">
            <text:p>4013</text:p>
          </table:table-cell>
          <table:table-cell office:value-type="string">
            <text:p>Le troupeau a-t-il subit un stress important ? (accident, météo, intrus, )</text:p>
          </table:table-cell>
          <table:table-cell office:value-type="string">
            <text:p>Stress important sur le troupea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2">
            <text:p>2422</text:p>
          </table:table-cell>
          <table:table-cell office:value-type="float" office:value="4013">
            <text:p>4013</text:p>
          </table:table-cell>
          <table:table-cell office:value-type="string">
            <text:p>Les femelles gestantes sont-elles suivies sur les aspects parasitismes ? </text:p>
          </table:table-cell>
          <table:table-cell office:value-type="string">
            <text:p>Pas de suivi du parasitisme sur les gestan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3">
            <text:p>2423</text:p>
          </table:table-cell>
          <table:table-cell office:value-type="float" office:value="4013">
            <text:p>4013</text:p>
          </table:table-cell>
          <table:table-cell office:value-type="string">
            <text:p>Les fourrages distribués sont-ils en bon état sanitaire ? (présence de moisissures, champignons)</text:p>
          </table:table-cell>
          <table:table-cell office:value-type="string">
            <text:p>Fourrage parfois moi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4">
            <text:p>2424</text:p>
          </table:table-cell>
          <table:table-cell office:value-type="float" office:value="4013">
            <text:p>4013</text:p>
          </table:table-cell>
          <table:table-cell office:value-type="string">
            <text:p>Y-a-t-il eu une transition alimentaire brutale ? </text:p>
          </table:table-cell>
          <table:table-cell office:value-type="string">
            <text:p>Transition alimentaire bruta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5">
            <text:p>2425</text:p>
          </table:table-cell>
          <table:table-cell office:value-type="float" office:value="4024">
            <text:p>4024</text:p>
          </table:table-cell>
          <table:table-cell office:value-type="string">
            <text:p>L’âge moyen des brebis n'est-il pas trop élevé ?</text:p>
          </table:table-cell>
          <table:table-cell office:value-type="string">
            <text:p>Age moyen des brebis trop élevé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6">
            <text:p>2426</text:p>
          </table:table-cell>
          <table:table-cell office:value-type="float" office:value="4055">
            <text:p>4055</text:p>
          </table:table-cell>
          <table:table-cell office:value-type="string">
            <text:p>La litière de la bergerie est-elle régulièrement curée ?</text:p>
          </table:table-cell>
          <table:table-cell office:value-type="string">
            <text:p>Curage de la bergerie pas assez fréqu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7">
            <text:p>2427</text:p>
          </table:table-cell>
          <table:table-cell office:value-type="float" office:value="4049">
            <text:p>4049</text:p>
          </table:table-cell>
          <table:table-cell office:value-type="string">
            <text:p>La gestion du pâturage permet-elle d'éviter le retour des animaux sur des parcelles infestées ?</text:p>
          </table:table-cell>
          <table:table-cell office:value-type="string">
            <text:p>Retour du troupeau sur des parcelles infesté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8">
            <text:p>2428</text:p>
          </table:table-cell>
          <table:table-cell office:value-type="float" office:value="4049">
            <text:p>4049</text:p>
          </table:table-cell>
          <table:table-cell office:value-type="string">
            <text:p>Le pâturage ras &lt; à 5 cm est-il évité ? </text:p>
          </table:table-cell>
          <table:table-cell office:value-type="string">
            <text:p>Pâturage trop ras (&lt; 5cm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29">
            <text:p>2429</text:p>
          </table:table-cell>
          <table:table-cell office:value-type="float" office:value="4049">
            <text:p>4049</text:p>
          </table:table-cell>
          <table:table-cell office:value-type="string">
            <text:p>Y-a-t-il alternance de différentes espèces au pâturage ?</text:p>
          </table:table-cell>
          <table:table-cell office:value-type="string">
            <text:p>Par d’alternance possible de différentes espèces sur les mêmes pâ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0">
            <text:p>2430</text:p>
          </table:table-cell>
          <table:table-cell office:value-type="float" office:value="4049">
            <text:p>4049</text:p>
          </table:table-cell>
          <table:table-cell office:value-type="string">
            <text:p>Tenez-vous à jour un planning de pâturage ? </text:p>
          </table:table-cell>
          <table:table-cell office:value-type="string">
            <text:p>Pas de planning de pâturage à jou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1">
            <text:p>2431</text:p>
          </table:table-cell>
          <table:table-cell office:value-type="float" office:value="4049">
            <text:p>4049</text:p>
          </table:table-cell>
          <table:table-cell office:value-type="string">
            <text:p>La pâture est-elle intégrée dans une alternance fauche-pâture ? </text:p>
          </table:table-cell>
          <table:table-cell office:value-type="string">
            <text:p>Pas d’association pâturage / fau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2">
            <text:p>2432</text:p>
          </table:table-cell>
          <table:table-cell office:value-type="float" office:value="4049">
            <text:p>4049</text:p>
          </table:table-cell>
          <table:table-cell office:value-type="string">
            <text:p>Les prairies entrent-elles dans la rotation des cultures ?</text:p>
          </table:table-cell>
          <table:table-cell office:value-type="string">
            <text:p>Les prairies n’entrent pas dans les rotations de cultur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3">
            <text:p>2433</text:p>
          </table:table-cell>
          <table:table-cell office:value-type="float" office:value="4049">
            <text:p>4049</text:p>
          </table:table-cell>
          <table:table-cell office:value-type="string">
            <text:p>L'infestation fait-elle suite à un hiver doux ? </text:p>
          </table:table-cell>
          <table:table-cell office:value-type="string">
            <text:p>Hiver précédent très do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4">
            <text:p>2434</text:p>
          </table:table-cell>
          <table:table-cell office:value-type="float" office:value="4049">
            <text:p>4049</text:p>
          </table:table-cell>
          <table:table-cell office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>
            <text:p>Pas de stratégie globale dans les choix de traitement des animau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5">
            <text:p>2435</text:p>
          </table:table-cell>
          <table:table-cell office:value-type="float" office:value="4049">
            <text:p>4049</text:p>
          </table:table-cell>
          <table:table-cell office:value-type="string">
            <text:p>La fréquence des traitements anthelminthiques ne favorise-t-elle pas les résistances ? </text:p>
          </table:table-cell>
          <table:table-cell office:value-type="string">
            <text:p>Fréquence de traitements favorisant les résistanc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36">
            <text:p>2436</text:p>
          </table:table-cell>
          <table:table-cell office:value-type="float" office:value="4049">
            <text:p>4049</text:p>
          </table:table-cell>
          <table:table-cell office:value-type="string">
            <text:p>La race du troupeau est-elle adaptée au milieu infesté ? </text:p>
          </table:table-cell>
          <table:table-cell office:value-type="string">
            <text:p>Race non adaptée à de fortes infestations parasitair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5">
            <text:p>2445</text:p>
          </table:table-cell>
          <table:table-cell office:value-type="float" office:value="4036">
            <text:p>4036</text:p>
          </table:table-cell>
          <table:table-cell office:value-type="string">
            <text:p>La ration est-elle riche en céréales et acidogène ? </text:p>
          </table:table-cell>
          <table:table-cell office:value-type="string">
            <text:p>Ration trop riche en céréales et acidogèn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6">
            <text:p>2446</text:p>
          </table:table-cell>
          <table:table-cell office:value-type="float" office:value="4025">
            <text:p>4025</text:p>
          </table:table-cell>
          <table:table-cell office:value-type="string">
            <text:p>L’ambiance du bâtiment (température, humidité, condensation, murs froids) est-elle confortable pour des agneaux ?</text:p>
          </table:table-cell>
          <table:table-cell office:value-type="string">
            <text:p>Ambiance du bâtiment inconfortable pour les agneau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7">
            <text:p>2447</text:p>
          </table:table-cell>
          <table:table-cell office:value-type="float" office:value="4025">
            <text:p>4025</text:p>
          </table:table-cell>
          <table:table-cell office:value-type="string">
            <text:p>Mes agneaux boivent-ils bien un bon colostrum, et en quantité suffisante (attention à chacun dans une portée multiple !) ?</text:p>
          </table:table-cell>
          <table:table-cell office:value-type="string">
            <text:p>Buvée de colostrum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49">
            <text:p>2449</text:p>
          </table:table-cell>
          <table:table-cell office:value-type="float" office:value="4025">
            <text:p>4025</text:p>
          </table:table-cell>
          <table:table-cell office:value-type="string">
            <text:p>Le temps consacré aux soins et à la surveillance des nouveaux nés est-il suffisant ? </text:p>
          </table:table-cell>
          <table:table-cell office:value-type="string">
            <text:p>Surveillance des nouveaux-nés insuffisant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0">
            <text:p>2450</text:p>
          </table:table-cell>
          <table:table-cell office:value-type="float" office:value="4024">
            <text:p>4024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Apports en vitamines et/ou minéraux (sélénium)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1">
            <text:p>2451</text:p>
          </table:table-cell>
          <table:table-cell office:value-type="float" office:value="4025">
            <text:p>4025</text:p>
          </table:table-cell>
          <table:table-cell office:value-type="string">
            <text:p>La ration est-elle suffisamment pourvue en minéraux et vitamines ? </text:p>
          </table:table-cell>
          <table:table-cell office:value-type="string">
            <text:p>Apports en vitamines et/ou minéraux (sélénium) insuffisant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2">
            <text:p>2452</text:p>
          </table:table-cell>
          <table:table-cell office:value-type="float" office:value="2008">
            <text:p>2008</text:p>
          </table:table-cell>
          <table:table-cell office:value-type="string">
            <text:p>La ration contient elle des corps étranger ?</text:p>
          </table:table-cell>
          <table:table-cell office:value-type="string">
            <text:p>Présence de corps étranger dans l'alimentation (ration/pâturag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3">
            <text:p>2453</text:p>
          </table:table-cell>
          <table:table-cell office:value-type="float" office:value="2007">
            <text:p>2007</text:p>
          </table:table-cell>
          <table:table-cell office:value-type="string">
            <text:p>La ration contient elle des corps étranger ?</text:p>
          </table:table-cell>
          <table:table-cell office:value-type="string">
            <text:p>Présence de corps étranger dans l'alimentation (ration/pâturag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4">
            <text:p>2454</text:p>
          </table:table-cell>
          <table:table-cell office:value-type="float" office:value="2035">
            <text:p>2035</text:p>
          </table:table-cell>
          <table:table-cell office:value-type="string">
            <text:p>Vêlage difficile - L’état corporel est-il adapté au vêlage ? (trop grasses ou trop maigres)</text:p>
          </table:table-cell>
          <table:table-cell office:value-type="string">
            <text:p>Vêlage difficile - Etat corporel non adapté au vêlage - vaches trop grasses ou trop maigr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5">
            <text:p>2455</text:p>
          </table:table-cell>
          <table:table-cell office:value-type="float" office:value="2035">
            <text:p>2035</text:p>
          </table:table-cell>
          <table:table-cell office:value-type="string">
            <text:p>Le critère facilité de vêlage des mères et largeur de bassin sont-ils des critères de sélection des génisses de renouvellement ?</text:p>
          </table:table-cell>
          <table:table-cell office:value-type="string">
            <text:p>Vêlage difficile - Facilité de vêlage des mères et largeur de bassin non pris en compte lors du renouvelleme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6">
            <text:p>2456</text:p>
          </table:table-cell>
          <table:table-cell office:value-type="float" office:value="2035">
            <text:p>2035</text:p>
          </table:table-cell>
          <table:table-cell office:value-type="string">
            <text:p>En IA, les accouplements sont-ils orientés sur la facilité de naissance ?</text:p>
          </table:table-cell>
          <table:table-cell office:value-type="string">
            <text:p>Vêlage difficile - En IA, accouplements non raisonnés sur la facilité de naissanc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57">
            <text:p>2457</text:p>
          </table:table-cell>
          <table:table-cell office:value-type="float" office:value="2035">
            <text:p>2035</text:p>
          </table:table-cell>
          <table:table-cell office:value-type="string">
            <text:p>Utilisez vous un taureau produisant des petits veaux?</text:p>
          </table:table-cell>
          <table:table-cell office:value-type="string">
            <text:p>Vêlage difficile - Taureau produisant des veaux à gros gabari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17:31:25</meta:creation-date>
  </office:meta>
</office:document-meta>
</file>